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 style:data-style-name="N4"/>
    <style:style style:name="ce18" style:family="table-cell" style:parent-style-name="Default" style:data-style-name="N3"/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/>
    <style:style style:name="ce6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style:vertical-align="bottom"/>
    </style:style>
    <style:style style:name="ce29" style:family="table-cell" style:parent-style-name="Default"/>
    <style:style style:name="ce11" style:family="table-cell" style:parent-style-name="Default"/>
    <style:style style:name="ce31" style:family="table-cell" style:parent-style-name="Default"/>
    <style:style style:name="ce34" style:family="table-cell" style:parent-style-name="Default"/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ort" table:style-name="ta1">
        <table:table-column table:style-name="co1" table:default-cell-style-name="ce15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Captch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8" table:formula="of:=INDIRECT(&quot;B&quot; &amp; ([.$C2]*3 + [.D$1] +1))" office:value-type="float" office:value="33" calcext:value-type="float">
            <text:p>33</text:p>
          </table:table-cell>
          <table:table-cell table:style-name="ce18" table:formula="of:=INDIRECT(&quot;B&quot; &amp; ([.$C2]*3 + [.E$1] +1))" office:value-type="float" office:value="15" calcext:value-type="float">
            <text:p>15</text:p>
          </table:table-cell>
          <table:table-cell table:style-name="ce18" table:formula="of:=INDIRECT(&quot;B&quot; &amp; ([.$C2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&quot;B&quot; &amp; ([.$C3]*3 + [.D$1] +1))" office:value-type="float" office:value="2" calcext:value-type="float">
            <text:p>2</text:p>
          </table:table-cell>
          <table:table-cell table:style-name="ce18" table:formula="of:=INDIRECT(&quot;B&quot; &amp; ([.$C3]*3 + [.E$1] +1))" office:value-type="float" office:value="2" calcext:value-type="float">
            <text:p>2</text:p>
          </table:table-cell>
          <table:table-cell table:style-name="ce18" table:formula="of:=INDIRECT(&quot;B&quot; &amp; ([.$C3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table:formula="of:=INDIRECT(&quot;B&quot; &amp; ([.$C4]*3 + [.D$1] +1))" office:value-type="float" office:value="-6" calcext:value-type="float">
            <text:p>-6</text:p>
          </table:table-cell>
          <table:table-cell table:style-name="ce18" table:formula="of:=INDIRECT(&quot;B&quot; &amp; ([.$C4]*3 + [.E$1] +1))" office:value-type="float" office:value="-2" calcext:value-type="float">
            <text:p>-2</text:p>
          </table:table-cell>
          <table:table-cell table:style-name="ce18" table:formula="of:=INDIRECT(&quot;B&quot; &amp; ([.$C4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INDIRECT(&quot;B&quot; &amp; ([.$C5]*3 + [.D$1] +1))" office:value-type="float" office:value="-7" calcext:value-type="float">
            <text:p>-7</text:p>
          </table:table-cell>
          <table:table-cell table:style-name="ce18" table:formula="of:=INDIRECT(&quot;B&quot; &amp; ([.$C5]*3 + [.E$1] +1))" office:value-type="float" office:value="-6" calcext:value-type="float">
            <text:p>-6</text:p>
          </table:table-cell>
          <table:table-cell table:style-name="ce18" table:formula="of:=INDIRECT(&quot;B&quot; &amp; ([.$C5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&quot;B&quot; &amp; ([.$C6]*3 + [.D$1] +1))" office:value-type="float" office:value="-12" calcext:value-type="float">
            <text:p>-12</text:p>
          </table:table-cell>
          <table:table-cell table:style-name="ce18" table:formula="of:=INDIRECT(&quot;B&quot; &amp; ([.$C6]*3 + [.E$1] +1))" office:value-type="float" office:value="-7" calcext:value-type="float">
            <text:p>-7</text:p>
          </table:table-cell>
          <table:table-cell table:style-name="ce18" table:formula="of:=INDIRECT(&quot;B&quot; &amp; ([.$C6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,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table:formula="of:=INDIRECT(&quot;B&quot; &amp; ([.$C7]*3 + [.D$1] +1))" office:value-type="float" office:value="-11" calcext:value-type="float">
            <text:p>-11</text:p>
          </table:table-cell>
          <table:table-cell table:style-name="ce18" table:formula="of:=INDIRECT(&quot;B&quot; &amp; ([.$C7]*3 + [.E$1] +1))" office:value-type="float" office:value="-7" calcext:value-type="float">
            <text:p>-7</text:p>
          </table:table-cell>
          <table:table-cell table:style-name="ce18" table:formula="of:=INDIRECT(&quot;B&quot; &amp; ([.$C7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style-name="ce18" table:formula="of:=INDIRECT(&quot;B&quot; &amp; ([.$C8]*3 + [.D$1] +1))" office:value-type="float" office:value="-8" calcext:value-type="float">
            <text:p>-8</text:p>
          </table:table-cell>
          <table:table-cell table:style-name="ce18" table:formula="of:=INDIRECT(&quot;B&quot; &amp; ([.$C8]*3 + [.E$1] +1))" office:value-type="float" office:value="-7" calcext:value-type="float">
            <text:p>-7</text:p>
          </table:table-cell>
          <table:table-cell table:style-name="ce18" table:formula="of:=INDIRECT(&quot;B&quot; &amp; ([.$C8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style-name="ce18" table:formula="of:=INDIRECT(&quot;B&quot; &amp; ([.$C9]*3 + [.D$1] +1))" office:value-type="float" office:value="-10" calcext:value-type="float">
            <text:p>-10</text:p>
          </table:table-cell>
          <table:table-cell table:style-name="ce18" table:formula="of:=INDIRECT(&quot;B&quot; &amp; ([.$C9]*3 + [.E$1] +1))" office:value-type="float" office:value="-5" calcext:value-type="float">
            <text:p>-5</text:p>
          </table:table-cell>
          <table:table-cell table:style-name="ce18" table:formula="of:=INDIRECT(&quot;B&quot; &amp; ([.$C9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 table:formula="of:=INDIRECT(&quot;B&quot; &amp; ([.$C10]*3 + [.D$1] +1))" office:value-type="float" office:value="-8" calcext:value-type="float">
            <text:p>-8</text:p>
          </table:table-cell>
          <table:table-cell table:style-name="ce18" table:formula="of:=INDIRECT(&quot;B&quot; &amp; ([.$C10]*3 + [.E$1] +1))" office:value-type="float" office:value="-4" calcext:value-type="float">
            <text:p>-4</text:p>
          </table:table-cell>
          <table:table-cell table:style-name="ce18" table:formula="of:=INDIRECT(&quot;B&quot; &amp; ([.$C10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style-name="ce18" table:formula="of:=INDIRECT(&quot;B&quot; &amp; ([.$C11]*3 + [.D$1] +1))" office:value-type="float" office:value="-5" calcext:value-type="float">
            <text:p>-5</text:p>
          </table:table-cell>
          <table:table-cell table:style-name="ce18" table:formula="of:=INDIRECT(&quot;B&quot; &amp; ([.$C11]*3 + [.E$1] +1))" office:value-type="float" office:value="-6" calcext:value-type="float">
            <text:p>-6</text:p>
          </table:table-cell>
          <table:table-cell table:style-name="ce18" table:formula="of:=INDIRECT(&quot;B&quot; &amp; ([.$C11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style-name="ce18" table:formula="of:=INDIRECT(&quot;B&quot; &amp; ([.$C12]*3 + [.D$1] +1))" office:value-type="float" office:value="-8" calcext:value-type="float">
            <text:p>-8</text:p>
          </table:table-cell>
          <table:table-cell table:style-name="ce18" table:formula="of:=INDIRECT(&quot;B&quot; &amp; ([.$C12]*3 + [.E$1] +1))" office:value-type="float" office:value="-6" calcext:value-type="float">
            <text:p>-6</text:p>
          </table:table-cell>
          <table:table-cell table:style-name="ce18" table:formula="of:=INDIRECT(&quot;B&quot; &amp; ([.$C12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8" table:formula="of:=INDIRECT(&quot;B&quot; &amp; ([.$C13]*3 + [.D$1] +1))" office:value-type="float" office:value="-7" calcext:value-type="float">
            <text:p>-7</text:p>
          </table:table-cell>
          <table:table-cell table:style-name="ce18" table:formula="of:=INDIRECT(&quot;B&quot; &amp; ([.$C13]*3 + [.E$1] +1))" office:value-type="float" office:value="-4" calcext:value-type="float">
            <text:p>-4</text:p>
          </table:table-cell>
          <table:table-cell table:style-name="ce18" table:formula="of:=INDIRECT(&quot;B&quot; &amp; ([.$C13]*3 + [.F$1] +1))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style-name="ce18" table:formula="of:=INDIRECT(&quot;B&quot; &amp; ([.$C14]*3 + [.D$1] +1))" office:value-type="float" office:value="-5" calcext:value-type="float">
            <text:p>-5</text:p>
          </table:table-cell>
          <table:table-cell table:style-name="ce18" table:formula="of:=INDIRECT(&quot;B&quot; &amp; ([.$C14]*3 + [.E$1] +1))" office:value-type="float" office:value="-4" calcext:value-type="float">
            <text:p>-4</text:p>
          </table:table-cell>
          <table:table-cell table:style-name="ce18" table:formula="of:=INDIRECT(&quot;B&quot; &amp; ([.$C14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table:style-name="ce18" table:formula="of:=INDIRECT(&quot;B&quot; &amp; ([.$C15]*3 + [.D$1] +1))" office:value-type="float" office:value="-7" calcext:value-type="float">
            <text:p>-7</text:p>
          </table:table-cell>
          <table:table-cell table:style-name="ce18" table:formula="of:=INDIRECT(&quot;B&quot; &amp; ([.$C15]*3 + [.E$1] +1))" office:value-type="float" office:value="-3" calcext:value-type="float">
            <text:p>-3</text:p>
          </table:table-cell>
          <table:table-cell table:style-name="ce18" table:formula="of:=INDIRECT(&quot;B&quot; &amp; ([.$C15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table:formula="of:=INDIRECT(&quot;B&quot; &amp; ([.$C16]*3 + [.D$1] +1))" office:value-type="float" office:value="-134" calcext:value-type="float">
            <text:p>-134</text:p>
          </table:table-cell>
          <table:table-cell table:style-name="ce18" table:formula="of:=INDIRECT(&quot;B&quot; &amp; ([.$C16]*3 + [.E$1] +1))" office:value-type="float" office:value="-95" calcext:value-type="float">
            <text:p>-95</text:p>
          </table:table-cell>
          <table:table-cell table:style-name="ce18" table:formula="of:=INDIRECT(&quot;B&quot; &amp; ([.$C16]*3 + [.F$1] +1)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table:style-name="ce18" table:formula="of:=INDIRECT(&quot;B&quot; &amp; ([.$C17]*3 + [.D$1] +1))" office:value-type="float" office:value="-93" calcext:value-type="float">
            <text:p>-93</text:p>
          </table:table-cell>
          <table:table-cell table:style-name="ce18" table:formula="of:=INDIRECT(&quot;B&quot; &amp; ([.$C17]*3 + [.E$1] +1))" office:value-type="float" office:value="-54" calcext:value-type="float">
            <text:p>-54</text:p>
          </table:table-cell>
          <table:table-cell table:style-name="ce18" table:formula="of:=INDIRECT(&quot;B&quot; &amp; ([.$C17]*3 + [.F$1] +1)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table:style-name="ce18" table:formula="of:=INDIRECT(&quot;B&quot; &amp; ([.$C18]*3 + [.D$1] +1))" office:value-type="float" office:value="-35" calcext:value-type="float">
            <text:p>-35</text:p>
          </table:table-cell>
          <table:table-cell table:style-name="ce18" table:formula="of:=INDIRECT(&quot;B&quot; &amp; ([.$C18]*3 + [.E$1] +1))" office:value-type="float" office:value="-17" calcext:value-type="float">
            <text:p>-17</text:p>
          </table:table-cell>
          <table:table-cell table:style-name="ce18" table:formula="of:=INDIRECT(&quot;B&quot; &amp; ([.$C18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table:style-name="ce18" table:formula="of:=INDIRECT(&quot;B&quot; &amp; ([.$C19]*3 + [.D$1] +1))" office:value-type="float" office:value="-6" calcext:value-type="float">
            <text:p>-6</text:p>
          </table:table-cell>
          <table:table-cell table:style-name="ce18" table:formula="of:=INDIRECT(&quot;B&quot; &amp; ([.$C19]*3 + [.E$1] +1))" office:value-type="float" office:value="1" calcext:value-type="float">
            <text:p>1</text:p>
          </table:table-cell>
          <table:table-cell table:style-name="ce18" table:formula="of:=INDIRECT(&quot;B&quot; &amp; ([.$C19]*3 + [.F$1] +1))" office:value-type="float" office:value="-18" calcext:value-type="float">
            <text:p>-1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table:style-name="ce18" table:formula="of:=INDIRECT(&quot;B&quot; &amp; ([.$C20]*3 + [.D$1] +1))" office:value-type="float" office:value="131" calcext:value-type="float">
            <text:p>131</text:p>
          </table:table-cell>
          <table:table-cell table:style-name="ce18" table:formula="of:=INDIRECT(&quot;B&quot; &amp; ([.$C20]*3 + [.E$1] +1))" office:value-type="float" office:value="91" calcext:value-type="float">
            <text:p>91</text:p>
          </table:table-cell>
          <table:table-cell table:style-name="ce18" table:formula="of:=INDIRECT(&quot;B&quot; &amp; ([.$C20]*3 + [.F$1] +1))" office:value-type="float" office:value="-22" calcext:value-type="float">
            <text:p>-2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table:style-name="ce18" table:formula="of:=INDIRECT(&quot;B&quot; &amp; ([.$C21]*3 + [.D$1] +1))" office:value-type="float" office:value="97" calcext:value-type="float">
            <text:p>97</text:p>
          </table:table-cell>
          <table:table-cell table:style-name="ce18" table:formula="of:=INDIRECT(&quot;B&quot; &amp; ([.$C21]*3 + [.E$1] +1))" office:value-type="float" office:value="53" calcext:value-type="float">
            <text:p>53</text:p>
          </table:table-cell>
          <table:table-cell table:style-name="ce18" table:formula="of:=INDIRECT(&quot;B&quot; &amp; ([.$C21]*3 + [.F$1] +1))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table:formula="of:=INDIRECT(&quot;B&quot; &amp; ([.$C22]*3 + [.D$1] +1))" office:value-type="float" office:value="38" calcext:value-type="float">
            <text:p>38</text:p>
          </table:table-cell>
          <table:table-cell table:style-name="ce18" table:formula="of:=INDIRECT(&quot;B&quot; &amp; ([.$C22]*3 + [.E$1] +1))" office:value-type="float" office:value="19" calcext:value-type="float">
            <text:p>19</text:p>
          </table:table-cell>
          <table:table-cell table:style-name="ce18" table:formula="of:=INDIRECT(&quot;B&quot; &amp; ([.$C22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,00</text:p>
          </table:table-cell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table:style-name="ce18" table:formula="of:=INDIRECT(&quot;B&quot; &amp; ([.$C23]*3 + [.D$1] +1))" office:value-type="float" office:value="9" calcext:value-type="float">
            <text:p>9</text:p>
          </table:table-cell>
          <table:table-cell table:style-name="ce18" table:formula="of:=INDIRECT(&quot;B&quot; &amp; ([.$C23]*3 + [.E$1] +1))" office:value-type="float" office:value="5" calcext:value-type="float">
            <text:p>5</text:p>
          </table:table-cell>
          <table:table-cell table:style-name="ce18" table:formula="of:=INDIRECT(&quot;B&quot; &amp; ([.$C23]*3 + [.F$1] +1)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table:style-name="ce18" table:formula="of:=INDIRECT(&quot;B&quot; &amp; ([.$C24]*3 + [.D$1] +1))" office:value-type="float" office:value="-2" calcext:value-type="float">
            <text:p>-2</text:p>
          </table:table-cell>
          <table:table-cell table:style-name="ce18" table:formula="of:=INDIRECT(&quot;B&quot; &amp; ([.$C24]*3 + [.E$1] +1))" office:value-type="float" office:value="-1" calcext:value-type="float">
            <text:p>-1</text:p>
          </table:table-cell>
          <table:table-cell table:style-name="ce18" table:formula="of:=INDIRECT(&quot;B&quot; &amp; ([.$C24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,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8" table:formula="of:=INDIRECT(&quot;B&quot; &amp; ([.$C25]*3 + [.D$1] +1))" office:value-type="float" office:value="-5" calcext:value-type="float">
            <text:p>-5</text:p>
          </table:table-cell>
          <table:table-cell table:style-name="ce18" table:formula="of:=INDIRECT(&quot;B&quot; &amp; ([.$C25]*3 + [.E$1] +1))" office:value-type="float" office:value="-3" calcext:value-type="float">
            <text:p>-3</text:p>
          </table:table-cell>
          <table:table-cell table:style-name="ce18" table:formula="of:=INDIRECT(&quot;B&quot; &amp; ([.$C25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,00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table:style-name="ce18" table:formula="of:=INDIRECT(&quot;B&quot; &amp; ([.$C26]*3 + [.D$1] +1))" office:value-type="float" office:value="-8" calcext:value-type="float">
            <text:p>-8</text:p>
          </table:table-cell>
          <table:table-cell table:style-name="ce18" table:formula="of:=INDIRECT(&quot;B&quot; &amp; ([.$C26]*3 + [.E$1] +1))" office:value-type="float" office:value="-4" calcext:value-type="float">
            <text:p>-4</text:p>
          </table:table-cell>
          <table:table-cell table:style-name="ce18" table:formula="of:=INDIRECT(&quot;B&quot; &amp; ([.$C26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,00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table:style-name="ce18" table:formula="of:=INDIRECT(&quot;B&quot; &amp; ([.$C27]*3 + [.D$1] +1))" office:value-type="float" office:value="-8" calcext:value-type="float">
            <text:p>-8</text:p>
          </table:table-cell>
          <table:table-cell table:style-name="ce18" table:formula="of:=INDIRECT(&quot;B&quot; &amp; ([.$C27]*3 + [.E$1] +1))" office:value-type="float" office:value="-4" calcext:value-type="float">
            <text:p>-4</text:p>
          </table:table-cell>
          <table:table-cell table:style-name="ce18" table:formula="of:=INDIRECT(&quot;B&quot; &amp; ([.$C27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,00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table:style-name="ce18" table:formula="of:=INDIRECT(&quot;B&quot; &amp; ([.$C28]*3 + [.D$1] +1))" office:value-type="float" office:value="-4" calcext:value-type="float">
            <text:p>-4</text:p>
          </table:table-cell>
          <table:table-cell table:style-name="ce18" table:formula="of:=INDIRECT(&quot;B&quot; &amp; ([.$C28]*3 + [.E$1] +1))" office:value-type="float" office:value="-7" calcext:value-type="float">
            <text:p>-7</text:p>
          </table:table-cell>
          <table:table-cell table:style-name="ce18" table:formula="of:=INDIRECT(&quot;B&quot; &amp; ([.$C28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,00</text:p>
          </table:table-cell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  <table:table-cell table:style-name="ce18" table:formula="of:=INDIRECT(&quot;B&quot; &amp; ([.$C29]*3 + [.D$1] +1))" office:value-type="float" office:value="-7" calcext:value-type="float">
            <text:p>-7</text:p>
          </table:table-cell>
          <table:table-cell table:style-name="ce18" table:formula="of:=INDIRECT(&quot;B&quot; &amp; ([.$C29]*3 + [.E$1] +1))" office:value-type="float" office:value="-4" calcext:value-type="float">
            <text:p>-4</text:p>
          </table:table-cell>
          <table:table-cell table:style-name="ce18" table:formula="of:=INDIRECT(&quot;B&quot; &amp; ([.$C29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,00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table:style-name="ce18" table:formula="of:=INDIRECT(&quot;B&quot; &amp; ([.$C30]*3 + [.D$1] +1))" office:value-type="float" office:value="-6" calcext:value-type="float">
            <text:p>-6</text:p>
          </table:table-cell>
          <table:table-cell table:style-name="ce18" table:formula="of:=INDIRECT(&quot;B&quot; &amp; ([.$C30]*3 + [.E$1] +1))" office:value-type="float" office:value="-4" calcext:value-type="float">
            <text:p>-4</text:p>
          </table:table-cell>
          <table:table-cell table:style-name="ce18" table:formula="of:=INDIRECT(&quot;B&quot; &amp; ([.$C30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,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table:formula="of:=INDIRECT(&quot;B&quot; &amp; ([.$C31]*3 + [.D$1] +1))" office:value-type="float" office:value="-3" calcext:value-type="float">
            <text:p>-3</text:p>
          </table:table-cell>
          <table:table-cell table:style-name="ce18" table:formula="of:=INDIRECT(&quot;B&quot; &amp; ([.$C31]*3 + [.E$1] +1))" office:value-type="float" office:value="-5" calcext:value-type="float">
            <text:p>-5</text:p>
          </table:table-cell>
          <table:table-cell table:style-name="ce18" table:formula="of:=INDIRECT(&quot;B&quot; &amp; ([.$C31]*3 + [.F$1] +1)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,00</text:p>
          </table:table-cell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table:style-name="ce18" table:formula="of:=INDIRECT(&quot;B&quot; &amp; ([.$C32]*3 + [.D$1] +1))" office:value-type="float" office:value="-132" calcext:value-type="float">
            <text:p>-132</text:p>
          </table:table-cell>
          <table:table-cell table:style-name="ce18" table:formula="of:=INDIRECT(&quot;B&quot; &amp; ([.$C32]*3 + [.E$1] +1))" office:value-type="float" office:value="-94" calcext:value-type="float">
            <text:p>-94</text:p>
          </table:table-cell>
          <table:table-cell table:style-name="ce18" table:formula="of:=INDIRECT(&quot;B&quot; &amp; ([.$C32]*3 + [.F$1] +1)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,00</text:p>
          </table:table-cell>
          <table:table-cell office:value-type="float" office:value="-6" calcext:value-type="float">
            <text:p>-6</text:p>
          </table:table-cell>
          <table:table-cell office:value-type="float" office:value="31" calcext:value-type="float">
            <text:p>31</text:p>
          </table:table-cell>
          <table:table-cell table:style-name="ce18" table:formula="of:=INDIRECT(&quot;B&quot; &amp; ([.$C33]*3 + [.D$1] +1))" office:value-type="float" office:value="-93" calcext:value-type="float">
            <text:p>-93</text:p>
          </table:table-cell>
          <table:table-cell table:style-name="ce18" table:formula="of:=INDIRECT(&quot;B&quot; &amp; ([.$C33]*3 + [.E$1] +1))" office:value-type="float" office:value="-51" calcext:value-type="float">
            <text:p>-51</text:p>
          </table:table-cell>
          <table:table-cell table:style-name="ce18" table:formula="of:=INDIRECT(&quot;B&quot; &amp; ([.$C33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,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8" table:formula="of:=INDIRECT(&quot;B&quot; &amp; ([.$C34]*3 + [.D$1] +1))" office:value-type="float" office:value="-30" calcext:value-type="float">
            <text:p>-30</text:p>
          </table:table-cell>
          <table:table-cell table:style-name="ce18" table:formula="of:=INDIRECT(&quot;B&quot; &amp; ([.$C34]*3 + [.E$1] +1))" office:value-type="float" office:value="-16" calcext:value-type="float">
            <text:p>-16</text:p>
          </table:table-cell>
          <table:table-cell table:style-name="ce18" table:formula="of:=INDIRECT(&quot;B&quot; &amp; ([.$C34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,00</text:p>
          </table:table-cell>
          <table:table-cell office:value-type="float" office:value="-7" calcext:value-type="float">
            <text:p>-7</text:p>
          </table:table-cell>
          <table:table-cell office:value-type="float" office:value="33" calcext:value-type="float">
            <text:p>33</text:p>
          </table:table-cell>
          <table:table-cell table:style-name="ce18" table:formula="of:=INDIRECT(&quot;B&quot; &amp; ([.$C35]*3 + [.D$1] +1))" office:value-type="float" office:value="-5" calcext:value-type="float">
            <text:p>-5</text:p>
          </table:table-cell>
          <table:table-cell table:style-name="ce18" table:formula="of:=INDIRECT(&quot;B&quot; &amp; ([.$C35]*3 + [.E$1] +1))" office:value-type="float" office:value="-2" calcext:value-type="float">
            <text:p>-2</text:p>
          </table:table-cell>
          <table:table-cell table:style-name="ce18" table:formula="of:=INDIRECT(&quot;B&quot; &amp; ([.$C35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,00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table:style-name="ce18" table:formula="of:=INDIRECT(&quot;B&quot; &amp; ([.$C36]*3 + [.D$1] +1))" office:value-type="float" office:value="5" calcext:value-type="float">
            <text:p>5</text:p>
          </table:table-cell>
          <table:table-cell table:style-name="ce18" table:formula="of:=INDIRECT(&quot;B&quot; &amp; ([.$C36]*3 + [.E$1] +1))" office:value-type="float" office:value="2" calcext:value-type="float">
            <text:p>2</text:p>
          </table:table-cell>
          <table:table-cell table:style-name="ce18" table:formula="of:=INDIRECT(&quot;B&quot; &amp; ([.$C36]*3 + [.F$1] +1))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,00</text:p>
          </table:table-cell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table:style-name="ce18" table:formula="of:=INDIRECT(&quot;B&quot; &amp; ([.$C37]*3 + [.D$1] +1))" office:value-type="float" office:value="11" calcext:value-type="float">
            <text:p>11</text:p>
          </table:table-cell>
          <table:table-cell table:style-name="ce18" table:formula="of:=INDIRECT(&quot;B&quot; &amp; ([.$C37]*3 + [.E$1] +1))" office:value-type="float" office:value="5" calcext:value-type="float">
            <text:p>5</text:p>
          </table:table-cell>
          <table:table-cell table:style-name="ce18" table:formula="of:=INDIRECT(&quot;B&quot; &amp; ([.$C37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,00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table:style-name="ce18" table:formula="of:=INDIRECT(&quot;B&quot; &amp; ([.$C38]*3 + [.D$1] +1))" office:value-type="float" office:value="9" calcext:value-type="float">
            <text:p>9</text:p>
          </table:table-cell>
          <table:table-cell table:style-name="ce18" table:formula="of:=INDIRECT(&quot;B&quot; &amp; ([.$C38]*3 + [.E$1] +1))" office:value-type="float" office:value="5" calcext:value-type="float">
            <text:p>5</text:p>
          </table:table-cell>
          <table:table-cell table:style-name="ce18" table:formula="of:=INDIRECT(&quot;B&quot; &amp; ([.$C38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,00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style-name="ce18" table:formula="of:=INDIRECT(&quot;B&quot; &amp; ([.$C39]*3 + [.D$1] +1))" office:value-type="float" office:value="10" calcext:value-type="float">
            <text:p>10</text:p>
          </table:table-cell>
          <table:table-cell table:style-name="ce18" table:formula="of:=INDIRECT(&quot;B&quot; &amp; ([.$C39]*3 + [.E$1] +1))" office:value-type="float" office:value="6" calcext:value-type="float">
            <text:p>6</text:p>
          </table:table-cell>
          <table:table-cell table:style-name="ce18" table:formula="of:=INDIRECT(&quot;B&quot; &amp; ([.$C39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,0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18" table:formula="of:=INDIRECT(&quot;B&quot; &amp; ([.$C40]*3 + [.D$1] +1))" office:value-type="float" office:value="121" calcext:value-type="float">
            <text:p>121</text:p>
          </table:table-cell>
          <table:table-cell table:style-name="ce18" table:formula="of:=INDIRECT(&quot;B&quot; &amp; ([.$C40]*3 + [.E$1] +1))" office:value-type="float" office:value="95" calcext:value-type="float">
            <text:p>95</text:p>
          </table:table-cell>
          <table:table-cell table:style-name="ce18" table:formula="of:=INDIRECT(&quot;B&quot; &amp; ([.$C40]*3 + [.F$1] +1))" office:value-type="float" office:value="-16" calcext:value-type="float">
            <text:p>-16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,00</text:p>
          </table:table-cell>
          <table:table-cell office:value-type="float" office:value="-7" calcext:value-type="float">
            <text:p>-7</text:p>
          </table:table-cell>
          <table:table-cell office:value-type="float" office:value="39" calcext:value-type="float">
            <text:p>39</text:p>
          </table:table-cell>
          <table:table-cell table:style-name="ce18" table:formula="of:=INDIRECT(&quot;B&quot; &amp; ([.$C41]*3 + [.D$1] +1))" office:value-type="float" office:value="107" calcext:value-type="float">
            <text:p>107</text:p>
          </table:table-cell>
          <table:table-cell table:style-name="ce18" table:formula="of:=INDIRECT(&quot;B&quot; &amp; ([.$C41]*3 + [.E$1] +1))" office:value-type="float" office:value="59" calcext:value-type="float">
            <text:p>59</text:p>
          </table:table-cell>
          <table:table-cell table:style-name="ce18" table:formula="of:=INDIRECT(&quot;B&quot; &amp; ([.$C41]*3 + [.F$1] +1))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,00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table:style-name="ce18" table:formula="of:=INDIRECT(&quot;B&quot; &amp; ([.$C42]*3 + [.D$1] +1))" office:value-type="float" office:value="41" calcext:value-type="float">
            <text:p>41</text:p>
          </table:table-cell>
          <table:table-cell table:style-name="ce18" table:formula="of:=INDIRECT(&quot;B&quot; &amp; ([.$C42]*3 + [.E$1] +1))" office:value-type="float" office:value="20" calcext:value-type="float">
            <text:p>20</text:p>
          </table:table-cell>
          <table:table-cell table:style-name="ce18" table:formula="of:=INDIRECT(&quot;B&quot; &amp; ([.$C42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,00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table:style-name="ce18" table:formula="of:=INDIRECT(&quot;B&quot; &amp; ([.$C43]*3 + [.D$1] +1))" office:value-type="float" office:value="9" calcext:value-type="float">
            <text:p>9</text:p>
          </table:table-cell>
          <table:table-cell table:style-name="ce18" table:formula="of:=INDIRECT(&quot;B&quot; &amp; ([.$C43]*3 + [.E$1] +1))" office:value-type="float" office:value="2" calcext:value-type="float">
            <text:p>2</text:p>
          </table:table-cell>
          <table:table-cell table:style-name="ce18" table:formula="of:=INDIRECT(&quot;B&quot; &amp; ([.$C43]*3 + [.F$1] +1)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,00</text:p>
          </table:table-cell>
          <table:table-cell office:value-type="float" office:value="-134" calcext:value-type="float">
            <text:p>-134</text:p>
          </table:table-cell>
          <table:table-cell office:value-type="float" office:value="42" calcext:value-type="float">
            <text:p>42</text:p>
          </table:table-cell>
          <table:table-cell table:style-name="ce18" table:formula="of:=INDIRECT(&quot;B&quot; &amp; ([.$C44]*3 + [.D$1] +1))" office:value-type="float" office:value="-128" calcext:value-type="float">
            <text:p>-128</text:p>
          </table:table-cell>
          <table:table-cell table:style-name="ce18" table:formula="of:=INDIRECT(&quot;B&quot; &amp; ([.$C44]*3 + [.E$1] +1))" office:value-type="float" office:value="-90" calcext:value-type="float">
            <text:p>-90</text:p>
          </table:table-cell>
          <table:table-cell table:style-name="ce18" table:formula="of:=INDIRECT(&quot;B&quot; &amp; ([.$C44]*3 + [.F$1] +1)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,00</text:p>
          </table:table-cell>
          <table:table-cell office:value-type="float" office:value="-95" calcext:value-type="float">
            <text:p>-95</text:p>
          </table:table-cell>
          <table:table-cell office:value-type="float" office:value="43" calcext:value-type="float">
            <text:p>43</text:p>
          </table:table-cell>
          <table:table-cell table:style-name="ce18" table:formula="of:=INDIRECT(&quot;B&quot; &amp; ([.$C45]*3 + [.D$1] +1))" office:value-type="float" office:value="-97" calcext:value-type="float">
            <text:p>-97</text:p>
          </table:table-cell>
          <table:table-cell table:style-name="ce18" table:formula="of:=INDIRECT(&quot;B&quot; &amp; ([.$C45]*3 + [.E$1] +1))" office:value-type="float" office:value="-48" calcext:value-type="float">
            <text:p>-48</text:p>
          </table:table-cell>
          <table:table-cell table:style-name="ce18" table:formula="of:=INDIRECT(&quot;B&quot; &amp; ([.$C45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,0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18" table:formula="of:=INDIRECT(&quot;B&quot; &amp; ([.$C46]*3 + [.D$1] +1))" office:value-type="float" office:value="-36" calcext:value-type="float">
            <text:p>-36</text:p>
          </table:table-cell>
          <table:table-cell table:style-name="ce18" table:formula="of:=INDIRECT(&quot;B&quot; &amp; ([.$C46]*3 + [.E$1] +1))" office:value-type="float" office:value="-23" calcext:value-type="float">
            <text:p>-23</text:p>
          </table:table-cell>
          <table:table-cell table:style-name="ce18" table:formula="of:=INDIRECT(&quot;B&quot; &amp; ([.$C46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,00</text:p>
          </table:table-cell>
          <table:table-cell office:value-type="float" office:value="-93" calcext:value-type="float">
            <text:p>-93</text:p>
          </table:table-cell>
          <table:table-cell office:value-type="float" office:value="45" calcext:value-type="float">
            <text:p>45</text:p>
          </table:table-cell>
          <table:table-cell table:style-name="ce18" table:formula="of:=INDIRECT(&quot;B&quot; &amp; ([.$C47]*3 + [.D$1] +1))" office:value-type="float" office:value="-9" calcext:value-type="float">
            <text:p>-9</text:p>
          </table:table-cell>
          <table:table-cell table:style-name="ce18" table:formula="of:=INDIRECT(&quot;B&quot; &amp; ([.$C47]*3 + [.E$1] +1))" office:value-type="float" office:value="-7" calcext:value-type="float">
            <text:p>-7</text:p>
          </table:table-cell>
          <table:table-cell table:style-name="ce18" table:formula="of:=INDIRECT(&quot;B&quot; &amp; ([.$C47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,00</text:p>
          </table:table-cell>
          <table:table-cell office:value-type="float" office:value="-54" calcext:value-type="float">
            <text:p>-54</text:p>
          </table:table-cell>
          <table:table-cell office:value-type="float" office:value="46" calcext:value-type="float">
            <text:p>46</text:p>
          </table:table-cell>
          <table:table-cell table:style-name="ce18" table:formula="of:=INDIRECT(&quot;B&quot; &amp; ([.$C48]*3 + [.D$1] +1))" office:value-type="float" office:value="2" calcext:value-type="float">
            <text:p>2</text:p>
          </table:table-cell>
          <table:table-cell table:style-name="ce18" table:formula="of:=INDIRECT(&quot;B&quot; &amp; ([.$C48]*3 + [.E$1] +1))" office:value-type="float" office:value="2" calcext:value-type="float">
            <text:p>2</text:p>
          </table:table-cell>
          <table:table-cell table:style-name="ce18" table:formula="of:=INDIRECT(&quot;B&quot; &amp; ([.$C48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,0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style-name="ce18" table:formula="of:=INDIRECT(&quot;B&quot; &amp; ([.$C49]*3 + [.D$1] +1))" office:value-type="float" office:value="6" calcext:value-type="float">
            <text:p>6</text:p>
          </table:table-cell>
          <table:table-cell table:style-name="ce18" table:formula="of:=INDIRECT(&quot;B&quot; &amp; ([.$C49]*3 + [.E$1] +1))" office:value-type="float" office:value="3" calcext:value-type="float">
            <text:p>3</text:p>
          </table:table-cell>
          <table:table-cell table:style-name="ce18" table:formula="of:=INDIRECT(&quot;B&quot; &amp; ([.$C49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,00</text:p>
          </table:table-cell>
          <table:table-cell office:value-type="float" office:value="-35" calcext:value-type="float">
            <text:p>-35</text:p>
          </table:table-cell>
          <table:table-cell office:value-type="float" office:value="48" calcext:value-type="float">
            <text:p>48</text:p>
          </table:table-cell>
          <table:table-cell table:style-name="ce18" table:formula="of:=INDIRECT(&quot;B&quot; &amp; ([.$C50]*3 + [.D$1] +1))" office:value-type="float" office:value="6" calcext:value-type="float">
            <text:p>6</text:p>
          </table:table-cell>
          <table:table-cell table:style-name="ce18" table:formula="of:=INDIRECT(&quot;B&quot; &amp; ([.$C50]*3 + [.E$1] +1))" office:value-type="float" office:value="3" calcext:value-type="float">
            <text:p>3</text:p>
          </table:table-cell>
          <table:table-cell table:style-name="ce18" table:formula="of:=INDIRECT(&quot;B&quot; &amp; ([.$C50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,00</text:p>
          </table:table-cell>
          <table:table-cell office:value-type="float" office:value="-17" calcext:value-type="float">
            <text:p>-17</text:p>
          </table:table-cell>
          <table:table-cell office:value-type="float" office:value="49" calcext:value-type="float">
            <text:p>49</text:p>
          </table:table-cell>
          <table:table-cell table:style-name="ce18" table:formula="of:=INDIRECT(&quot;B&quot; &amp; ([.$C51]*3 + [.D$1] +1))" office:value-type="float" office:value="7" calcext:value-type="float">
            <text:p>7</text:p>
          </table:table-cell>
          <table:table-cell table:style-name="ce18" table:formula="of:=INDIRECT(&quot;B&quot; &amp; ([.$C51]*3 + [.E$1] +1))" office:value-type="float" office:value="5" calcext:value-type="float">
            <text:p>5</text:p>
          </table:table-cell>
          <table:table-cell table:style-name="ce18" table:formula="of:=INDIRECT(&quot;B&quot; &amp; ([.$C51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table:style-name="ce18" table:formula="of:=INDIRECT(&quot;B&quot; &amp; ([.$C52]*3 + [.D$1] +1))" office:value-type="float" office:value="132" calcext:value-type="float">
            <text:p>132</text:p>
          </table:table-cell>
          <table:table-cell table:style-name="ce18" table:formula="of:=INDIRECT(&quot;B&quot; &amp; ([.$C52]*3 + [.E$1] +1))" office:value-type="float" office:value="94" calcext:value-type="float">
            <text:p>94</text:p>
          </table:table-cell>
          <table:table-cell table:style-name="ce18" table:formula="of:=INDIRECT(&quot;B&quot; &amp; ([.$C52]*3 + [.F$1] +1))" office:value-type="float" office:value="-19" calcext:value-type="float">
            <text:p>-19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,00</text:p>
          </table:table-cell>
          <table:table-cell office:value-type="float" office:value="-6" calcext:value-type="float">
            <text:p>-6</text:p>
          </table:table-cell>
          <table:table-cell office:value-type="float" office:value="51" calcext:value-type="float">
            <text:p>51</text:p>
          </table:table-cell>
          <table:table-cell table:style-name="ce18" table:formula="of:=INDIRECT(&quot;B&quot; &amp; ([.$C53]*3 + [.D$1] +1))" office:value-type="float" office:value="95" calcext:value-type="float">
            <text:p>95</text:p>
          </table:table-cell>
          <table:table-cell table:style-name="ce18" table:formula="of:=INDIRECT(&quot;B&quot; &amp; ([.$C53]*3 + [.E$1] +1))" office:value-type="float" office:value="51" calcext:value-type="float">
            <text:p>51</text:p>
          </table:table-cell>
          <table:table-cell table:style-name="ce18" table:formula="of:=INDIRECT(&quot;B&quot; &amp; ([.$C53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,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18" table:formula="of:=INDIRECT(&quot;B&quot; &amp; ([.$C54]*3 + [.D$1] +1))" office:value-type="float" office:value="33" calcext:value-type="float">
            <text:p>33</text:p>
          </table:table-cell>
          <table:table-cell table:style-name="ce18" table:formula="of:=INDIRECT(&quot;B&quot; &amp; ([.$C54]*3 + [.E$1] +1))" office:value-type="float" office:value="16" calcext:value-type="float">
            <text:p>16</text:p>
          </table:table-cell>
          <table:table-cell table:style-name="ce18" table:formula="of:=INDIRECT(&quot;B&quot; &amp; ([.$C54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,00</text:p>
          </table:table-cell>
          <table:table-cell office:value-type="float" office:value="-18" calcext:value-type="float">
            <text:p>-18</text:p>
          </table:table-cell>
          <table:table-cell office:value-type="float" office:value="53" calcext:value-type="float">
            <text:p>53</text:p>
          </table:table-cell>
          <table:table-cell table:style-name="ce18" table:formula="of:=INDIRECT(&quot;B&quot; &amp; ([.$C55]*3 + [.D$1] +1))" office:value-type="float" office:value="5" calcext:value-type="float">
            <text:p>5</text:p>
          </table:table-cell>
          <table:table-cell table:style-name="ce18" table:formula="of:=INDIRECT(&quot;B&quot; &amp; ([.$C55]*3 + [.E$1] +1))" office:value-type="float" office:value="-1" calcext:value-type="float">
            <text:p>-1</text:p>
          </table:table-cell>
          <table:table-cell table:style-name="ce18" table:formula="of:=INDIRECT(&quot;B&quot; &amp; ([.$C55]*3 + [.F$1] +1)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,00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table:style-name="ce18" table:formula="of:=INDIRECT(&quot;B&quot; &amp; ([.$C56]*3 + [.D$1] +1))" office:value-type="float" office:value="-134" calcext:value-type="float">
            <text:p>-134</text:p>
          </table:table-cell>
          <table:table-cell table:style-name="ce18" table:formula="of:=INDIRECT(&quot;B&quot; &amp; ([.$C56]*3 + [.E$1] +1))" office:value-type="float" office:value="-88" calcext:value-type="float">
            <text:p>-88</text:p>
          </table:table-cell>
          <table:table-cell table:style-name="ce18" table:formula="of:=INDIRECT(&quot;B&quot; &amp; ([.$C56]*3 + [.F$1] +1)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,0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style-name="ce18" table:formula="of:=INDIRECT(&quot;B&quot; &amp; ([.$C57]*3 + [.D$1] +1))" office:value-type="float" office:value="-96" calcext:value-type="float">
            <text:p>-96</text:p>
          </table:table-cell>
          <table:table-cell table:style-name="ce18" table:formula="of:=INDIRECT(&quot;B&quot; &amp; ([.$C57]*3 + [.E$1] +1))" office:value-type="float" office:value="-55" calcext:value-type="float">
            <text:p>-55</text:p>
          </table:table-cell>
          <table:table-cell table:style-name="ce18" table:formula="of:=INDIRECT(&quot;B&quot; &amp; ([.$C57]*3 + [.F$1] +1)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,00</text:p>
          </table:table-cell>
          <table:table-cell office:value-type="float" office:value="-22" calcext:value-type="float">
            <text:p>-22</text:p>
          </table:table-cell>
          <table:table-cell office:value-type="float" office:value="56" calcext:value-type="float">
            <text:p>56</text:p>
          </table:table-cell>
          <table:table-cell table:style-name="ce18" table:formula="of:=INDIRECT(&quot;B&quot; &amp; ([.$C58]*3 + [.D$1] +1))" office:value-type="float" office:value="-38" calcext:value-type="float">
            <text:p>-38</text:p>
          </table:table-cell>
          <table:table-cell table:style-name="ce18" table:formula="of:=INDIRECT(&quot;B&quot; &amp; ([.$C58]*3 + [.E$1] +1))" office:value-type="float" office:value="-21" calcext:value-type="float">
            <text:p>-21</text:p>
          </table:table-cell>
          <table:table-cell table:style-name="ce18" table:formula="of:=INDIRECT(&quot;B&quot; &amp; ([.$C58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,00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style-name="ce18" table:formula="of:=INDIRECT(&quot;B&quot; &amp; ([.$C59]*3 + [.D$1] +1))" office:value-type="float" office:value="-11" calcext:value-type="float">
            <text:p>-11</text:p>
          </table:table-cell>
          <table:table-cell table:style-name="ce18" table:formula="of:=INDIRECT(&quot;B&quot; &amp; ([.$C59]*3 + [.E$1] +1))" office:value-type="float" office:value="-2" calcext:value-type="float">
            <text:p>-2</text:p>
          </table:table-cell>
          <table:table-cell table:style-name="ce18" table:formula="of:=INDIRECT(&quot;B&quot; &amp; ([.$C59]*3 + [.F$1] +1))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,0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18" table:formula="of:=INDIRECT(&quot;B&quot; &amp; ([.$C60]*3 + [.D$1] +1))" office:value-type="float" office:value="2" calcext:value-type="float">
            <text:p>2</text:p>
          </table:table-cell>
          <table:table-cell table:style-name="ce18" table:formula="of:=INDIRECT(&quot;B&quot; &amp; ([.$C60]*3 + [.E$1] +1))" office:value-type="float" office:value="3" calcext:value-type="float">
            <text:p>3</text:p>
          </table:table-cell>
          <table:table-cell table:style-name="ce18" table:formula="of:=INDIRECT(&quot;B&quot; &amp; ([.$C60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,00</text:p>
          </table:table-cell>
          <table:table-cell office:value-type="float" office:value="-9" calcext:value-type="float">
            <text:p>-9</text:p>
          </table:table-cell>
          <table:table-cell office:value-type="float" office:value="59" calcext:value-type="float">
            <text:p>59</text:p>
          </table:table-cell>
          <table:table-cell table:style-name="ce18" table:formula="of:=INDIRECT(&quot;B&quot; &amp; ([.$C61]*3 + [.D$1] +1))" office:value-type="float" office:value="3" calcext:value-type="float">
            <text:p>3</text:p>
          </table:table-cell>
          <table:table-cell table:style-name="ce18" table:formula="of:=INDIRECT(&quot;B&quot; &amp; ([.$C61]*3 + [.E$1] +1))" office:value-type="float" office:value="-3" calcext:value-type="float">
            <text:p>-3</text:p>
          </table:table-cell>
          <table:table-cell table:style-name="ce18" table:formula="of:=INDIRECT(&quot;B&quot; &amp; ([.$C61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,0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style-name="ce18" table:formula="of:=INDIRECT(&quot;B&quot; &amp; ([.$C62]*3 + [.D$1] +1))" office:value-type="float" office:value="5" calcext:value-type="float">
            <text:p>5</text:p>
          </table:table-cell>
          <table:table-cell table:style-name="ce18" table:formula="of:=INDIRECT(&quot;B&quot; &amp; ([.$C62]*3 + [.E$1] +1))" office:value-type="float" office:value="3" calcext:value-type="float">
            <text:p>3</text:p>
          </table:table-cell>
          <table:table-cell table:style-name="ce18" table:formula="of:=INDIRECT(&quot;B&quot; &amp; ([.$C62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,0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style-name="ce18" table:formula="of:=INDIRECT(&quot;B&quot; &amp; ([.$C63]*3 + [.D$1] +1))" office:value-type="float" office:value="8" calcext:value-type="float">
            <text:p>8</text:p>
          </table:table-cell>
          <table:table-cell table:style-name="ce18" table:formula="of:=INDIRECT(&quot;B&quot; &amp; ([.$C63]*3 + [.E$1] +1))" office:value-type="float" office:value="4" calcext:value-type="float">
            <text:p>4</text:p>
          </table:table-cell>
          <table:table-cell table:style-name="ce18" table:formula="of:=INDIRECT(&quot;B&quot; &amp; ([.$C63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,0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style-name="ce18" table:formula="of:=INDIRECT(&quot;B&quot; &amp; ([.$C64]*3 + [.D$1] +1))" office:value-type="float" office:value="110" calcext:value-type="float">
            <text:p>110</text:p>
          </table:table-cell>
          <table:table-cell table:style-name="ce18" table:formula="of:=INDIRECT(&quot;B&quot; &amp; ([.$C64]*3 + [.E$1] +1))" office:value-type="float" office:value="91" calcext:value-type="float">
            <text:p>91</text:p>
          </table:table-cell>
          <table:table-cell table:style-name="ce18" table:formula="of:=INDIRECT(&quot;B&quot; &amp; ([.$C64]*3 + [.F$1] +1))" office:value-type="float" office:value="-21" calcext:value-type="float">
            <text:p>-21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,0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style-name="ce18" table:formula="of:=INDIRECT(&quot;B&quot; &amp; ([.$C65]*3 + [.D$1] +1))" office:value-type="float" office:value="105" calcext:value-type="float">
            <text:p>105</text:p>
          </table:table-cell>
          <table:table-cell table:style-name="ce18" table:formula="of:=INDIRECT(&quot;B&quot; &amp; ([.$C65]*3 + [.E$1] +1))" office:value-type="float" office:value="57" calcext:value-type="float">
            <text:p>57</text:p>
          </table:table-cell>
          <table:table-cell table:style-name="ce18" table:formula="of:=INDIRECT(&quot;B&quot; &amp; ([.$C65]*3 + [.F$1] +1))" office:value-type="float" office:value="-13" calcext:value-type="float">
            <text:p>-1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,0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18" table:formula="of:=INDIRECT(&quot;B&quot; &amp; ([.$C66]*3 + [.D$1] +1))" office:value-type="float" office:value="42" calcext:value-type="float">
            <text:p>42</text:p>
          </table:table-cell>
          <table:table-cell table:style-name="ce18" table:formula="of:=INDIRECT(&quot;B&quot; &amp; ([.$C66]*3 + [.E$1] +1))" office:value-type="float" office:value="19" calcext:value-type="float">
            <text:p>19</text:p>
          </table:table-cell>
          <table:table-cell table:style-name="ce18" table:formula="of:=INDIRECT(&quot;B&quot; &amp; ([.$C66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,0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8" table:formula="of:=INDIRECT(&quot;B&quot; &amp; ([.$C67]*3 + [.D$1] +1))" office:value-type="float" office:value="5" calcext:value-type="float">
            <text:p>5</text:p>
          </table:table-cell>
          <table:table-cell table:style-name="ce18" table:formula="of:=INDIRECT(&quot;B&quot; &amp; ([.$C67]*3 + [.E$1] +1))" office:value-type="float" office:value="2" calcext:value-type="float">
            <text:p>2</text:p>
          </table:table-cell>
          <table:table-cell table:style-name="ce18" table:formula="of:=INDIRECT(&quot;B&quot; &amp; ([.$C67]*3 + [.F$1] +1)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,00</text:p>
          </table:table-cell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table:style-name="ce18" table:formula="of:=INDIRECT(&quot;B&quot; &amp; ([.$C68]*3 + [.D$1] +1))" office:value-type="float" office:value="-5" calcext:value-type="float">
            <text:p>-5</text:p>
          </table:table-cell>
          <table:table-cell table:style-name="ce18" table:formula="of:=INDIRECT(&quot;B&quot; &amp; ([.$C68]*3 + [.E$1] +1))" office:value-type="float" office:value="-3" calcext:value-type="float">
            <text:p>-3</text:p>
          </table:table-cell>
          <table:table-cell table:style-name="ce18" table:formula="of:=INDIRECT(&quot;B&quot; &amp; ([.$C68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,00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table:style-name="ce18" table:formula="of:=INDIRECT(&quot;B&quot; &amp; ([.$C69]*3 + [.D$1] +1))" office:value-type="float" office:value="-6" calcext:value-type="float">
            <text:p>-6</text:p>
          </table:table-cell>
          <table:table-cell table:style-name="ce18" table:formula="of:=INDIRECT(&quot;B&quot; &amp; ([.$C69]*3 + [.E$1] +1))" office:value-type="float" office:value="-1" calcext:value-type="float">
            <text:p>-1</text:p>
          </table:table-cell>
          <table:table-cell table:style-name="ce18" table:formula="of:=INDIRECT(&quot;B&quot; &amp; ([.$C69]*3 + [.F$1] +1)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style-name="ce18" table:formula="of:=INDIRECT(&quot;B&quot; &amp; ([.$C70]*3 + [.D$1] +1))" office:value-type="float" office:value="-12" calcext:value-type="float">
            <text:p>-12</text:p>
          </table:table-cell>
          <table:table-cell table:style-name="ce18" table:formula="of:=INDIRECT(&quot;B&quot; &amp; ([.$C70]*3 + [.E$1] +1))" office:value-type="float" office:value="-10" calcext:value-type="float">
            <text:p>-10</text:p>
          </table:table-cell>
          <table:table-cell table:style-name="ce18" table:formula="of:=INDIRECT(&quot;B&quot; &amp; ([.$C70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,00</text:p>
          </table:table-cell>
          <table:table-cell office:value-type="float" office:value="-5" calcext:value-type="float">
            <text:p>-5</text:p>
          </table:table-cell>
          <table:table-cell office:value-type="float" office:value="69" calcext:value-type="float">
            <text:p>69</text:p>
          </table:table-cell>
          <table:table-cell table:style-name="ce18" table:formula="of:=INDIRECT(&quot;B&quot; &amp; ([.$C71]*3 + [.D$1] +1))" office:value-type="float" office:value="-11" calcext:value-type="float">
            <text:p>-11</text:p>
          </table:table-cell>
          <table:table-cell table:style-name="ce18" table:formula="of:=INDIRECT(&quot;B&quot; &amp; ([.$C71]*3 + [.E$1] +1))" office:value-type="float" office:value="-8" calcext:value-type="float">
            <text:p>-8</text:p>
          </table:table-cell>
          <table:table-cell table:style-name="ce18" table:formula="of:=INDIRECT(&quot;B&quot; &amp; ([.$C71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,00</text:p>
          </table:table-cell>
          <table:table-cell office:value-type="float" office:value="-3" calcext:value-type="float">
            <text:p>-3</text:p>
          </table:table-cell>
          <table:table-cell office:value-type="float" office:value="70" calcext:value-type="float">
            <text:p>70</text:p>
          </table:table-cell>
          <table:table-cell table:style-name="ce18" table:formula="of:=INDIRECT(&quot;B&quot; &amp; ([.$C72]*3 + [.D$1] +1))" office:value-type="float" office:value="-9" calcext:value-type="float">
            <text:p>-9</text:p>
          </table:table-cell>
          <table:table-cell table:style-name="ce18" table:formula="of:=INDIRECT(&quot;B&quot; &amp; ([.$C72]*3 + [.E$1] +1))" office:value-type="float" office:value="-7" calcext:value-type="float">
            <text:p>-7</text:p>
          </table:table-cell>
          <table:table-cell table:style-name="ce18" table:formula="of:=INDIRECT(&quot;B&quot; &amp; ([.$C72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,0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style-name="ce18" table:formula="of:=INDIRECT(&quot;B&quot; &amp; ([.$C73]*3 + [.D$1] +1))" office:value-type="float" office:value="-10" calcext:value-type="float">
            <text:p>-10</text:p>
          </table:table-cell>
          <table:table-cell table:style-name="ce18" table:formula="of:=INDIRECT(&quot;B&quot; &amp; ([.$C73]*3 + [.E$1] +1))" office:value-type="float" office:value="-8" calcext:value-type="float">
            <text:p>-8</text:p>
          </table:table-cell>
          <table:table-cell table:style-name="ce18" table:formula="of:=INDIRECT(&quot;B&quot; &amp; ([.$C73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,00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table:style-name="ce18" table:formula="of:=INDIRECT(&quot;B&quot; &amp; ([.$C74]*3 + [.D$1] +1))" office:value-type="float" office:value="-8" calcext:value-type="float">
            <text:p>-8</text:p>
          </table:table-cell>
          <table:table-cell table:style-name="ce18" table:formula="of:=INDIRECT(&quot;B&quot; &amp; ([.$C74]*3 + [.E$1] +1))" office:value-type="float" office:value="-7" calcext:value-type="float">
            <text:p>-7</text:p>
          </table:table-cell>
          <table:table-cell table:style-name="ce18" table:formula="of:=INDIRECT(&quot;B&quot; &amp; ([.$C74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,00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table:style-name="ce18" table:formula="of:=INDIRECT(&quot;B&quot; &amp; ([.$C75]*3 + [.D$1] +1))" office:value-type="float" office:value="-6" calcext:value-type="float">
            <text:p>-6</text:p>
          </table:table-cell>
          <table:table-cell table:style-name="ce18" table:formula="of:=INDIRECT(&quot;B&quot; &amp; ([.$C75]*3 + [.E$1] +1))" office:value-type="float" office:value="-5" calcext:value-type="float">
            <text:p>-5</text:p>
          </table:table-cell>
          <table:table-cell table:style-name="ce18" table:formula="of:=INDIRECT(&quot;B&quot; &amp; ([.$C75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,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18" table:formula="of:=INDIRECT(&quot;B&quot; &amp; ([.$C76]*3 + [.D$1] +1))" office:value-type="float" office:value="-8" calcext:value-type="float">
            <text:p>-8</text:p>
          </table:table-cell>
          <table:table-cell table:style-name="ce18" table:formula="of:=INDIRECT(&quot;B&quot; &amp; ([.$C76]*3 + [.E$1] +1))" office:value-type="float" office:value="-7" calcext:value-type="float">
            <text:p>-7</text:p>
          </table:table-cell>
          <table:table-cell table:style-name="ce18" table:formula="of:=INDIRECT(&quot;B&quot; &amp; ([.$C76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,00</text:p>
          </table:table-cell>
          <table:table-cell office:value-type="float" office:value="-8" calcext:value-type="float">
            <text:p>-8</text:p>
          </table:table-cell>
          <table:table-cell office:value-type="float" office:value="75" calcext:value-type="float">
            <text:p>75</text:p>
          </table:table-cell>
          <table:table-cell table:style-name="ce18" table:formula="of:=INDIRECT(&quot;B&quot; &amp; ([.$C77]*3 + [.D$1] +1))" office:value-type="float" office:value="-7" calcext:value-type="float">
            <text:p>-7</text:p>
          </table:table-cell>
          <table:table-cell table:style-name="ce18" table:formula="of:=INDIRECT(&quot;B&quot; &amp; ([.$C77]*3 + [.E$1] +1))" office:value-type="float" office:value="-4" calcext:value-type="float">
            <text:p>-4</text:p>
          </table:table-cell>
          <table:table-cell table:style-name="ce18" table:formula="of:=INDIRECT(&quot;B&quot; &amp; ([.$C77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,00</text:p>
          </table:table-cell>
          <table:table-cell office:value-type="float" office:value="-4" calcext:value-type="float">
            <text:p>-4</text:p>
          </table:table-cell>
          <table:table-cell office:value-type="float" office:value="76" calcext:value-type="float">
            <text:p>76</text:p>
          </table:table-cell>
          <table:table-cell table:style-name="ce18" table:formula="of:=INDIRECT(&quot;B&quot; &amp; ([.$C78]*3 + [.D$1] +1))" office:value-type="float" office:value="-6" calcext:value-type="float">
            <text:p>-6</text:p>
          </table:table-cell>
          <table:table-cell table:style-name="ce18" table:formula="of:=INDIRECT(&quot;B&quot; &amp; ([.$C78]*3 + [.E$1] +1))" office:value-type="float" office:value="-4" calcext:value-type="float">
            <text:p>-4</text:p>
          </table:table-cell>
          <table:table-cell table:style-name="ce18" table:formula="of:=INDIRECT(&quot;B&quot; &amp; ([.$C78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,00</text:p>
          </table:table-cell>
          <table:table-cell office:value-type="float" office:value="-7" calcext:value-type="float">
            <text:p>-7</text:p>
          </table:table-cell>
          <table:table-cell office:value-type="float" office:value="77" calcext:value-type="float">
            <text:p>77</text:p>
          </table:table-cell>
          <table:table-cell table:style-name="ce18" table:formula="of:=INDIRECT(&quot;B&quot; &amp; ([.$C79]*3 + [.D$1] +1))" office:value-type="float" office:value="-7" calcext:value-type="float">
            <text:p>-7</text:p>
          </table:table-cell>
          <table:table-cell table:style-name="ce18" table:formula="of:=INDIRECT(&quot;B&quot; &amp; ([.$C79]*3 + [.E$1] +1))" office:value-type="float" office:value="-6" calcext:value-type="float">
            <text:p>-6</text:p>
          </table:table-cell>
          <table:table-cell table:style-name="ce18" table:formula="of:=INDIRECT(&quot;B&quot; &amp; ([.$C79]*3 + [.F$1] +1)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,00</text:p>
          </table:table-cell>
          <table:table-cell office:value-type="float" office:value="-4" calcext:value-type="float">
            <text:p>-4</text:p>
          </table:table-cell>
          <table:table-cell office:value-type="float" office:value="78" calcext:value-type="float">
            <text:p>78</text:p>
          </table:table-cell>
          <table:table-cell table:style-name="ce18" table:formula="of:=INDIRECT(&quot;B&quot; &amp; ([.$C80]*3 + [.D$1] +1))" office:value-type="float" office:value="-133" calcext:value-type="float">
            <text:p>-133</text:p>
          </table:table-cell>
          <table:table-cell table:style-name="ce18" table:formula="of:=INDIRECT(&quot;B&quot; &amp; ([.$C80]*3 + [.E$1] +1))" office:value-type="float" office:value="-92" calcext:value-type="float">
            <text:p>-92</text:p>
          </table:table-cell>
          <table:table-cell table:style-name="ce18" table:formula="of:=INDIRECT(&quot;B&quot; &amp; ([.$C80]*3 + [.F$1] +1)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,00</text:p>
          </table:table-cell>
          <table:table-cell office:value-type="float" office:value="-7" calcext:value-type="float">
            <text:p>-7</text:p>
          </table:table-cell>
          <table:table-cell office:value-type="float" office:value="79" calcext:value-type="float">
            <text:p>79</text:p>
          </table:table-cell>
          <table:table-cell table:style-name="ce18" table:formula="of:=INDIRECT(&quot;B&quot; &amp; ([.$C81]*3 + [.D$1] +1))" office:value-type="float" office:value="-93" calcext:value-type="float">
            <text:p>-93</text:p>
          </table:table-cell>
          <table:table-cell table:style-name="ce18" table:formula="of:=INDIRECT(&quot;B&quot; &amp; ([.$C81]*3 + [.E$1] +1))" office:value-type="float" office:value="-52" calcext:value-type="float">
            <text:p>-52</text:p>
          </table:table-cell>
          <table:table-cell table:style-name="ce18" table:formula="of:=INDIRECT(&quot;B&quot; &amp; ([.$C81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,0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18" table:formula="of:=INDIRECT(&quot;B&quot; &amp; ([.$C82]*3 + [.D$1] +1))" office:value-type="float" office:value="-33" calcext:value-type="float">
            <text:p>-33</text:p>
          </table:table-cell>
          <table:table-cell table:style-name="ce18" table:formula="of:=INDIRECT(&quot;B&quot; &amp; ([.$C82]*3 + [.E$1] +1))" office:value-type="float" office:value="-18" calcext:value-type="float">
            <text:p>-18</text:p>
          </table:table-cell>
          <table:table-cell table:style-name="ce18" table:formula="of:=INDIRECT(&quot;B&quot; &amp; ([.$C82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,00</text:p>
          </table:table-cell>
          <table:table-cell office:value-type="float" office:value="-7" calcext:value-type="float">
            <text:p>-7</text:p>
          </table:table-cell>
          <table:table-cell office:value-type="float" office:value="81" calcext:value-type="float">
            <text:p>81</text:p>
          </table:table-cell>
          <table:table-cell table:style-name="ce18" table:formula="of:=INDIRECT(&quot;B&quot; &amp; ([.$C83]*3 + [.D$1] +1))" office:value-type="float" office:value="-6" calcext:value-type="float">
            <text:p>-6</text:p>
          </table:table-cell>
          <table:table-cell table:style-name="ce18" table:formula="of:=INDIRECT(&quot;B&quot; &amp; ([.$C83]*3 + [.E$1] +1))" office:value-type="float" office:value="-1" calcext:value-type="float">
            <text:p>-1</text:p>
          </table:table-cell>
          <table:table-cell table:style-name="ce18" table:formula="of:=INDIRECT(&quot;B&quot; &amp; ([.$C83]*3 + [.F$1] +1))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,00</text:p>
          </table:table-cell>
          <table:table-cell office:value-type="float" office:value="-4" calcext:value-type="float">
            <text:p>-4</text:p>
          </table:table-cell>
          <table:table-cell office:value-type="float" office:value="82" calcext:value-type="float">
            <text:p>82</text:p>
          </table:table-cell>
          <table:table-cell table:style-name="ce18" table:formula="of:=INDIRECT(&quot;B&quot; &amp; ([.$C84]*3 + [.D$1] +1))" office:value-type="float" office:value="130" calcext:value-type="float">
            <text:p>130</text:p>
          </table:table-cell>
          <table:table-cell table:style-name="ce18" table:formula="of:=INDIRECT(&quot;B&quot; &amp; ([.$C84]*3 + [.E$1] +1))" office:value-type="float" office:value="92" calcext:value-type="float">
            <text:p>92</text:p>
          </table:table-cell>
          <table:table-cell table:style-name="ce18" table:formula="of:=INDIRECT(&quot;B&quot; &amp; ([.$C84]*3 + [.F$1] +1))" office:value-type="float" office:value="-23" calcext:value-type="float">
            <text:p>-23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,0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style-name="ce18" table:formula="of:=INDIRECT(&quot;B&quot; &amp; ([.$C85]*3 + [.D$1] +1))" office:value-type="float" office:value="97" calcext:value-type="float">
            <text:p>97</text:p>
          </table:table-cell>
          <table:table-cell table:style-name="ce18" table:formula="of:=INDIRECT(&quot;B&quot; &amp; ([.$C85]*3 + [.E$1] +1))" office:value-type="float" office:value="50" calcext:value-type="float">
            <text:p>50</text:p>
          </table:table-cell>
          <table:table-cell table:style-name="ce18" table:formula="of:=INDIRECT(&quot;B&quot; &amp; ([.$C85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,00</text:p>
          </table:table-cell>
          <table:table-cell office:value-type="float" office:value="-6" calcext:value-type="float">
            <text:p>-6</text:p>
          </table:table-cell>
          <table:table-cell office:value-type="float" office:value="84" calcext:value-type="float">
            <text:p>84</text:p>
          </table:table-cell>
          <table:table-cell table:style-name="ce18" table:formula="of:=INDIRECT(&quot;B&quot; &amp; ([.$C86]*3 + [.D$1] +1))" office:value-type="float" office:value="38" calcext:value-type="float">
            <text:p>38</text:p>
          </table:table-cell>
          <table:table-cell table:style-name="ce18" table:formula="of:=INDIRECT(&quot;B&quot; &amp; ([.$C86]*3 + [.E$1] +1))" office:value-type="float" office:value="19" calcext:value-type="float">
            <text:p>19</text:p>
          </table:table-cell>
          <table:table-cell table:style-name="ce18" table:formula="of:=INDIRECT(&quot;B&quot; &amp; ([.$C86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,00</text:p>
          </table:table-cell>
          <table:table-cell office:value-type="float" office:value="-4" calcext:value-type="float">
            <text:p>-4</text:p>
          </table:table-cell>
          <table:table-cell office:value-type="float" office:value="85" calcext:value-type="float">
            <text:p>85</text:p>
          </table:table-cell>
          <table:table-cell table:style-name="ce18" table:formula="of:=INDIRECT(&quot;B&quot; &amp; ([.$C87]*3 + [.D$1] +1))" office:value-type="float" office:value="10" calcext:value-type="float">
            <text:p>10</text:p>
          </table:table-cell>
          <table:table-cell table:style-name="ce18" table:formula="of:=INDIRECT(&quot;B&quot; &amp; ([.$C87]*3 + [.E$1] +1))" office:value-type="float" office:value="4" calcext:value-type="float">
            <text:p>4</text:p>
          </table:table-cell>
          <table:table-cell table:style-name="ce18" table:formula="of:=INDIRECT(&quot;B&quot; &amp; ([.$C87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,00</text:p>
          </table:table-cell>
          <table:table-cell office:value-type="float" office:value="-2" calcext:value-type="float">
            <text:p>-2</text:p>
          </table:table-cell>
          <table:table-cell office:value-type="float" office:value="86" calcext:value-type="float">
            <text:p>86</text:p>
          </table:table-cell>
          <table:table-cell table:style-name="ce18" table:formula="of:=INDIRECT(&quot;B&quot; &amp; ([.$C88]*3 + [.D$1] +1))" office:value-type="float" office:value="-3" calcext:value-type="float">
            <text:p>-3</text:p>
          </table:table-cell>
          <table:table-cell table:style-name="ce18" table:formula="of:=INDIRECT(&quot;B&quot; &amp; ([.$C88]*3 + [.E$1] +1))" office:value-type="float" office:value="-1" calcext:value-type="float">
            <text:p>-1</text:p>
          </table:table-cell>
          <table:table-cell table:style-name="ce18" table:formula="of:=INDIRECT(&quot;B&quot; &amp; ([.$C88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,00</text:p>
          </table:table-cell>
          <table:table-cell office:value-type="float" office:value="-3" calcext:value-type="float">
            <text:p>-3</text:p>
          </table:table-cell>
          <table:table-cell office:value-type="float" office:value="87" calcext:value-type="float">
            <text:p>87</text:p>
          </table:table-cell>
          <table:table-cell table:style-name="ce18" table:formula="of:=INDIRECT(&quot;B&quot; &amp; ([.$C89]*3 + [.D$1] +1))" office:value-type="float" office:value="-5" calcext:value-type="float">
            <text:p>-5</text:p>
          </table:table-cell>
          <table:table-cell table:style-name="ce18" table:formula="of:=INDIRECT(&quot;B&quot; &amp; ([.$C89]*3 + [.E$1] +1))" office:value-type="float" office:value="-1" calcext:value-type="float">
            <text:p>-1</text:p>
          </table:table-cell>
          <table:table-cell table:style-name="ce18" table:formula="of:=INDIRECT(&quot;B&quot; &amp; ([.$C89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,00</text:p>
          </table:table-cell>
          <table:table-cell office:value-type="float" office:value="-5" calcext:value-type="float">
            <text:p>-5</text:p>
          </table:table-cell>
          <table:table-cell office:value-type="float" office:value="88" calcext:value-type="float">
            <text:p>88</text:p>
          </table:table-cell>
          <table:table-cell table:style-name="ce18" table:formula="of:=INDIRECT(&quot;B&quot; &amp; ([.$C90]*3 + [.D$1] +1))" office:value-type="float" office:value="-8" calcext:value-type="float">
            <text:p>-8</text:p>
          </table:table-cell>
          <table:table-cell table:style-name="ce18" table:formula="of:=INDIRECT(&quot;B&quot; &amp; ([.$C90]*3 + [.E$1] +1))" office:value-type="float" office:value="-2" calcext:value-type="float">
            <text:p>-2</text:p>
          </table:table-cell>
          <table:table-cell table:style-name="ce18" table:formula="of:=INDIRECT(&quot;B&quot; &amp; ([.$C90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,0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style-name="ce18" table:formula="of:=INDIRECT(&quot;B&quot; &amp; ([.$C91]*3 + [.D$1] +1))" office:value-type="float" office:value="-8" calcext:value-type="float">
            <text:p>-8</text:p>
          </table:table-cell>
          <table:table-cell table:style-name="ce18" table:formula="of:=INDIRECT(&quot;B&quot; &amp; ([.$C91]*3 + [.E$1] +1))" office:value-type="float" office:value="-4" calcext:value-type="float">
            <text:p>-4</text:p>
          </table:table-cell>
          <table:table-cell table:style-name="ce18" table:formula="of:=INDIRECT(&quot;B&quot; &amp; ([.$C91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,00</text:p>
          </table:table-cell>
          <table:table-cell office:value-type="float" office:value="-132" calcext:value-type="float">
            <text:p>-132</text:p>
          </table:table-cell>
          <table:table-cell office:value-type="float" office:value="90" calcext:value-type="float">
            <text:p>90</text:p>
          </table:table-cell>
          <table:table-cell table:style-name="ce18" table:formula="of:=INDIRECT(&quot;B&quot; &amp; ([.$C92]*3 + [.D$1] +1))" office:value-type="float" office:value="-5" calcext:value-type="float">
            <text:p>-5</text:p>
          </table:table-cell>
          <table:table-cell table:style-name="ce18" table:formula="of:=INDIRECT(&quot;B&quot; &amp; ([.$C92]*3 + [.E$1] +1))" office:value-type="float" office:value="-4" calcext:value-type="float">
            <text:p>-4</text:p>
          </table:table-cell>
          <table:table-cell table:style-name="ce18" table:formula="of:=INDIRECT(&quot;B&quot; &amp; ([.$C92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,00</text:p>
          </table:table-cell>
          <table:table-cell office:value-type="float" office:value="-94" calcext:value-type="float">
            <text:p>-94</text:p>
          </table:table-cell>
          <table:table-cell office:value-type="float" office:value="91" calcext:value-type="float">
            <text:p>91</text:p>
          </table:table-cell>
          <table:table-cell table:style-name="ce18" table:formula="of:=INDIRECT(&quot;B&quot; &amp; ([.$C93]*3 + [.D$1] +1))" office:value-type="float" office:value="-7" calcext:value-type="float">
            <text:p>-7</text:p>
          </table:table-cell>
          <table:table-cell table:style-name="ce18" table:formula="of:=INDIRECT(&quot;B&quot; &amp; ([.$C93]*3 + [.E$1] +1))" office:value-type="float" office:value="-4" calcext:value-type="float">
            <text:p>-4</text:p>
          </table:table-cell>
          <table:table-cell table:style-name="ce18" table:formula="of:=INDIRECT(&quot;B&quot; &amp; ([.$C93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,0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style-name="ce18" table:formula="of:=INDIRECT(&quot;B&quot; &amp; ([.$C94]*3 + [.D$1] +1))" office:value-type="float" office:value="-6" calcext:value-type="float">
            <text:p>-6</text:p>
          </table:table-cell>
          <table:table-cell table:style-name="ce18" table:formula="of:=INDIRECT(&quot;B&quot; &amp; ([.$C94]*3 + [.E$1] +1))" office:value-type="float" office:value="-1" calcext:value-type="float">
            <text:p>-1</text:p>
          </table:table-cell>
          <table:table-cell table:style-name="ce18" table:formula="of:=INDIRECT(&quot;B&quot; &amp; ([.$C94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,00</text:p>
          </table:table-cell>
          <table:table-cell office:value-type="float" office:value="-93" calcext:value-type="float">
            <text:p>-93</text:p>
          </table:table-cell>
          <table:table-cell office:value-type="float" office:value="93" calcext:value-type="float">
            <text:p>93</text:p>
          </table:table-cell>
          <table:table-cell table:style-name="ce18" table:formula="of:=INDIRECT(&quot;B&quot; &amp; ([.$C95]*3 + [.D$1] +1))" office:value-type="float" office:value="-3" calcext:value-type="float">
            <text:p>-3</text:p>
          </table:table-cell>
          <table:table-cell table:style-name="ce18" table:formula="of:=INDIRECT(&quot;B&quot; &amp; ([.$C95]*3 + [.E$1] +1))" office:value-type="float" office:value="-5" calcext:value-type="float">
            <text:p>-5</text:p>
          </table:table-cell>
          <table:table-cell table:style-name="ce18" table:formula="of:=INDIRECT(&quot;B&quot; &amp; ([.$C95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,00</text:p>
          </table:table-cell>
          <table:table-cell office:value-type="float" office:value="-51" calcext:value-type="float">
            <text:p>-51</text:p>
          </table:table-cell>
          <table:table-cell office:value-type="float" office:value="94" calcext:value-type="float">
            <text:p>94</text:p>
          </table:table-cell>
          <table:table-cell table:style-name="ce18" table:formula="of:=INDIRECT(&quot;B&quot; &amp; ([.$C96]*3 + [.D$1] +1))" office:value-type="float" office:value="-125" calcext:value-type="float">
            <text:p>-125</text:p>
          </table:table-cell>
          <table:table-cell table:style-name="ce18" table:formula="of:=INDIRECT(&quot;B&quot; &amp; ([.$C96]*3 + [.E$1] +1))" office:value-type="float" office:value="-95" calcext:value-type="float">
            <text:p>-95</text:p>
          </table:table-cell>
          <table:table-cell table:style-name="ce18" table:formula="of:=INDIRECT(&quot;B&quot; &amp; ([.$C96]*3 + [.F$1] +1)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18" table:formula="of:=INDIRECT(&quot;B&quot; &amp; ([.$C97]*3 + [.D$1] +1))" office:value-type="float" office:value="-100" calcext:value-type="float">
            <text:p>-100</text:p>
          </table:table-cell>
          <table:table-cell table:style-name="ce18" table:formula="of:=INDIRECT(&quot;B&quot; &amp; ([.$C97]*3 + [.E$1] +1))" office:value-type="float" office:value="-52" calcext:value-type="float">
            <text:p>-52</text:p>
          </table:table-cell>
          <table:table-cell table:style-name="ce18" table:formula="of:=INDIRECT(&quot;B&quot; &amp; ([.$C97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,00</text:p>
          </table:table-cell>
          <table:table-cell office:value-type="float" office:value="-30" calcext:value-type="float">
            <text:p>-30</text:p>
          </table:table-cell>
          <table:table-cell office:value-type="float" office:value="96" calcext:value-type="float">
            <text:p>96</text:p>
          </table:table-cell>
          <table:table-cell table:style-name="ce18" table:formula="of:=INDIRECT(&quot;B&quot; &amp; ([.$C98]*3 + [.D$1] +1))" office:value-type="float" office:value="-35" calcext:value-type="float">
            <text:p>-35</text:p>
          </table:table-cell>
          <table:table-cell table:style-name="ce18" table:formula="of:=INDIRECT(&quot;B&quot; &amp; ([.$C98]*3 + [.E$1] +1))" office:value-type="float" office:value="-19" calcext:value-type="float">
            <text:p>-19</text:p>
          </table:table-cell>
          <table:table-cell table:style-name="ce18" table:formula="of:=INDIRECT(&quot;B&quot; &amp; ([.$C98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,00</text:p>
          </table:table-cell>
          <table:table-cell office:value-type="float" office:value="-16" calcext:value-type="float">
            <text:p>-16</text:p>
          </table:table-cell>
          <table:table-cell office:value-type="float" office:value="97" calcext:value-type="float">
            <text:p>97</text:p>
          </table:table-cell>
          <table:table-cell table:style-name="ce18" table:formula="of:=INDIRECT(&quot;B&quot; &amp; ([.$C99]*3 + [.D$1] +1))" office:value-type="float" office:value="-7" calcext:value-type="float">
            <text:p>-7</text:p>
          </table:table-cell>
          <table:table-cell table:style-name="ce18" table:formula="of:=INDIRECT(&quot;B&quot; &amp; ([.$C99]*3 + [.E$1] +1))" office:value-type="float" office:value="-5" calcext:value-type="float">
            <text:p>-5</text:p>
          </table:table-cell>
          <table:table-cell table:style-name="ce18" table:formula="of:=INDIRECT(&quot;B&quot; &amp; ([.$C99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,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style-name="ce18" table:formula="of:=INDIRECT(&quot;B&quot; &amp; ([.$C100]*3 + [.D$1] +1))" office:value-type="float" office:value="4" calcext:value-type="float">
            <text:p>4</text:p>
          </table:table-cell>
          <table:table-cell table:style-name="ce18" table:formula="of:=INDIRECT(&quot;B&quot; &amp; ([.$C100]*3 + [.E$1] +1))" office:value-type="float" office:value="3" calcext:value-type="float">
            <text:p>3</text:p>
          </table:table-cell>
          <table:table-cell table:style-name="ce18" table:formula="of:=INDIRECT(&quot;B&quot; &amp; ([.$C100]*3 + [.F$1] +1))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,00</text:p>
          </table:table-cell>
          <table:table-cell office:value-type="float" office:value="-5" calcext:value-type="float">
            <text:p>-5</text:p>
          </table:table-cell>
          <table:table-cell office:value-type="float" office:value="99" calcext:value-type="float">
            <text:p>99</text:p>
          </table:table-cell>
          <table:table-cell table:style-name="ce18" table:formula="of:=INDIRECT(&quot;B&quot; &amp; ([.$C101]*3 + [.D$1] +1))" office:value-type="float" office:value="10" calcext:value-type="float">
            <text:p>10</text:p>
          </table:table-cell>
          <table:table-cell table:style-name="ce18" table:formula="of:=INDIRECT(&quot;B&quot; &amp; ([.$C101]*3 + [.E$1] +1))" office:value-type="float" office:value="4" calcext:value-type="float">
            <text:p>4</text:p>
          </table:table-cell>
          <table:table-cell table:style-name="ce18" table:formula="of:=INDIRECT(&quot;B&quot; &amp; ([.$C101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style-name="ce18" table:formula="of:=INDIRECT(&quot;B&quot; &amp; ([.$C102]*3 + [.D$1] +1))" office:value-type="float" office:value="8" calcext:value-type="float">
            <text:p>8</text:p>
          </table:table-cell>
          <table:table-cell table:style-name="ce18" table:formula="of:=INDIRECT(&quot;B&quot; &amp; ([.$C102]*3 + [.E$1] +1))" office:value-type="float" office:value="5" calcext:value-type="float">
            <text:p>5</text:p>
          </table:table-cell>
          <table:table-cell table:style-name="ce18" table:formula="of:=INDIRECT(&quot;B&quot; &amp; ([.$C102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,00</text:p>
          </table:table-cell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style-name="ce18" table:formula="of:=INDIRECT(&quot;B&quot; &amp; ([.$C103]*3 + [.D$1] +1))" office:value-type="float" office:value="10" calcext:value-type="float">
            <text:p>10</text:p>
          </table:table-cell>
          <table:table-cell table:style-name="ce18" table:formula="of:=INDIRECT(&quot;B&quot; &amp; ([.$C103]*3 + [.E$1] +1))" office:value-type="float" office:value="7" calcext:value-type="float">
            <text:p>7</text:p>
          </table:table-cell>
          <table:table-cell table:style-name="ce18" table:formula="of:=INDIRECT(&quot;B&quot; &amp; ([.$C103]*3 + [.F$1] +1))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,0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ce18" table:formula="of:=INDIRECT(&quot;B&quot; &amp; ([.$C104]*3 + [.D$1] +1))" office:value-type="float" office:value="136" calcext:value-type="float">
            <text:p>136</text:p>
          </table:table-cell>
          <table:table-cell table:style-name="ce18" table:formula="of:=INDIRECT(&quot;B&quot; &amp; ([.$C104]*3 + [.E$1] +1))" office:value-type="float" office:value="95" calcext:value-type="float">
            <text:p>95</text:p>
          </table:table-cell>
          <table:table-cell table:style-name="ce18" table:formula="of:=INDIRECT(&quot;B&quot; &amp; ([.$C104]*3 + [.F$1] +1))" office:value-type="float" office:value="-16" calcext:value-type="float">
            <text:p>-16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,0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style-name="ce18" table:formula="of:=INDIRECT(&quot;B&quot; &amp; ([.$C105]*3 + [.D$1] +1))" office:value-type="float" office:value="97" calcext:value-type="float">
            <text:p>97</text:p>
          </table:table-cell>
          <table:table-cell table:style-name="ce18" table:formula="of:=INDIRECT(&quot;B&quot; &amp; ([.$C105]*3 + [.E$1] +1))" office:value-type="float" office:value="52" calcext:value-type="float">
            <text:p>52</text:p>
          </table:table-cell>
          <table:table-cell table:style-name="ce18" table:formula="of:=INDIRECT(&quot;B&quot; &amp; ([.$C105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,00</text:p>
          </table:table-cell>
          <table:table-cell office:value-type="float" office:value="-9" calcext:value-type="float">
            <text:p>-9</text:p>
          </table:table-cell>
          <table:table-cell office:value-type="float" office:value="104" calcext:value-type="float">
            <text:p>104</text:p>
          </table:table-cell>
          <table:table-cell table:style-name="ce18" table:formula="of:=INDIRECT(&quot;B&quot; &amp; ([.$C106]*3 + [.D$1] +1))" office:value-type="float" office:value="35" calcext:value-type="float">
            <text:p>35</text:p>
          </table:table-cell>
          <table:table-cell table:style-name="ce18" table:formula="of:=INDIRECT(&quot;B&quot; &amp; ([.$C106]*3 + [.E$1] +1))" office:value-type="float" office:value="21" calcext:value-type="float">
            <text:p>21</text:p>
          </table:table-cell>
          <table:table-cell table:style-name="ce18" table:formula="of:=INDIRECT(&quot;B&quot; &amp; ([.$C106]*3 + [.F$1] +1))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,00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style-name="ce18" table:formula="of:=INDIRECT(&quot;B&quot; &amp; ([.$C107]*3 + [.D$1] +1))" office:value-type="float" office:value="7" calcext:value-type="float">
            <text:p>7</text:p>
          </table:table-cell>
          <table:table-cell table:style-name="ce18" table:formula="of:=INDIRECT(&quot;B&quot; &amp; ([.$C107]*3 + [.E$1] +1))" office:value-type="float" office:value="-3" calcext:value-type="float">
            <text:p>-3</text:p>
          </table:table-cell>
          <table:table-cell table:style-name="ce18" table:formula="of:=INDIRECT(&quot;B&quot; &amp; ([.$C107]*3 + [.F$1] +1)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,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style-name="ce18" table:formula="of:=INDIRECT(&quot;B&quot; &amp; ([.$C108]*3 + [.D$1] +1))" office:value-type="float" office:value="-131" calcext:value-type="float">
            <text:p>-131</text:p>
          </table:table-cell>
          <table:table-cell table:style-name="ce18" table:formula="of:=INDIRECT(&quot;B&quot; &amp; ([.$C108]*3 + [.E$1] +1))" office:value-type="float" office:value="-91" calcext:value-type="float">
            <text:p>-91</text:p>
          </table:table-cell>
          <table:table-cell table:style-name="ce18" table:formula="of:=INDIRECT(&quot;B&quot; &amp; ([.$C108]*3 + [.F$1] +1)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,0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18" table:formula="of:=INDIRECT(&quot;B&quot; &amp; ([.$C109]*3 + [.D$1] +1))" office:value-type="float" office:value="-96" calcext:value-type="float">
            <text:p>-96</text:p>
          </table:table-cell>
          <table:table-cell table:style-name="ce18" table:formula="of:=INDIRECT(&quot;B&quot; &amp; ([.$C109]*3 + [.E$1] +1))" office:value-type="float" office:value="-51" calcext:value-type="float">
            <text:p>-51</text:p>
          </table:table-cell>
          <table:table-cell table:style-name="ce18" table:formula="of:=INDIRECT(&quot;B&quot; &amp; ([.$C109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,0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style-name="ce18" table:formula="of:=INDIRECT(&quot;B&quot; &amp; ([.$C110]*3 + [.D$1] +1))" office:value-type="float" office:value="-36" calcext:value-type="float">
            <text:p>-36</text:p>
          </table:table-cell>
          <table:table-cell table:style-name="ce18" table:formula="of:=INDIRECT(&quot;B&quot; &amp; ([.$C110]*3 + [.E$1] +1))" office:value-type="float" office:value="-20" calcext:value-type="float">
            <text:p>-20</text:p>
          </table:table-cell>
          <table:table-cell table:style-name="ce18" table:formula="of:=INDIRECT(&quot;B&quot; &amp; ([.$C110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,0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18" table:formula="of:=INDIRECT(&quot;B&quot; &amp; ([.$C111]*3 + [.D$1] +1))" office:value-type="float" office:value="-8" calcext:value-type="float">
            <text:p>-8</text:p>
          </table:table-cell>
          <table:table-cell table:style-name="ce18" table:formula="of:=INDIRECT(&quot;B&quot; &amp; ([.$C111]*3 + [.E$1] +1))" office:value-type="float" office:value="-5" calcext:value-type="float">
            <text:p>-5</text:p>
          </table:table-cell>
          <table:table-cell table:style-name="ce18" table:formula="of:=INDIRECT(&quot;B&quot; &amp; ([.$C111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,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8" table:formula="of:=INDIRECT(&quot;B&quot; &amp; ([.$C112]*3 + [.D$1] +1))" office:value-type="float" office:value="3" calcext:value-type="float">
            <text:p>3</text:p>
          </table:table-cell>
          <table:table-cell table:style-name="ce18" table:formula="of:=INDIRECT(&quot;B&quot; &amp; ([.$C112]*3 + [.E$1] +1))" office:value-type="float" office:value="2" calcext:value-type="float">
            <text:p>2</text:p>
          </table:table-cell>
          <table:table-cell table:style-name="ce18" table:formula="of:=INDIRECT(&quot;B&quot; &amp; ([.$C112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,0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style-name="ce18" table:formula="of:=INDIRECT(&quot;B&quot; &amp; ([.$C113]*3 + [.D$1] +1))" office:value-type="float" office:value="5" calcext:value-type="float">
            <text:p>5</text:p>
          </table:table-cell>
          <table:table-cell table:style-name="ce18" table:formula="of:=INDIRECT(&quot;B&quot; &amp; ([.$C113]*3 + [.E$1] +1))" office:value-type="float" office:value="2" calcext:value-type="float">
            <text:p>2</text:p>
          </table:table-cell>
          <table:table-cell table:style-name="ce18" table:formula="of:=INDIRECT(&quot;B&quot; &amp; ([.$C113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,00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style-name="ce18" table:formula="of:=INDIRECT(&quot;B&quot; &amp; ([.$C114]*3 + [.D$1] +1))" office:value-type="float" office:value="5" calcext:value-type="float">
            <text:p>5</text:p>
          </table:table-cell>
          <table:table-cell table:style-name="ce18" table:formula="of:=INDIRECT(&quot;B&quot; &amp; ([.$C114]*3 + [.E$1] +1))" office:value-type="float" office:value="3" calcext:value-type="float">
            <text:p>3</text:p>
          </table:table-cell>
          <table:table-cell table:style-name="ce18" table:formula="of:=INDIRECT(&quot;B&quot; &amp; ([.$C114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,00</text:p>
          </table:table-cell>
          <table:table-cell office:value-type="float" office:value="-6" calcext:value-type="float">
            <text:p>-6</text:p>
          </table:table-cell>
          <table:table-cell office:value-type="float" office:value="113" calcext:value-type="float">
            <text:p>113</text:p>
          </table:table-cell>
          <table:table-cell table:style-name="ce18" table:formula="of:=INDIRECT(&quot;B&quot; &amp; ([.$C115]*3 + [.D$1] +1))" office:value-type="float" office:value="8" calcext:value-type="float">
            <text:p>8</text:p>
          </table:table-cell>
          <table:table-cell table:style-name="ce18" table:formula="of:=INDIRECT(&quot;B&quot; &amp; ([.$C115]*3 + [.E$1] +1))" office:value-type="float" office:value="5" calcext:value-type="float">
            <text:p>5</text:p>
          </table:table-cell>
          <table:table-cell table:style-name="ce18" table:formula="of:=INDIRECT(&quot;B&quot; &amp; ([.$C115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,0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style-name="ce18" table:formula="of:=INDIRECT(&quot;B&quot; &amp; ([.$C116]*3 + [.D$1] +1))" office:value-type="float" office:value="132" calcext:value-type="float">
            <text:p>132</text:p>
          </table:table-cell>
          <table:table-cell table:style-name="ce18" table:formula="of:=INDIRECT(&quot;B&quot; &amp; ([.$C116]*3 + [.E$1] +1))" office:value-type="float" office:value="94" calcext:value-type="float">
            <text:p>94</text:p>
          </table:table-cell>
          <table:table-cell table:style-name="ce18" table:formula="of:=INDIRECT(&quot;B&quot; &amp; ([.$C116]*3 + [.F$1] +1))" office:value-type="float" office:value="-21" calcext:value-type="float">
            <text:p>-21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,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style-name="ce18" table:formula="of:=INDIRECT(&quot;B&quot; &amp; ([.$C117]*3 + [.D$1] +1))" office:value-type="float" office:value="95" calcext:value-type="float">
            <text:p>95</text:p>
          </table:table-cell>
          <table:table-cell table:style-name="ce18" table:formula="of:=INDIRECT(&quot;B&quot; &amp; ([.$C117]*3 + [.E$1] +1))" office:value-type="float" office:value="51" calcext:value-type="float">
            <text:p>51</text:p>
          </table:table-cell>
          <table:table-cell table:style-name="ce18" table:formula="of:=INDIRECT(&quot;B&quot; &amp; ([.$C117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,00</text:p>
          </table:table-cell>
          <table:table-cell office:value-type="float" office:value="-16" calcext:value-type="float">
            <text:p>-16</text:p>
          </table:table-cell>
          <table:table-cell office:value-type="float" office:value="116" calcext:value-type="float">
            <text:p>116</text:p>
          </table:table-cell>
          <table:table-cell table:style-name="ce18" table:formula="of:=INDIRECT(&quot;B&quot; &amp; ([.$C118]*3 + [.D$1] +1))" office:value-type="float" office:value="36" calcext:value-type="float">
            <text:p>36</text:p>
          </table:table-cell>
          <table:table-cell table:style-name="ce18" table:formula="of:=INDIRECT(&quot;B&quot; &amp; ([.$C118]*3 + [.E$1] +1))" office:value-type="float" office:value="16" calcext:value-type="float">
            <text:p>16</text:p>
          </table:table-cell>
          <table:table-cell table:style-name="ce18" table:formula="of:=INDIRECT(&quot;B&quot; &amp; ([.$C118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,00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style-name="ce18" table:formula="of:=INDIRECT(&quot;B&quot; &amp; ([.$C119]*3 + [.D$1] +1))" office:value-type="float" office:value="3" calcext:value-type="float">
            <text:p>3</text:p>
          </table:table-cell>
          <table:table-cell table:style-name="ce18" table:formula="of:=INDIRECT(&quot;B&quot; &amp; ([.$C119]*3 + [.E$1] +1))" office:value-type="float" office:value="0" calcext:value-type="float">
            <text:p>0</text:p>
          </table:table-cell>
          <table:table-cell table:style-name="ce18" table:formula="of:=INDIRECT(&quot;B&quot; &amp; ([.$C119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,00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style-name="ce18" table:formula="of:=INDIRECT(&quot;B&quot; &amp; ([.$C120]*3 + [.D$1] +1))" office:value-type="float" office:value="-132" calcext:value-type="float">
            <text:p>-132</text:p>
          </table:table-cell>
          <table:table-cell table:style-name="ce18" table:formula="of:=INDIRECT(&quot;B&quot; &amp; ([.$C120]*3 + [.E$1] +1))" office:value-type="float" office:value="-91" calcext:value-type="float">
            <text:p>-91</text:p>
          </table:table-cell>
          <table:table-cell table:style-name="ce18" table:formula="of:=INDIRECT(&quot;B&quot; &amp; ([.$C120]*3 + [.F$1] +1)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,00</text:p>
          </table:table-cell>
          <table:table-cell office:value-type="float" office:value="-9" calcext:value-type="float">
            <text:p>-9</text:p>
          </table:table-cell>
          <table:table-cell office:value-type="float" office:value="119" calcext:value-type="float">
            <text:p>119</text:p>
          </table:table-cell>
          <table:table-cell table:style-name="ce18" table:formula="of:=INDIRECT(&quot;B&quot; &amp; ([.$C121]*3 + [.D$1] +1))" office:value-type="float" office:value="-94" calcext:value-type="float">
            <text:p>-94</text:p>
          </table:table-cell>
          <table:table-cell table:style-name="ce18" table:formula="of:=INDIRECT(&quot;B&quot; &amp; ([.$C121]*3 + [.E$1] +1))" office:value-type="float" office:value="-52" calcext:value-type="float">
            <text:p>-52</text:p>
          </table:table-cell>
          <table:table-cell table:style-name="ce18" table:formula="of:=INDIRECT(&quot;B&quot; &amp; ([.$C121]*3 + [.F$1] +1)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,0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style-name="ce18" table:formula="of:=INDIRECT(&quot;B&quot; &amp; ([.$C122]*3 + [.D$1] +1))" office:value-type="float" office:value="-39" calcext:value-type="float">
            <text:p>-39</text:p>
          </table:table-cell>
          <table:table-cell table:style-name="ce18" table:formula="of:=INDIRECT(&quot;B&quot; &amp; ([.$C122]*3 + [.E$1] +1))" office:value-type="float" office:value="-20" calcext:value-type="float">
            <text:p>-20</text:p>
          </table:table-cell>
          <table:table-cell table:style-name="ce18" table:formula="of:=INDIRECT(&quot;B&quot; &amp; ([.$C122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,00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style-name="ce18" table:formula="of:=INDIRECT(&quot;B&quot; &amp; ([.$C123]*3 + [.D$1] +1))" office:value-type="float" office:value="-10" calcext:value-type="float">
            <text:p>-10</text:p>
          </table:table-cell>
          <table:table-cell table:style-name="ce18" table:formula="of:=INDIRECT(&quot;B&quot; &amp; ([.$C123]*3 + [.E$1] +1))" office:value-type="float" office:value="-6" calcext:value-type="float">
            <text:p>-6</text:p>
          </table:table-cell>
          <table:table-cell table:style-name="ce18" table:formula="of:=INDIRECT(&quot;B&quot; &amp; ([.$C123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,00</text:p>
          </table:table-cell>
          <table:table-cell office:value-type="float" office:value="-2" calcext:value-type="float">
            <text:p>-2</text:p>
          </table:table-cell>
          <table:table-cell office:value-type="float" office:value="122" calcext:value-type="float">
            <text:p>122</text:p>
          </table:table-cell>
          <table:table-cell table:style-name="ce18" table:formula="of:=INDIRECT(&quot;B&quot; &amp; ([.$C124]*3 + [.D$1] +1))" office:value-type="float" office:value="3" calcext:value-type="float">
            <text:p>3</text:p>
          </table:table-cell>
          <table:table-cell table:style-name="ce18" table:formula="of:=INDIRECT(&quot;B&quot; &amp; ([.$C124]*3 + [.E$1] +1))" office:value-type="float" office:value="0" calcext:value-type="float">
            <text:p>0</text:p>
          </table:table-cell>
          <table:table-cell table:style-name="ce18" table:formula="of:=INDIRECT(&quot;B&quot; &amp; ([.$C124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,0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style-name="ce18" table:formula="of:=INDIRECT(&quot;B&quot; &amp; ([.$C125]*3 + [.D$1] +1))" office:value-type="float" office:value="3" calcext:value-type="float">
            <text:p>3</text:p>
          </table:table-cell>
          <table:table-cell table:style-name="ce18" table:formula="of:=INDIRECT(&quot;B&quot; &amp; ([.$C125]*3 + [.E$1] +1))" office:value-type="float" office:value="1" calcext:value-type="float">
            <text:p>1</text:p>
          </table:table-cell>
          <table:table-cell table:style-name="ce18" table:formula="of:=INDIRECT(&quot;B&quot; &amp; ([.$C125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,0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style-name="ce18" table:formula="of:=INDIRECT(&quot;B&quot; &amp; ([.$C126]*3 + [.D$1] +1))" office:value-type="float" office:value="5" calcext:value-type="float">
            <text:p>5</text:p>
          </table:table-cell>
          <table:table-cell table:style-name="ce18" table:formula="of:=INDIRECT(&quot;B&quot; &amp; ([.$C126]*3 + [.E$1] +1))" office:value-type="float" office:value="3" calcext:value-type="float">
            <text:p>3</text:p>
          </table:table-cell>
          <table:table-cell table:style-name="ce18" table:formula="of:=INDIRECT(&quot;B&quot; &amp; ([.$C126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,0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style-name="ce18" table:formula="of:=INDIRECT(&quot;B&quot; &amp; ([.$C127]*3 + [.D$1] +1))" office:value-type="float" office:value="8" calcext:value-type="float">
            <text:p>8</text:p>
          </table:table-cell>
          <table:table-cell table:style-name="ce18" table:formula="of:=INDIRECT(&quot;B&quot; &amp; ([.$C127]*3 + [.E$1] +1))" office:value-type="float" office:value="2" calcext:value-type="float">
            <text:p>2</text:p>
          </table:table-cell>
          <table:table-cell table:style-name="ce18" table:formula="of:=INDIRECT(&quot;B&quot; &amp; ([.$C127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,00</text:p>
          </table:table-cell>
          <table:table-cell office:value-type="float" office:value="-128" calcext:value-type="float">
            <text:p>-128</text:p>
          </table:table-cell>
          <table:table-cell office:value-type="float" office:value="126" calcext:value-type="float">
            <text:p>126</text:p>
          </table:table-cell>
          <table:table-cell table:style-name="ce18" table:formula="of:=INDIRECT(&quot;B&quot; &amp; ([.$C128]*3 + [.D$1] +1))" office:value-type="float" office:value="129" calcext:value-type="float">
            <text:p>129</text:p>
          </table:table-cell>
          <table:table-cell table:style-name="ce18" table:formula="of:=INDIRECT(&quot;B&quot; &amp; ([.$C128]*3 + [.E$1] +1))" office:value-type="float" office:value="93" calcext:value-type="float">
            <text:p>93</text:p>
          </table:table-cell>
          <table:table-cell table:style-name="ce18" table:formula="of:=INDIRECT(&quot;B&quot; &amp; ([.$C128]*3 + [.F$1] +1))" office:value-type="float" office:value="-20" calcext:value-type="float">
            <text:p>-20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,00</text:p>
          </table:table-cell>
          <table:table-cell office:value-type="float" office:value="-90" calcext:value-type="float">
            <text:p>-90</text:p>
          </table:table-cell>
          <table:table-cell office:value-type="float" office:value="127" calcext:value-type="float">
            <text:p>127</text:p>
          </table:table-cell>
          <table:table-cell table:style-name="ce18" table:formula="of:=INDIRECT(&quot;B&quot; &amp; ([.$C129]*3 + [.D$1] +1))" office:value-type="float" office:value="96" calcext:value-type="float">
            <text:p>96</text:p>
          </table:table-cell>
          <table:table-cell table:style-name="ce18" table:formula="of:=INDIRECT(&quot;B&quot; &amp; ([.$C129]*3 + [.E$1] +1))" office:value-type="float" office:value="52" calcext:value-type="float">
            <text:p>52</text:p>
          </table:table-cell>
          <table:table-cell table:style-name="ce18" table:formula="of:=INDIRECT(&quot;B&quot; &amp; ([.$C129]*3 + [.F$1] +1))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,00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table:style-name="ce18" table:formula="of:=INDIRECT(&quot;B&quot; &amp; ([.$C130]*3 + [.D$1] +1))" office:value-type="float" office:value="35" calcext:value-type="float">
            <text:p>35</text:p>
          </table:table-cell>
          <table:table-cell table:style-name="ce18" table:formula="of:=INDIRECT(&quot;B&quot; &amp; ([.$C130]*3 + [.E$1] +1))" office:value-type="float" office:value="15" calcext:value-type="float">
            <text:p>15</text:p>
          </table:table-cell>
          <table:table-cell table:style-name="ce18" table:formula="of:=INDIRECT(&quot;B&quot; &amp; ([.$C130]*3 + [.F$1] +1)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,00</text:p>
          </table:table-cell>
          <table:table-cell office:value-type="float" office:value="-97" calcext:value-type="float">
            <text:p>-97</text:p>
          </table:table-cell>
          <table:table-cell office:value-type="float" office:value="129" calcext:value-type="float">
            <text:p>129</text:p>
          </table:table-cell>
          <table:table-cell table:style-name="ce18" table:formula="of:=INDIRECT(&quot;B&quot; &amp; ([.$C131]*3 + [.D$1] +1))" office:value-type="float" office:value="3" calcext:value-type="float">
            <text:p>3</text:p>
          </table:table-cell>
          <table:table-cell table:style-name="ce18" table:formula="of:=INDIRECT(&quot;B&quot; &amp; ([.$C131]*3 + [.E$1] +1))" office:value-type="float" office:value="1" calcext:value-type="float">
            <text:p>1</text:p>
          </table:table-cell>
          <table:table-cell table:style-name="ce18" table:formula="of:=INDIRECT(&quot;B&quot; &amp; ([.$C131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,00</text:p>
          </table:table-cell>
          <table:table-cell office:value-type="float" office:value="-48" calcext:value-type="float">
            <text:p>-48</text:p>
          </table:table-cell>
          <table:table-cell office:value-type="float" office:value="130" calcext:value-type="float">
            <text:p>130</text:p>
          </table:table-cell>
          <table:table-cell table:style-name="ce18" table:formula="of:=INDIRECT(&quot;B&quot; &amp; ([.$C132]*3 + [.D$1] +1))" office:value-type="float" office:value="-5" calcext:value-type="float">
            <text:p>-5</text:p>
          </table:table-cell>
          <table:table-cell table:style-name="ce18" table:formula="of:=INDIRECT(&quot;B&quot; &amp; ([.$C132]*3 + [.E$1] +1))" office:value-type="float" office:value="-3" calcext:value-type="float">
            <text:p>-3</text:p>
          </table:table-cell>
          <table:table-cell table:style-name="ce18" table:formula="of:=INDIRECT(&quot;B&quot; &amp; ([.$C132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,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18" table:formula="of:=INDIRECT(&quot;B&quot; &amp; ([.$C133]*3 + [.D$1] +1))" office:value-type="float" office:value="-7" calcext:value-type="float">
            <text:p>-7</text:p>
          </table:table-cell>
          <table:table-cell table:style-name="ce18" table:formula="of:=INDIRECT(&quot;B&quot; &amp; ([.$C133]*3 + [.E$1] +1))" office:value-type="float" office:value="-7" calcext:value-type="float">
            <text:p>-7</text:p>
          </table:table-cell>
          <table:table-cell table:style-name="ce18" table:formula="of:=INDIRECT(&quot;B&quot; &amp; ([.$C133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,00</text:p>
          </table:table-cell>
          <table:table-cell office:value-type="float" office:value="-36" calcext:value-type="float">
            <text:p>-36</text:p>
          </table:table-cell>
          <table:table-cell office:value-type="float" office:value="132" calcext:value-type="float">
            <text:p>132</text:p>
          </table:table-cell>
          <table:table-cell table:style-name="ce18" table:formula="of:=INDIRECT(&quot;B&quot; &amp; ([.$C134]*3 + [.D$1] +1))" office:value-type="float" office:value="-11" calcext:value-type="float">
            <text:p>-11</text:p>
          </table:table-cell>
          <table:table-cell table:style-name="ce18" table:formula="of:=INDIRECT(&quot;B&quot; &amp; ([.$C134]*3 + [.E$1] +1))" office:value-type="float" office:value="-8" calcext:value-type="float">
            <text:p>-8</text:p>
          </table:table-cell>
          <table:table-cell table:style-name="ce18" table:formula="of:=INDIRECT(&quot;B&quot; &amp; ([.$C134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,00</text:p>
          </table:table-cell>
          <table:table-cell office:value-type="float" office:value="-23" calcext:value-type="float">
            <text:p>-23</text:p>
          </table:table-cell>
          <table:table-cell office:value-type="float" office:value="133" calcext:value-type="float">
            <text:p>133</text:p>
          </table:table-cell>
          <table:table-cell table:style-name="ce18" table:formula="of:=INDIRECT(&quot;B&quot; &amp; ([.$C135]*3 + [.D$1] +1))" office:value-type="float" office:value="-11" calcext:value-type="float">
            <text:p>-11</text:p>
          </table:table-cell>
          <table:table-cell table:style-name="ce18" table:formula="of:=INDIRECT(&quot;B&quot; &amp; ([.$C135]*3 + [.E$1] +1))" office:value-type="float" office:value="-10" calcext:value-type="float">
            <text:p>-10</text:p>
          </table:table-cell>
          <table:table-cell table:style-name="ce18" table:formula="of:=INDIRECT(&quot;B&quot; &amp; ([.$C135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,00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style-name="ce18" table:formula="of:=INDIRECT(&quot;B&quot; &amp; ([.$C136]*3 + [.D$1] +1))" office:value-type="float" office:value="-10" calcext:value-type="float">
            <text:p>-10</text:p>
          </table:table-cell>
          <table:table-cell table:style-name="ce18" table:formula="of:=INDIRECT(&quot;B&quot; &amp; ([.$C136]*3 + [.E$1] +1))" office:value-type="float" office:value="-9" calcext:value-type="float">
            <text:p>-9</text:p>
          </table:table-cell>
          <table:table-cell table:style-name="ce18" table:formula="of:=INDIRECT(&quot;B&quot; &amp; ([.$C136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,00</text:p>
          </table:table-cell>
          <table:table-cell office:value-type="float" office:value="-9" calcext:value-type="float">
            <text:p>-9</text:p>
          </table:table-cell>
          <table:table-cell office:value-type="float" office:value="135" calcext:value-type="float">
            <text:p>135</text:p>
          </table:table-cell>
          <table:table-cell table:style-name="ce18" table:formula="of:=INDIRECT(&quot;B&quot; &amp; ([.$C137]*3 + [.D$1] +1))" office:value-type="float" office:value="-10" calcext:value-type="float">
            <text:p>-10</text:p>
          </table:table-cell>
          <table:table-cell table:style-name="ce18" table:formula="of:=INDIRECT(&quot;B&quot; &amp; ([.$C137]*3 + [.E$1] +1))" office:value-type="float" office:value="-6" calcext:value-type="float">
            <text:p>-6</text:p>
          </table:table-cell>
          <table:table-cell table:style-name="ce18" table:formula="of:=INDIRECT(&quot;B&quot; &amp; ([.$C137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,00</text:p>
          </table:table-cell>
          <table:table-cell office:value-type="float" office:value="-7" calcext:value-type="float">
            <text:p>-7</text:p>
          </table:table-cell>
          <table:table-cell office:value-type="float" office:value="136" calcext:value-type="float">
            <text:p>136</text:p>
          </table:table-cell>
          <table:table-cell table:style-name="ce18" table:formula="of:=INDIRECT(&quot;B&quot; &amp; ([.$C138]*3 + [.D$1] +1))" office:value-type="float" office:value="-7" calcext:value-type="float">
            <text:p>-7</text:p>
          </table:table-cell>
          <table:table-cell table:style-name="ce18" table:formula="of:=INDIRECT(&quot;B&quot; &amp; ([.$C138]*3 + [.E$1] +1))" office:value-type="float" office:value="-4" calcext:value-type="float">
            <text:p>-4</text:p>
          </table:table-cell>
          <table:table-cell table:style-name="ce18" table:formula="of:=INDIRECT(&quot;B&quot; &amp; ([.$C138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,00</text:p>
          </table:table-cell>
          <table:table-cell office:value-type="float" office:value="-5" calcext:value-type="float">
            <text:p>-5</text:p>
          </table:table-cell>
          <table:table-cell office:value-type="float" office:value="137" calcext:value-type="float">
            <text:p>137</text:p>
          </table:table-cell>
          <table:table-cell table:style-name="ce18" table:formula="of:=INDIRECT(&quot;B&quot; &amp; ([.$C139]*3 + [.D$1] +1))" office:value-type="float" office:value="-7" calcext:value-type="float">
            <text:p>-7</text:p>
          </table:table-cell>
          <table:table-cell table:style-name="ce18" table:formula="of:=INDIRECT(&quot;B&quot; &amp; ([.$C139]*3 + [.E$1] +1))" office:value-type="float" office:value="-5" calcext:value-type="float">
            <text:p>-5</text:p>
          </table:table-cell>
          <table:table-cell table:style-name="ce18" table:formula="of:=INDIRECT(&quot;B&quot; &amp; ([.$C139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,00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style-name="ce18" table:formula="of:=INDIRECT(&quot;B&quot; &amp; ([.$C140]*3 + [.D$1] +1))" office:value-type="float" office:value="-8" calcext:value-type="float">
            <text:p>-8</text:p>
          </table:table-cell>
          <table:table-cell table:style-name="ce18" table:formula="of:=INDIRECT(&quot;B&quot; &amp; ([.$C140]*3 + [.E$1] +1))" office:value-type="float" office:value="-5" calcext:value-type="float">
            <text:p>-5</text:p>
          </table:table-cell>
          <table:table-cell table:style-name="ce18" table:formula="of:=INDIRECT(&quot;B&quot; &amp; ([.$C140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,0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style-name="ce18" table:formula="of:=INDIRECT(&quot;B&quot; &amp; ([.$C141]*3 + [.D$1] +1))" office:value-type="float" office:value="-7" calcext:value-type="float">
            <text:p>-7</text:p>
          </table:table-cell>
          <table:table-cell table:style-name="ce18" table:formula="of:=INDIRECT(&quot;B&quot; &amp; ([.$C141]*3 + [.E$1] +1))" office:value-type="float" office:value="-4" calcext:value-type="float">
            <text:p>-4</text:p>
          </table:table-cell>
          <table:table-cell table:style-name="ce18" table:formula="of:=INDIRECT(&quot;B&quot; &amp; ([.$C141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,00</text:p>
          </table:table-cell>
          <table:table-cell office:value-type="float" office:value="-8" calcext:value-type="float">
            <text:p>-8</text:p>
          </table:table-cell>
          <table:table-cell office:value-type="float" office:value="140" calcext:value-type="float">
            <text:p>140</text:p>
          </table:table-cell>
          <table:table-cell table:style-name="ce18" table:formula="of:=INDIRECT(&quot;B&quot; &amp; ([.$C142]*3 + [.D$1] +1))" office:value-type="float" office:value="-6" calcext:value-type="float">
            <text:p>-6</text:p>
          </table:table-cell>
          <table:table-cell table:style-name="ce18" table:formula="of:=INDIRECT(&quot;B&quot; &amp; ([.$C142]*3 + [.E$1] +1))" office:value-type="float" office:value="-5" calcext:value-type="float">
            <text:p>-5</text:p>
          </table:table-cell>
          <table:table-cell table:style-name="ce18" table:formula="of:=INDIRECT(&quot;B&quot; &amp; ([.$C142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,00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style-name="ce18" table:formula="of:=INDIRECT(&quot;B&quot; &amp; ([.$C143]*3 + [.D$1] +1))" office:value-type="float" office:value="-7" calcext:value-type="float">
            <text:p>-7</text:p>
          </table:table-cell>
          <table:table-cell table:style-name="ce18" table:formula="of:=INDIRECT(&quot;B&quot; &amp; ([.$C143]*3 + [.E$1] +1))" office:value-type="float" office:value="-5" calcext:value-type="float">
            <text:p>-5</text:p>
          </table:table-cell>
          <table:table-cell table:style-name="ce18" table:formula="of:=INDIRECT(&quot;B&quot; &amp; ([.$C143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,0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style-name="ce18" table:formula="of:=INDIRECT(&quot;B&quot; &amp; ([.$C144]*3 + [.D$1] +1))" office:value-type="float" office:value="-132" calcext:value-type="float">
            <text:p>-132</text:p>
          </table:table-cell>
          <table:table-cell table:style-name="ce18" table:formula="of:=INDIRECT(&quot;B&quot; &amp; ([.$C144]*3 + [.E$1] +1))" office:value-type="float" office:value="-91" calcext:value-type="float">
            <text:p>-91</text:p>
          </table:table-cell>
          <table:table-cell table:style-name="ce18" table:formula="of:=INDIRECT(&quot;B&quot; &amp; ([.$C144]*3 + [.F$1] +1)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,00</text:p>
          </table:table-cell>
          <table:table-cell office:value-type="float" office:value="-3" calcext:value-type="float">
            <text:p>-3</text:p>
          </table:table-cell>
          <table:table-cell office:value-type="float" office:value="143" calcext:value-type="float">
            <text:p>143</text:p>
          </table:table-cell>
          <table:table-cell table:style-name="ce18" table:formula="of:=INDIRECT(&quot;B&quot; &amp; ([.$C145]*3 + [.D$1] +1))" office:value-type="float" office:value="-94" calcext:value-type="float">
            <text:p>-94</text:p>
          </table:table-cell>
          <table:table-cell table:style-name="ce18" table:formula="of:=INDIRECT(&quot;B&quot; &amp; ([.$C145]*3 + [.E$1] +1))" office:value-type="float" office:value="-53" calcext:value-type="float">
            <text:p>-53</text:p>
          </table:table-cell>
          <table:table-cell table:style-name="ce18" table:formula="of:=INDIRECT(&quot;B&quot; &amp; ([.$C145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,0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style-name="ce18" table:formula="of:=INDIRECT(&quot;B&quot; &amp; ([.$C146]*3 + [.D$1] +1))" office:value-type="float" office:value="-34" calcext:value-type="float">
            <text:p>-34</text:p>
          </table:table-cell>
          <table:table-cell table:style-name="ce18" table:formula="of:=INDIRECT(&quot;B&quot; &amp; ([.$C146]*3 + [.E$1] +1))" office:value-type="float" office:value="-16" calcext:value-type="float">
            <text:p>-16</text:p>
          </table:table-cell>
          <table:table-cell table:style-name="ce18" table:formula="of:=INDIRECT(&quot;B&quot; &amp; ([.$C146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,0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style-name="ce18" table:formula="of:=INDIRECT(&quot;B&quot; &amp; ([.$C147]*3 + [.D$1] +1))" office:value-type="float" office:value="-5" calcext:value-type="float">
            <text:p>-5</text:p>
          </table:table-cell>
          <table:table-cell table:style-name="ce18" table:formula="of:=INDIRECT(&quot;B&quot; &amp; ([.$C147]*3 + [.E$1] +1))" office:value-type="float" office:value="-4" calcext:value-type="float">
            <text:p>-4</text:p>
          </table:table-cell>
          <table:table-cell table:style-name="ce18" table:formula="of:=INDIRECT(&quot;B&quot; &amp; ([.$C147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,00</text:p>
          </table:table-cell>
          <table:table-cell office:value-type="float" office:value="-3" calcext:value-type="float">
            <text:p>-3</text:p>
          </table:table-cell>
          <table:table-cell office:value-type="float" office:value="146" calcext:value-type="float">
            <text:p>146</text:p>
          </table:table-cell>
          <table:table-cell table:style-name="ce18" table:formula="of:=INDIRECT(&quot;B&quot; &amp; ([.$C148]*3 + [.D$1] +1))" office:value-type="float" office:value="110" calcext:value-type="float">
            <text:p>110</text:p>
          </table:table-cell>
          <table:table-cell table:style-name="ce18" table:formula="of:=INDIRECT(&quot;B&quot; &amp; ([.$C148]*3 + [.E$1] +1))" office:value-type="float" office:value="90" calcext:value-type="float">
            <text:p>90</text:p>
          </table:table-cell>
          <table:table-cell table:style-name="ce18" table:formula="of:=INDIRECT(&quot;B&quot; &amp; ([.$C148]*3 + [.F$1] +1))" office:value-type="float" office:value="-20" calcext:value-type="float">
            <text:p>-20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,0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8" table:formula="of:=INDIRECT(&quot;B&quot; &amp; ([.$C149]*3 + [.D$1] +1))" office:value-type="float" office:value="108" calcext:value-type="float">
            <text:p>108</text:p>
          </table:table-cell>
          <table:table-cell table:style-name="ce18" table:formula="of:=INDIRECT(&quot;B&quot; &amp; ([.$C149]*3 + [.E$1] +1))" office:value-type="float" office:value="60" calcext:value-type="float">
            <text:p>60</text:p>
          </table:table-cell>
          <table:table-cell table:style-name="ce18" table:formula="of:=INDIRECT(&quot;B&quot; &amp; ([.$C149]*3 + [.F$1] +1))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,00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style-name="ce18" table:formula="of:=INDIRECT(&quot;B&quot; &amp; ([.$C150]*3 + [.D$1] +1))" office:value-type="float" office:value="46" calcext:value-type="float">
            <text:p>46</text:p>
          </table:table-cell>
          <table:table-cell table:style-name="ce18" table:formula="of:=INDIRECT(&quot;B&quot; &amp; ([.$C150]*3 + [.E$1] +1))" office:value-type="float" office:value="22" calcext:value-type="float">
            <text:p>22</text:p>
          </table:table-cell>
          <table:table-cell table:style-name="ce18" table:formula="of:=INDIRECT(&quot;B&quot; &amp; ([.$C150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,00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  <table:table-cell table:style-name="ce18" table:formula="of:=INDIRECT(&quot;B&quot; &amp; ([.$C151]*3 + [.D$1] +1))" office:value-type="float" office:value="12" calcext:value-type="float">
            <text:p>12</text:p>
          </table:table-cell>
          <table:table-cell table:style-name="ce18" table:formula="of:=INDIRECT(&quot;B&quot; &amp; ([.$C151]*3 + [.E$1] +1))" office:value-type="float" office:value="6" calcext:value-type="float">
            <text:p>6</text:p>
          </table:table-cell>
          <table:table-cell table:style-name="ce18" table:formula="of:=INDIRECT(&quot;B&quot; &amp; ([.$C151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,0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table:style-name="ce18" table:formula="of:=INDIRECT(&quot;B&quot; &amp; ([.$C152]*3 + [.D$1] +1))" office:value-type="float" office:value="-1" calcext:value-type="float">
            <text:p>-1</text:p>
          </table:table-cell>
          <table:table-cell table:style-name="ce18" table:formula="of:=INDIRECT(&quot;B&quot; &amp; ([.$C152]*3 + [.E$1] +1))" office:value-type="float" office:value="-1" calcext:value-type="float">
            <text:p>-1</text:p>
          </table:table-cell>
          <table:table-cell table:style-name="ce18" table:formula="of:=INDIRECT(&quot;B&quot; &amp; ([.$C152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,00</text:p>
          </table:table-cell>
          <table:table-cell office:value-type="float" office:value="94" calcext:value-type="float">
            <text:p>94</text:p>
          </table:table-cell>
          <table:table-cell office:value-type="float" office:value="151" calcext:value-type="float">
            <text:p>151</text:p>
          </table:table-cell>
          <table:table-cell table:style-name="ce18" table:formula="of:=INDIRECT(&quot;B&quot; &amp; ([.$C153]*3 + [.D$1] +1))" office:value-type="float" office:value="-3" calcext:value-type="float">
            <text:p>-3</text:p>
          </table:table-cell>
          <table:table-cell table:style-name="ce18" table:formula="of:=INDIRECT(&quot;B&quot; &amp; ([.$C153]*3 + [.E$1] +1))" office:value-type="float" office:value="-3" calcext:value-type="float">
            <text:p>-3</text:p>
          </table:table-cell>
          <table:table-cell table:style-name="ce18" table:formula="of:=INDIRECT(&quot;B&quot; &amp; ([.$C153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,00</text:p>
          </table:table-cell>
          <table:table-cell office:value-type="float" office:value="-19" calcext:value-type="float">
            <text:p>-19</text:p>
          </table:table-cell>
          <table:table-cell office:value-type="float" office:value="152" calcext:value-type="float">
            <text:p>152</text:p>
          </table:table-cell>
          <table:table-cell table:style-name="ce18" table:formula="of:=INDIRECT(&quot;B&quot; &amp; ([.$C154]*3 + [.D$1] +1))" office:value-type="float" office:value="-8" calcext:value-type="float">
            <text:p>-8</text:p>
          </table:table-cell>
          <table:table-cell table:style-name="ce18" table:formula="of:=INDIRECT(&quot;B&quot; &amp; ([.$C154]*3 + [.E$1] +1))" office:value-type="float" office:value="-6" calcext:value-type="float">
            <text:p>-6</text:p>
          </table:table-cell>
          <table:table-cell table:style-name="ce18" table:formula="of:=INDIRECT(&quot;B&quot; &amp; ([.$C154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,00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table:style-name="ce18" table:formula="of:=INDIRECT(&quot;B&quot; &amp; ([.$C155]*3 + [.D$1] +1))" office:value-type="float" office:value="-7" calcext:value-type="float">
            <text:p>-7</text:p>
          </table:table-cell>
          <table:table-cell table:style-name="ce18" table:formula="of:=INDIRECT(&quot;B&quot; &amp; ([.$C155]*3 + [.E$1] +1))" office:value-type="float" office:value="-5" calcext:value-type="float">
            <text:p>-5</text:p>
          </table:table-cell>
          <table:table-cell table:style-name="ce18" table:formula="of:=INDIRECT(&quot;B&quot; &amp; ([.$C155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,00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style-name="ce18" table:formula="of:=INDIRECT(&quot;B&quot; &amp; ([.$C156]*3 + [.D$1] +1))" office:value-type="float" office:value="-5" calcext:value-type="float">
            <text:p>-5</text:p>
          </table:table-cell>
          <table:table-cell table:style-name="ce18" table:formula="of:=INDIRECT(&quot;B&quot; &amp; ([.$C156]*3 + [.E$1] +1))" office:value-type="float" office:value="-5" calcext:value-type="float">
            <text:p>-5</text:p>
          </table:table-cell>
          <table:table-cell table:style-name="ce18" table:formula="of:=INDIRECT(&quot;B&quot; &amp; ([.$C156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,00</text:p>
          </table:table-cell>
          <table:table-cell office:value-type="float" office:value="-4" calcext:value-type="float">
            <text:p>-4</text:p>
          </table:table-cell>
          <table:table-cell office:value-type="float" office:value="155" calcext:value-type="float">
            <text:p>155</text:p>
          </table:table-cell>
          <table:table-cell table:style-name="ce18" table:formula="of:=INDIRECT(&quot;B&quot; &amp; ([.$C157]*3 + [.D$1] +1))" office:value-type="float" office:value="-7" calcext:value-type="float">
            <text:p>-7</text:p>
          </table:table-cell>
          <table:table-cell table:style-name="ce18" table:formula="of:=INDIRECT(&quot;B&quot; &amp; ([.$C157]*3 + [.E$1] +1))" office:value-type="float" office:value="-5" calcext:value-type="float">
            <text:p>-5</text:p>
          </table:table-cell>
          <table:table-cell table:style-name="ce18" table:formula="of:=INDIRECT(&quot;B&quot; &amp; ([.$C157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,00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table:style-name="ce18" table:formula="of:=INDIRECT(&quot;B&quot; &amp; ([.$C158]*3 + [.D$1] +1))" office:value-type="float" office:value="-6" calcext:value-type="float">
            <text:p>-6</text:p>
          </table:table-cell>
          <table:table-cell table:style-name="ce18" table:formula="of:=INDIRECT(&quot;B&quot; &amp; ([.$C158]*3 + [.E$1] +1))" office:value-type="float" office:value="-3" calcext:value-type="float">
            <text:p>-3</text:p>
          </table:table-cell>
          <table:table-cell table:style-name="ce18" table:formula="of:=INDIRECT(&quot;B&quot; &amp; ([.$C158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,00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table:style-name="ce18" table:formula="of:=INDIRECT(&quot;B&quot; &amp; ([.$C159]*3 + [.D$1] +1))" office:value-type="float" office:value="-3" calcext:value-type="float">
            <text:p>-3</text:p>
          </table:table-cell>
          <table:table-cell table:style-name="ce18" table:formula="of:=INDIRECT(&quot;B&quot; &amp; ([.$C159]*3 + [.E$1] +1))" office:value-type="float" office:value="-5" calcext:value-type="float">
            <text:p>-5</text:p>
          </table:table-cell>
          <table:table-cell table:style-name="ce18" table:formula="of:=INDIRECT(&quot;B&quot; &amp; ([.$C159]*3 + [.F$1] +1)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,0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style-name="ce18" table:formula="of:=INDIRECT(&quot;B&quot; &amp; ([.$C160]*3 + [.D$1] +1))" office:value-type="float" office:value="-133" calcext:value-type="float">
            <text:p>-133</text:p>
          </table:table-cell>
          <table:table-cell table:style-name="ce18" table:formula="of:=INDIRECT(&quot;B&quot; &amp; ([.$C160]*3 + [.E$1] +1))" office:value-type="float" office:value="-93" calcext:value-type="float">
            <text:p>-93</text:p>
          </table:table-cell>
          <table:table-cell table:style-name="ce18" table:formula="of:=INDIRECT(&quot;B&quot; &amp; ([.$C160]*3 + [.F$1] +1)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,0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style-name="ce18" table:formula="of:=INDIRECT(&quot;B&quot; &amp; ([.$C161]*3 + [.D$1] +1))" office:value-type="float" office:value="-93" calcext:value-type="float">
            <text:p>-93</text:p>
          </table:table-cell>
          <table:table-cell table:style-name="ce18" table:formula="of:=INDIRECT(&quot;B&quot; &amp; ([.$C161]*3 + [.E$1] +1))" office:value-type="float" office:value="-50" calcext:value-type="float">
            <text:p>-50</text:p>
          </table:table-cell>
          <table:table-cell table:style-name="ce18" table:formula="of:=INDIRECT(&quot;B&quot; &amp; ([.$C161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,00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table:style-name="ce18" table:formula="of:=INDIRECT(&quot;B&quot; &amp; ([.$C162]*3 + [.D$1] +1))" office:value-type="float" office:value="-31" calcext:value-type="float">
            <text:p>-31</text:p>
          </table:table-cell>
          <table:table-cell table:style-name="ce18" table:formula="of:=INDIRECT(&quot;B&quot; &amp; ([.$C162]*3 + [.E$1] +1))" office:value-type="float" office:value="-17" calcext:value-type="float">
            <text:p>-17</text:p>
          </table:table-cell>
          <table:table-cell table:style-name="ce18" table:formula="of:=INDIRECT(&quot;B&quot; &amp; ([.$C162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,00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style-name="ce18" table:formula="of:=INDIRECT(&quot;B&quot; &amp; ([.$C163]*3 + [.D$1] +1))" office:value-type="float" office:value="-5" calcext:value-type="float">
            <text:p>-5</text:p>
          </table:table-cell>
          <table:table-cell table:style-name="ce18" table:formula="of:=INDIRECT(&quot;B&quot; &amp; ([.$C163]*3 + [.E$1] +1))" office:value-type="float" office:value="-2" calcext:value-type="float">
            <text:p>-2</text:p>
          </table:table-cell>
          <table:table-cell table:style-name="ce18" table:formula="of:=INDIRECT(&quot;B&quot; &amp; ([.$C163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,00</text:p>
          </table:table-cell>
          <table:table-cell office:value-type="float" office:value="-134" calcext:value-type="float">
            <text:p>-134</text:p>
          </table:table-cell>
          <table:table-cell office:value-type="float" office:value="162" calcext:value-type="float">
            <text:p>162</text:p>
          </table:table-cell>
          <table:table-cell table:style-name="ce18" table:formula="of:=INDIRECT(&quot;B&quot; &amp; ([.$C164]*3 + [.D$1] +1))" office:value-type="float" office:value="5" calcext:value-type="float">
            <text:p>5</text:p>
          </table:table-cell>
          <table:table-cell table:style-name="ce18" table:formula="of:=INDIRECT(&quot;B&quot; &amp; ([.$C164]*3 + [.E$1] +1))" office:value-type="float" office:value="2" calcext:value-type="float">
            <text:p>2</text:p>
          </table:table-cell>
          <table:table-cell table:style-name="ce18" table:formula="of:=INDIRECT(&quot;B&quot; &amp; ([.$C164]*3 + [.F$1] +1))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,00</text:p>
          </table:table-cell>
          <table:table-cell office:value-type="float" office:value="-88" calcext:value-type="float">
            <text:p>-88</text:p>
          </table:table-cell>
          <table:table-cell office:value-type="float" office:value="163" calcext:value-type="float">
            <text:p>163</text:p>
          </table:table-cell>
          <table:table-cell table:style-name="ce18" table:formula="of:=INDIRECT(&quot;B&quot; &amp; ([.$C165]*3 + [.D$1] +1))" office:value-type="float" office:value="10" calcext:value-type="float">
            <text:p>10</text:p>
          </table:table-cell>
          <table:table-cell table:style-name="ce18" table:formula="of:=INDIRECT(&quot;B&quot; &amp; ([.$C165]*3 + [.E$1] +1))" office:value-type="float" office:value="4" calcext:value-type="float">
            <text:p>4</text:p>
          </table:table-cell>
          <table:table-cell table:style-name="ce18" table:formula="of:=INDIRECT(&quot;B&quot; &amp; ([.$C165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,00</text:p>
          </table:table-cell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  <table:table-cell table:style-name="ce18" table:formula="of:=INDIRECT(&quot;B&quot; &amp; ([.$C166]*3 + [.D$1] +1))" office:value-type="float" office:value="9" calcext:value-type="float">
            <text:p>9</text:p>
          </table:table-cell>
          <table:table-cell table:style-name="ce18" table:formula="of:=INDIRECT(&quot;B&quot; &amp; ([.$C166]*3 + [.E$1] +1))" office:value-type="float" office:value="5" calcext:value-type="float">
            <text:p>5</text:p>
          </table:table-cell>
          <table:table-cell table:style-name="ce18" table:formula="of:=INDIRECT(&quot;B&quot; &amp; ([.$C166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,00</text:p>
          </table:table-cell>
          <table:table-cell office:value-type="float" office:value="-96" calcext:value-type="float">
            <text:p>-96</text:p>
          </table:table-cell>
          <table:table-cell office:value-type="float" office:value="165" calcext:value-type="float">
            <text:p>165</text:p>
          </table:table-cell>
          <table:table-cell table:style-name="ce18" table:formula="of:=INDIRECT(&quot;B&quot; &amp; ([.$C167]*3 + [.D$1] +1))" office:value-type="float" office:value="9" calcext:value-type="float">
            <text:p>9</text:p>
          </table:table-cell>
          <table:table-cell table:style-name="ce18" table:formula="of:=INDIRECT(&quot;B&quot; &amp; ([.$C167]*3 + [.E$1] +1))" office:value-type="float" office:value="8" calcext:value-type="float">
            <text:p>8</text:p>
          </table:table-cell>
          <table:table-cell table:style-name="ce18" table:formula="of:=INDIRECT(&quot;B&quot; &amp; ([.$C167]*3 + [.F$1] +1))" office:value-type="float" office:value="-17" calcext:value-type="float">
            <text:p>-17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,00</text:p>
          </table:table-cell>
          <table:table-cell office:value-type="float" office:value="-55" calcext:value-type="float">
            <text:p>-55</text:p>
          </table:table-cell>
          <table:table-cell office:value-type="float" office:value="166" calcext:value-type="float">
            <text:p>166</text:p>
          </table:table-cell>
          <table:table-cell table:style-name="ce18" table:formula="of:=INDIRECT(&quot;B&quot; &amp; ([.$C168]*3 + [.D$1] +1))" office:value-type="float" office:value="136" calcext:value-type="float">
            <text:p>136</text:p>
          </table:table-cell>
          <table:table-cell table:style-name="ce18" table:formula="of:=INDIRECT(&quot;B&quot; &amp; ([.$C168]*3 + [.E$1] +1))" office:value-type="float" office:value="95" calcext:value-type="float">
            <text:p>95</text:p>
          </table:table-cell>
          <table:table-cell table:style-name="ce18" table:formula="of:=INDIRECT(&quot;B&quot; &amp; ([.$C168]*3 + [.F$1] +1))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,00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style-name="ce18" table:formula="of:=INDIRECT(&quot;B&quot; &amp; ([.$C169]*3 + [.D$1] +1))" office:value-type="float" office:value="96" calcext:value-type="float">
            <text:p>96</text:p>
          </table:table-cell>
          <table:table-cell table:style-name="ce18" table:formula="of:=INDIRECT(&quot;B&quot; &amp; ([.$C169]*3 + [.E$1] +1))" office:value-type="float" office:value="52" calcext:value-type="float">
            <text:p>52</text:p>
          </table:table-cell>
          <table:table-cell table:style-name="ce18" table:formula="of:=INDIRECT(&quot;B&quot; &amp; ([.$C169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,00</text:p>
          </table:table-cell>
          <table:table-cell office:value-type="float" office:value="-38" calcext:value-type="float">
            <text:p>-38</text:p>
          </table:table-cell>
          <table:table-cell office:value-type="float" office:value="168" calcext:value-type="float">
            <text:p>168</text:p>
          </table:table-cell>
          <table:table-cell table:style-name="ce18" table:formula="of:=INDIRECT(&quot;B&quot; &amp; ([.$C170]*3 + [.D$1] +1))" office:value-type="float" office:value="34" calcext:value-type="float">
            <text:p>34</text:p>
          </table:table-cell>
          <table:table-cell table:style-name="ce18" table:formula="of:=INDIRECT(&quot;B&quot; &amp; ([.$C170]*3 + [.E$1] +1))" office:value-type="float" office:value="17" calcext:value-type="float">
            <text:p>17</text:p>
          </table:table-cell>
          <table:table-cell table:style-name="ce18" table:formula="of:=INDIRECT(&quot;B&quot; &amp; ([.$C170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,00</text:p>
          </table:table-cell>
          <table:table-cell office:value-type="float" office:value="-21" calcext:value-type="float">
            <text:p>-21</text:p>
          </table:table-cell>
          <table:table-cell office:value-type="float" office:value="169" calcext:value-type="float">
            <text:p>169</text:p>
          </table:table-cell>
          <table:table-cell table:style-name="ce18" table:formula="of:=INDIRECT(&quot;B&quot; &amp; ([.$C171]*3 + [.D$1] +1))" office:value-type="float" office:value="6" calcext:value-type="float">
            <text:p>6</text:p>
          </table:table-cell>
          <table:table-cell table:style-name="ce18" table:formula="of:=INDIRECT(&quot;B&quot; &amp; ([.$C171]*3 + [.E$1] +1))" office:value-type="float" office:value="2" calcext:value-type="float">
            <text:p>2</text:p>
          </table:table-cell>
          <table:table-cell table:style-name="ce18" table:formula="of:=INDIRECT(&quot;B&quot; &amp; ([.$C171]*3 + [.F$1] +1)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,00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table:style-name="ce18" table:formula="of:=INDIRECT(&quot;B&quot; &amp; ([.$C172]*3 + [.D$1] +1))" office:value-type="float" office:value="-131" calcext:value-type="float">
            <text:p>-131</text:p>
          </table:table-cell>
          <table:table-cell table:style-name="ce18" table:formula="of:=INDIRECT(&quot;B&quot; &amp; ([.$C172]*3 + [.E$1] +1))" office:value-type="float" office:value="-91" calcext:value-type="float">
            <text:p>-91</text:p>
          </table:table-cell>
          <table:table-cell table:style-name="ce18" table:formula="of:=INDIRECT(&quot;B&quot; &amp; ([.$C172]*3 + [.F$1] +1)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,00</text:p>
          </table:table-cell>
          <table:table-cell office:value-type="float" office:value="-11" calcext:value-type="float">
            <text:p>-11</text:p>
          </table:table-cell>
          <table:table-cell office:value-type="float" office:value="171" calcext:value-type="float">
            <text:p>171</text:p>
          </table:table-cell>
          <table:table-cell table:style-name="ce18" table:formula="of:=INDIRECT(&quot;B&quot; &amp; ([.$C173]*3 + [.D$1] +1))" office:value-type="float" office:value="-95" calcext:value-type="float">
            <text:p>-95</text:p>
          </table:table-cell>
          <table:table-cell table:style-name="ce18" table:formula="of:=INDIRECT(&quot;B&quot; &amp; ([.$C173]*3 + [.E$1] +1))" office:value-type="float" office:value="-46" calcext:value-type="float">
            <text:p>-46</text:p>
          </table:table-cell>
          <table:table-cell table:style-name="ce18" table:formula="of:=INDIRECT(&quot;B&quot; &amp; ([.$C173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,00</text:p>
          </table:table-cell>
          <table:table-cell office:value-type="float" office:value="-2" calcext:value-type="float">
            <text:p>-2</text:p>
          </table:table-cell>
          <table:table-cell office:value-type="float" office:value="172" calcext:value-type="float">
            <text:p>172</text:p>
          </table:table-cell>
          <table:table-cell table:style-name="ce18" table:formula="of:=INDIRECT(&quot;B&quot; &amp; ([.$C174]*3 + [.D$1] +1))" office:value-type="float" office:value="-37" calcext:value-type="float">
            <text:p>-37</text:p>
          </table:table-cell>
          <table:table-cell table:style-name="ce18" table:formula="of:=INDIRECT(&quot;B&quot; &amp; ([.$C174]*3 + [.E$1] +1))" office:value-type="float" office:value="-22" calcext:value-type="float">
            <text:p>-22</text:p>
          </table:table-cell>
          <table:table-cell table:style-name="ce18" table:formula="of:=INDIRECT(&quot;B&quot; &amp; ([.$C174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,00</text:p>
          </table:table-cell>
          <table:table-cell office:value-type="float" office:value="-10" calcext:value-type="float">
            <text:p>-10</text:p>
          </table:table-cell>
          <table:table-cell office:value-type="float" office:value="173" calcext:value-type="float">
            <text:p>173</text:p>
          </table:table-cell>
          <table:table-cell table:style-name="ce18" table:formula="of:=INDIRECT(&quot;B&quot; &amp; ([.$C175]*3 + [.D$1] +1))" office:value-type="float" office:value="-9" calcext:value-type="float">
            <text:p>-9</text:p>
          </table:table-cell>
          <table:table-cell table:style-name="ce18" table:formula="of:=INDIRECT(&quot;B&quot; &amp; ([.$C175]*3 + [.E$1] +1))" office:value-type="float" office:value="-6" calcext:value-type="float">
            <text:p>-6</text:p>
          </table:table-cell>
          <table:table-cell table:style-name="ce18" table:formula="of:=INDIRECT(&quot;B&quot; &amp; ([.$C175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,0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18" table:formula="of:=INDIRECT(&quot;B&quot; &amp; ([.$C176]*3 + [.D$1] +1))" office:value-type="float" office:value="3" calcext:value-type="float">
            <text:p>3</text:p>
          </table:table-cell>
          <table:table-cell table:style-name="ce18" table:formula="of:=INDIRECT(&quot;B&quot; &amp; ([.$C176]*3 + [.E$1] +1))" office:value-type="float" office:value="2" calcext:value-type="float">
            <text:p>2</text:p>
          </table:table-cell>
          <table:table-cell table:style-name="ce18" table:formula="of:=INDIRECT(&quot;B&quot; &amp; ([.$C176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,0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18" table:formula="of:=INDIRECT(&quot;B&quot; &amp; ([.$C177]*3 + [.D$1] +1))" office:value-type="float" office:value="6" calcext:value-type="float">
            <text:p>6</text:p>
          </table:table-cell>
          <table:table-cell table:style-name="ce18" table:formula="of:=INDIRECT(&quot;B&quot; &amp; ([.$C177]*3 + [.E$1] +1))" office:value-type="float" office:value="3" calcext:value-type="float">
            <text:p>3</text:p>
          </table:table-cell>
          <table:table-cell table:style-name="ce18" table:formula="of:=INDIRECT(&quot;B&quot; &amp; ([.$C177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,00</text:p>
          </table:table-cell>
          <table:table-cell office:value-type="float" office:value="-3" calcext:value-type="float">
            <text:p>-3</text:p>
          </table:table-cell>
          <table:table-cell office:value-type="float" office:value="176" calcext:value-type="float">
            <text:p>176</text:p>
          </table:table-cell>
          <table:table-cell table:style-name="ce18" table:formula="of:=INDIRECT(&quot;B&quot; &amp; ([.$C178]*3 + [.D$1] +1))" office:value-type="float" office:value="6" calcext:value-type="float">
            <text:p>6</text:p>
          </table:table-cell>
          <table:table-cell table:style-name="ce18" table:formula="of:=INDIRECT(&quot;B&quot; &amp; ([.$C178]*3 + [.E$1] +1))" office:value-type="float" office:value="4" calcext:value-type="float">
            <text:p>4</text:p>
          </table:table-cell>
          <table:table-cell table:style-name="ce18" table:formula="of:=INDIRECT(&quot;B&quot; &amp; ([.$C178]*3 + [.F$1] +1))" office:value-type="float" office:value="-13" calcext:value-type="float">
            <text:p>-13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,00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table:style-name="ce18" table:formula="of:=INDIRECT(&quot;B&quot; &amp; ([.$C179]*3 + [.D$1] +1))" office:value-type="float" office:value="9" calcext:value-type="float">
            <text:p>9</text:p>
          </table:table-cell>
          <table:table-cell table:style-name="ce18" table:formula="of:=INDIRECT(&quot;B&quot; &amp; ([.$C179]*3 + [.E$1] +1))" office:value-type="float" office:value="5" calcext:value-type="float">
            <text:p>5</text:p>
          </table:table-cell>
          <table:table-cell table:style-name="ce18" table:formula="of:=INDIRECT(&quot;B&quot; &amp; ([.$C179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,00</text:p>
          </table:table-cell>
          <table:table-cell office:value-type="float" office:value="-3" calcext:value-type="float">
            <text:p>-3</text:p>
          </table:table-cell>
          <table:table-cell office:value-type="float" office:value="178" calcext:value-type="float">
            <text:p>178</text:p>
          </table:table-cell>
          <table:table-cell table:style-name="ce18" table:formula="of:=INDIRECT(&quot;B&quot; &amp; ([.$C180]*3 + [.D$1] +1))" office:value-type="float" office:value="123" calcext:value-type="float">
            <text:p>123</text:p>
          </table:table-cell>
          <table:table-cell table:style-name="ce18" table:formula="of:=INDIRECT(&quot;B&quot; &amp; ([.$C180]*3 + [.E$1] +1))" office:value-type="float" office:value="91" calcext:value-type="float">
            <text:p>91</text:p>
          </table:table-cell>
          <table:table-cell table:style-name="ce18" table:formula="of:=INDIRECT(&quot;B&quot; &amp; ([.$C180]*3 + [.F$1] +1))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,0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style-name="ce18" table:formula="of:=INDIRECT(&quot;B&quot; &amp; ([.$C181]*3 + [.D$1] +1))" office:value-type="float" office:value="101" calcext:value-type="float">
            <text:p>101</text:p>
          </table:table-cell>
          <table:table-cell table:style-name="ce18" table:formula="of:=INDIRECT(&quot;B&quot; &amp; ([.$C181]*3 + [.E$1] +1))" office:value-type="float" office:value="52" calcext:value-type="float">
            <text:p>52</text:p>
          </table:table-cell>
          <table:table-cell table:style-name="ce18" table:formula="of:=INDIRECT(&quot;B&quot; &amp; ([.$C181]*3 + [.F$1] +1))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,0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style-name="ce18" table:formula="of:=INDIRECT(&quot;B&quot; &amp; ([.$C182]*3 + [.D$1] +1))" office:value-type="float" office:value="39" calcext:value-type="float">
            <text:p>39</text:p>
          </table:table-cell>
          <table:table-cell table:style-name="ce18" table:formula="of:=INDIRECT(&quot;B&quot; &amp; ([.$C182]*3 + [.E$1] +1))" office:value-type="float" office:value="18" calcext:value-type="float">
            <text:p>18</text:p>
          </table:table-cell>
          <table:table-cell table:style-name="ce18" table:formula="of:=INDIRECT(&quot;B&quot; &amp; ([.$C182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,0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8" table:formula="of:=INDIRECT(&quot;B&quot; &amp; ([.$C183]*3 + [.D$1] +1))" office:value-type="float" office:value="5" calcext:value-type="float">
            <text:p>5</text:p>
          </table:table-cell>
          <table:table-cell table:style-name="ce18" table:formula="of:=INDIRECT(&quot;B&quot; &amp; ([.$C183]*3 + [.E$1] +1))" office:value-type="float" office:value="1" calcext:value-type="float">
            <text:p>1</text:p>
          </table:table-cell>
          <table:table-cell table:style-name="ce18" table:formula="of:=INDIRECT(&quot;B&quot; &amp; ([.$C183]*3 + [.F$1] +1)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,00</text:p>
          </table:table-cell>
          <table:table-cell office:value-type="float" office:value="-6" calcext:value-type="float">
            <text:p>-6</text:p>
          </table:table-cell>
          <table:table-cell office:value-type="float" office:value="182" calcext:value-type="float">
            <text:p>182</text:p>
          </table:table-cell>
          <table:table-cell table:style-name="ce18" table:formula="of:=INDIRECT(&quot;B&quot; &amp; ([.$C184]*3 + [.D$1] +1))" office:value-type="float" office:value="-131" calcext:value-type="float">
            <text:p>-131</text:p>
          </table:table-cell>
          <table:table-cell table:style-name="ce18" table:formula="of:=INDIRECT(&quot;B&quot; &amp; ([.$C184]*3 + [.E$1] +1))" office:value-type="float" office:value="-92" calcext:value-type="float">
            <text:p>-92</text:p>
          </table:table-cell>
          <table:table-cell table:style-name="ce18" table:formula="of:=INDIRECT(&quot;B&quot; &amp; ([.$C184]*3 + [.F$1] +1)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,00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style-name="ce18" table:formula="of:=INDIRECT(&quot;B&quot; &amp; ([.$C185]*3 + [.D$1] +1))" office:value-type="float" office:value="-95" calcext:value-type="float">
            <text:p>-95</text:p>
          </table:table-cell>
          <table:table-cell table:style-name="ce18" table:formula="of:=INDIRECT(&quot;B&quot; &amp; ([.$C185]*3 + [.E$1] +1))" office:value-type="float" office:value="-52" calcext:value-type="float">
            <text:p>-52</text:p>
          </table:table-cell>
          <table:table-cell table:style-name="ce18" table:formula="of:=INDIRECT(&quot;B&quot; &amp; ([.$C185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,00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style-name="ce18" table:formula="of:=INDIRECT(&quot;B&quot; &amp; ([.$C186]*3 + [.D$1] +1))" office:value-type="float" office:value="-39" calcext:value-type="float">
            <text:p>-39</text:p>
          </table:table-cell>
          <table:table-cell table:style-name="ce18" table:formula="of:=INDIRECT(&quot;B&quot; &amp; ([.$C186]*3 + [.E$1] +1))" office:value-type="float" office:value="-18" calcext:value-type="float">
            <text:p>-18</text:p>
          </table:table-cell>
          <table:table-cell table:style-name="ce18" table:formula="of:=INDIRECT(&quot;B&quot; &amp; ([.$C186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,00</text:p>
          </table:table-cell>
          <table:table-cell office:value-type="float" office:value="-1" calcext:value-type="float">
            <text:p>-1</text:p>
          </table:table-cell>
          <table:table-cell office:value-type="float" office:value="185" calcext:value-type="float">
            <text:p>185</text:p>
          </table:table-cell>
          <table:table-cell table:style-name="ce18" table:formula="of:=INDIRECT(&quot;B&quot; &amp; ([.$C187]*3 + [.D$1] +1))" office:value-type="float" office:value="-10" calcext:value-type="float">
            <text:p>-10</text:p>
          </table:table-cell>
          <table:table-cell table:style-name="ce18" table:formula="of:=INDIRECT(&quot;B&quot; &amp; ([.$C187]*3 + [.E$1] +1))" office:value-type="float" office:value="-4" calcext:value-type="float">
            <text:p>-4</text:p>
          </table:table-cell>
          <table:table-cell table:style-name="ce18" table:formula="of:=INDIRECT(&quot;B&quot; &amp; ([.$C187]*3 + [.F$1] +1))" office:value-type="float" office:value="-13" calcext:value-type="float">
            <text:p>-13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,00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table:style-name="ce18" table:formula="of:=INDIRECT(&quot;B&quot; &amp; ([.$C188]*3 + [.D$1] +1))" office:value-type="float" office:value="2" calcext:value-type="float">
            <text:p>2</text:p>
          </table:table-cell>
          <table:table-cell table:style-name="ce18" table:formula="of:=INDIRECT(&quot;B&quot; &amp; ([.$C188]*3 + [.E$1] +1))" office:value-type="float" office:value="-1" calcext:value-type="float">
            <text:p>-1</text:p>
          </table:table-cell>
          <table:table-cell table:style-name="ce18" table:formula="of:=INDIRECT(&quot;B&quot; &amp; ([.$C188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,00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table:style-name="ce18" table:formula="of:=INDIRECT(&quot;B&quot; &amp; ([.$C189]*3 + [.D$1] +1))" office:value-type="float" office:value="3" calcext:value-type="float">
            <text:p>3</text:p>
          </table:table-cell>
          <table:table-cell table:style-name="ce18" table:formula="of:=INDIRECT(&quot;B&quot; &amp; ([.$C189]*3 + [.E$1] +1))" office:value-type="float" office:value="2" calcext:value-type="float">
            <text:p>2</text:p>
          </table:table-cell>
          <table:table-cell table:style-name="ce18" table:formula="of:=INDIRECT(&quot;B&quot; &amp; ([.$C189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,00</text:p>
          </table:table-cell>
          <table:table-cell office:value-type="float" office:value="-21" calcext:value-type="float">
            <text:p>-21</text:p>
          </table:table-cell>
          <table:table-cell office:value-type="float" office:value="188" calcext:value-type="float">
            <text:p>188</text:p>
          </table:table-cell>
          <table:table-cell table:style-name="ce18" table:formula="of:=INDIRECT(&quot;B&quot; &amp; ([.$C190]*3 + [.D$1] +1))" office:value-type="float" office:value="5" calcext:value-type="float">
            <text:p>5</text:p>
          </table:table-cell>
          <table:table-cell table:style-name="ce18" table:formula="of:=INDIRECT(&quot;B&quot; &amp; ([.$C190]*3 + [.E$1] +1))" office:value-type="float" office:value="4" calcext:value-type="float">
            <text:p>4</text:p>
          </table:table-cell>
          <table:table-cell table:style-name="ce18" table:formula="of:=INDIRECT(&quot;B&quot; &amp; ([.$C190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,00</text:p>
          </table:table-cell>
          <table:table-cell office:value-type="float" office:value="105" calcext:value-type="float">
            <text:p>105</text:p>
          </table:table-cell>
          <table:table-cell office:value-type="float" office:value="189" calcext:value-type="float">
            <text:p>189</text:p>
          </table:table-cell>
          <table:table-cell table:style-name="ce18" table:formula="of:=INDIRECT(&quot;B&quot; &amp; ([.$C191]*3 + [.D$1] +1))" office:value-type="float" office:value="7" calcext:value-type="float">
            <text:p>7</text:p>
          </table:table-cell>
          <table:table-cell table:style-name="ce18" table:formula="of:=INDIRECT(&quot;B&quot; &amp; ([.$C191]*3 + [.E$1] +1))" office:value-type="float" office:value="5" calcext:value-type="float">
            <text:p>5</text:p>
          </table:table-cell>
          <table:table-cell table:style-name="ce18" table:formula="of:=INDIRECT(&quot;B&quot; &amp; ([.$C191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,00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style-name="ce18" table:formula="of:=INDIRECT(&quot;B&quot; &amp; ([.$C192]*3 + [.D$1] +1))" office:value-type="float" office:value="130" calcext:value-type="float">
            <text:p>130</text:p>
          </table:table-cell>
          <table:table-cell table:style-name="ce18" table:formula="of:=INDIRECT(&quot;B&quot; &amp; ([.$C192]*3 + [.E$1] +1))" office:value-type="float" office:value="93" calcext:value-type="float">
            <text:p>93</text:p>
          </table:table-cell>
          <table:table-cell table:style-name="ce18" table:formula="of:=INDIRECT(&quot;B&quot; &amp; ([.$C192]*3 + [.F$1] +1))" office:value-type="float" office:value="-20" calcext:value-type="float">
            <text:p>-2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,00</text:p>
          </table:table-cell>
          <table:table-cell office:value-type="float" office:value="-13" calcext:value-type="float">
            <text:p>-13</text:p>
          </table:table-cell>
          <table:table-cell office:value-type="float" office:value="191" calcext:value-type="float">
            <text:p>191</text:p>
          </table:table-cell>
          <table:table-cell table:style-name="ce18" table:formula="of:=INDIRECT(&quot;B&quot; &amp; ([.$C193]*3 + [.D$1] +1))" office:value-type="float" office:value="94" calcext:value-type="float">
            <text:p>94</text:p>
          </table:table-cell>
          <table:table-cell table:style-name="ce18" table:formula="of:=INDIRECT(&quot;B&quot; &amp; ([.$C193]*3 + [.E$1] +1))" office:value-type="float" office:value="51" calcext:value-type="float">
            <text:p>51</text:p>
          </table:table-cell>
          <table:table-cell table:style-name="ce18" table:formula="of:=INDIRECT(&quot;B&quot; &amp; ([.$C193]*3 + [.F$1] +1))" office:value-type="float" office:value="-13" calcext:value-type="float">
            <text:p>-13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,00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table:style-name="ce18" table:formula="of:=INDIRECT(&quot;B&quot; &amp; ([.$C194]*3 + [.D$1] +1))" office:value-type="float" office:value="32" calcext:value-type="float">
            <text:p>32</text:p>
          </table:table-cell>
          <table:table-cell table:style-name="ce18" table:formula="of:=INDIRECT(&quot;B&quot; &amp; ([.$C194]*3 + [.E$1] +1))" office:value-type="float" office:value="15" calcext:value-type="float">
            <text:p>15</text:p>
          </table:table-cell>
          <table:table-cell table:style-name="ce18" table:formula="of:=INDIRECT(&quot;B&quot; &amp; ([.$C194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,00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table:style-name="ce18" table:formula="of:=INDIRECT(&quot;B&quot; &amp; ([.$C195]*3 + [.D$1] +1))" office:value-type="float" office:value="2" calcext:value-type="float">
            <text:p>2</text:p>
          </table:table-cell>
          <table:table-cell table:style-name="ce18" table:formula="of:=INDIRECT(&quot;B&quot; &amp; ([.$C195]*3 + [.E$1] +1))" office:value-type="float" office:value="-1" calcext:value-type="float">
            <text:p>-1</text:p>
          </table:table-cell>
          <table:table-cell table:style-name="ce18" table:formula="of:=INDIRECT(&quot;B&quot; &amp; ([.$C195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,0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style-name="ce18" table:formula="of:=INDIRECT(&quot;B&quot; &amp; ([.$C196]*3 + [.D$1] +1))" office:value-type="float" office:value="-6" calcext:value-type="float">
            <text:p>-6</text:p>
          </table:table-cell>
          <table:table-cell table:style-name="ce18" table:formula="of:=INDIRECT(&quot;B&quot; &amp; ([.$C196]*3 + [.E$1] +1))" office:value-type="float" office:value="-3" calcext:value-type="float">
            <text:p>-3</text:p>
          </table:table-cell>
          <table:table-cell table:style-name="ce18" table:formula="of:=INDIRECT(&quot;B&quot; &amp; ([.$C196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,00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table:style-name="ce18" table:formula="of:=INDIRECT(&quot;B&quot; &amp; ([.$C197]*3 + [.D$1] +1))" office:value-type="float" office:value="-9" calcext:value-type="float">
            <text:p>-9</text:p>
          </table:table-cell>
          <table:table-cell table:style-name="ce18" table:formula="of:=INDIRECT(&quot;B&quot; &amp; ([.$C197]*3 + [.E$1] +1))" office:value-type="float" office:value="-6" calcext:value-type="float">
            <text:p>-6</text:p>
          </table:table-cell>
          <table:table-cell table:style-name="ce18" table:formula="of:=INDIRECT(&quot;B&quot; &amp; ([.$C197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,00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style-name="ce18" table:formula="of:=INDIRECT(&quot;B&quot; &amp; ([.$C198]*3 + [.D$1] +1))" office:value-type="float" office:value="-11" calcext:value-type="float">
            <text:p>-11</text:p>
          </table:table-cell>
          <table:table-cell table:style-name="ce18" table:formula="of:=INDIRECT(&quot;B&quot; &amp; ([.$C198]*3 + [.E$1] +1))" office:value-type="float" office:value="-7" calcext:value-type="float">
            <text:p>-7</text:p>
          </table:table-cell>
          <table:table-cell table:style-name="ce18" table:formula="of:=INDIRECT(&quot;B&quot; &amp; ([.$C198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,00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style-name="ce18" table:formula="of:=INDIRECT(&quot;B&quot; &amp; ([.$C199]*3 + [.D$1] +1))" office:value-type="float" office:value="-9" calcext:value-type="float">
            <text:p>-9</text:p>
          </table:table-cell>
          <table:table-cell table:style-name="ce18" table:formula="of:=INDIRECT(&quot;B&quot; &amp; ([.$C199]*3 + [.E$1] +1))" office:value-type="float" office:value="-6" calcext:value-type="float">
            <text:p>-6</text:p>
          </table:table-cell>
          <table:table-cell table:style-name="ce18" table:formula="of:=INDIRECT(&quot;B&quot; &amp; ([.$C199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,00</text:p>
          </table:table-cell>
          <table:table-cell office:value-type="float" office:value="-5" calcext:value-type="float">
            <text:p>-5</text:p>
          </table:table-cell>
          <table:table-cell office:value-type="float" office:value="198" calcext:value-type="float">
            <text:p>198</text:p>
          </table:table-cell>
          <table:table-cell table:style-name="ce18" table:formula="of:=INDIRECT(&quot;B&quot; &amp; ([.$C200]*3 + [.D$1] +1))" office:value-type="float" office:value="-10" calcext:value-type="float">
            <text:p>-10</text:p>
          </table:table-cell>
          <table:table-cell table:style-name="ce18" table:formula="of:=INDIRECT(&quot;B&quot; &amp; ([.$C200]*3 + [.E$1] +1))" office:value-type="float" office:value="-7" calcext:value-type="float">
            <text:p>-7</text:p>
          </table:table-cell>
          <table:table-cell table:style-name="ce18" table:formula="of:=INDIRECT(&quot;B&quot; &amp; ([.$C200]*3 + [.F$1] +1)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,00</text:p>
          </table:table-cell>
          <table:table-cell office:value-type="float" office:value="-3" calcext:value-type="float">
            <text:p>-3</text:p>
          </table:table-cell>
          <table:table-cell office:value-type="float" office:value="199" calcext:value-type="float">
            <text:p>199</text:p>
          </table:table-cell>
          <table:table-cell table:style-name="ce18" table:formula="of:=INDIRECT(&quot;B&quot; &amp; ([.$C201]*3 + [.D$1] +1))" office:value-type="float" office:value="-10" calcext:value-type="float">
            <text:p>-10</text:p>
          </table:table-cell>
          <table:table-cell table:style-name="ce18" table:formula="of:=INDIRECT(&quot;B&quot; &amp; ([.$C201]*3 + [.E$1] +1))" office:value-type="float" office:value="-6" calcext:value-type="float">
            <text:p>-6</text:p>
          </table:table-cell>
          <table:table-cell table:style-name="ce18" table:formula="of:=INDIRECT(&quot;B&quot; &amp; ([.$C201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,00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style-name="ce18" table:formula="of:=INDIRECT(&quot;B&quot; &amp; ([.$C202]*3 + [.D$1] +1))" office:value-type="float" office:value="-6" calcext:value-type="float">
            <text:p>-6</text:p>
          </table:table-cell>
          <table:table-cell table:style-name="ce18" table:formula="of:=INDIRECT(&quot;B&quot; &amp; ([.$C202]*3 + [.E$1] +1))" office:value-type="float" office:value="-5" calcext:value-type="float">
            <text:p>-5</text:p>
          </table:table-cell>
          <table:table-cell table:style-name="ce18" table:formula="of:=INDIRECT(&quot;B&quot; &amp; ([.$C202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,00</text:p>
          </table:table-cell>
          <table:table-cell office:value-type="float" office:value="-6" calcext:value-type="float">
            <text:p>-6</text:p>
          </table:table-cell>
          <table:table-cell office:value-type="float" office:value="201" calcext:value-type="float">
            <text:p>201</text:p>
          </table:table-cell>
          <table:table-cell table:style-name="ce18" table:formula="of:=INDIRECT(&quot;B&quot; &amp; ([.$C203]*3 + [.D$1] +1))" office:value-type="float" office:value="-8" calcext:value-type="float">
            <text:p>-8</text:p>
          </table:table-cell>
          <table:table-cell table:style-name="ce18" table:formula="of:=INDIRECT(&quot;B&quot; &amp; ([.$C203]*3 + [.E$1] +1))" office:value-type="float" office:value="-6" calcext:value-type="float">
            <text:p>-6</text:p>
          </table:table-cell>
          <table:table-cell table:style-name="ce18" table:formula="of:=INDIRECT(&quot;B&quot; &amp; ([.$C203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,00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table:style-name="ce18" table:formula="of:=INDIRECT(&quot;B&quot; &amp; ([.$C204]*3 + [.D$1] +1))" office:value-type="float" office:value="-8" calcext:value-type="float">
            <text:p>-8</text:p>
          </table:table-cell>
          <table:table-cell table:style-name="ce18" table:formula="of:=INDIRECT(&quot;B&quot; &amp; ([.$C204]*3 + [.E$1] +1))" office:value-type="float" office:value="-5" calcext:value-type="float">
            <text:p>-5</text:p>
          </table:table-cell>
          <table:table-cell table:style-name="ce18" table:formula="of:=INDIRECT(&quot;B&quot; &amp; ([.$C204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,00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table:style-name="ce18" table:formula="of:=INDIRECT(&quot;B&quot; &amp; ([.$C205]*3 + [.D$1] +1))" office:value-type="float" office:value="-5" calcext:value-type="float">
            <text:p>-5</text:p>
          </table:table-cell>
          <table:table-cell table:style-name="ce18" table:formula="of:=INDIRECT(&quot;B&quot; &amp; ([.$C205]*3 + [.E$1] +1))" office:value-type="float" office:value="-5" calcext:value-type="float">
            <text:p>-5</text:p>
          </table:table-cell>
          <table:table-cell table:style-name="ce18" table:formula="of:=INDIRECT(&quot;B&quot; &amp; ([.$C205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,00</text:p>
          </table:table-cell>
          <table:table-cell office:value-type="float" office:value="-12" calcext:value-type="float">
            <text:p>-12</text:p>
          </table:table-cell>
          <table:table-cell office:value-type="float" office:value="204" calcext:value-type="float">
            <text:p>204</text:p>
          </table:table-cell>
          <table:table-cell table:style-name="ce18" table:formula="of:=INDIRECT(&quot;B&quot; &amp; ([.$C206]*3 + [.D$1] +1))" office:value-type="float" office:value="-7" calcext:value-type="float">
            <text:p>-7</text:p>
          </table:table-cell>
          <table:table-cell table:style-name="ce18" table:formula="of:=INDIRECT(&quot;B&quot; &amp; ([.$C206]*3 + [.E$1] +1))" office:value-type="float" office:value="-6" calcext:value-type="float">
            <text:p>-6</text:p>
          </table:table-cell>
          <table:table-cell table:style-name="ce18" table:formula="of:=INDIRECT(&quot;B&quot; &amp; ([.$C206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,00</text:p>
          </table:table-cell>
          <table:table-cell office:value-type="float" office:value="-10" calcext:value-type="float">
            <text:p>-10</text:p>
          </table:table-cell>
          <table:table-cell office:value-type="float" office:value="205" calcext:value-type="float">
            <text:p>205</text:p>
          </table:table-cell>
          <table:table-cell table:style-name="ce18" table:formula="of:=INDIRECT(&quot;B&quot; &amp; ([.$C207]*3 + [.D$1] +1))" office:value-type="float" office:value="-6" calcext:value-type="float">
            <text:p>-6</text:p>
          </table:table-cell>
          <table:table-cell table:style-name="ce18" table:formula="of:=INDIRECT(&quot;B&quot; &amp; ([.$C207]*3 + [.E$1] +1))" office:value-type="float" office:value="-5" calcext:value-type="float">
            <text:p>-5</text:p>
          </table:table-cell>
          <table:table-cell table:style-name="ce18" table:formula="of:=INDIRECT(&quot;B&quot; &amp; ([.$C207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,00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style-name="ce18" table:formula="of:=INDIRECT(&quot;B&quot; &amp; ([.$C208]*3 + [.D$1] +1))" office:value-type="float" office:value="-114" calcext:value-type="float">
            <text:p>-114</text:p>
          </table:table-cell>
          <table:table-cell table:style-name="ce18" table:formula="of:=INDIRECT(&quot;B&quot; &amp; ([.$C208]*3 + [.E$1] +1))" office:value-type="float" office:value="-89" calcext:value-type="float">
            <text:p>-89</text:p>
          </table:table-cell>
          <table:table-cell table:style-name="ce18" table:formula="of:=INDIRECT(&quot;B&quot; &amp; ([.$C208]*3 + [.F$1] +1)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,00</text:p>
          </table:table-cell>
          <table:table-cell office:value-type="float" office:value="-11" calcext:value-type="float">
            <text:p>-11</text:p>
          </table:table-cell>
          <table:table-cell office:value-type="float" office:value="207" calcext:value-type="float">
            <text:p>207</text:p>
          </table:table-cell>
          <table:table-cell table:style-name="ce18" table:formula="of:=INDIRECT(&quot;B&quot; &amp; ([.$C209]*3 + [.D$1] +1))" office:value-type="float" office:value="-104" calcext:value-type="float">
            <text:p>-104</text:p>
          </table:table-cell>
          <table:table-cell table:style-name="ce18" table:formula="of:=INDIRECT(&quot;B&quot; &amp; ([.$C209]*3 + [.E$1] +1))" office:value-type="float" office:value="-60" calcext:value-type="float">
            <text:p>-60</text:p>
          </table:table-cell>
          <table:table-cell table:style-name="ce18" table:formula="of:=INDIRECT(&quot;B&quot; &amp; ([.$C209]*3 + [.F$1] +1)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,00</text:p>
          </table:table-cell>
          <table:table-cell office:value-type="float" office:value="-8" calcext:value-type="float">
            <text:p>-8</text:p>
          </table:table-cell>
          <table:table-cell office:value-type="float" office:value="208" calcext:value-type="float">
            <text:p>208</text:p>
          </table:table-cell>
          <table:table-cell table:style-name="ce18" table:formula="of:=INDIRECT(&quot;B&quot; &amp; ([.$C210]*3 + [.D$1] +1))" office:value-type="float" office:value="-40" calcext:value-type="float">
            <text:p>-40</text:p>
          </table:table-cell>
          <table:table-cell table:style-name="ce18" table:formula="of:=INDIRECT(&quot;B&quot; &amp; ([.$C210]*3 + [.E$1] +1))" office:value-type="float" office:value="-21" calcext:value-type="float">
            <text:p>-21</text:p>
          </table:table-cell>
          <table:table-cell table:style-name="ce18" table:formula="of:=INDIRECT(&quot;B&quot; &amp; ([.$C210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,00</text:p>
          </table:table-cell>
          <table:table-cell office:value-type="float" office:value="-6" calcext:value-type="float">
            <text:p>-6</text:p>
          </table:table-cell>
          <table:table-cell office:value-type="float" office:value="209" calcext:value-type="float">
            <text:p>209</text:p>
          </table:table-cell>
          <table:table-cell table:style-name="ce18" table:formula="of:=INDIRECT(&quot;B&quot; &amp; ([.$C211]*3 + [.D$1] +1))" office:value-type="float" office:value="-5" calcext:value-type="float">
            <text:p>-5</text:p>
          </table:table-cell>
          <table:table-cell table:style-name="ce18" table:formula="of:=INDIRECT(&quot;B&quot; &amp; ([.$C211]*3 + [.E$1] +1))" office:value-type="float" office:value="-4" calcext:value-type="float">
            <text:p>-4</text:p>
          </table:table-cell>
          <table:table-cell table:style-name="ce18" table:formula="of:=INDIRECT(&quot;B&quot; &amp; ([.$C211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,00</text:p>
          </table:table-cell>
          <table:table-cell office:value-type="float" office:value="-9" calcext:value-type="float">
            <text:p>-9</text:p>
          </table:table-cell>
          <table:table-cell office:value-type="float" office:value="210" calcext:value-type="float">
            <text:p>210</text:p>
          </table:table-cell>
          <table:table-cell table:style-name="ce18" table:formula="of:=INDIRECT(&quot;B&quot; &amp; ([.$C212]*3 + [.D$1] +1))" office:value-type="float" office:value="127" calcext:value-type="float">
            <text:p>127</text:p>
          </table:table-cell>
          <table:table-cell table:style-name="ce18" table:formula="of:=INDIRECT(&quot;B&quot; &amp; ([.$C212]*3 + [.E$1] +1))" office:value-type="float" office:value="93" calcext:value-type="float">
            <text:p>93</text:p>
          </table:table-cell>
          <table:table-cell table:style-name="ce18" table:formula="of:=INDIRECT(&quot;B&quot; &amp; ([.$C212]*3 + [.F$1] +1))" office:value-type="float" office:value="-23" calcext:value-type="float">
            <text:p>-23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,00</text:p>
          </table:table-cell>
          <table:table-cell office:value-type="float" office:value="-7" calcext:value-type="float">
            <text:p>-7</text:p>
          </table:table-cell>
          <table:table-cell office:value-type="float" office:value="211" calcext:value-type="float">
            <text:p>211</text:p>
          </table:table-cell>
          <table:table-cell table:style-name="ce18" table:formula="of:=INDIRECT(&quot;B&quot; &amp; ([.$C213]*3 + [.D$1] +1))" office:value-type="float" office:value="99" calcext:value-type="float">
            <text:p>99</text:p>
          </table:table-cell>
          <table:table-cell table:style-name="ce18" table:formula="of:=INDIRECT(&quot;B&quot; &amp; ([.$C213]*3 + [.E$1] +1))" office:value-type="float" office:value="52" calcext:value-type="float">
            <text:p>52</text:p>
          </table:table-cell>
          <table:table-cell table:style-name="ce18" table:formula="of:=INDIRECT(&quot;B&quot; &amp; ([.$C213]*3 + [.F$1] +1))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,00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style-name="ce18" table:formula="of:=INDIRECT(&quot;B&quot; &amp; ([.$C214]*3 + [.D$1] +1))" office:value-type="float" office:value="40" calcext:value-type="float">
            <text:p>40</text:p>
          </table:table-cell>
          <table:table-cell table:style-name="ce18" table:formula="of:=INDIRECT(&quot;B&quot; &amp; ([.$C214]*3 + [.E$1] +1))" office:value-type="float" office:value="19" calcext:value-type="float">
            <text:p>19</text:p>
          </table:table-cell>
          <table:table-cell table:style-name="ce18" table:formula="of:=INDIRECT(&quot;B&quot; &amp; ([.$C214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,00</text:p>
          </table:table-cell>
          <table:table-cell office:value-type="float" office:value="-10" calcext:value-type="float">
            <text:p>-10</text:p>
          </table:table-cell>
          <table:table-cell office:value-type="float" office:value="213" calcext:value-type="float">
            <text:p>213</text:p>
          </table:table-cell>
          <table:table-cell table:style-name="ce18" table:formula="of:=INDIRECT(&quot;B&quot; &amp; ([.$C215]*3 + [.D$1] +1))" office:value-type="float" office:value="10" calcext:value-type="float">
            <text:p>10</text:p>
          </table:table-cell>
          <table:table-cell table:style-name="ce18" table:formula="of:=INDIRECT(&quot;B&quot; &amp; ([.$C215]*3 + [.E$1] +1))" office:value-type="float" office:value="10" calcext:value-type="float">
            <text:p>10</text:p>
          </table:table-cell>
          <table:table-cell table:style-name="ce18" table:formula="of:=INDIRECT(&quot;B&quot; &amp; ([.$C215]*3 + [.F$1] +1)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,00</text:p>
          </table:table-cell>
          <table:table-cell office:value-type="float" office:value="-8" calcext:value-type="float">
            <text:p>-8</text:p>
          </table:table-cell>
          <table:table-cell office:value-type="float" office:value="214" calcext:value-type="float">
            <text:p>214</text:p>
          </table:table-cell>
          <table:table-cell table:style-name="ce18" table:formula="of:=INDIRECT(&quot;B&quot; &amp; ([.$C216]*3 + [.D$1] +1))" office:value-type="float" office:value="-3" calcext:value-type="float">
            <text:p>-3</text:p>
          </table:table-cell>
          <table:table-cell table:style-name="ce18" table:formula="of:=INDIRECT(&quot;B&quot; &amp; ([.$C216]*3 + [.E$1] +1))" office:value-type="float" office:value="-4" calcext:value-type="float">
            <text:p>-4</text:p>
          </table:table-cell>
          <table:table-cell table:style-name="ce18" table:formula="of:=INDIRECT(&quot;B&quot; &amp; ([.$C216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,00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style-name="ce18" table:formula="of:=INDIRECT(&quot;B&quot; &amp; ([.$C217]*3 + [.D$1] +1))" office:value-type="float" office:value="-4" calcext:value-type="float">
            <text:p>-4</text:p>
          </table:table-cell>
          <table:table-cell table:style-name="ce18" table:formula="of:=INDIRECT(&quot;B&quot; &amp; ([.$C217]*3 + [.E$1] +1))" office:value-type="float" office:value="-3" calcext:value-type="float">
            <text:p>-3</text:p>
          </table:table-cell>
          <table:table-cell table:style-name="ce18" table:formula="of:=INDIRECT(&quot;B&quot; &amp; ([.$C217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,00</text:p>
          </table:table-cell>
          <table:table-cell office:value-type="float" office:value="-8" calcext:value-type="float">
            <text:p>-8</text:p>
          </table:table-cell>
          <table:table-cell office:value-type="float" office:value="216" calcext:value-type="float">
            <text:p>216</text:p>
          </table:table-cell>
          <table:table-cell table:style-name="ce18" table:formula="of:=INDIRECT(&quot;B&quot; &amp; ([.$C218]*3 + [.D$1] +1))" office:value-type="float" office:value="-8" calcext:value-type="float">
            <text:p>-8</text:p>
          </table:table-cell>
          <table:table-cell table:style-name="ce18" table:formula="of:=INDIRECT(&quot;B&quot; &amp; ([.$C218]*3 + [.E$1] +1))" office:value-type="float" office:value="-4" calcext:value-type="float">
            <text:p>-4</text:p>
          </table:table-cell>
          <table:table-cell table:style-name="ce18" table:formula="of:=INDIRECT(&quot;B&quot; &amp; ([.$C218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,00</text:p>
          </table:table-cell>
          <table:table-cell office:value-type="float" office:value="-7" calcext:value-type="float">
            <text:p>-7</text:p>
          </table:table-cell>
          <table:table-cell office:value-type="float" office:value="217" calcext:value-type="float">
            <text:p>217</text:p>
          </table:table-cell>
          <table:table-cell table:style-name="ce18" table:formula="of:=INDIRECT(&quot;B&quot; &amp; ([.$C219]*3 + [.D$1] +1))" office:value-type="float" office:value="-7" calcext:value-type="float">
            <text:p>-7</text:p>
          </table:table-cell>
          <table:table-cell table:style-name="ce18" table:formula="of:=INDIRECT(&quot;B&quot; &amp; ([.$C219]*3 + [.E$1] +1))" office:value-type="float" office:value="-3" calcext:value-type="float">
            <text:p>-3</text:p>
          </table:table-cell>
          <table:table-cell table:style-name="ce18" table:formula="of:=INDIRECT(&quot;B&quot; &amp; ([.$C219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,00</text:p>
          </table:table-cell>
          <table:table-cell office:value-type="float" office:value="-5" calcext:value-type="float">
            <text:p>-5</text:p>
          </table:table-cell>
          <table:table-cell office:value-type="float" office:value="218" calcext:value-type="float">
            <text:p>218</text:p>
          </table:table-cell>
          <table:table-cell table:style-name="ce18" table:formula="of:=INDIRECT(&quot;B&quot; &amp; ([.$C220]*3 + [.D$1] +1))" office:value-type="float" office:value="-5" calcext:value-type="float">
            <text:p>-5</text:p>
          </table:table-cell>
          <table:table-cell table:style-name="ce18" table:formula="of:=INDIRECT(&quot;B&quot; &amp; ([.$C220]*3 + [.E$1] +1))" office:value-type="float" office:value="-5" calcext:value-type="float">
            <text:p>-5</text:p>
          </table:table-cell>
          <table:table-cell table:style-name="ce18" table:formula="of:=INDIRECT(&quot;B&quot; &amp; ([.$C220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,00</text:p>
          </table:table-cell>
          <table:table-cell office:value-type="float" office:value="-6" calcext:value-type="float">
            <text:p>-6</text:p>
          </table:table-cell>
          <table:table-cell office:value-type="float" office:value="219" calcext:value-type="float">
            <text:p>219</text:p>
          </table:table-cell>
          <table:table-cell table:style-name="ce18" table:formula="of:=INDIRECT(&quot;B&quot; &amp; ([.$C221]*3 + [.D$1] +1))" office:value-type="float" office:value="-6" calcext:value-type="float">
            <text:p>-6</text:p>
          </table:table-cell>
          <table:table-cell table:style-name="ce18" table:formula="of:=INDIRECT(&quot;B&quot; &amp; ([.$C221]*3 + [.E$1] +1))" office:value-type="float" office:value="-4" calcext:value-type="float">
            <text:p>-4</text:p>
          </table:table-cell>
          <table:table-cell table:style-name="ce18" table:formula="of:=INDIRECT(&quot;B&quot; &amp; ([.$C221]*3 + [.F$1] +1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,00</text:p>
          </table:table-cell>
          <table:table-cell office:value-type="float" office:value="-5" calcext:value-type="float">
            <text:p>-5</text:p>
          </table:table-cell>
          <table:table-cell office:value-type="float" office:value="220" calcext:value-type="float">
            <text:p>220</text:p>
          </table:table-cell>
          <table:table-cell table:style-name="ce18" table:formula="of:=INDIRECT(&quot;B&quot; &amp; ([.$C222]*3 + [.D$1] +1))" office:value-type="float" office:value="-5" calcext:value-type="float">
            <text:p>-5</text:p>
          </table:table-cell>
          <table:table-cell table:style-name="ce18" table:formula="of:=INDIRECT(&quot;B&quot; &amp; ([.$C222]*3 + [.E$1] +1))" office:value-type="float" office:value="-3" calcext:value-type="float">
            <text:p>-3</text:p>
          </table:table-cell>
          <table:table-cell table:style-name="ce18" table:formula="of:=INDIRECT(&quot;B&quot; &amp; ([.$C222]*3 + [.F$1] +1))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,00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style-name="ce18" table:formula="of:=INDIRECT(&quot;B&quot; &amp; ([.$C223]*3 + [.D$1] +1))" office:value-type="float" office:value="-3" calcext:value-type="float">
            <text:p>-3</text:p>
          </table:table-cell>
          <table:table-cell table:style-name="ce18" table:formula="of:=INDIRECT(&quot;B&quot; &amp; ([.$C223]*3 + [.E$1] +1))" office:value-type="float" office:value="-5" calcext:value-type="float">
            <text:p>-5</text:p>
          </table:table-cell>
          <table:table-cell table:style-name="ce18" table:formula="of:=INDIRECT(&quot;B&quot; &amp; ([.$C223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,00</text:p>
          </table:table-cell>
          <table:table-cell office:value-type="float" office:value="-8" calcext:value-type="float">
            <text:p>-8</text:p>
          </table:table-cell>
          <table:table-cell office:value-type="float" office:value="222" calcext:value-type="float">
            <text:p>222</text:p>
          </table:table-cell>
          <table:table-cell table:style-name="ce18" table:formula="of:=INDIRECT(&quot;B&quot; &amp; ([.$C224]*3 + [.D$1] +1))" office:value-type="float" office:value="-133" calcext:value-type="float">
            <text:p>-133</text:p>
          </table:table-cell>
          <table:table-cell table:style-name="ce18" table:formula="of:=INDIRECT(&quot;B&quot; &amp; ([.$C224]*3 + [.E$1] +1))" office:value-type="float" office:value="-94" calcext:value-type="float">
            <text:p>-94</text:p>
          </table:table-cell>
          <table:table-cell table:style-name="ce18" table:formula="of:=INDIRECT(&quot;B&quot; &amp; ([.$C224]*3 + [.F$1] +1)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,00</text:p>
          </table:table-cell>
          <table:table-cell office:value-type="float" office:value="-7" calcext:value-type="float">
            <text:p>-7</text:p>
          </table:table-cell>
          <table:table-cell office:value-type="float" office:value="223" calcext:value-type="float">
            <text:p>223</text:p>
          </table:table-cell>
          <table:table-cell table:style-name="ce18" table:formula="of:=INDIRECT(&quot;B&quot; &amp; ([.$C225]*3 + [.D$1] +1))" office:value-type="float" office:value="-93" calcext:value-type="float">
            <text:p>-93</text:p>
          </table:table-cell>
          <table:table-cell table:style-name="ce18" table:formula="of:=INDIRECT(&quot;B&quot; &amp; ([.$C225]*3 + [.E$1] +1))" office:value-type="float" office:value="-49" calcext:value-type="float">
            <text:p>-49</text:p>
          </table:table-cell>
          <table:table-cell table:style-name="ce18" table:formula="of:=INDIRECT(&quot;B&quot; &amp; ([.$C225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,00</text:p>
          </table:table-cell>
          <table:table-cell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table:style-name="ce18" table:formula="of:=INDIRECT(&quot;B&quot; &amp; ([.$C226]*3 + [.D$1] +1))" office:value-type="float" office:value="-32" calcext:value-type="float">
            <text:p>-32</text:p>
          </table:table-cell>
          <table:table-cell table:style-name="ce18" table:formula="of:=INDIRECT(&quot;B&quot; &amp; ([.$C226]*3 + [.E$1] +1))" office:value-type="float" office:value="-17" calcext:value-type="float">
            <text:p>-17</text:p>
          </table:table-cell>
          <table:table-cell table:style-name="ce18" table:formula="of:=INDIRECT(&quot;B&quot; &amp; ([.$C226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,00</text:p>
          </table:table-cell>
          <table:table-cell office:value-type="float" office:value="-7" calcext:value-type="float">
            <text:p>-7</text:p>
          </table:table-cell>
          <table:table-cell office:value-type="float" office:value="225" calcext:value-type="float">
            <text:p>225</text:p>
          </table:table-cell>
          <table:table-cell table:style-name="ce18" table:formula="of:=INDIRECT(&quot;B&quot; &amp; ([.$C227]*3 + [.D$1] +1))" office:value-type="float" office:value="-5" calcext:value-type="float">
            <text:p>-5</text:p>
          </table:table-cell>
          <table:table-cell table:style-name="ce18" table:formula="of:=INDIRECT(&quot;B&quot; &amp; ([.$C227]*3 + [.E$1] +1))" office:value-type="float" office:value="-4" calcext:value-type="float">
            <text:p>-4</text:p>
          </table:table-cell>
          <table:table-cell table:style-name="ce18" table:formula="of:=INDIRECT(&quot;B&quot; &amp; ([.$C227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,00</text:p>
          </table:table-cell>
          <table:table-cell office:value-type="float" office:value="-4" calcext:value-type="float">
            <text:p>-4</text:p>
          </table:table-cell>
          <table:table-cell office:value-type="float" office:value="226" calcext:value-type="float">
            <text:p>226</text:p>
          </table:table-cell>
          <table:table-cell table:style-name="ce18" table:formula="of:=INDIRECT(&quot;B&quot; &amp; ([.$C228]*3 + [.D$1] +1))" office:value-type="float" office:value="6" calcext:value-type="float">
            <text:p>6</text:p>
          </table:table-cell>
          <table:table-cell table:style-name="ce18" table:formula="of:=INDIRECT(&quot;B&quot; &amp; ([.$C228]*3 + [.E$1] +1))" office:value-type="float" office:value="3" calcext:value-type="float">
            <text:p>3</text:p>
          </table:table-cell>
          <table:table-cell table:style-name="ce18" table:formula="of:=INDIRECT(&quot;B&quot; &amp; ([.$C228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,00</text:p>
          </table:table-cell>
          <table:table-cell office:value-type="float" office:value="-5" calcext:value-type="float">
            <text:p>-5</text:p>
          </table:table-cell>
          <table:table-cell office:value-type="float" office:value="227" calcext:value-type="float">
            <text:p>227</text:p>
          </table:table-cell>
          <table:table-cell table:style-name="ce18" table:formula="of:=INDIRECT(&quot;B&quot; &amp; ([.$C229]*3 + [.D$1] +1))" office:value-type="float" office:value="9" calcext:value-type="float">
            <text:p>9</text:p>
          </table:table-cell>
          <table:table-cell table:style-name="ce18" table:formula="of:=INDIRECT(&quot;B&quot; &amp; ([.$C229]*3 + [.E$1] +1))" office:value-type="float" office:value="3" calcext:value-type="float">
            <text:p>3</text:p>
          </table:table-cell>
          <table:table-cell table:style-name="ce18" table:formula="of:=INDIRECT(&quot;B&quot; &amp; ([.$C229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,00</text:p>
          </table:table-cell>
          <table:table-cell office:value-type="float" office:value="-6" calcext:value-type="float">
            <text:p>-6</text:p>
          </table:table-cell>
          <table:table-cell office:value-type="float" office:value="228" calcext:value-type="float">
            <text:p>228</text:p>
          </table:table-cell>
          <table:table-cell table:style-name="ce18" table:formula="of:=INDIRECT(&quot;B&quot; &amp; ([.$C230]*3 + [.D$1] +1))" office:value-type="float" office:value="9" calcext:value-type="float">
            <text:p>9</text:p>
          </table:table-cell>
          <table:table-cell table:style-name="ce18" table:formula="of:=INDIRECT(&quot;B&quot; &amp; ([.$C230]*3 + [.E$1] +1))" office:value-type="float" office:value="5" calcext:value-type="float">
            <text:p>5</text:p>
          </table:table-cell>
          <table:table-cell table:style-name="ce18" table:formula="of:=INDIRECT(&quot;B&quot; &amp; ([.$C230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,00</text:p>
          </table:table-cell>
          <table:table-cell office:value-type="float" office:value="-4" calcext:value-type="float">
            <text:p>-4</text:p>
          </table:table-cell>
          <table:table-cell office:value-type="float" office:value="229" calcext:value-type="float">
            <text:p>229</text:p>
          </table:table-cell>
          <table:table-cell table:style-name="ce18" table:formula="of:=INDIRECT(&quot;B&quot; &amp; ([.$C231]*3 + [.D$1] +1))" office:value-type="float" office:value="10" calcext:value-type="float">
            <text:p>10</text:p>
          </table:table-cell>
          <table:table-cell table:style-name="ce18" table:formula="of:=INDIRECT(&quot;B&quot; &amp; ([.$C231]*3 + [.E$1] +1))" office:value-type="float" office:value="8" calcext:value-type="float">
            <text:p>8</text:p>
          </table:table-cell>
          <table:table-cell table:style-name="ce18" table:formula="of:=INDIRECT(&quot;B&quot; &amp; ([.$C231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,00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table:style-name="ce18" table:formula="of:=INDIRECT(&quot;B&quot; &amp; ([.$C232]*3 + [.D$1] +1))" office:value-type="float" office:value="115" calcext:value-type="float">
            <text:p>115</text:p>
          </table:table-cell>
          <table:table-cell table:style-name="ce18" table:formula="of:=INDIRECT(&quot;B&quot; &amp; ([.$C232]*3 + [.E$1] +1))" office:value-type="float" office:value="95" calcext:value-type="float">
            <text:p>95</text:p>
          </table:table-cell>
          <table:table-cell table:style-name="ce18" table:formula="of:=INDIRECT(&quot;B&quot; &amp; ([.$C232]*3 + [.F$1] +1))" office:value-type="float" office:value="-26" calcext:value-type="float">
            <text:p>-2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,00</text:p>
          </table:table-cell>
          <table:table-cell office:value-type="float" office:value="-7" calcext:value-type="float">
            <text:p>-7</text:p>
          </table:table-cell>
          <table:table-cell office:value-type="float" office:value="231" calcext:value-type="float">
            <text:p>231</text:p>
          </table:table-cell>
          <table:table-cell table:style-name="ce18" table:formula="of:=INDIRECT(&quot;B&quot; &amp; ([.$C233]*3 + [.D$1] +1))" office:value-type="float" office:value="108" calcext:value-type="float">
            <text:p>108</text:p>
          </table:table-cell>
          <table:table-cell table:style-name="ce18" table:formula="of:=INDIRECT(&quot;B&quot; &amp; ([.$C233]*3 + [.E$1] +1))" office:value-type="float" office:value="59" calcext:value-type="float">
            <text:p>59</text:p>
          </table:table-cell>
          <table:table-cell table:style-name="ce18" table:formula="of:=INDIRECT(&quot;B&quot; &amp; ([.$C233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,00</text:p>
          </table:table-cell>
          <table:table-cell office:value-type="float" office:value="-6" calcext:value-type="float">
            <text:p>-6</text:p>
          </table:table-cell>
          <table:table-cell office:value-type="float" office:value="232" calcext:value-type="float">
            <text:p>232</text:p>
          </table:table-cell>
          <table:table-cell table:style-name="ce18" table:formula="of:=INDIRECT(&quot;B&quot; &amp; ([.$C234]*3 + [.D$1] +1))" office:value-type="float" office:value="42" calcext:value-type="float">
            <text:p>42</text:p>
          </table:table-cell>
          <table:table-cell table:style-name="ce18" table:formula="of:=INDIRECT(&quot;B&quot; &amp; ([.$C234]*3 + [.E$1] +1))" office:value-type="float" office:value="20" calcext:value-type="float">
            <text:p>20</text:p>
          </table:table-cell>
          <table:table-cell table:style-name="ce18" table:formula="of:=INDIRECT(&quot;B&quot; &amp; ([.$C234]*3 + [.F$1] +1)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,00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style-name="ce18" table:formula="of:=INDIRECT(&quot;B&quot; &amp; ([.$C235]*3 + [.D$1] +1))" office:value-type="float" office:value="8" calcext:value-type="float">
            <text:p>8</text:p>
          </table:table-cell>
          <table:table-cell table:style-name="ce18" table:formula="of:=INDIRECT(&quot;B&quot; &amp; ([.$C235]*3 + [.E$1] +1))" office:value-type="float" office:value="7" calcext:value-type="float">
            <text:p>7</text:p>
          </table:table-cell>
          <table:table-cell table:style-name="ce18" table:formula="of:=INDIRECT(&quot;B&quot; &amp; ([.$C235]*3 + [.F$1] +1)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,00</text:p>
          </table:table-cell>
          <table:table-cell office:value-type="float" office:value="-133" calcext:value-type="float">
            <text:p>-133</text:p>
          </table:table-cell>
          <table:table-cell office:value-type="float" office:value="234" calcext:value-type="float">
            <text:p>234</text:p>
          </table:table-cell>
          <table:table-cell table:style-name="ce18" table:formula="of:=INDIRECT(&quot;B&quot; &amp; ([.$C236]*3 + [.D$1] +1))" office:value-type="float" office:value="-129" calcext:value-type="float">
            <text:p>-129</text:p>
          </table:table-cell>
          <table:table-cell table:style-name="ce18" table:formula="of:=INDIRECT(&quot;B&quot; &amp; ([.$C236]*3 + [.E$1] +1))" office:value-type="float" office:value="-94" calcext:value-type="float">
            <text:p>-94</text:p>
          </table:table-cell>
          <table:table-cell table:style-name="ce18" table:formula="of:=INDIRECT(&quot;B&quot; &amp; ([.$C236]*3 + [.F$1] +1)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,00</text:p>
          </table:table-cell>
          <table:table-cell office:value-type="float" office:value="-92" calcext:value-type="float">
            <text:p>-92</text:p>
          </table:table-cell>
          <table:table-cell office:value-type="float" office:value="235" calcext:value-type="float">
            <text:p>235</text:p>
          </table:table-cell>
          <table:table-cell table:style-name="ce18" table:formula="of:=INDIRECT(&quot;B&quot; &amp; ([.$C237]*3 + [.D$1] +1))" office:value-type="float" office:value="-94" calcext:value-type="float">
            <text:p>-94</text:p>
          </table:table-cell>
          <table:table-cell table:style-name="ce18" table:formula="of:=INDIRECT(&quot;B&quot; &amp; ([.$C237]*3 + [.E$1] +1))" office:value-type="float" office:value="-50" calcext:value-type="float">
            <text:p>-50</text:p>
          </table:table-cell>
          <table:table-cell table:style-name="ce18" table:formula="of:=INDIRECT(&quot;B&quot; &amp; ([.$C237]*3 + [.F$1] +1)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,00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table:style-name="ce18" table:formula="of:=INDIRECT(&quot;B&quot; &amp; ([.$C238]*3 + [.D$1] +1))" office:value-type="float" office:value="-37" calcext:value-type="float">
            <text:p>-37</text:p>
          </table:table-cell>
          <table:table-cell table:style-name="ce18" table:formula="of:=INDIRECT(&quot;B&quot; &amp; ([.$C238]*3 + [.E$1] +1))" office:value-type="float" office:value="-19" calcext:value-type="float">
            <text:p>-19</text:p>
          </table:table-cell>
          <table:table-cell table:style-name="ce18" table:formula="of:=INDIRECT(&quot;B&quot; &amp; ([.$C238]*3 + [.F$1] +1))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,00</text:p>
          </table:table-cell>
          <table:table-cell office:value-type="float" office:value="-93" calcext:value-type="float">
            <text:p>-93</text:p>
          </table:table-cell>
          <table:table-cell office:value-type="float" office:value="237" calcext:value-type="float">
            <text:p>237</text:p>
          </table:table-cell>
          <table:table-cell table:style-name="ce18" table:formula="of:=INDIRECT(&quot;B&quot; &amp; ([.$C239]*3 + [.D$1] +1))" office:value-type="float" office:value="-9" calcext:value-type="float">
            <text:p>-9</text:p>
          </table:table-cell>
          <table:table-cell table:style-name="ce18" table:formula="of:=INDIRECT(&quot;B&quot; &amp; ([.$C239]*3 + [.E$1] +1))" office:value-type="float" office:value="-4" calcext:value-type="float">
            <text:p>-4</text:p>
          </table:table-cell>
          <table:table-cell table:style-name="ce18" table:formula="of:=INDIRECT(&quot;B&quot; &amp; ([.$C239]*3 + [.F$1] +1))" office:value-type="float" office:value="-7" calcext:value-type="float">
            <text:p>-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,00</text:p>
          </table:table-cell>
          <table:table-cell office:value-type="float" office:value="-52" calcext:value-type="float">
            <text:p>-52</text:p>
          </table:table-cell>
          <table:table-cell office:value-type="float" office:value="238" calcext:value-type="float">
            <text:p>238</text:p>
          </table:table-cell>
          <table:table-cell table:style-name="ce18" table:formula="of:=INDIRECT(&quot;B&quot; &amp; ([.$C240]*3 + [.D$1] +1))" office:value-type="float" office:value="4" calcext:value-type="float">
            <text:p>4</text:p>
          </table:table-cell>
          <table:table-cell table:style-name="ce18" table:formula="of:=INDIRECT(&quot;B&quot; &amp; ([.$C240]*3 + [.E$1] +1))" office:value-type="float" office:value="2" calcext:value-type="float">
            <text:p>2</text:p>
          </table:table-cell>
          <table:table-cell table:style-name="ce18" table:formula="of:=INDIRECT(&quot;B&quot; &amp; ([.$C240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,00</text:p>
          </table:table-cell>
          <table:table-cell office:value-type="float" office:value="-1" calcext:value-type="float">
            <text:p>-1</text:p>
          </table:table-cell>
          <table:table-cell office:value-type="float" office:value="239" calcext:value-type="float">
            <text:p>239</text:p>
          </table:table-cell>
          <table:table-cell table:style-name="ce18" table:formula="of:=INDIRECT(&quot;B&quot; &amp; ([.$C241]*3 + [.D$1] +1))" office:value-type="float" office:value="5" calcext:value-type="float">
            <text:p>5</text:p>
          </table:table-cell>
          <table:table-cell table:style-name="ce18" table:formula="of:=INDIRECT(&quot;B&quot; &amp; ([.$C241]*3 + [.E$1] +1))" office:value-type="float" office:value="2" calcext:value-type="float">
            <text:p>2</text:p>
          </table:table-cell>
          <table:table-cell table:style-name="ce18" table:formula="of:=INDIRECT(&quot;B&quot; &amp; ([.$C241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,00</text:p>
          </table:table-cell>
          <table:table-cell office:value-type="float" office:value="-33" calcext:value-type="float">
            <text:p>-33</text:p>
          </table:table-cell>
          <table:table-cell office:value-type="float" office:value="240" calcext:value-type="float">
            <text:p>240</text:p>
          </table:table-cell>
          <table:table-cell table:style-name="ce18" table:formula="of:=INDIRECT(&quot;B&quot; &amp; ([.$C242]*3 + [.D$1] +1))" office:value-type="float" office:value="5" calcext:value-type="float">
            <text:p>5</text:p>
          </table:table-cell>
          <table:table-cell table:style-name="ce18" table:formula="of:=INDIRECT(&quot;B&quot; &amp; ([.$C242]*3 + [.E$1] +1))" office:value-type="float" office:value="2" calcext:value-type="float">
            <text:p>2</text:p>
          </table:table-cell>
          <table:table-cell table:style-name="ce18" table:formula="of:=INDIRECT(&quot;B&quot; &amp; ([.$C242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,00</text:p>
          </table:table-cell>
          <table:table-cell office:value-type="float" office:value="-18" calcext:value-type="float">
            <text:p>-18</text:p>
          </table:table-cell>
          <table:table-cell office:value-type="float" office:value="241" calcext:value-type="float">
            <text:p>241</text:p>
          </table:table-cell>
          <table:table-cell table:style-name="ce18" table:formula="of:=INDIRECT(&quot;B&quot; &amp; ([.$C243]*3 + [.D$1] +1))" office:value-type="float" office:value="9" calcext:value-type="float">
            <text:p>9</text:p>
          </table:table-cell>
          <table:table-cell table:style-name="ce18" table:formula="of:=INDIRECT(&quot;B&quot; &amp; ([.$C243]*3 + [.E$1] +1))" office:value-type="float" office:value="6" calcext:value-type="float">
            <text:p>6</text:p>
          </table:table-cell>
          <table:table-cell table:style-name="ce18" table:formula="of:=INDIRECT(&quot;B&quot; &amp; ([.$C243]*3 + [.F$1] +1))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,00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style-name="ce18" table:formula="of:=INDIRECT(&quot;B&quot; &amp; ([.$C244]*3 + [.D$1] +1))" office:value-type="float" office:value="131" calcext:value-type="float">
            <text:p>131</text:p>
          </table:table-cell>
          <table:table-cell table:style-name="ce18" table:formula="of:=INDIRECT(&quot;B&quot; &amp; ([.$C244]*3 + [.E$1] +1))" office:value-type="float" office:value="93" calcext:value-type="float">
            <text:p>93</text:p>
          </table:table-cell>
          <table:table-cell table:style-name="ce18" table:formula="of:=INDIRECT(&quot;B&quot; &amp; ([.$C244]*3 + [.F$1] +1))" office:value-type="float" office:value="-19" calcext:value-type="float">
            <text:p>-19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,00</text:p>
          </table:table-cell>
          <table:table-cell office:value-type="float" office:value="-6" calcext:value-type="float">
            <text:p>-6</text:p>
          </table:table-cell>
          <table:table-cell office:value-type="float" office:value="243" calcext:value-type="float">
            <text:p>243</text:p>
          </table:table-cell>
          <table:table-cell table:style-name="ce18" table:formula="of:=INDIRECT(&quot;B&quot; &amp; ([.$C245]*3 + [.D$1] +1))" office:value-type="float" office:value="95" calcext:value-type="float">
            <text:p>95</text:p>
          </table:table-cell>
          <table:table-cell table:style-name="ce18" table:formula="of:=INDIRECT(&quot;B&quot; &amp; ([.$C245]*3 + [.E$1] +1))" office:value-type="float" office:value="50" calcext:value-type="float">
            <text:p>50</text:p>
          </table:table-cell>
          <table:table-cell table:style-name="ce18" table:formula="of:=INDIRECT(&quot;B&quot; &amp; ([.$C245]*3 + [.F$1] +1))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,00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table:style-name="ce18" table:formula="of:=INDIRECT(&quot;B&quot; &amp; ([.$C246]*3 + [.D$1] +1))" office:value-type="float" office:value="35" calcext:value-type="float">
            <text:p>35</text:p>
          </table:table-cell>
          <table:table-cell table:style-name="ce18" table:formula="of:=INDIRECT(&quot;B&quot; &amp; ([.$C246]*3 + [.E$1] +1))" office:value-type="float" office:value="16" calcext:value-type="float">
            <text:p>16</text:p>
          </table:table-cell>
          <table:table-cell table:style-name="ce18" table:formula="of:=INDIRECT(&quot;B&quot; &amp; ([.$C246]*3 + [.F$1] +1)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,00</text:p>
          </table:table-cell>
          <table:table-cell office:value-type="float" office:value="-14" calcext:value-type="float">
            <text:p>-14</text:p>
          </table:table-cell>
          <table:table-cell office:value-type="float" office:value="245" calcext:value-type="float">
            <text:p>245</text:p>
          </table:table-cell>
          <table:table-cell table:style-name="ce18" table:formula="of:=INDIRECT(&quot;B&quot; &amp; ([.$C247]*3 + [.D$1] +1))" office:value-type="float" office:value="4" calcext:value-type="float">
            <text:p>4</text:p>
          </table:table-cell>
          <table:table-cell table:style-name="ce18" table:formula="of:=INDIRECT(&quot;B&quot; &amp; ([.$C247]*3 + [.E$1] +1))" office:value-type="float" office:value="-1" calcext:value-type="float">
            <text:p>-1</text:p>
          </table:table-cell>
          <table:table-cell table:style-name="ce18" table:formula="of:=INDIRECT(&quot;B&quot; &amp; ([.$C247]*3 + [.F$1] +1)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,00</text:p>
          </table:table-cell>
          <table:table-cell office:value-type="float" office:value="130" calcext:value-type="float">
            <text:p>130</text:p>
          </table:table-cell>
          <table:table-cell office:value-type="float" office:value="246" calcext:value-type="float">
            <text:p>246</text:p>
          </table:table-cell>
          <table:table-cell table:style-name="ce18" table:formula="of:=INDIRECT(&quot;B&quot; &amp; ([.$C248]*3 + [.D$1] +1))" office:value-type="float" office:value="-134" calcext:value-type="float">
            <text:p>-134</text:p>
          </table:table-cell>
          <table:table-cell table:style-name="ce18" table:formula="of:=INDIRECT(&quot;B&quot; &amp; ([.$C248]*3 + [.E$1] +1))" office:value-type="float" office:value="-91" calcext:value-type="float">
            <text:p>-91</text:p>
          </table:table-cell>
          <table:table-cell table:style-name="ce18" table:formula="of:=INDIRECT(&quot;B&quot; &amp; ([.$C248]*3 + [.F$1] +1)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,00</text:p>
          </table:table-cell>
          <table:table-cell office:value-type="float" office:value="92" calcext:value-type="float">
            <text:p>92</text:p>
          </table:table-cell>
          <table:table-cell office:value-type="float" office:value="247" calcext:value-type="float">
            <text:p>247</text:p>
          </table:table-cell>
          <table:table-cell table:style-name="ce18" table:formula="of:=INDIRECT(&quot;B&quot; &amp; ([.$C249]*3 + [.D$1] +1))" office:value-type="float" office:value="-95" calcext:value-type="float">
            <text:p>-95</text:p>
          </table:table-cell>
          <table:table-cell table:style-name="ce18" table:formula="of:=INDIRECT(&quot;B&quot; &amp; ([.$C249]*3 + [.E$1] +1))" office:value-type="float" office:value="-46" calcext:value-type="float">
            <text:p>-46</text:p>
          </table:table-cell>
          <table:table-cell table:style-name="ce18" table:formula="of:=INDIRECT(&quot;B&quot; &amp; ([.$C249]*3 + [.F$1] +1)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,00</text:p>
          </table:table-cell>
          <table:table-cell office:value-type="float" office:value="-23" calcext:value-type="float">
            <text:p>-23</text:p>
          </table:table-cell>
          <table:table-cell office:value-type="float" office:value="248" calcext:value-type="float">
            <text:p>248</text:p>
          </table:table-cell>
          <table:table-cell table:style-name="ce18" table:formula="of:=INDIRECT(&quot;B&quot; &amp; ([.$C250]*3 + [.D$1] +1))" office:value-type="float" office:value="-39" calcext:value-type="float">
            <text:p>-39</text:p>
          </table:table-cell>
          <table:table-cell table:style-name="ce18" table:formula="of:=INDIRECT(&quot;B&quot; &amp; ([.$C250]*3 + [.E$1] +1))" office:value-type="float" office:value="-22" calcext:value-type="float">
            <text:p>-22</text:p>
          </table:table-cell>
          <table:table-cell table:style-name="ce18" table:formula="of:=INDIRECT(&quot;B&quot; &amp; ([.$C250]*3 + [.F$1] +1)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,00</text:p>
          </table:table-cell>
          <table:table-cell office:value-type="float" office:value="97" calcext:value-type="float">
            <text:p>97</text:p>
          </table:table-cell>
          <table:table-cell office:value-type="float" office:value="249" calcext:value-type="float">
            <text:p>249</text:p>
          </table:table-cell>
          <table:table-cell table:style-name="ce18" table:formula="of:=INDIRECT(&quot;B&quot; &amp; ([.$C251]*3 + [.D$1] +1))" office:value-type="float" office:value="-11" calcext:value-type="float">
            <text:p>-11</text:p>
          </table:table-cell>
          <table:table-cell table:style-name="ce18" table:formula="of:=INDIRECT(&quot;B&quot; &amp; ([.$C251]*3 + [.E$1] +1))" office:value-type="float" office:value="-8" calcext:value-type="float">
            <text:p>-8</text:p>
          </table:table-cell>
          <table:table-cell table:style-name="ce18" table:formula="of:=INDIRECT(&quot;B&quot; &amp; ([.$C251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,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8" table:formula="of:=INDIRECT(&quot;B&quot; &amp; ([.$C252]*3 + [.D$1] +1))" office:value-type="float" office:value="2" calcext:value-type="float">
            <text:p>2</text:p>
          </table:table-cell>
          <table:table-cell table:style-name="ce18" table:formula="of:=INDIRECT(&quot;B&quot; &amp; ([.$C252]*3 + [.E$1] +1))" office:value-type="float" office:value="-2" calcext:value-type="float">
            <text:p>-2</text:p>
          </table:table-cell>
          <table:table-cell table:style-name="ce18" table:formula="of:=INDIRECT(&quot;B&quot; &amp; ([.$C252]*3 + [.F$1] +1))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,00</text:p>
          </table:table-cell>
          <table:table-cell office:value-type="float" office:value="-6" calcext:value-type="float">
            <text:p>-6</text:p>
          </table:table-cell>
          <table:table-cell office:value-type="float" office:value="251" calcext:value-type="float">
            <text:p>251</text:p>
          </table:table-cell>
          <table:table-cell table:style-name="ce18" table:formula="of:=INDIRECT(&quot;B&quot; &amp; ([.$C253]*3 + [.D$1] +1))" office:value-type="float" office:value="3" calcext:value-type="float">
            <text:p>3</text:p>
          </table:table-cell>
          <table:table-cell table:style-name="ce18" table:formula="of:=INDIRECT(&quot;B&quot; &amp; ([.$C253]*3 + [.E$1] +1))" office:value-type="float" office:value="1" calcext:value-type="float">
            <text:p>1</text:p>
          </table:table-cell>
          <table:table-cell table:style-name="ce18" table:formula="of:=INDIRECT(&quot;B&quot; &amp; ([.$C253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,00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style-name="ce18" table:formula="of:=INDIRECT(&quot;B&quot; &amp; ([.$C254]*3 + [.D$1] +1))" office:value-type="float" office:value="6" calcext:value-type="float">
            <text:p>6</text:p>
          </table:table-cell>
          <table:table-cell table:style-name="ce18" table:formula="of:=INDIRECT(&quot;B&quot; &amp; ([.$C254]*3 + [.E$1] +1))" office:value-type="float" office:value="5" calcext:value-type="float">
            <text:p>5</text:p>
          </table:table-cell>
          <table:table-cell table:style-name="ce18" table:formula="of:=INDIRECT(&quot;B&quot; &amp; ([.$C254]*3 + [.F$1] +1))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,00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table:style-name="ce18" table:formula="of:=INDIRECT(&quot;B&quot; &amp; ([.$C255]*3 + [.D$1] +1))" office:value-type="float" office:value="7" calcext:value-type="float">
            <text:p>7</text:p>
          </table:table-cell>
          <table:table-cell table:style-name="ce18" table:formula="of:=INDIRECT(&quot;B&quot; &amp; ([.$C255]*3 + [.E$1] +1))" office:value-type="float" office:value="4" calcext:value-type="float">
            <text:p>4</text:p>
          </table:table-cell>
          <table:table-cell table:style-name="ce18" table:formula="of:=INDIRECT(&quot;B&quot; &amp; ([.$C255]*3 + [.F$1] +1))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,0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style-name="ce18" table:formula="of:=INDIRECT(&quot;B&quot; &amp; ([.$C256]*3 + [.D$1] +1))" office:value-type="float" office:value="131" calcext:value-type="float">
            <text:p>131</text:p>
          </table:table-cell>
          <table:table-cell table:style-name="ce18" table:formula="of:=INDIRECT(&quot;B&quot; &amp; ([.$C256]*3 + [.E$1] +1))" office:value-type="float" office:value="94" calcext:value-type="float">
            <text:p>94</text:p>
          </table:table-cell>
          <table:table-cell table:style-name="ce18" table:formula="of:=INDIRECT(&quot;B&quot; &amp; ([.$C256]*3 + [.F$1] +1))" office:value-type="float" office:value="-22" calcext:value-type="float">
            <text:p>-22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,0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style-name="ce18" table:formula="of:=INDIRECT(&quot;B&quot; &amp; ([.$C257]*3 + [.D$1] +1))" office:value-type="float" office:value="95" calcext:value-type="float">
            <text:p>95</text:p>
          </table:table-cell>
          <table:table-cell table:style-name="ce18" table:formula="of:=INDIRECT(&quot;B&quot; &amp; ([.$C257]*3 + [.E$1] +1))" office:value-type="float" office:value="50" calcext:value-type="float">
            <text:p>50</text:p>
          </table:table-cell>
          <table:table-cell table:style-name="ce18" table:formula="of:=INDIRECT(&quot;B&quot; &amp; ([.$C257]*3 + [.F$1] +1)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,00</text:p>
          </table:table-cell>
          <table:table-cell office:value-type="float" office:value="-125" calcext:value-type="float">
            <text:p>-125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,00</text:p>
          </table:table-cell>
          <table:table-cell office:value-type="float" office:value="-95" calcext:value-type="float">
            <text:p>-95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,00</text:p>
          </table:table-cell>
          <table:table-cell office:value-type="float" office:value="-100" calcext:value-type="float">
            <text:p>-100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,00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,00</text:p>
          </table:table-cell>
          <table:table-cell office:value-type="float" office:value="-35" calcext:value-type="float">
            <text:p>-35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,0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,00</text:p>
          </table:table-cell>
          <table:table-cell office:value-type="float" office:value="-16" calcext:value-type="float">
            <text:p>-16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,0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,00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,0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,00</text:p>
          </table:table-cell>
          <table:table-cell office:value-type="float" office:value="-131" calcext:value-type="float">
            <text:p>-131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,00</text:p>
          </table:table-cell>
          <table:table-cell office:value-type="float" office:value="-96" calcext:value-type="float">
            <text:p>-96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,00</text:p>
          </table:table-cell>
          <table:table-cell office:value-type="float" office:value="-51" calcext:value-type="float">
            <text:p>-51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,00</text:p>
          </table:table-cell>
          <table:table-cell office:value-type="float" office:value="-36" calcext:value-type="float">
            <text:p>-3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42" calcext:value-type="float">
            <text:p>342,00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343" calcext:value-type="float">
            <text:p>343,0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344" calcext:value-type="float">
            <text:p>344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346" calcext:value-type="float">
            <text:p>346,0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47" calcext:value-type="float">
            <text:p>347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48" calcext:value-type="float">
            <text:p>348,00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49" calcext:value-type="float">
            <text:p>349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51" calcext:value-type="float">
            <text:p>351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52" calcext:value-type="float">
            <text:p>352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53" calcext:value-type="float">
            <text:p>353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54" calcext:value-type="float">
            <text:p>354,00</text:p>
          </table:table-cell>
          <table:table-cell office:value-type="float" office:value="-132" calcext:value-type="float">
            <text:p>-13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356" calcext:value-type="float">
            <text:p>356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357" calcext:value-type="float">
            <text:p>357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358" calcext:value-type="float">
            <text:p>358,00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 office:value-type="float" office:value="359" calcext:value-type="float">
            <text:p>359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361" calcext:value-type="float">
            <text:p>361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362" calcext:value-type="float">
            <text:p>36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363" calcext:value-type="float">
            <text:p>363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364" calcext:value-type="float">
            <text:p>364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366" calcext:value-type="float">
            <text:p>366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67" calcext:value-type="float">
            <text:p>367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68" calcext:value-type="float">
            <text:p>36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69" calcext:value-type="float">
            <text:p>369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71" calcext:value-type="float">
            <text:p>371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372" calcext:value-type="float">
            <text:p>37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73" calcext:value-type="float">
            <text:p>373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74" calcext:value-type="float">
            <text:p>374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75" calcext:value-type="float">
            <text:p>375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76" calcext:value-type="float">
            <text:p>376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77" calcext:value-type="float">
            <text:p>377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78" calcext:value-type="float">
            <text:p>378,00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379" calcext:value-type="float">
            <text:p>379,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380" calcext:value-type="float">
            <text:p>380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381" calcext:value-type="float">
            <text:p>381,0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382" calcext:value-type="float">
            <text:p>382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383" calcext:value-type="float">
            <text:p>383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384" calcext:value-type="float">
            <text:p>384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85" calcext:value-type="float">
            <text:p>385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386" calcext:value-type="float">
            <text:p>386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87" calcext:value-type="float">
            <text:p>387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88" calcext:value-type="float">
            <text:p>388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89" calcext:value-type="float">
            <text:p>389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90" calcext:value-type="float">
            <text:p>39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91" calcext:value-type="float">
            <text:p>391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392" calcext:value-type="float">
            <text:p>392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93" calcext:value-type="float">
            <text:p>39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94" calcext:value-type="float">
            <text:p>394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95" calcext:value-type="float">
            <text:p>39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96" calcext:value-type="float">
            <text:p>396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397" calcext:value-type="float">
            <text:p>39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398" calcext:value-type="float">
            <text:p>398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99" calcext:value-type="float">
            <text:p>399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400" calcext:value-type="float">
            <text:p>400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401" calcext:value-type="float">
            <text:p>401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402" calcext:value-type="float">
            <text:p>402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403" calcext:value-type="float">
            <text:p>403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404" calcext:value-type="float">
            <text:p>404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05" calcext:value-type="float">
            <text:p>405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406" calcext:value-type="float">
            <text:p>406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07" calcext:value-type="float">
            <text:p>407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08" calcext:value-type="float">
            <text:p>408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09" calcext:value-type="float">
            <text:p>40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10" calcext:value-type="float">
            <text:p>410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11" calcext:value-type="float">
            <text:p>411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12" calcext:value-type="float">
            <text:p>41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13" calcext:value-type="float">
            <text:p>413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14" calcext:value-type="float">
            <text:p>41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415" calcext:value-type="float">
            <text:p>415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16" calcext:value-type="float">
            <text:p>41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18" calcext:value-type="float">
            <text:p>41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19" calcext:value-type="float">
            <text:p>419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20" calcext:value-type="float">
            <text:p>42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21" calcext:value-type="float">
            <text:p>421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22" calcext:value-type="float">
            <text:p>422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23" calcext:value-type="float">
            <text:p>42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24" calcext:value-type="float">
            <text:p>42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25" calcext:value-type="float">
            <text:p>42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26" calcext:value-type="float">
            <text:p>426,00</text:p>
          </table:table-cell>
          <table:table-cell office:value-type="float" office:value="-132" calcext:value-type="float">
            <text:p>-132</text:p>
          </table:table-cell>
          <table:table-cell table:number-columns-repeated="16"/>
        </table:table-row>
        <table:table-row table:style-name="ro1">
          <table:table-cell office:value-type="float" office:value="427" calcext:value-type="float">
            <text:p>427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428" calcext:value-type="float">
            <text:p>428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429" calcext:value-type="float">
            <text:p>429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430" calcext:value-type="float">
            <text:p>430,00</text:p>
          </table:table-cell>
          <table:table-cell office:value-type="float" office:value="-53" calcext:value-type="float">
            <text:p>-53</text:p>
          </table:table-cell>
          <table:table-cell table:number-columns-repeated="16"/>
        </table:table-row>
        <table:table-row table:style-name="ro1">
          <table:table-cell office:value-type="float" office:value="431" calcext:value-type="float">
            <text:p>431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432" calcext:value-type="float">
            <text:p>432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433" calcext:value-type="float">
            <text:p>433,00</text:p>
          </table:table-cell>
          <table:table-cell office:value-type="float" office:value="-16" calcext:value-type="float">
            <text:p>-16</text:p>
          </table:table-cell>
          <table:table-cell table:number-columns-repeated="16"/>
        </table:table-row>
        <table:table-row table:style-name="ro1">
          <table:table-cell office:value-type="float" office:value="434" calcext:value-type="float">
            <text:p>43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35" calcext:value-type="float">
            <text:p>435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36" calcext:value-type="float">
            <text:p>43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37" calcext:value-type="float">
            <text:p>43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438" calcext:value-type="float">
            <text:p>438,0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439" calcext:value-type="float">
            <text:p>439,0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440" calcext:value-type="float">
            <text:p>440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441" calcext:value-type="float">
            <text:p>441,00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442" calcext:value-type="float">
            <text:p>442,0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443" calcext:value-type="float">
            <text:p>443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444" calcext:value-type="float">
            <text:p>444,00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445" calcext:value-type="float">
            <text:p>445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446" calcext:value-type="float">
            <text:p>446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47" calcext:value-type="float">
            <text:p>447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448" calcext:value-type="float">
            <text:p>448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449" calcext:value-type="float">
            <text:p>449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50" calcext:value-type="float">
            <text:p>450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51" calcext:value-type="float">
            <text:p>451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52" calcext:value-type="float">
            <text:p>45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453" calcext:value-type="float">
            <text:p>45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54" calcext:value-type="float">
            <text:p>45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55" calcext:value-type="float">
            <text:p>455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56" calcext:value-type="float">
            <text:p>456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457" calcext:value-type="float">
            <text:p>457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58" calcext:value-type="float">
            <text:p>458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459" calcext:value-type="float">
            <text:p>45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60" calcext:value-type="float">
            <text:p>46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61" calcext:value-type="float">
            <text:p>461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62" calcext:value-type="float">
            <text:p>46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63" calcext:value-type="float">
            <text:p>463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64" calcext:value-type="float">
            <text:p>464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65" calcext:value-type="float">
            <text:p>46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66" calcext:value-type="float">
            <text:p>466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67" calcext:value-type="float">
            <text:p>467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68" calcext:value-type="float">
            <text:p>46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69" calcext:value-type="float">
            <text:p>46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70" calcext:value-type="float">
            <text:p>470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71" calcext:value-type="float">
            <text:p>471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72" calcext:value-type="float">
            <text:p>47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73" calcext:value-type="float">
            <text:p>473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474" calcext:value-type="float">
            <text:p>474,00</text:p>
          </table:table-cell>
          <table:table-cell office:value-type="float" office:value="-133" calcext:value-type="float">
            <text:p>-133</text:p>
          </table:table-cell>
          <table:table-cell table:number-columns-repeated="16"/>
        </table:table-row>
        <table:table-row table:style-name="ro1">
          <table:table-cell office:value-type="float" office:value="475" calcext:value-type="float">
            <text:p>475,00</text:p>
          </table:table-cell>
          <table:table-cell office:value-type="float" office:value="-93" calcext:value-type="float">
            <text:p>-93</text:p>
          </table:table-cell>
          <table:table-cell table:number-columns-repeated="16"/>
        </table:table-row>
        <table:table-row table:style-name="ro1">
          <table:table-cell office:value-type="float" office:value="476" calcext:value-type="float">
            <text:p>476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477" calcext:value-type="float">
            <text:p>477,00</text:p>
          </table:table-cell>
          <table:table-cell office:value-type="float" office:value="-93" calcext:value-type="float">
            <text:p>-93</text:p>
          </table:table-cell>
          <table:table-cell table:number-columns-repeated="16"/>
        </table:table-row>
        <table:table-row table:style-name="ro1">
          <table:table-cell office:value-type="float" office:value="478" calcext:value-type="float">
            <text:p>478,00</text:p>
          </table:table-cell>
          <table:table-cell office:value-type="float" office:value="-50" calcext:value-type="float">
            <text:p>-50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,00</text:p>
          </table:table-cell>
          <table:table-cell office:value-type="float" office:value="-31" calcext:value-type="float">
            <text:p>-31</text:p>
          </table:table-cell>
          <table:table-cell table:number-columns-repeated="16"/>
        </table:table-row>
        <table:table-row table:style-name="ro1">
          <table:table-cell office:value-type="float" office:value="481" calcext:value-type="float">
            <text:p>481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482" calcext:value-type="float">
            <text:p>482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83" calcext:value-type="float">
            <text:p>483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84" calcext:value-type="float">
            <text:p>484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485" calcext:value-type="float">
            <text:p>48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86" calcext:value-type="float">
            <text:p>486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87" calcext:value-type="float">
            <text:p>487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88" calcext:value-type="float">
            <text:p>488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489" calcext:value-type="float">
            <text:p>489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490" calcext:value-type="float">
            <text:p>49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91" calcext:value-type="float">
            <text:p>491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92" calcext:value-type="float">
            <text:p>492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493" calcext:value-type="float">
            <text:p>493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94" calcext:value-type="float">
            <text:p>494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95" calcext:value-type="float">
            <text:p>495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496" calcext:value-type="float">
            <text:p>496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497" calcext:value-type="float">
            <text:p>497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498" calcext:value-type="float">
            <text:p>498,0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499" calcext:value-type="float">
            <text:p>499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501" calcext:value-type="float">
            <text:p>501,0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502" calcext:value-type="float">
            <text:p>502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503" calcext:value-type="float">
            <text:p>503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04" calcext:value-type="float">
            <text:p>504,00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505" calcext:value-type="float">
            <text:p>505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506" calcext:value-type="float">
            <text:p>506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07" calcext:value-type="float">
            <text:p>507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08" calcext:value-type="float">
            <text:p>50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09" calcext:value-type="float">
            <text:p>509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510" calcext:value-type="float">
            <text:p>510,00</text:p>
          </table:table-cell>
          <table:table-cell office:value-type="float" office:value="-131" calcext:value-type="float">
            <text:p>-131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513" calcext:value-type="float">
            <text:p>513,00</text:p>
          </table:table-cell>
          <table:table-cell office:value-type="float" office:value="-95" calcext:value-type="float">
            <text:p>-95</text:p>
          </table:table-cell>
          <table:table-cell table:number-columns-repeated="16"/>
        </table:table-row>
        <table:table-row table:style-name="ro1">
          <table:table-cell office:value-type="float" office:value="514" calcext:value-type="float">
            <text:p>514,00</text:p>
          </table:table-cell>
          <table:table-cell office:value-type="float" office:value="-46" calcext:value-type="float">
            <text:p>-46</text:p>
          </table:table-cell>
          <table:table-cell table:number-columns-repeated="16"/>
        </table:table-row>
        <table:table-row table:style-name="ro1">
          <table:table-cell office:value-type="float" office:value="515" calcext:value-type="float">
            <text:p>515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16" calcext:value-type="float">
            <text:p>516,00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  <table:table-row table:style-name="ro1">
          <table:table-cell office:value-type="float" office:value="517" calcext:value-type="float">
            <text:p>517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518" calcext:value-type="float">
            <text:p>518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19" calcext:value-type="float">
            <text:p>519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20" calcext:value-type="float">
            <text:p>52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21" calcext:value-type="float">
            <text:p>521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22" calcext:value-type="float">
            <text:p>522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523" calcext:value-type="float">
            <text:p>523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24" calcext:value-type="float">
            <text:p>52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25" calcext:value-type="float">
            <text:p>525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26" calcext:value-type="float">
            <text:p>526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527" calcext:value-type="float">
            <text:p>527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28" calcext:value-type="float">
            <text:p>528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29" calcext:value-type="float">
            <text:p>529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30" calcext:value-type="float">
            <text:p>530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531" calcext:value-type="float">
            <text:p>53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532" calcext:value-type="float">
            <text:p>53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33" calcext:value-type="float">
            <text:p>533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34" calcext:value-type="float">
            <text:p>534,0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535" calcext:value-type="float">
            <text:p>535,0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536" calcext:value-type="float">
            <text:p>536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37" calcext:value-type="float">
            <text:p>537,0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538" calcext:value-type="float">
            <text:p>538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539" calcext:value-type="float">
            <text:p>539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40" calcext:value-type="float">
            <text:p>540,00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541" calcext:value-type="float">
            <text:p>541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542" calcext:value-type="float">
            <text:p>54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43" calcext:value-type="float">
            <text:p>543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44" calcext:value-type="float">
            <text:p>544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545" calcext:value-type="float">
            <text:p>545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546" calcext:value-type="float">
            <text:p>546,00</text:p>
          </table:table-cell>
          <table:table-cell office:value-type="float" office:value="-131" calcext:value-type="float">
            <text:p>-131</text:p>
          </table:table-cell>
          <table:table-cell table:number-columns-repeated="16"/>
        </table:table-row>
        <table:table-row table:style-name="ro1">
          <table:table-cell office:value-type="float" office:value="547" calcext:value-type="float">
            <text:p>547,00</text:p>
          </table:table-cell>
          <table:table-cell office:value-type="float" office:value="-92" calcext:value-type="float">
            <text:p>-92</text:p>
          </table:table-cell>
          <table:table-cell table:number-columns-repeated="16"/>
        </table:table-row>
        <table:table-row table:style-name="ro1">
          <table:table-cell office:value-type="float" office:value="548" calcext:value-type="float">
            <text:p>548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549" calcext:value-type="float">
            <text:p>549,00</text:p>
          </table:table-cell>
          <table:table-cell office:value-type="float" office:value="-95" calcext:value-type="float">
            <text:p>-95</text:p>
          </table:table-cell>
          <table:table-cell table:number-columns-repeated="16"/>
        </table:table-row>
        <table:table-row table:style-name="ro1">
          <table:table-cell office:value-type="float" office:value="550" calcext:value-type="float">
            <text:p>550,00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 office:value-type="float" office:value="551" calcext:value-type="float">
            <text:p>551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52" calcext:value-type="float">
            <text:p>552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553" calcext:value-type="float">
            <text:p>553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554" calcext:value-type="float">
            <text:p>55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55" calcext:value-type="float">
            <text:p>555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556" calcext:value-type="float">
            <text:p>55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57" calcext:value-type="float">
            <text:p>557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558" calcext:value-type="float">
            <text:p>55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59" calcext:value-type="float">
            <text:p>559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60" calcext:value-type="float">
            <text:p>560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61" calcext:value-type="float">
            <text:p>561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562" calcext:value-type="float">
            <text:p>562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63" calcext:value-type="float">
            <text:p>56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64" calcext:value-type="float">
            <text:p>564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65" calcext:value-type="float">
            <text:p>56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66" calcext:value-type="float">
            <text:p>566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567" calcext:value-type="float">
            <text:p>567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68" calcext:value-type="float">
            <text:p>568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69" calcext:value-type="float">
            <text:p>56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70" calcext:value-type="float">
            <text:p>570,0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571" calcext:value-type="float">
            <text:p>571,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572" calcext:value-type="float">
            <text:p>572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573" calcext:value-type="float">
            <text:p>573,0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574" calcext:value-type="float">
            <text:p>574,0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75" calcext:value-type="float">
            <text:p>575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576" calcext:value-type="float">
            <text:p>576,00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77" calcext:value-type="float">
            <text:p>577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578" calcext:value-type="float">
            <text:p>57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79" calcext:value-type="float">
            <text:p>579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80" calcext:value-type="float">
            <text:p>580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81" calcext:value-type="float">
            <text:p>58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82" calcext:value-type="float">
            <text:p>582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83" calcext:value-type="float">
            <text:p>58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84" calcext:value-type="float">
            <text:p>58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85" calcext:value-type="float">
            <text:p>585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86" calcext:value-type="float">
            <text:p>586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87" calcext:value-type="float">
            <text:p>58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88" calcext:value-type="float">
            <text:p>588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589" calcext:value-type="float">
            <text:p>58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590" calcext:value-type="float">
            <text:p>590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91" calcext:value-type="float">
            <text:p>591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92" calcext:value-type="float">
            <text:p>592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93" calcext:value-type="float">
            <text:p>593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94" calcext:value-type="float">
            <text:p>594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595" calcext:value-type="float">
            <text:p>59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596" calcext:value-type="float">
            <text:p>596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597" calcext:value-type="float">
            <text:p>597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598" calcext:value-type="float">
            <text:p>59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599" calcext:value-type="float">
            <text:p>599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600" calcext:value-type="float">
            <text:p>60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01" calcext:value-type="float">
            <text:p>601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02" calcext:value-type="float">
            <text:p>602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03" calcext:value-type="float">
            <text:p>603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04" calcext:value-type="float">
            <text:p>604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05" calcext:value-type="float">
            <text:p>605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6" calcext:value-type="float">
            <text:p>606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07" calcext:value-type="float">
            <text:p>607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08" calcext:value-type="float">
            <text:p>608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09" calcext:value-type="float">
            <text:p>609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10" calcext:value-type="float">
            <text:p>61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11" calcext:value-type="float">
            <text:p>61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12" calcext:value-type="float">
            <text:p>612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13" calcext:value-type="float">
            <text:p>613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14" calcext:value-type="float">
            <text:p>614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15" calcext:value-type="float">
            <text:p>615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16" calcext:value-type="float">
            <text:p>616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17" calcext:value-type="float">
            <text:p>617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8" calcext:value-type="float">
            <text:p>618,00</text:p>
          </table:table-cell>
          <table:table-cell office:value-type="float" office:value="-114" calcext:value-type="float">
            <text:p>-114</text:p>
          </table:table-cell>
          <table:table-cell table:number-columns-repeated="16"/>
        </table:table-row>
        <table:table-row table:style-name="ro1">
          <table:table-cell office:value-type="float" office:value="619" calcext:value-type="float">
            <text:p>619,00</text:p>
          </table:table-cell>
          <table:table-cell office:value-type="float" office:value="-89" calcext:value-type="float">
            <text:p>-89</text:p>
          </table:table-cell>
          <table:table-cell table:number-columns-repeated="16"/>
        </table:table-row>
        <table:table-row table:style-name="ro1">
          <table:table-cell office:value-type="float" office:value="620" calcext:value-type="float">
            <text:p>620,0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621" calcext:value-type="float">
            <text:p>621,00</text:p>
          </table:table-cell>
          <table:table-cell office:value-type="float" office:value="-104" calcext:value-type="float">
            <text:p>-104</text:p>
          </table:table-cell>
          <table:table-cell table:number-columns-repeated="16"/>
        </table:table-row>
        <table:table-row table:style-name="ro1">
          <table:table-cell office:value-type="float" office:value="622" calcext:value-type="float">
            <text:p>622,00</text:p>
          </table:table-cell>
          <table:table-cell office:value-type="float" office:value="-60" calcext:value-type="float">
            <text:p>-60</text:p>
          </table:table-cell>
          <table:table-cell table:number-columns-repeated="16"/>
        </table:table-row>
        <table:table-row table:style-name="ro1">
          <table:table-cell office:value-type="float" office:value="623" calcext:value-type="float">
            <text:p>623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24" calcext:value-type="float">
            <text:p>624,00</text:p>
          </table:table-cell>
          <table:table-cell office:value-type="float" office:value="-40" calcext:value-type="float">
            <text:p>-40</text:p>
          </table:table-cell>
          <table:table-cell table:number-columns-repeated="16"/>
        </table:table-row>
        <table:table-row table:style-name="ro1">
          <table:table-cell office:value-type="float" office:value="625" calcext:value-type="float">
            <text:p>625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626" calcext:value-type="float">
            <text:p>626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27" calcext:value-type="float">
            <text:p>627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28" calcext:value-type="float">
            <text:p>62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29" calcext:value-type="float">
            <text:p>62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30" calcext:value-type="float">
            <text:p>630,00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631" calcext:value-type="float">
            <text:p>631,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632" calcext:value-type="float">
            <text:p>632,00</text:p>
          </table:table-cell>
          <table:table-cell office:value-type="float" office:value="-23" calcext:value-type="float">
            <text:p>-23</text:p>
          </table:table-cell>
          <table:table-cell table:number-columns-repeated="16"/>
        </table:table-row>
        <table:table-row table:style-name="ro1">
          <table:table-cell office:value-type="float" office:value="633" calcext:value-type="float">
            <text:p>633,0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634" calcext:value-type="float">
            <text:p>634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635" calcext:value-type="float">
            <text:p>635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636" calcext:value-type="float">
            <text:p>636,0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637" calcext:value-type="float">
            <text:p>637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638" calcext:value-type="float">
            <text:p>638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41" calcext:value-type="float">
            <text:p>641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642" calcext:value-type="float">
            <text:p>64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43" calcext:value-type="float">
            <text:p>64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44" calcext:value-type="float">
            <text:p>644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45" calcext:value-type="float">
            <text:p>645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46" calcext:value-type="float">
            <text:p>646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47" calcext:value-type="float">
            <text:p>64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48" calcext:value-type="float">
            <text:p>648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49" calcext:value-type="float">
            <text:p>64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51" calcext:value-type="float">
            <text:p>651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52" calcext:value-type="float">
            <text:p>65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53" calcext:value-type="float">
            <text:p>65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54" calcext:value-type="float">
            <text:p>65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55" calcext:value-type="float">
            <text:p>655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56" calcext:value-type="float">
            <text:p>656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57" calcext:value-type="float">
            <text:p>657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58" calcext:value-type="float">
            <text:p>65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59" calcext:value-type="float">
            <text:p>659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60" calcext:value-type="float">
            <text:p>66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61" calcext:value-type="float">
            <text:p>661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62" calcext:value-type="float">
            <text:p>66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63" calcext:value-type="float">
            <text:p>66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64" calcext:value-type="float">
            <text:p>66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65" calcext:value-type="float">
            <text:p>665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666" calcext:value-type="float">
            <text:p>666,00</text:p>
          </table:table-cell>
          <table:table-cell office:value-type="float" office:value="-133" calcext:value-type="float">
            <text:p>-133</text:p>
          </table:table-cell>
          <table:table-cell table:number-columns-repeated="16"/>
        </table:table-row>
        <table:table-row table:style-name="ro1">
          <table:table-cell office:value-type="float" office:value="667" calcext:value-type="float">
            <text:p>667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668" calcext:value-type="float">
            <text:p>668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669" calcext:value-type="float">
            <text:p>669,00</text:p>
          </table:table-cell>
          <table:table-cell office:value-type="float" office:value="-93" calcext:value-type="float">
            <text:p>-93</text:p>
          </table:table-cell>
          <table:table-cell table:number-columns-repeated="16"/>
        </table:table-row>
        <table:table-row table:style-name="ro1">
          <table:table-cell office:value-type="float" office:value="670" calcext:value-type="float">
            <text:p>670,00</text:p>
          </table:table-cell>
          <table:table-cell office:value-type="float" office:value="-49" calcext:value-type="float">
            <text:p>-49</text:p>
          </table:table-cell>
          <table:table-cell table:number-columns-repeated="16"/>
        </table:table-row>
        <table:table-row table:style-name="ro1">
          <table:table-cell office:value-type="float" office:value="671" calcext:value-type="float">
            <text:p>67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72" calcext:value-type="float">
            <text:p>672,00</text:p>
          </table:table-cell>
          <table:table-cell office:value-type="float" office:value="-32" calcext:value-type="float">
            <text:p>-32</text:p>
          </table:table-cell>
          <table:table-cell table:number-columns-repeated="16"/>
        </table:table-row>
        <table:table-row table:style-name="ro1">
          <table:table-cell office:value-type="float" office:value="673" calcext:value-type="float">
            <text:p>673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674" calcext:value-type="float">
            <text:p>674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75" calcext:value-type="float">
            <text:p>675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76" calcext:value-type="float">
            <text:p>67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77" calcext:value-type="float">
            <text:p>67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78" calcext:value-type="float">
            <text:p>678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679" calcext:value-type="float">
            <text:p>679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680" calcext:value-type="float">
            <text:p>680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81" calcext:value-type="float">
            <text:p>68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82" calcext:value-type="float">
            <text:p>682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683" calcext:value-type="float">
            <text:p>683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684" calcext:value-type="float">
            <text:p>684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85" calcext:value-type="float">
            <text:p>68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86" calcext:value-type="float">
            <text:p>686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87" calcext:value-type="float">
            <text:p>687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88" calcext:value-type="float">
            <text:p>688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689" calcext:value-type="float">
            <text:p>68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90" calcext:value-type="float">
            <text:p>690,00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691" calcext:value-type="float">
            <text:p>691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692" calcext:value-type="float">
            <text:p>692,00</text:p>
          </table:table-cell>
          <table:table-cell office:value-type="float" office:value="-26" calcext:value-type="float">
            <text:p>-26</text:p>
          </table:table-cell>
          <table:table-cell table:number-columns-repeated="16"/>
        </table:table-row>
        <table:table-row table:style-name="ro1">
          <table:table-cell office:value-type="float" office:value="693" calcext:value-type="float">
            <text:p>693,00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694" calcext:value-type="float">
            <text:p>694,00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float" office:value="695" calcext:value-type="float">
            <text:p>695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96" calcext:value-type="float">
            <text:p>696,00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697" calcext:value-type="float">
            <text:p>697,0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698" calcext:value-type="float">
            <text:p>698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99" calcext:value-type="float">
            <text:p>699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700" calcext:value-type="float">
            <text:p>700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701" calcext:value-type="float">
            <text:p>70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02" calcext:value-type="float">
            <text:p>702,00</text:p>
          </table:table-cell>
          <table:table-cell office:value-type="float" office:value="-129" calcext:value-type="float">
            <text:p>-129</text:p>
          </table:table-cell>
          <table:table-cell table:number-columns-repeated="16"/>
        </table:table-row>
        <table:table-row table:style-name="ro1">
          <table:table-cell office:value-type="float" office:value="703" calcext:value-type="float">
            <text:p>703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704" calcext:value-type="float">
            <text:p>704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05" calcext:value-type="float">
            <text:p>705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706" calcext:value-type="float">
            <text:p>706,00</text:p>
          </table:table-cell>
          <table:table-cell office:value-type="float" office:value="-50" calcext:value-type="float">
            <text:p>-50</text:p>
          </table:table-cell>
          <table:table-cell table:number-columns-repeated="16"/>
        </table:table-row>
        <table:table-row table:style-name="ro1">
          <table:table-cell office:value-type="float" office:value="707" calcext:value-type="float">
            <text:p>707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708" calcext:value-type="float">
            <text:p>708,00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  <table:table-row table:style-name="ro1">
          <table:table-cell office:value-type="float" office:value="709" calcext:value-type="float">
            <text:p>709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710" calcext:value-type="float">
            <text:p>710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711" calcext:value-type="float">
            <text:p>711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712" calcext:value-type="float">
            <text:p>712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713" calcext:value-type="float">
            <text:p>71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714" calcext:value-type="float">
            <text:p>714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715" calcext:value-type="float">
            <text:p>715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716" calcext:value-type="float">
            <text:p>71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17" calcext:value-type="float">
            <text:p>71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18" calcext:value-type="float">
            <text:p>71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719" calcext:value-type="float">
            <text:p>71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720" calcext:value-type="float">
            <text:p>720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21" calcext:value-type="float">
            <text:p>721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722" calcext:value-type="float">
            <text:p>722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723" calcext:value-type="float">
            <text:p>723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24" calcext:value-type="float">
            <text:p>724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25" calcext:value-type="float">
            <text:p>725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726" calcext:value-type="float">
            <text:p>726,0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727" calcext:value-type="float">
            <text:p>727,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728" calcext:value-type="float">
            <text:p>728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729" calcext:value-type="float">
            <text:p>729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730" calcext:value-type="float">
            <text:p>730,00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731" calcext:value-type="float">
            <text:p>731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732" calcext:value-type="float">
            <text:p>732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733" calcext:value-type="float">
            <text:p>733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734" calcext:value-type="float">
            <text:p>734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35" calcext:value-type="float">
            <text:p>73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736" calcext:value-type="float">
            <text:p>73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37" calcext:value-type="float">
            <text:p>737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738" calcext:value-type="float">
            <text:p>738,00</text:p>
          </table:table-cell>
          <table:table-cell office:value-type="float" office:value="-134" calcext:value-type="float">
            <text:p>-134</text:p>
          </table:table-cell>
          <table:table-cell table:number-columns-repeated="16"/>
        </table:table-row>
        <table:table-row table:style-name="ro1">
          <table:table-cell office:value-type="float" office:value="739" calcext:value-type="float">
            <text:p>739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740" calcext:value-type="float">
            <text:p>740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741" calcext:value-type="float">
            <text:p>741,00</text:p>
          </table:table-cell>
          <table:table-cell office:value-type="float" office:value="-95" calcext:value-type="float">
            <text:p>-95</text:p>
          </table:table-cell>
          <table:table-cell table:number-columns-repeated="16"/>
        </table:table-row>
        <table:table-row table:style-name="ro1">
          <table:table-cell office:value-type="float" office:value="742" calcext:value-type="float">
            <text:p>742,00</text:p>
          </table:table-cell>
          <table:table-cell office:value-type="float" office:value="-46" calcext:value-type="float">
            <text:p>-46</text:p>
          </table:table-cell>
          <table:table-cell table:number-columns-repeated="16"/>
        </table:table-row>
        <table:table-row table:style-name="ro1">
          <table:table-cell office:value-type="float" office:value="743" calcext:value-type="float">
            <text:p>743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744" calcext:value-type="float">
            <text:p>744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745" calcext:value-type="float">
            <text:p>745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746" calcext:value-type="float">
            <text:p>746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747" calcext:value-type="float">
            <text:p>747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748" calcext:value-type="float">
            <text:p>748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749" calcext:value-type="float">
            <text:p>749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751" calcext:value-type="float">
            <text:p>751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752" calcext:value-type="float">
            <text:p>75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753" calcext:value-type="float">
            <text:p>753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754" calcext:value-type="float">
            <text:p>754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755" calcext:value-type="float">
            <text:p>755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56" calcext:value-type="float">
            <text:p>756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57" calcext:value-type="float">
            <text:p>75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58" calcext:value-type="float">
            <text:p>75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760" calcext:value-type="float">
            <text:p>76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761" calcext:value-type="float">
            <text:p>761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762" calcext:value-type="float">
            <text:p>762,0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763" calcext:value-type="float">
            <text:p>763,0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764" calcext:value-type="float">
            <text:p>764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765" calcext:value-type="float">
            <text:p>765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766" calcext:value-type="float">
            <text:p>766,00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0.5645</text:p>
          </table:table-cell>
          <table:table-cell office:value-type="string" calcext:value-type="string">
            <text:p>-0.2207</text:p>
          </table:table-cell>
          <table:table-cell office:value-type="string" calcext:value-type="string">
            <text:p>0.41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chael@michaela5:~/Charlie/workspace$</text:p>
          </table:table-cell>
          <table:table-cell office:value-type="string" calcext:value-type="string">
            <text:p>rosrun</text:p>
          </table:table-cell>
          <table:table-cell office:value-type="string" calcext:value-type="string">
            <text:p>perimeter_wire_sensor_driver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-p</text:p>
          </table:table-cell>
          <table:table-cell office:value-type="string" calcext:value-type="string">
            <text:p>/dev/ttyS8</text:p>
          </table:table-cell>
          <table:table-cell office:value-type="string" calcext:value-type="string">
            <text:p>-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c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-D</text:p>
          </table:table-cell>
          <table:table-cell office:value-type="string" calcext:value-type="string">
            <text:p>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85830024.465057100]: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dev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85830024.465380000]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divider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85830024.477145900]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0x1b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85830024.488908300]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s</text:p>
          </table:table-cell>
          <table:table-cell office:value-type="float" office:value="768" calcext:value-type="float">
            <text:p>76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-16" calcext:value-type="float">
            <text:p>-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,00</text:p>
          </table:table-cell>
          <table:table-cell office:value-type="float" office:value="-25" calcext:value-type="float">
            <text:p>-25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,00</text:p>
          </table:table-cell>
          <table:table-cell office:value-type="float" office:value="-28" calcext:value-type="float">
            <text:p>-28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,00</text:p>
          </table:table-cell>
          <table:table-cell office:value-type="float" office:value="-47" calcext:value-type="float">
            <text:p>-47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,00</text:p>
          </table:table-cell>
          <table:table-cell office:value-type="float" office:value="-131" calcext:value-type="float">
            <text:p>-131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,00</text:p>
          </table:table-cell>
          <table:table-cell office:value-type="float" office:value="-72" calcext:value-type="float">
            <text:p>-72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,00</text:p>
          </table:table-cell>
          <table:table-cell office:value-type="float" office:value="-60" calcext:value-type="float">
            <text:p>-60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,00</text:p>
          </table:table-cell>
          <table:table-cell office:value-type="float" office:value="-45" calcext:value-type="float">
            <text:p>-45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,00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,00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-35" calcext:value-type="float">
            <text:p>-35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,00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,0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,0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,00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,00</text:p>
          </table:table-cell>
          <table:table-cell office:value-type="float" office:value="-29" calcext:value-type="float">
            <text:p>-2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,00</text:p>
          </table:table-cell>
          <table:table-cell office:value-type="float" office:value="-32" calcext:value-type="float">
            <text:p>-3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,00</text:p>
          </table:table-cell>
          <table:table-cell office:value-type="float" office:value="-45" calcext:value-type="float">
            <text:p>-45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,00</text:p>
          </table:table-cell>
          <table:table-cell office:value-type="float" office:value="-93" calcext:value-type="float">
            <text:p>-93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,00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,00</text:p>
          </table:table-cell>
          <table:table-cell office:value-type="float" office:value="-126" calcext:value-type="float">
            <text:p>-126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,00</text:p>
          </table:table-cell>
          <table:table-cell office:value-type="float" office:value="-72" calcext:value-type="float">
            <text:p>-72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,00</text:p>
          </table:table-cell>
          <table:table-cell office:value-type="float" office:value="-56" calcext:value-type="float">
            <text:p>-56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,00</text:p>
          </table:table-cell>
          <table:table-cell office:value-type="float" office:value="-27" calcext:value-type="float">
            <text:p>-27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,00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,0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,00</text:p>
          </table:table-cell>
          <table:table-cell office:value-type="float" office:value="-48" calcext:value-type="float">
            <text:p>-4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,0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,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,0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,00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,00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,00</text:p>
          </table:table-cell>
          <table:table-cell office:value-type="float" office:value="-80" calcext:value-type="float">
            <text:p>-80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,00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,00</text:p>
          </table:table-cell>
          <table:table-cell office:value-type="float" office:value="-130" calcext:value-type="float">
            <text:p>-130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,00</text:p>
          </table:table-cell>
          <table:table-cell office:value-type="float" office:value="-80" calcext:value-type="float">
            <text:p>-80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,00</text:p>
          </table:table-cell>
          <table:table-cell office:value-type="float" office:value="-60" calcext:value-type="float">
            <text:p>-60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,00</text:p>
          </table:table-cell>
          <table:table-cell office:value-type="float" office:value="-43" calcext:value-type="float">
            <text:p>-4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,0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,0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,00</text:p>
          </table:table-cell>
          <table:table-cell office:value-type="float" office:value="-52" calcext:value-type="float">
            <text:p>-52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,00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,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,00</text:p>
          </table:table-cell>
          <table:table-cell office:value-type="float" office:value="-23" calcext:value-type="float">
            <text:p>-23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,0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,00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,00</text:p>
          </table:table-cell>
          <table:table-cell office:value-type="float" office:value="-41" calcext:value-type="float">
            <text:p>-41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,0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,00</text:p>
          </table:table-cell>
          <table:table-cell office:value-type="float" office:value="-132" calcext:value-type="float">
            <text:p>-132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,00</text:p>
          </table:table-cell>
          <table:table-cell office:value-type="float" office:value="-92" calcext:value-type="float">
            <text:p>-92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,00</text:p>
          </table:table-cell>
          <table:table-cell office:value-type="float" office:value="-61" calcext:value-type="float">
            <text:p>-61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,00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,0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,0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,0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,00</text:p>
          </table:table-cell>
          <table:table-cell office:value-type="float" office:value="-35" calcext:value-type="float">
            <text:p>-3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,00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,00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,00</text:p>
          </table:table-cell>
          <table:table-cell office:value-type="float" office:value="-30" calcext:value-type="float">
            <text:p>-30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,00</text:p>
          </table:table-cell>
          <table:table-cell office:value-type="float" office:value="-43" calcext:value-type="float">
            <text:p>-43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,00</text:p>
          </table:table-cell>
          <table:table-cell office:value-type="float" office:value="-72" calcext:value-type="float">
            <text:p>-72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,00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,00</text:p>
          </table:table-cell>
          <table:table-cell office:value-type="float" office:value="-131" calcext:value-type="float">
            <text:p>-1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,00</text:p>
          </table:table-cell>
          <table:table-cell office:value-type="float" office:value="-94" calcext:value-type="float">
            <text:p>-94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,00</text:p>
          </table:table-cell>
          <table:table-cell office:value-type="float" office:value="-57" calcext:value-type="float">
            <text:p>-57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,00</text:p>
          </table:table-cell>
          <table:table-cell office:value-type="float" office:value="-51" calcext:value-type="float">
            <text:p>-51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,0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,00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,00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,00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,00</text:p>
          </table:table-cell>
          <table:table-cell office:value-type="float" office:value="-23" calcext:value-type="float">
            <text:p>-23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,0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,00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,00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,00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,00</text:p>
          </table:table-cell>
          <table:table-cell office:value-type="float" office:value="-43" calcext:value-type="float">
            <text:p>-43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,00</text:p>
          </table:table-cell>
          <table:table-cell office:value-type="float" office:value="-82" calcext:value-type="float">
            <text:p>-82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,00</text:p>
          </table:table-cell>
          <table:table-cell office:value-type="float" office:value="-125" calcext:value-type="float">
            <text:p>-125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,00</text:p>
          </table:table-cell>
          <table:table-cell office:value-type="float" office:value="-76" calcext:value-type="float">
            <text:p>-76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,00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,00</text:p>
          </table:table-cell>
          <table:table-cell office:value-type="float" office:value="-56" calcext:value-type="float">
            <text:p>-56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,00</text:p>
          </table:table-cell>
          <table:table-cell office:value-type="float" office:value="-42" calcext:value-type="float">
            <text:p>-42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,00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,00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,0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,00</text:p>
          </table:table-cell>
          <table:table-cell office:value-type="float" office:value="-25" calcext:value-type="float">
            <text:p>-25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,0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,0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,0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,00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,00</text:p>
          </table:table-cell>
          <table:table-cell office:value-type="float" office:value="-80" calcext:value-type="float">
            <text:p>-80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,00</text:p>
          </table:table-cell>
          <table:table-cell office:value-type="float" office:value="-128" calcext:value-type="float">
            <text:p>-128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,00</text:p>
          </table:table-cell>
          <table:table-cell office:value-type="float" office:value="-86" calcext:value-type="float">
            <text:p>-86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,0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,00</text:p>
          </table:table-cell>
          <table:table-cell office:value-type="float" office:value="-57" calcext:value-type="float">
            <text:p>-57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,00</text:p>
          </table:table-cell>
          <table:table-cell office:value-type="float" office:value="-30" calcext:value-type="float">
            <text:p>-30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,00</text:p>
          </table:table-cell>
          <table:table-cell office:value-type="float" office:value="-31" calcext:value-type="float">
            <text:p>-31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,0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,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,00</text:p>
          </table:table-cell>
          <table:table-cell office:value-type="float" office:value="-38" calcext:value-type="float">
            <text:p>-38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,0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,00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342" calcext:value-type="float">
            <text:p>342,0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343" calcext:value-type="float">
            <text:p>343,00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44" calcext:value-type="float">
            <text:p>344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46" calcext:value-type="float">
            <text:p>346,00</text:p>
          </table:table-cell>
          <table:table-cell office:value-type="float" office:value="-16" calcext:value-type="float">
            <text:p>-16</text:p>
          </table:table-cell>
          <table:table-cell table:number-columns-repeated="16"/>
        </table:table-row>
        <table:table-row table:style-name="ro1">
          <table:table-cell office:value-type="float" office:value="347" calcext:value-type="float">
            <text:p>347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348" calcext:value-type="float">
            <text:p>348,00</text:p>
          </table:table-cell>
          <table:table-cell office:value-type="float" office:value="-41" calcext:value-type="float">
            <text:p>-41</text:p>
          </table:table-cell>
          <table:table-cell table:number-columns-repeated="16"/>
        </table:table-row>
        <table:table-row table:style-name="ro1">
          <table:table-cell office:value-type="float" office:value="349" calcext:value-type="float">
            <text:p>349,00</text:p>
          </table:table-cell>
          <table:table-cell office:value-type="float" office:value="-91" calcext:value-type="float">
            <text:p>-9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,00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office:value-type="float" office:value="351" calcext:value-type="float">
            <text:p>351,00</text:p>
          </table:table-cell>
          <table:table-cell office:value-type="float" office:value="-130" calcext:value-type="float">
            <text:p>-130</text:p>
          </table:table-cell>
          <table:table-cell table:number-columns-repeated="16"/>
        </table:table-row>
        <table:table-row table:style-name="ro1">
          <table:table-cell office:value-type="float" office:value="352" calcext:value-type="float">
            <text:p>352,00</text:p>
          </table:table-cell>
          <table:table-cell office:value-type="float" office:value="-74" calcext:value-type="float">
            <text:p>-74</text:p>
          </table:table-cell>
          <table:table-cell table:number-columns-repeated="16"/>
        </table:table-row>
        <table:table-row table:style-name="ro1">
          <table:table-cell office:value-type="float" office:value="353" calcext:value-type="float">
            <text:p>353,00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354" calcext:value-type="float">
            <text:p>354,00</text:p>
          </table:table-cell>
          <table:table-cell office:value-type="float" office:value="-63" calcext:value-type="float">
            <text:p>-6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356" calcext:value-type="float">
            <text:p>356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357" calcext:value-type="float">
            <text:p>357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358" calcext:value-type="float">
            <text:p>358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359" calcext:value-type="float">
            <text:p>359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361" calcext:value-type="float">
            <text:p>361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62" calcext:value-type="float">
            <text:p>36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63" calcext:value-type="float">
            <text:p>363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64" calcext:value-type="float">
            <text:p>364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,00</text:p>
          </table:table-cell>
          <table:table-cell office:value-type="float" office:value="-19" calcext:value-type="float">
            <text:p>-19</text:p>
          </table:table-cell>
          <table:table-cell table:number-columns-repeated="16"/>
        </table:table-row>
        <table:table-row table:style-name="ro1">
          <table:table-cell office:value-type="float" office:value="366" calcext:value-type="float">
            <text:p>366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67" calcext:value-type="float">
            <text:p>367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368" calcext:value-type="float">
            <text:p>36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69" calcext:value-type="float">
            <text:p>369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371" calcext:value-type="float">
            <text:p>371,00</text:p>
          </table:table-cell>
          <table:table-cell office:value-type="float" office:value="-25" calcext:value-type="float">
            <text:p>-25</text:p>
          </table:table-cell>
          <table:table-cell table:number-columns-repeated="16"/>
        </table:table-row>
        <table:table-row table:style-name="ro1">
          <table:table-cell office:value-type="float" office:value="372" calcext:value-type="float">
            <text:p>372,0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373" calcext:value-type="float">
            <text:p>373,0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374" calcext:value-type="float">
            <text:p>374,00</text:p>
          </table:table-cell>
          <table:table-cell office:value-type="float" office:value="-31" calcext:value-type="float">
            <text:p>-31</text:p>
          </table:table-cell>
          <table:table-cell table:number-columns-repeated="16"/>
        </table:table-row>
        <table:table-row table:style-name="ro1">
          <table:table-cell office:value-type="float" office:value="375" calcext:value-type="float">
            <text:p>375,0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376" calcext:value-type="float">
            <text:p>376,0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377" calcext:value-type="float">
            <text:p>377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378" calcext:value-type="float">
            <text:p>378,0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379" calcext:value-type="float">
            <text:p>379,00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380" calcext:value-type="float">
            <text:p>380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81" calcext:value-type="float">
            <text:p>381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82" calcext:value-type="float">
            <text:p>382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83" calcext:value-type="float">
            <text:p>383,00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384" calcext:value-type="float">
            <text:p>384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385" calcext:value-type="float">
            <text:p>385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386" calcext:value-type="float">
            <text:p>386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387" calcext:value-type="float">
            <text:p>387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388" calcext:value-type="float">
            <text:p>388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389" calcext:value-type="float">
            <text:p>389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390" calcext:value-type="float">
            <text:p>390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391" calcext:value-type="float">
            <text:p>391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392" calcext:value-type="float">
            <text:p>392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93" calcext:value-type="float">
            <text:p>393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394" calcext:value-type="float">
            <text:p>394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95" calcext:value-type="float">
            <text:p>39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396" calcext:value-type="float">
            <text:p>396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397" calcext:value-type="float">
            <text:p>397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398" calcext:value-type="float">
            <text:p>39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399" calcext:value-type="float">
            <text:p>39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00" calcext:value-type="float">
            <text:p>40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01" calcext:value-type="float">
            <text:p>401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02" calcext:value-type="float">
            <text:p>402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403" calcext:value-type="float">
            <text:p>403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04" calcext:value-type="float">
            <text:p>404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405" calcext:value-type="float">
            <text:p>405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406" calcext:value-type="float">
            <text:p>406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407" calcext:value-type="float">
            <text:p>407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408" calcext:value-type="float">
            <text:p>408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409" calcext:value-type="float">
            <text:p>409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410" calcext:value-type="float">
            <text:p>410,00</text:p>
          </table:table-cell>
          <table:table-cell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 office:value-type="float" office:value="411" calcext:value-type="float">
            <text:p>411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12" calcext:value-type="float">
            <text:p>41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13" calcext:value-type="float">
            <text:p>41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14" calcext:value-type="float">
            <text:p>414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15" calcext:value-type="float">
            <text:p>415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16" calcext:value-type="float">
            <text:p>416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18" calcext:value-type="float">
            <text:p>418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419" calcext:value-type="float">
            <text:p>419,00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20" calcext:value-type="float">
            <text:p>420,00</text:p>
          </table:table-cell>
          <table:table-cell office:value-type="float" office:value="-47" calcext:value-type="float">
            <text:p>-47</text:p>
          </table:table-cell>
          <table:table-cell table:number-columns-repeated="16"/>
        </table:table-row>
        <table:table-row table:style-name="ro1">
          <table:table-cell office:value-type="float" office:value="421" calcext:value-type="float">
            <text:p>421,00</text:p>
          </table:table-cell>
          <table:table-cell office:value-type="float" office:value="-87" calcext:value-type="float">
            <text:p>-87</text:p>
          </table:table-cell>
          <table:table-cell table:number-columns-repeated="16"/>
        </table:table-row>
        <table:table-row table:style-name="ro1">
          <table:table-cell office:value-type="float" office:value="422" calcext:value-type="float">
            <text:p>422,00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23" calcext:value-type="float">
            <text:p>423,00</text:p>
          </table:table-cell>
          <table:table-cell office:value-type="float" office:value="-130" calcext:value-type="float">
            <text:p>-130</text:p>
          </table:table-cell>
          <table:table-cell table:number-columns-repeated="16"/>
        </table:table-row>
        <table:table-row table:style-name="ro1">
          <table:table-cell office:value-type="float" office:value="424" calcext:value-type="float">
            <text:p>424,00</text:p>
          </table:table-cell>
          <table:table-cell office:value-type="float" office:value="-78" calcext:value-type="float">
            <text:p>-78</text:p>
          </table:table-cell>
          <table:table-cell table:number-columns-repeated="16"/>
        </table:table-row>
        <table:table-row table:style-name="ro1">
          <table:table-cell office:value-type="float" office:value="425" calcext:value-type="float">
            <text:p>42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26" calcext:value-type="float">
            <text:p>426,00</text:p>
          </table:table-cell>
          <table:table-cell office:value-type="float" office:value="-54" calcext:value-type="float">
            <text:p>-54</text:p>
          </table:table-cell>
          <table:table-cell table:number-columns-repeated="16"/>
        </table:table-row>
        <table:table-row table:style-name="ro1">
          <table:table-cell office:value-type="float" office:value="427" calcext:value-type="float">
            <text:p>427,00</text:p>
          </table:table-cell>
          <table:table-cell office:value-type="float" office:value="-42" calcext:value-type="float">
            <text:p>-42</text:p>
          </table:table-cell>
          <table:table-cell table:number-columns-repeated="16"/>
        </table:table-row>
        <table:table-row table:style-name="ro1">
          <table:table-cell office:value-type="float" office:value="428" calcext:value-type="float">
            <text:p>42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29" calcext:value-type="float">
            <text:p>429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430" calcext:value-type="float">
            <text:p>43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31" calcext:value-type="float">
            <text:p>431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32" calcext:value-type="float">
            <text:p>432,00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433" calcext:value-type="float">
            <text:p>433,0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434" calcext:value-type="float">
            <text:p>434,00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  <table:table-row table:style-name="ro1">
          <table:table-cell office:value-type="float" office:value="435" calcext:value-type="float">
            <text:p>435,00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436" calcext:value-type="float">
            <text:p>436,0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437" calcext:value-type="float">
            <text:p>437,00</text:p>
          </table:table-cell>
          <table:table-cell office:value-type="float" office:value="-25" calcext:value-type="float">
            <text:p>-25</text:p>
          </table:table-cell>
          <table:table-cell table:number-columns-repeated="16"/>
        </table:table-row>
        <table:table-row table:style-name="ro1">
          <table:table-cell office:value-type="float" office:value="438" calcext:value-type="float">
            <text:p>438,0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float" office:value="439" calcext:value-type="float">
            <text:p>439,00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40" calcext:value-type="float">
            <text:p>44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41" calcext:value-type="float">
            <text:p>441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442" calcext:value-type="float">
            <text:p>442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443" calcext:value-type="float">
            <text:p>443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44" calcext:value-type="float">
            <text:p>444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45" calcext:value-type="float">
            <text:p>44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46" calcext:value-type="float">
            <text:p>446,00</text:p>
          </table:table-cell>
          <table:table-cell office:value-type="float" office:value="-27" calcext:value-type="float">
            <text:p>-27</text:p>
          </table:table-cell>
          <table:table-cell table:number-columns-repeated="16"/>
        </table:table-row>
        <table:table-row table:style-name="ro1">
          <table:table-cell office:value-type="float" office:value="447" calcext:value-type="float">
            <text:p>447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448" calcext:value-type="float">
            <text:p>448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449" calcext:value-type="float">
            <text:p>449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450" calcext:value-type="float">
            <text:p>450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51" calcext:value-type="float">
            <text:p>451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52" calcext:value-type="float">
            <text:p>452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453" calcext:value-type="float">
            <text:p>45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54" calcext:value-type="float">
            <text:p>45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55" calcext:value-type="float">
            <text:p>455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456" calcext:value-type="float">
            <text:p>456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457" calcext:value-type="float">
            <text:p>457,00</text:p>
          </table:table-cell>
          <table:table-cell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 office:value-type="float" office:value="458" calcext:value-type="float">
            <text:p>458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459" calcext:value-type="float">
            <text:p>459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460" calcext:value-type="float">
            <text:p>460,00</text:p>
          </table:table-cell>
          <table:table-cell office:value-type="float" office:value="-22" calcext:value-type="float">
            <text:p>-22</text:p>
          </table:table-cell>
          <table:table-cell table:number-columns-repeated="16"/>
        </table:table-row>
        <table:table-row table:style-name="ro1">
          <table:table-cell office:value-type="float" office:value="461" calcext:value-type="float">
            <text:p>461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462" calcext:value-type="float">
            <text:p>46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63" calcext:value-type="float">
            <text:p>463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64" calcext:value-type="float">
            <text:p>464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465" calcext:value-type="float">
            <text:p>465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66" calcext:value-type="float">
            <text:p>466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467" calcext:value-type="float">
            <text:p>467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468" calcext:value-type="float">
            <text:p>468,00</text:p>
          </table:table-cell>
          <table:table-cell office:value-type="float" office:value="-42" calcext:value-type="float">
            <text:p>-42</text:p>
          </table:table-cell>
          <table:table-cell table:number-columns-repeated="16"/>
        </table:table-row>
        <table:table-row table:style-name="ro1">
          <table:table-cell office:value-type="float" office:value="469" calcext:value-type="float">
            <text:p>469,00</text:p>
          </table:table-cell>
          <table:table-cell office:value-type="float" office:value="-81" calcext:value-type="float">
            <text:p>-81</text:p>
          </table:table-cell>
          <table:table-cell table:number-columns-repeated="16"/>
        </table:table-row>
        <table:table-row table:style-name="ro1">
          <table:table-cell office:value-type="float" office:value="470" calcext:value-type="float">
            <text:p>470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471" calcext:value-type="float">
            <text:p>471,00</text:p>
          </table:table-cell>
          <table:table-cell office:value-type="float" office:value="-126" calcext:value-type="float">
            <text:p>-126</text:p>
          </table:table-cell>
          <table:table-cell table:number-columns-repeated="16"/>
        </table:table-row>
        <table:table-row table:style-name="ro1">
          <table:table-cell office:value-type="float" office:value="472" calcext:value-type="float">
            <text:p>472,00</text:p>
          </table:table-cell>
          <table:table-cell office:value-type="float" office:value="-76" calcext:value-type="float">
            <text:p>-76</text:p>
          </table:table-cell>
          <table:table-cell table:number-columns-repeated="16"/>
        </table:table-row>
        <table:table-row table:style-name="ro1">
          <table:table-cell office:value-type="float" office:value="473" calcext:value-type="float">
            <text:p>473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474" calcext:value-type="float">
            <text:p>474,00</text:p>
          </table:table-cell>
          <table:table-cell office:value-type="float" office:value="-55" calcext:value-type="float">
            <text:p>-55</text:p>
          </table:table-cell>
          <table:table-cell table:number-columns-repeated="16"/>
        </table:table-row>
        <table:table-row table:style-name="ro1">
          <table:table-cell office:value-type="float" office:value="475" calcext:value-type="float">
            <text:p>475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476" calcext:value-type="float">
            <text:p>476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77" calcext:value-type="float">
            <text:p>477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478" calcext:value-type="float">
            <text:p>47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81" calcext:value-type="float">
            <text:p>481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82" calcext:value-type="float">
            <text:p>48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483" calcext:value-type="float">
            <text:p>483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484" calcext:value-type="float">
            <text:p>484,00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485" calcext:value-type="float">
            <text:p>485,00</text:p>
          </table:table-cell>
          <table:table-cell office:value-type="float" office:value="-32" calcext:value-type="float">
            <text:p>-32</text:p>
          </table:table-cell>
          <table:table-cell table:number-columns-repeated="16"/>
        </table:table-row>
        <table:table-row table:style-name="ro1">
          <table:table-cell office:value-type="float" office:value="486" calcext:value-type="float">
            <text:p>486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87" calcext:value-type="float">
            <text:p>487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488" calcext:value-type="float">
            <text:p>488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489" calcext:value-type="float">
            <text:p>489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490" calcext:value-type="float">
            <text:p>490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491" calcext:value-type="float">
            <text:p>491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492" calcext:value-type="float">
            <text:p>492,00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93" calcext:value-type="float">
            <text:p>493,0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494" calcext:value-type="float">
            <text:p>494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95" calcext:value-type="float">
            <text:p>495,0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496" calcext:value-type="float">
            <text:p>496,0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497" calcext:value-type="float">
            <text:p>497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498" calcext:value-type="float">
            <text:p>498,0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499" calcext:value-type="float">
            <text:p>499,0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01" calcext:value-type="float">
            <text:p>501,00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502" calcext:value-type="float">
            <text:p>50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03" calcext:value-type="float">
            <text:p>50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04" calcext:value-type="float">
            <text:p>504,00</text:p>
          </table:table-cell>
          <table:table-cell office:value-type="float" office:value="-33" calcext:value-type="float">
            <text:p>-33</text:p>
          </table:table-cell>
          <table:table-cell table:number-columns-repeated="16"/>
        </table:table-row>
        <table:table-row table:style-name="ro1">
          <table:table-cell office:value-type="float" office:value="505" calcext:value-type="float">
            <text:p>505,00</text:p>
          </table:table-cell>
          <table:table-cell office:value-type="float" office:value="-72" calcext:value-type="float">
            <text:p>-72</text:p>
          </table:table-cell>
          <table:table-cell table:number-columns-repeated="16"/>
        </table:table-row>
        <table:table-row table:style-name="ro1">
          <table:table-cell office:value-type="float" office:value="506" calcext:value-type="float">
            <text:p>506,00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507" calcext:value-type="float">
            <text:p>507,00</text:p>
          </table:table-cell>
          <table:table-cell office:value-type="float" office:value="-128" calcext:value-type="float">
            <text:p>-128</text:p>
          </table:table-cell>
          <table:table-cell table:number-columns-repeated="16"/>
        </table:table-row>
        <table:table-row table:style-name="ro1">
          <table:table-cell office:value-type="float" office:value="508" calcext:value-type="float">
            <text:p>508,00</text:p>
          </table:table-cell>
          <table:table-cell office:value-type="float" office:value="-65" calcext:value-type="float">
            <text:p>-65</text:p>
          </table:table-cell>
          <table:table-cell table:number-columns-repeated="16"/>
        </table:table-row>
        <table:table-row table:style-name="ro1">
          <table:table-cell office:value-type="float" office:value="509" calcext:value-type="float">
            <text:p>509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510" calcext:value-type="float">
            <text:p>510,00</text:p>
          </table:table-cell>
          <table:table-cell office:value-type="float" office:value="-60" calcext:value-type="float">
            <text:p>-60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,00</text:p>
          </table:table-cell>
          <table:table-cell office:value-type="float" office:value="-34" calcext:value-type="float">
            <text:p>-3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13" calcext:value-type="float">
            <text:p>513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14" calcext:value-type="float">
            <text:p>514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15" calcext:value-type="float">
            <text:p>515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16" calcext:value-type="float">
            <text:p>51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17" calcext:value-type="float">
            <text:p>517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18" calcext:value-type="float">
            <text:p>518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519" calcext:value-type="float">
            <text:p>519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520" calcext:value-type="float">
            <text:p>520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21" calcext:value-type="float">
            <text:p>521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522" calcext:value-type="float">
            <text:p>522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523" calcext:value-type="float">
            <text:p>523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524" calcext:value-type="float">
            <text:p>524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25" calcext:value-type="float">
            <text:p>525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26" calcext:value-type="float">
            <text:p>526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27" calcext:value-type="float">
            <text:p>527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528" calcext:value-type="float">
            <text:p>528,0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529" calcext:value-type="float">
            <text:p>529,0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530" calcext:value-type="float">
            <text:p>530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531" calcext:value-type="float">
            <text:p>531,00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532" calcext:value-type="float">
            <text:p>532,0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float" office:value="533" calcext:value-type="float">
            <text:p>533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34" calcext:value-type="float">
            <text:p>534,00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35" calcext:value-type="float">
            <text:p>535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36" calcext:value-type="float">
            <text:p>536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537" calcext:value-type="float">
            <text:p>537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538" calcext:value-type="float">
            <text:p>538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39" calcext:value-type="float">
            <text:p>539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540" calcext:value-type="float">
            <text:p>540,00</text:p>
          </table:table-cell>
          <table:table-cell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 office:value-type="float" office:value="541" calcext:value-type="float">
            <text:p>541,00</text:p>
          </table:table-cell>
          <table:table-cell office:value-type="float" office:value="-61" calcext:value-type="float">
            <text:p>-61</text:p>
          </table:table-cell>
          <table:table-cell table:number-columns-repeated="16"/>
        </table:table-row>
        <table:table-row table:style-name="ro1">
          <table:table-cell office:value-type="float" office:value="542" calcext:value-type="float">
            <text:p>542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543" calcext:value-type="float">
            <text:p>543,00</text:p>
          </table:table-cell>
          <table:table-cell office:value-type="float" office:value="-133" calcext:value-type="float">
            <text:p>-133</text:p>
          </table:table-cell>
          <table:table-cell table:number-columns-repeated="16"/>
        </table:table-row>
        <table:table-row table:style-name="ro1">
          <table:table-cell office:value-type="float" office:value="544" calcext:value-type="float">
            <text:p>544,00</text:p>
          </table:table-cell>
          <table:table-cell office:value-type="float" office:value="-80" calcext:value-type="float">
            <text:p>-80</text:p>
          </table:table-cell>
          <table:table-cell table:number-columns-repeated="16"/>
        </table:table-row>
        <table:table-row table:style-name="ro1">
          <table:table-cell office:value-type="float" office:value="545" calcext:value-type="float">
            <text:p>54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46" calcext:value-type="float">
            <text:p>546,00</text:p>
          </table:table-cell>
          <table:table-cell office:value-type="float" office:value="-62" calcext:value-type="float">
            <text:p>-62</text:p>
          </table:table-cell>
          <table:table-cell table:number-columns-repeated="16"/>
        </table:table-row>
        <table:table-row table:style-name="ro1">
          <table:table-cell office:value-type="float" office:value="547" calcext:value-type="float">
            <text:p>547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548" calcext:value-type="float">
            <text:p>548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549" calcext:value-type="float">
            <text:p>549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550" calcext:value-type="float">
            <text:p>550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51" calcext:value-type="float">
            <text:p>551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52" calcext:value-type="float">
            <text:p>55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553" calcext:value-type="float">
            <text:p>553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54" calcext:value-type="float">
            <text:p>554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555" calcext:value-type="float">
            <text:p>55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56" calcext:value-type="float">
            <text:p>556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557" calcext:value-type="float">
            <text:p>557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58" calcext:value-type="float">
            <text:p>558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59" calcext:value-type="float">
            <text:p>559,00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560" calcext:value-type="float">
            <text:p>560,00</text:p>
          </table:table-cell>
          <table:table-cell office:value-type="float" office:value="-26" calcext:value-type="float">
            <text:p>-26</text:p>
          </table:table-cell>
          <table:table-cell table:number-columns-repeated="16"/>
        </table:table-row>
        <table:table-row table:style-name="ro1">
          <table:table-cell office:value-type="float" office:value="561" calcext:value-type="float">
            <text:p>561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62" calcext:value-type="float">
            <text:p>562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563" calcext:value-type="float">
            <text:p>563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64" calcext:value-type="float">
            <text:p>564,00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565" calcext:value-type="float">
            <text:p>565,0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566" calcext:value-type="float">
            <text:p>566,00</text:p>
          </table:table-cell>
          <table:table-cell office:value-type="float" office:value="-23" calcext:value-type="float">
            <text:p>-23</text:p>
          </table:table-cell>
          <table:table-cell table:number-columns-repeated="16"/>
        </table:table-row>
        <table:table-row table:style-name="ro1">
          <table:table-cell office:value-type="float" office:value="567" calcext:value-type="float">
            <text:p>567,00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568" calcext:value-type="float">
            <text:p>568,00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569" calcext:value-type="float">
            <text:p>569,00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570" calcext:value-type="float">
            <text:p>570,00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571" calcext:value-type="float">
            <text:p>571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572" calcext:value-type="float">
            <text:p>572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73" calcext:value-type="float">
            <text:p>573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574" calcext:value-type="float">
            <text:p>574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75" calcext:value-type="float">
            <text:p>575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76" calcext:value-type="float">
            <text:p>576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577" calcext:value-type="float">
            <text:p>577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578" calcext:value-type="float">
            <text:p>578,00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579" calcext:value-type="float">
            <text:p>579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580" calcext:value-type="float">
            <text:p>580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81" calcext:value-type="float">
            <text:p>581,0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582" calcext:value-type="float">
            <text:p>582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583" calcext:value-type="float">
            <text:p>583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584" calcext:value-type="float">
            <text:p>584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585" calcext:value-type="float">
            <text:p>585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586" calcext:value-type="float">
            <text:p>586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587" calcext:value-type="float">
            <text:p>587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588" calcext:value-type="float">
            <text:p>588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589" calcext:value-type="float">
            <text:p>589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90" calcext:value-type="float">
            <text:p>590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91" calcext:value-type="float">
            <text:p>591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592" calcext:value-type="float">
            <text:p>592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593" calcext:value-type="float">
            <text:p>593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94" calcext:value-type="float">
            <text:p>594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595" calcext:value-type="float">
            <text:p>595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596" calcext:value-type="float">
            <text:p>596,00</text:p>
          </table:table-cell>
          <table:table-cell office:value-type="float" office:value="-25" calcext:value-type="float">
            <text:p>-25</text:p>
          </table:table-cell>
          <table:table-cell table:number-columns-repeated="16"/>
        </table:table-row>
        <table:table-row table:style-name="ro1">
          <table:table-cell office:value-type="float" office:value="597" calcext:value-type="float">
            <text:p>597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598" calcext:value-type="float">
            <text:p>598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599" calcext:value-type="float">
            <text:p>599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600" calcext:value-type="float">
            <text:p>600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01" calcext:value-type="float">
            <text:p>601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02" calcext:value-type="float">
            <text:p>60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03" calcext:value-type="float">
            <text:p>603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604" calcext:value-type="float">
            <text:p>604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05" calcext:value-type="float">
            <text:p>605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06" calcext:value-type="float">
            <text:p>606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607" calcext:value-type="float">
            <text:p>607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608" calcext:value-type="float">
            <text:p>608,00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609" calcext:value-type="float">
            <text:p>609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10" calcext:value-type="float">
            <text:p>610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611" calcext:value-type="float">
            <text:p>611,0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12" calcext:value-type="float">
            <text:p>612,00</text:p>
          </table:table-cell>
          <table:table-cell office:value-type="float" office:value="-29" calcext:value-type="float">
            <text:p>-29</text:p>
          </table:table-cell>
          <table:table-cell table:number-columns-repeated="16"/>
        </table:table-row>
        <table:table-row table:style-name="ro1">
          <table:table-cell office:value-type="float" office:value="613" calcext:value-type="float">
            <text:p>613,00</text:p>
          </table:table-cell>
          <table:table-cell office:value-type="float" office:value="-68" calcext:value-type="float">
            <text:p>-68</text:p>
          </table:table-cell>
          <table:table-cell table:number-columns-repeated="16"/>
        </table:table-row>
        <table:table-row table:style-name="ro1">
          <table:table-cell office:value-type="float" office:value="614" calcext:value-type="float">
            <text:p>614,00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615" calcext:value-type="float">
            <text:p>615,00</text:p>
          </table:table-cell>
          <table:table-cell office:value-type="float" office:value="-132" calcext:value-type="float">
            <text:p>-132</text:p>
          </table:table-cell>
          <table:table-cell table:number-columns-repeated="16"/>
        </table:table-row>
        <table:table-row table:style-name="ro1">
          <table:table-cell office:value-type="float" office:value="616" calcext:value-type="float">
            <text:p>616,00</text:p>
          </table:table-cell>
          <table:table-cell office:value-type="float" office:value="-85" calcext:value-type="float">
            <text:p>-85</text:p>
          </table:table-cell>
          <table:table-cell table:number-columns-repeated="16"/>
        </table:table-row>
        <table:table-row table:style-name="ro1">
          <table:table-cell office:value-type="float" office:value="617" calcext:value-type="float">
            <text:p>617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618" calcext:value-type="float">
            <text:p>618,00</text:p>
          </table:table-cell>
          <table:table-cell office:value-type="float" office:value="-58" calcext:value-type="float">
            <text:p>-58</text:p>
          </table:table-cell>
          <table:table-cell table:number-columns-repeated="16"/>
        </table:table-row>
        <table:table-row table:style-name="ro1">
          <table:table-cell office:value-type="float" office:value="619" calcext:value-type="float">
            <text:p>619,00</text:p>
          </table:table-cell>
          <table:table-cell office:value-type="float" office:value="-35" calcext:value-type="float">
            <text:p>-35</text:p>
          </table:table-cell>
          <table:table-cell table:number-columns-repeated="16"/>
        </table:table-row>
        <table:table-row table:style-name="ro1">
          <table:table-cell office:value-type="float" office:value="620" calcext:value-type="float">
            <text:p>620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621" calcext:value-type="float">
            <text:p>621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622" calcext:value-type="float">
            <text:p>622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23" calcext:value-type="float">
            <text:p>623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24" calcext:value-type="float">
            <text:p>624,00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625" calcext:value-type="float">
            <text:p>625,0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26" calcext:value-type="float">
            <text:p>626,00</text:p>
          </table:table-cell>
          <table:table-cell office:value-type="float" office:value="-42" calcext:value-type="float">
            <text:p>-42</text:p>
          </table:table-cell>
          <table:table-cell table:number-columns-repeated="16"/>
        </table:table-row>
        <table:table-row table:style-name="ro1">
          <table:table-cell office:value-type="float" office:value="627" calcext:value-type="float">
            <text:p>627,00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628" calcext:value-type="float">
            <text:p>628,0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29" calcext:value-type="float">
            <text:p>629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30" calcext:value-type="float">
            <text:p>630,0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1" calcext:value-type="float">
            <text:p>631,00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632" calcext:value-type="float">
            <text:p>632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33" calcext:value-type="float">
            <text:p>633,0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634" calcext:value-type="float">
            <text:p>634,00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635" calcext:value-type="float">
            <text:p>635,00</text:p>
          </table:table-cell>
          <table:table-cell office:value-type="float" office:value="-30" calcext:value-type="float">
            <text:p>-30</text:p>
          </table:table-cell>
          <table:table-cell table:number-columns-repeated="16"/>
        </table:table-row>
        <table:table-row table:style-name="ro1">
          <table:table-cell office:value-type="float" office:value="636" calcext:value-type="float">
            <text:p>636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37" calcext:value-type="float">
            <text:p>637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638" calcext:value-type="float">
            <text:p>63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41" calcext:value-type="float">
            <text:p>641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42" calcext:value-type="float">
            <text:p>642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43" calcext:value-type="float">
            <text:p>643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644" calcext:value-type="float">
            <text:p>644,00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645" calcext:value-type="float">
            <text:p>645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646" calcext:value-type="float">
            <text:p>646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647" calcext:value-type="float">
            <text:p>647,00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648" calcext:value-type="float">
            <text:p>648,00</text:p>
          </table:table-cell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office:value-type="float" office:value="649" calcext:value-type="float">
            <text:p>649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51" calcext:value-type="float">
            <text:p>651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52" calcext:value-type="float">
            <text:p>652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653" calcext:value-type="float">
            <text:p>653,0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654" calcext:value-type="float">
            <text:p>654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655" calcext:value-type="float">
            <text:p>655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56" calcext:value-type="float">
            <text:p>656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57" calcext:value-type="float">
            <text:p>657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658" calcext:value-type="float">
            <text:p>658,0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59" calcext:value-type="float">
            <text:p>659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60" calcext:value-type="float">
            <text:p>660,00</text:p>
          </table:table-cell>
          <table:table-cell office:value-type="float" office:value="-41" calcext:value-type="float">
            <text:p>-41</text:p>
          </table:table-cell>
          <table:table-cell table:number-columns-repeated="16"/>
        </table:table-row>
        <table:table-row table:style-name="ro1">
          <table:table-cell office:value-type="float" office:value="661" calcext:value-type="float">
            <text:p>661,00</text:p>
          </table:table-cell>
          <table:table-cell office:value-type="float" office:value="-79" calcext:value-type="float">
            <text:p>-79</text:p>
          </table:table-cell>
          <table:table-cell table:number-columns-repeated="16"/>
        </table:table-row>
        <table:table-row table:style-name="ro1">
          <table:table-cell office:value-type="float" office:value="662" calcext:value-type="float">
            <text:p>662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663" calcext:value-type="float">
            <text:p>663,00</text:p>
          </table:table-cell>
          <table:table-cell office:value-type="float" office:value="-126" calcext:value-type="float">
            <text:p>-126</text:p>
          </table:table-cell>
          <table:table-cell table:number-columns-repeated="16"/>
        </table:table-row>
        <table:table-row table:style-name="ro1">
          <table:table-cell office:value-type="float" office:value="664" calcext:value-type="float">
            <text:p>664,00</text:p>
          </table:table-cell>
          <table:table-cell office:value-type="float" office:value="-73" calcext:value-type="float">
            <text:p>-73</text:p>
          </table:table-cell>
          <table:table-cell table:number-columns-repeated="16"/>
        </table:table-row>
        <table:table-row table:style-name="ro1">
          <table:table-cell office:value-type="float" office:value="665" calcext:value-type="float">
            <text:p>665,0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66" calcext:value-type="float">
            <text:p>666,00</text:p>
          </table:table-cell>
          <table:table-cell office:value-type="float" office:value="-56" calcext:value-type="float">
            <text:p>-56</text:p>
          </table:table-cell>
          <table:table-cell table:number-columns-repeated="16"/>
        </table:table-row>
        <table:table-row table:style-name="ro1">
          <table:table-cell office:value-type="float" office:value="667" calcext:value-type="float">
            <text:p>667,00</text:p>
          </table:table-cell>
          <table:table-cell office:value-type="float" office:value="-21" calcext:value-type="float">
            <text:p>-21</text:p>
          </table:table-cell>
          <table:table-cell table:number-columns-repeated="16"/>
        </table:table-row>
        <table:table-row table:style-name="ro1">
          <table:table-cell office:value-type="float" office:value="668" calcext:value-type="float">
            <text:p>668,00</text:p>
          </table:table-cell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office:value-type="float" office:value="669" calcext:value-type="float">
            <text:p>669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670" calcext:value-type="float">
            <text:p>670,00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671" calcext:value-type="float">
            <text:p>671,00</text:p>
          </table:table-cell>
          <table:table-cell office:value-type="float" office:value="-32" calcext:value-type="float">
            <text:p>-32</text:p>
          </table:table-cell>
          <table:table-cell table:number-columns-repeated="16"/>
        </table:table-row>
        <table:table-row table:style-name="ro1">
          <table:table-cell office:value-type="float" office:value="672" calcext:value-type="float">
            <text:p>672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73" calcext:value-type="float">
            <text:p>673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674" calcext:value-type="float">
            <text:p>674,00</text:p>
          </table:table-cell>
          <table:table-cell office:value-type="float" office:value="-17" calcext:value-type="float">
            <text:p>-17</text:p>
          </table:table-cell>
          <table:table-cell table:number-columns-repeated="16"/>
        </table:table-row>
        <table:table-row table:style-name="ro1">
          <table:table-cell office:value-type="float" office:value="675" calcext:value-type="float">
            <text:p>675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676" calcext:value-type="float">
            <text:p>676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677" calcext:value-type="float">
            <text:p>677,00</text:p>
          </table:table-cell>
          <table:table-cell office:value-type="float" office:value="-11" calcext:value-type="float">
            <text:p>-11</text:p>
          </table:table-cell>
          <table:table-cell table:number-columns-repeated="16"/>
        </table:table-row>
        <table:table-row table:style-name="ro1">
          <table:table-cell office:value-type="float" office:value="678" calcext:value-type="float">
            <text:p>678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679" calcext:value-type="float">
            <text:p>679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80" calcext:value-type="float">
            <text:p>680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681" calcext:value-type="float">
            <text:p>681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682" calcext:value-type="float">
            <text:p>682,00</text:p>
          </table:table-cell>
          <table:table-cell office:value-type="float" office:value="-14" calcext:value-type="float">
            <text:p>-14</text:p>
          </table:table-cell>
          <table:table-cell table:number-columns-repeated="16"/>
        </table:table-row>
        <table:table-row table:style-name="ro1">
          <table:table-cell office:value-type="float" office:value="683" calcext:value-type="float">
            <text:p>683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684" calcext:value-type="float">
            <text:p>684,00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office:value-type="float" office:value="685" calcext:value-type="float">
            <text:p>685,00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686" calcext:value-type="float">
            <text:p>686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87" calcext:value-type="float">
            <text:p>687,00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688" calcext:value-type="float">
            <text:p>688,0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689" calcext:value-type="float">
            <text:p>689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90" calcext:value-type="float">
            <text:p>690,0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float" office:value="691" calcext:value-type="float">
            <text:p>691,00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692" calcext:value-type="float">
            <text:p>692,00</text:p>
          </table:table-cell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office:value-type="float" office:value="693" calcext:value-type="float">
            <text:p>693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694" calcext:value-type="float">
            <text:p>694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695" calcext:value-type="float">
            <text:p>695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96" calcext:value-type="float">
            <text:p>696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697" calcext:value-type="float">
            <text:p>697,00</text:p>
          </table:table-cell>
          <table:table-cell office:value-type="float" office:value="-46" calcext:value-type="float">
            <text:p>-46</text:p>
          </table:table-cell>
          <table:table-cell table:number-columns-repeated="16"/>
        </table:table-row>
        <table:table-row table:style-name="ro1">
          <table:table-cell office:value-type="float" office:value="698" calcext:value-type="float">
            <text:p>698,00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699" calcext:value-type="float">
            <text:p>699,00</text:p>
          </table:table-cell>
          <table:table-cell office:value-type="float" office:value="-136" calcext:value-type="float">
            <text:p>-136</text:p>
          </table:table-cell>
          <table:table-cell table:number-columns-repeated="16"/>
        </table:table-row>
        <table:table-row table:style-name="ro1">
          <table:table-cell office:value-type="float" office:value="700" calcext:value-type="float">
            <text:p>700,00</text:p>
          </table:table-cell>
          <table:table-cell office:value-type="float" office:value="-72" calcext:value-type="float">
            <text:p>-72</text:p>
          </table:table-cell>
          <table:table-cell table:number-columns-repeated="16"/>
        </table:table-row>
        <table:table-row table:style-name="ro1">
          <table:table-cell office:value-type="float" office:value="701" calcext:value-type="float">
            <text:p>701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702" calcext:value-type="float">
            <text:p>702,00</text:p>
          </table:table-cell>
          <table:table-cell office:value-type="float" office:value="-68" calcext:value-type="float">
            <text:p>-68</text:p>
          </table:table-cell>
          <table:table-cell table:number-columns-repeated="16"/>
        </table:table-row>
        <table:table-row table:style-name="ro1">
          <table:table-cell office:value-type="float" office:value="703" calcext:value-type="float">
            <text:p>703,00</text:p>
          </table:table-cell>
          <table:table-cell office:value-type="float" office:value="-40" calcext:value-type="float">
            <text:p>-40</text:p>
          </table:table-cell>
          <table:table-cell table:number-columns-repeated="16"/>
        </table:table-row>
        <table:table-row table:style-name="ro1">
          <table:table-cell office:value-type="float" office:value="704" calcext:value-type="float">
            <text:p>704,00</text:p>
          </table:table-cell>
          <table:table-cell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 office:value-type="float" office:value="705" calcext:value-type="float">
            <text:p>705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706" calcext:value-type="float">
            <text:p>706,00</text:p>
          </table:table-cell>
          <table:table-cell office:value-type="float" office:value="-13" calcext:value-type="float">
            <text:p>-13</text:p>
          </table:table-cell>
          <table:table-cell table:number-columns-repeated="16"/>
        </table:table-row>
        <table:table-row table:style-name="ro1">
          <table:table-cell office:value-type="float" office:value="707" calcext:value-type="float">
            <text:p>707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708" calcext:value-type="float">
            <text:p>708,00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709" calcext:value-type="float">
            <text:p>709,00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10" calcext:value-type="float">
            <text:p>710,00</text:p>
          </table:table-cell>
          <table:table-cell office:value-type="float" office:value="-36" calcext:value-type="float">
            <text:p>-36</text:p>
          </table:table-cell>
          <table:table-cell table:number-columns-repeated="16"/>
        </table:table-row>
        <table:table-row table:style-name="ro1">
          <table:table-cell office:value-type="float" office:value="711" calcext:value-type="float">
            <text:p>711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12" calcext:value-type="float">
            <text:p>712,0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713" calcext:value-type="float">
            <text:p>713,00</text:p>
          </table:table-cell>
          <table:table-cell office:value-type="float" office:value="-18" calcext:value-type="float">
            <text:p>-18</text:p>
          </table:table-cell>
          <table:table-cell table:number-columns-repeated="16"/>
        </table:table-row>
        <table:table-row table:style-name="ro1">
          <table:table-cell office:value-type="float" office:value="714" calcext:value-type="float">
            <text:p>714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715" calcext:value-type="float">
            <text:p>715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16" calcext:value-type="float">
            <text:p>716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17" calcext:value-type="float">
            <text:p>717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18" calcext:value-type="float">
            <text:p>718,00</text:p>
          </table:table-cell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office:value-type="float" office:value="719" calcext:value-type="float">
            <text:p>719,00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20" calcext:value-type="float">
            <text:p>720,00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721" calcext:value-type="float">
            <text:p>721,0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722" calcext:value-type="float">
            <text:p>722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23" calcext:value-type="float">
            <text:p>723,0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724" calcext:value-type="float">
            <text:p>724,0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725" calcext:value-type="float">
            <text:p>725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726" calcext:value-type="float">
            <text:p>726,0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float" office:value="727" calcext:value-type="float">
            <text:p>727,00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728" calcext:value-type="float">
            <text:p>728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729" calcext:value-type="float">
            <text:p>729,00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730" calcext:value-type="float">
            <text:p>730,00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731" calcext:value-type="float">
            <text:p>731,00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732" calcext:value-type="float">
            <text:p>732,00</text:p>
          </table:table-cell>
          <table:table-cell office:value-type="float" office:value="-39" calcext:value-type="float">
            <text:p>-39</text:p>
          </table:table-cell>
          <table:table-cell table:number-columns-repeated="16"/>
        </table:table-row>
        <table:table-row table:style-name="ro1">
          <table:table-cell office:value-type="float" office:value="733" calcext:value-type="float">
            <text:p>733,00</text:p>
          </table:table-cell>
          <table:table-cell office:value-type="float" office:value="-65" calcext:value-type="float">
            <text:p>-65</text:p>
          </table:table-cell>
          <table:table-cell table:number-columns-repeated="16"/>
        </table:table-row>
        <table:table-row table:style-name="ro1">
          <table:table-cell office:value-type="float" office:value="734" calcext:value-type="float">
            <text:p>734,00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735" calcext:value-type="float">
            <text:p>735,00</text:p>
          </table:table-cell>
          <table:table-cell office:value-type="float" office:value="-129" calcext:value-type="float">
            <text:p>-129</text:p>
          </table:table-cell>
          <table:table-cell table:number-columns-repeated="16"/>
        </table:table-row>
        <table:table-row table:style-name="ro1">
          <table:table-cell office:value-type="float" office:value="736" calcext:value-type="float">
            <text:p>736,00</text:p>
          </table:table-cell>
          <table:table-cell office:value-type="float" office:value="-81" calcext:value-type="float">
            <text:p>-81</text:p>
          </table:table-cell>
          <table:table-cell table:number-columns-repeated="16"/>
        </table:table-row>
        <table:table-row table:style-name="ro1">
          <table:table-cell office:value-type="float" office:value="737" calcext:value-type="float">
            <text:p>737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38" calcext:value-type="float">
            <text:p>738,00</text:p>
          </table:table-cell>
          <table:table-cell office:value-type="float" office:value="-58" calcext:value-type="float">
            <text:p>-58</text:p>
          </table:table-cell>
          <table:table-cell table:number-columns-repeated="16"/>
        </table:table-row>
        <table:table-row table:style-name="ro1">
          <table:table-cell office:value-type="float" office:value="739" calcext:value-type="float">
            <text:p>739,00</text:p>
          </table:table-cell>
          <table:table-cell office:value-type="float" office:value="-33" calcext:value-type="float">
            <text:p>-33</text:p>
          </table:table-cell>
          <table:table-cell table:number-columns-repeated="16"/>
        </table:table-row>
        <table:table-row table:style-name="ro1">
          <table:table-cell office:value-type="float" office:value="740" calcext:value-type="float">
            <text:p>740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41" calcext:value-type="float">
            <text:p>741,00</text:p>
          </table:table-cell>
          <table:table-cell office:value-type="float" office:value="-20" calcext:value-type="float">
            <text:p>-20</text:p>
          </table:table-cell>
          <table:table-cell table:number-columns-repeated="16"/>
        </table:table-row>
        <table:table-row table:style-name="ro1">
          <table:table-cell office:value-type="float" office:value="742" calcext:value-type="float">
            <text:p>742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743" calcext:value-type="float">
            <text:p>743,00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744" calcext:value-type="float">
            <text:p>744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745" calcext:value-type="float">
            <text:p>745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746" calcext:value-type="float">
            <text:p>746,00</text:p>
          </table:table-cell>
          <table:table-cell office:value-type="float" office:value="-35" calcext:value-type="float">
            <text:p>-35</text:p>
          </table:table-cell>
          <table:table-cell table:number-columns-repeated="16"/>
        </table:table-row>
        <table:table-row table:style-name="ro1">
          <table:table-cell office:value-type="float" office:value="747" calcext:value-type="float">
            <text:p>747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48" calcext:value-type="float">
            <text:p>748,00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749" calcext:value-type="float">
            <text:p>749,00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,0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51" calcext:value-type="float">
            <text:p>751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752" calcext:value-type="float">
            <text:p>752,00</text:p>
          </table:table-cell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office:value-type="float" office:value="753" calcext:value-type="float">
            <text:p>753,0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54" calcext:value-type="float">
            <text:p>754,0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755" calcext:value-type="float">
            <text:p>755,00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756" calcext:value-type="float">
            <text:p>756,00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757" calcext:value-type="float">
            <text:p>757,0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758" calcext:value-type="float">
            <text:p>758,00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,00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760" calcext:value-type="float">
            <text:p>760,00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761" calcext:value-type="float">
            <text:p>761,0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762" calcext:value-type="float">
            <text:p>762,0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763" calcext:value-type="float">
            <text:p>763,00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64" calcext:value-type="float">
            <text:p>764,00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765" calcext:value-type="float">
            <text:p>765,0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766" calcext:value-type="float">
            <text:p>766,0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,00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381</text:p>
          </table:table-cell>
          <table:table-cell/>
          <table:table-cell office:value-type="string" calcext:value-type="string">
            <text:p>0.2168</text:p>
          </table:table-cell>
          <table:table-cell/>
          <table:table-cell office:value-type="string" calcext:value-type="string">
            <text:p>-0.4453</text:p>
          </table:table-cell>
          <table:table-cell table:number-columns-repeated="13"/>
        </table:table-row>
        <table:table-row table:style-name="ro1" table:number-rows-repeated="104703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h1_l2n" table:style-name="ta1">
        <table:shapes>
          <draw:frame draw:z-index="0" draw:style-name="gr1" draw:text-style-name="P1" svg:width="1480.81mm" svg:height="217.79mm" svg:x="97.7mm" svg:y="1086.36mm">
            <draw:object draw:notify-on-update-of-ranges="ch1_l2n.B6:ch1_l2n.B261 ch1_l2n.C6:ch1_l2n.C261 ch1_l2n.D6:ch1_l2n.D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06.87mm" svg:y="893.58mm">
            <draw:object draw:notify-on-update-of-ranges="ch1_l2n.I6:ch1_l2n.I2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98.6mm" svg:y="804.77mm">
            <draw:object draw:notify-on-update-of-ranges="ch1_l2n.H6:ch1_l2n.H2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7" table:default-cell-style-name="ce8"/>
        <table:table-column table:style-name="co7" table:default-cell-style-name="ce9"/>
        <table:table-column table:style-name="co7" table:default-cell-style-name="ce11"/>
        <table:table-column table:style-name="co7" table:default-cell-style-name="ce31"/>
        <table:table-column table:style-name="co1" table:number-columns-repeated="5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th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[.H4]/[.H3]" office:value-type="float" office:value="-2.21987951807229" calcext:value-type="float">
            <text:p>-2,21987951807229</text:p>
          </table:table-cell>
          <table:table-cell table:formula="of:=[.I4]/[.I3]" office:value-type="float" office:value="-0.687285223367698" calcext:value-type="float">
            <text:p>-0,687285223367698</text:p>
          </table:table-cell>
          <table:table-cell table:formula="of:=[.J4]/[.J3]" office:value-type="float" office:value="-2.17118997912317" calcext:value-type="float">
            <text:p>-2,17118997912317</text:p>
          </table:table-cell>
          <table:table-cell table:number-columns-repeated="14"/>
        </table:table-row>
        <table:table-row table:style-name="ro2">
          <table:table-cell table:style-name="ce1"/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Dez</text:p>
          </table:table-cell>
          <table:table-cell table:number-columns-repeated="4"/>
          <table:table-cell table:number-columns-repeated="3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de</text:p>
          </table:table-cell>
          <table:table-cell table:style-name="ce4" table:formula="of:=DEC2HEX([.C3])" office:value-type="string" office:string-value="1B62" calcext:value-type="string">
            <text:p>1B62</text:p>
          </table:table-cell>
          <table:table-cell table:style-name="ce4" office:value-type="float" office:value="7010" calcext:value-type="float">
            <text:p>7010</text:p>
          </table:table-cell>
          <table:table-cell table:number-columns-repeated="2"/>
          <table:table-cell table:style-name="ce6"/>
          <table:table-cell/>
          <table:table-cell table:formula="of:=MAX([.H6:.H263])" office:value-type="float" office:value="664" calcext:value-type="float">
            <text:p>664</text:p>
          </table:table-cell>
          <table:table-cell table:formula="of:=MAX([.I6:.I263])" office:value-type="float" office:value="291" calcext:value-type="float">
            <text:p>291</text:p>
          </table:table-cell>
          <table:table-cell table:formula="of:=MAX([.J6:.J263])" office:value-type="float" office:value="958" calcext:value-type="float">
            <text:p>958</text:p>
          </table:table-cell>
          <table:table-cell table:style-name="ce31" table:formula="of:=MAX([.K6:.K263])" office:value-type="float" office:value="6461705" calcext:value-type="float">
            <text:p>6461705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3553" calcext:value-type="float">
            <text:p>3553</text:p>
          </table:table-cell>
          <table:table-cell table:style-name="ce4" table:formula="of:=HEX2DEC([.B4])" office:value-type="float" office:value="13651" calcext:value-type="float">
            <text:p>13651</text:p>
          </table:table-cell>
          <table:table-cell table:number-columns-repeated="2"/>
          <table:table-cell table:style-name="ce6"/>
          <table:table-cell/>
          <table:table-cell table:style-name="ce10" table:formula="of:=MIN([.H6:.H254])" office:value-type="float" office:value="-1474" calcext:value-type="float">
            <text:p>-1474</text:p>
          </table:table-cell>
          <table:table-cell table:formula="of:=MIN([.I6:.I254])" office:value-type="float" office:value="-200" calcext:value-type="float">
            <text:p>-200</text:p>
          </table:table-cell>
          <table:table-cell table:formula="of:=MIN([.J6:.J254])" office:value-type="float" office:value="-2080" calcext:value-type="float">
            <text:p>-2080</text:p>
          </table:table-cell>
          <table:table-cell table:style-name="ce31" table:formula="of:=MIN([.K6:.K254])" office:value-type="float" office:value="161" calcext:value-type="float">
            <text:p>161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29" table:formula="of:=[.H4]/4096" office:value-type="float" office:value="-0.35986328125" calcext:value-type="float">
            <text:p>-0,35986328125</text:p>
          </table:table-cell>
          <table:table-cell table:style-name="ce29" table:formula="of:=[.I4]/4096" office:value-type="float" office:value="-0.048828125" calcext:value-type="float">
            <text:p>-0,048828125</text:p>
          </table:table-cell>
          <table:table-cell table:style-name="ce29" table:formula="of:=[.J4]/4096" office:value-type="float" office:value="-0.5078125" calcext:value-type="float">
            <text:p>-0,5078125</text:p>
          </table:table-cell>
          <table:table-cell table:style-name="ce1"/>
          <table:table-cell office:value-type="string" calcext:value-type="string">
            <text:p>Inv-Quality</text:p>
          </table:table-cell>
          <table:table-cell office:value-type="string" calcext:value-type="string">
            <text:p>Code</text:p>
          </table:table-cell>
          <table:table-cell table:style-name="ce13" office:value-type="string" calcext:value-type="string">
            <text:p>Diff-Code</text:p>
          </table:table-cell>
          <table:table-cell table:style-name="ce1" office:value-type="string" calcext:value-type="string">
            <text:p>Code 4</text:p>
          </table:table-cell>
          <table:table-cell table:style-name="ce16" office:value-type="float" office:value="0" calcext:value-type="float">
            <text:p>0,00</text:p>
          </table:table-cell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number-columns-repeated="2"/>
          <table:table-cell office:value-type="string" calcext:value-type="string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6:.B69];[.$P$6:.$P$69])" office:value-type="float" office:value="58" calcext:value-type="float">
            <text:p>58</text:p>
          </table:table-cell>
          <table:table-cell table:formula="of:=SUMPRODUCT([.C6:.C69];[.$P$6:.$P$69])" office:value-type="float" office:value="-74" calcext:value-type="float">
            <text:p>-74</text:p>
          </table:table-cell>
          <table:table-cell table:formula="of:=SUMPRODUCT([.D6:.D69];[.$P$6:.$P$69])" office:value-type="float" office:value="192" calcext:value-type="float">
            <text:p>192</text:p>
          </table:table-cell>
          <table:table-cell table:style-name="ce34" table:formula="of:=[.H6]*[.H6]+[.I6]*[.I6]+[.J6]*[.J6]" office:value-type="float" office:value="45704" calcext:value-type="float">
            <text:p>4570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BITAND(BITRSHIFT([.$C$3];[.L6]);1)" office:value-type="float" office:value="0" calcext:value-type="float">
            <text:p>0</text:p>
          </table:table-cell>
          <table:table-cell table:style-name="ce14" table:formula="of:=[.M21]-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,00</text:p>
          </table:table-cell>
          <table:table-cell table:formula="of:=[.P6]*5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B6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17" office:value-type="float" office:value="0.375" calcext:value-type="float">
            <text:p>0,38</text:p>
          </table:table-cell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number-columns-repeated="2"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7:.B70];[.$P$6:.$P$69])" office:value-type="float" office:value="150" calcext:value-type="float">
            <text:p>150</text:p>
          </table:table-cell>
          <table:table-cell table:formula="of:=SUMPRODUCT([.C7:.C70];[.$P$6:.$P$69])" office:value-type="float" office:value="-63" calcext:value-type="float">
            <text:p>-63</text:p>
          </table:table-cell>
          <table:table-cell table:formula="of:=SUMPRODUCT([.D7:.D70];[.$P$6:.$P$69])" office:value-type="float" office:value="268" calcext:value-type="float">
            <text:p>268</text:p>
          </table:table-cell>
          <table:table-cell table:style-name="ce34" table:formula="of:=[.H7]*[.H7]+[.I7]*[.I7]+[.J7]*[.J7]" office:value-type="float" office:value="98293" calcext:value-type="float">
            <text:p>9829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BITAND(BITRSHIFT([.$C$3];[.L7]);1)" office:value-type="float" office:value="1" calcext:value-type="float">
            <text:p>1</text:p>
          </table:table-cell>
          <table:table-cell table:style-name="ce14" table:formula="of:=[.M7]-[.M6]" office:value-type="float" office:value="1" calcext:value-type="float">
            <text:p>1</text:p>
          </table:table-cell>
          <table:table-cell table:formula="of:=[.O6]" office:value-type="float" office:value="0" calcext:value-type="float">
            <text:p>0</text:p>
          </table:table-cell>
          <table:table-cell table:formula="of:=[.P6]*[.$P$5]+(1-[.$P$5])*[.O7]" office:value-type="float" office:value="0" calcext:value-type="float">
            <text:p>0,00</text:p>
          </table:table-cell>
          <table:table-cell table:formula="of:=[.P7]*500" office:value-type="float" office:value="0" calcext:value-type="float">
            <text:p>0</text:p>
          </table:table-cell>
          <table:table-cell table:formula="of:=[.R6]*[.$R$5]+(1-[.$R$5])*[.Q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number-columns-repeated="2" table:style-name="ce18" office:value-type="float" office:value="-5" calcext:value-type="float">
            <text:p>-5</text:p>
          </table:table-cell>
          <table:table-cell/>
          <table:table-cell table:style-name="ce23"/>
          <table:table-cell/>
          <table:table-cell table:formula="of:=SUMPRODUCT([.B8:.B71];[.$P$6:.$P$69])" office:value-type="float" office:value="163" calcext:value-type="float">
            <text:p>163</text:p>
          </table:table-cell>
          <table:table-cell table:formula="of:=SUMPRODUCT([.C8:.C71];[.$P$6:.$P$69])" office:value-type="float" office:value="-33" calcext:value-type="float">
            <text:p>-33</text:p>
          </table:table-cell>
          <table:table-cell table:formula="of:=SUMPRODUCT([.D8:.D71];[.$P$6:.$P$69])" office:value-type="float" office:value="186" calcext:value-type="float">
            <text:p>186</text:p>
          </table:table-cell>
          <table:table-cell table:style-name="ce34" table:formula="of:=[.H8]*[.H8]+[.I8]*[.I8]+[.J8]*[.J8]" office:value-type="float" office:value="62254" calcext:value-type="float">
            <text:p>62254</text:p>
          </table:table-cell>
          <table:table-cell office:value-type="float" office:value="2" calcext:value-type="float">
            <text:p>2</text:p>
          </table:table-cell>
          <table:table-cell table:style-name="ce4" table:formula="of:=BITAND(BITRSHIFT([.$C$3];[.L8]);1)" office:value-type="float" office:value="0" calcext:value-type="float">
            <text:p>0</text:p>
          </table:table-cell>
          <table:table-cell table:style-name="ce14" table:formula="of:=[.M8]-[.M7]" office:value-type="float" office:value="-1" calcext:value-type="float">
            <text:p>-1</text:p>
          </table:table-cell>
          <table:table-cell table:formula="of:=[.O7]" office:value-type="float" office:value="0" calcext:value-type="float">
            <text:p>0</text:p>
          </table:table-cell>
          <table:table-cell table:formula="of:=[.P7]*[.$P$5]+(1-[.$P$5])*[.O8]" office:value-type="float" office:value="0" calcext:value-type="float">
            <text:p>0,00</text:p>
          </table:table-cell>
          <table:table-cell table:formula="of:=[.P8]*500" office:value-type="float" office:value="0" calcext:value-type="float">
            <text:p>0</text:p>
          </table:table-cell>
          <table:table-cell table:formula="of:=[.R7]*[.$R$5]+(1-[.$R$5])*[.Q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3"/>
          <table:table-cell/>
          <table:table-cell table:formula="of:=SUMPRODUCT([.B9:.B72];[.$P$6:.$P$69])" office:value-type="float" office:value="75" calcext:value-type="float">
            <text:p>75</text:p>
          </table:table-cell>
          <table:table-cell table:formula="of:=SUMPRODUCT([.C9:.C72];[.$P$6:.$P$69])" office:value-type="float" office:value="10" calcext:value-type="float">
            <text:p>10</text:p>
          </table:table-cell>
          <table:table-cell table:formula="of:=SUMPRODUCT([.D9:.D72];[.$P$6:.$P$69])" office:value-type="float" office:value="65" calcext:value-type="float">
            <text:p>65</text:p>
          </table:table-cell>
          <table:table-cell table:style-name="ce34" table:formula="of:=[.H9]*[.H9]+[.I9]*[.I9]+[.J9]*[.J9]" office:value-type="float" office:value="9950" calcext:value-type="float">
            <text:p>9950</text:p>
          </table:table-cell>
          <table:table-cell office:value-type="float" office:value="3" calcext:value-type="float">
            <text:p>3</text:p>
          </table:table-cell>
          <table:table-cell table:style-name="ce4" table:formula="of:=BITAND(BITRSHIFT([.$C$3];[.L9]);1)" office:value-type="float" office:value="0" calcext:value-type="float">
            <text:p>0</text:p>
          </table:table-cell>
          <table:table-cell table:style-name="ce14" table:formula="of:=[.M9]-[.M8]" office:value-type="float" office:value="0" calcext:value-type="float">
            <text:p>0</text:p>
          </table:table-cell>
          <table:table-cell table:formula="of:=[.O8]" office:value-type="float" office:value="0" calcext:value-type="float">
            <text:p>0</text:p>
          </table:table-cell>
          <table:table-cell table:formula="of:=[.P8]*[.$P$5]+(1-[.$P$5])*[.O9]" office:value-type="float" office:value="0" calcext:value-type="float">
            <text:p>0,00</text:p>
          </table:table-cell>
          <table:table-cell table:formula="of:=[.P9]*500" office:value-type="float" office:value="0" calcext:value-type="float">
            <text:p>0</text:p>
          </table:table-cell>
          <table:table-cell table:formula="of:=[.R8]*[.$R$5]+(1-[.$R$5])*[.Q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3"/>
          <table:table-cell/>
          <table:table-cell table:formula="of:=SUMPRODUCT([.B10:.B73];[.$P$6:.$P$69])" office:value-type="float" office:value="16" calcext:value-type="float">
            <text:p>16</text:p>
          </table:table-cell>
          <table:table-cell table:formula="of:=SUMPRODUCT([.C10:.C73];[.$P$6:.$P$69])" office:value-type="float" office:value="-1" calcext:value-type="float">
            <text:p>-1</text:p>
          </table:table-cell>
          <table:table-cell table:formula="of:=SUMPRODUCT([.D10:.D73];[.$P$6:.$P$69])" office:value-type="float" office:value="22" calcext:value-type="float">
            <text:p>22</text:p>
          </table:table-cell>
          <table:table-cell table:style-name="ce34" table:formula="of:=[.H10]*[.H10]+[.I10]*[.I10]+[.J10]*[.J10]" office:value-type="float" office:value="741" calcext:value-type="float">
            <text:p>741</text:p>
          </table:table-cell>
          <table:table-cell table:style-name="ce12" office:value-type="float" office:value="4" calcext:value-type="float">
            <text:p>4</text:p>
          </table:table-cell>
          <table:table-cell table:style-name="ce4" table:formula="of:=BITAND(BITRSHIFT([.$C$3];[.L10]);1)" office:value-type="float" office:value="0" calcext:value-type="float">
            <text:p>0</text:p>
          </table:table-cell>
          <table:table-cell table:style-name="ce14" table:formula="of:=[.M10]-[.M9]" office:value-type="float" office:value="0" calcext:value-type="float">
            <text:p>0</text:p>
          </table:table-cell>
          <table:table-cell table:formula="of:=[.N7]" office:value-type="float" office:value="1" calcext:value-type="float">
            <text:p>1</text:p>
          </table:table-cell>
          <table:table-cell table:formula="of:=[.P9]*[.$P$5]+(1-[.$P$5])*[.O10]" office:value-type="float" office:value="1" calcext:value-type="float">
            <text:p>1,00</text:p>
          </table:table-cell>
          <table:table-cell table:formula="of:=[.P10]*500" office:value-type="float" office:value="500" calcext:value-type="float">
            <text:p>500</text:p>
          </table:table-cell>
          <table:table-cell table:formula="of:=[.R9]*[.$R$5]+(1-[.$R$5])*[.Q10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88" calcext:value-type="float">
            <text:p>-88</text:p>
          </table:table-cell>
          <table:table-cell/>
          <table:table-cell table:style-name="ce22"/>
          <table:table-cell/>
          <table:table-cell table:formula="of:=SUMPRODUCT([.B11:.B74];[.$P$6:.$P$69])" office:value-type="float" office:value="1" calcext:value-type="float">
            <text:p>1</text:p>
          </table:table-cell>
          <table:table-cell table:formula="of:=SUMPRODUCT([.C11:.C74];[.$P$6:.$P$69])" office:value-type="float" office:value="-23" calcext:value-type="float">
            <text:p>-23</text:p>
          </table:table-cell>
          <table:table-cell table:formula="of:=SUMPRODUCT([.D11:.D74];[.$P$6:.$P$69])" office:value-type="float" office:value="5" calcext:value-type="float">
            <text:p>5</text:p>
          </table:table-cell>
          <table:table-cell table:style-name="ce34" table:formula="of:=[.H11]*[.H11]+[.I11]*[.I11]+[.J11]*[.J11]"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table:style-name="ce4" table:formula="of:=BITAND(BITRSHIFT([.$C$3];[.L11]);1)" office:value-type="float" office:value="1" calcext:value-type="float">
            <text:p>1</text:p>
          </table:table-cell>
          <table:table-cell table:style-name="ce14" table:formula="of:=[.M11]-[.M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*[.$P$5]+(1-[.$P$5])*[.O11]" office:value-type="float" office:value="1" calcext:value-type="float">
            <text:p>1,00</text:p>
          </table:table-cell>
          <table:table-cell table:formula="of:=[.P11]*500" office:value-type="float" office:value="500" calcext:value-type="float">
            <text:p>500</text:p>
          </table:table-cell>
          <table:table-cell table:formula="of:=[.R10]*[.$R$5]+(1-[.$R$5])*[.Q11]" office:value-type="float" office:value="420" calcext:value-type="float">
            <text:p>420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-114" calcext:value-type="float">
            <text:p>-114</text:p>
          </table:table-cell>
          <table:table-cell/>
          <table:table-cell table:style-name="ce22"/>
          <table:table-cell/>
          <table:table-cell table:formula="of:=SUMPRODUCT([.B12:.B75];[.$P$6:.$P$69])" office:value-type="float" office:value="2" calcext:value-type="float">
            <text:p>2</text:p>
          </table:table-cell>
          <table:table-cell table:formula="of:=SUMPRODUCT([.C12:.C75];[.$P$6:.$P$69])" office:value-type="float" office:value="-17" calcext:value-type="float">
            <text:p>-17</text:p>
          </table:table-cell>
          <table:table-cell table:formula="of:=SUMPRODUCT([.D12:.D75];[.$P$6:.$P$69])" office:value-type="float" office:value="-79" calcext:value-type="float">
            <text:p>-79</text:p>
          </table:table-cell>
          <table:table-cell table:style-name="ce34" table:formula="of:=[.H12]*[.H12]+[.I12]*[.I12]+[.J12]*[.J12]" office:value-type="float" office:value="6534" calcext:value-type="float">
            <text:p>6534</text:p>
          </table:table-cell>
          <table:table-cell office:value-type="float" office:value="6" calcext:value-type="float">
            <text:p>6</text:p>
          </table:table-cell>
          <table:table-cell table:style-name="ce4" table:formula="of:=BITAND(BITRSHIFT([.$C$3];[.L12]);1)" office:value-type="float" office:value="1" calcext:value-type="float">
            <text:p>1</text:p>
          </table:table-cell>
          <table:table-cell table:style-name="ce14" table:formula="of:=[.M12]-[.M11]" office:value-type="float" office:value="0" calcext:value-type="float">
            <text:p>0</text:p>
          </table:table-cell>
          <table:table-cell table:formula="of:=[.O10]" office:value-type="float" office:value="1" calcext:value-type="float">
            <text:p>1</text:p>
          </table:table-cell>
          <table:table-cell table:formula="of:=[.P11]*[.$P$5]+(1-[.$P$5])*[.O12]" office:value-type="float" office:value="1" calcext:value-type="float">
            <text:p>1,00</text:p>
          </table:table-cell>
          <table:table-cell table:formula="of:=[.P12]*500" office:value-type="float" office:value="500" calcext:value-type="float">
            <text:p>500</text:p>
          </table:table-cell>
          <table:table-cell table:formula="of:=[.R11]*[.$R$5]+(1-[.$R$5])*[.Q12]" office:value-type="float" office:value="468" calcext:value-type="float">
            <text:p>46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6" calcext:value-type="float">
            <text:p>-6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45" calcext:value-type="float">
            <text:p>-45</text:p>
          </table:table-cell>
          <table:table-cell/>
          <table:table-cell table:style-name="ce22"/>
          <table:table-cell/>
          <table:table-cell table:formula="of:=SUMPRODUCT([.B13:.B76];[.$P$6:.$P$69])" office:value-type="float" office:value="-71" calcext:value-type="float">
            <text:p>-71</text:p>
          </table:table-cell>
          <table:table-cell table:formula="of:=SUMPRODUCT([.C13:.C76];[.$P$6:.$P$69])" office:value-type="float" office:value="10" calcext:value-type="float">
            <text:p>10</text:p>
          </table:table-cell>
          <table:table-cell table:formula="of:=SUMPRODUCT([.D13:.D76];[.$P$6:.$P$69])" office:value-type="float" office:value="-187" calcext:value-type="float">
            <text:p>-187</text:p>
          </table:table-cell>
          <table:table-cell table:style-name="ce34" table:formula="of:=[.H13]*[.H13]+[.I13]*[.I13]+[.J13]*[.J13]" office:value-type="float" office:value="40110" calcext:value-type="float">
            <text:p>40110</text:p>
          </table:table-cell>
          <table:table-cell office:value-type="float" office:value="7" calcext:value-type="float">
            <text:p>7</text:p>
          </table:table-cell>
          <table:table-cell table:style-name="ce4" table:formula="of:=BITAND(BITRSHIFT([.$C$3];[.L13]);1)" office:value-type="float" office:value="0" calcext:value-type="float">
            <text:p>0</text:p>
          </table:table-cell>
          <table:table-cell table:style-name="ce14" table:formula="of:=[.M13]-[.M12]" office:value-type="float" office:value="-1" calcext:value-type="float">
            <text:p>-1</text:p>
          </table:table-cell>
          <table:table-cell table:formula="of:=[.O10]" office:value-type="float" office:value="1" calcext:value-type="float">
            <text:p>1</text:p>
          </table:table-cell>
          <table:table-cell table:formula="of:=[.P12]*[.$P$5]+(1-[.$P$5])*[.O13]" office:value-type="float" office:value="1" calcext:value-type="float">
            <text:p>1,00</text:p>
          </table:table-cell>
          <table:table-cell table:formula="of:=[.P13]*500" office:value-type="float" office:value="500" calcext:value-type="float">
            <text:p>500</text:p>
          </table:table-cell>
          <table:table-cell table:formula="of:=[.R12]*[.$R$5]+(1-[.$R$5])*[.Q13]" office:value-type="float" office:value="487.2" calcext:value-type="float">
            <text:p>487,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23" calcext:value-type="float">
            <text:p>-23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4:.B77];[.$P$6:.$P$69])" office:value-type="float" office:value="-134" calcext:value-type="float">
            <text:p>-134</text:p>
          </table:table-cell>
          <table:table-cell table:formula="of:=SUMPRODUCT([.C14:.C77];[.$P$6:.$P$69])" office:value-type="float" office:value="40" calcext:value-type="float">
            <text:p>40</text:p>
          </table:table-cell>
          <table:table-cell table:formula="of:=SUMPRODUCT([.D14:.D77];[.$P$6:.$P$69])" office:value-type="float" office:value="-230" calcext:value-type="float">
            <text:p>-230</text:p>
          </table:table-cell>
          <table:table-cell table:style-name="ce34" table:formula="of:=[.H14]*[.H14]+[.I14]*[.I14]+[.J14]*[.J14]" office:value-type="float" office:value="72456" calcext:value-type="float">
            <text:p>72456</text:p>
          </table:table-cell>
          <table:table-cell table:style-name="ce12" office:value-type="float" office:value="8" calcext:value-type="float">
            <text:p>8</text:p>
          </table:table-cell>
          <table:table-cell table:style-name="ce4" table:formula="of:=BITAND(BITRSHIFT([.$C$3];[.L14]);1)" office:value-type="float" office:value="1" calcext:value-type="float">
            <text:p>1</text:p>
          </table:table-cell>
          <table:table-cell table:style-name="ce14" table:formula="of:=[.M14]-[.M13]" office:value-type="float" office:value="1" calcext:value-type="float">
            <text:p>1</text:p>
          </table:table-cell>
          <table:table-cell table:formula="of:=[.N8]" office:value-type="float" office:value="-1" calcext:value-type="float">
            <text:p>-1</text:p>
          </table:table-cell>
          <table:table-cell table:formula="of:=[.P13]*[.$P$5]+(1-[.$P$5])*[.O14]" office:value-type="float" office:value="-1" calcext:value-type="float">
            <text:p>-1,00</text:p>
          </table:table-cell>
          <table:table-cell table:formula="of:=[.P14]*500" office:value-type="float" office:value="-500" calcext:value-type="float">
            <text:p>-500</text:p>
          </table:table-cell>
          <table:table-cell table:formula="of:=[.R13]*[.$R$5]+(1-[.$R$5])*[.Q14]" office:value-type="float" office:value="-105.12" calcext:value-type="float">
            <text:p>-105,1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15:.B78];[.$P$6:.$P$69])" office:value-type="float" office:value="-151" calcext:value-type="float">
            <text:p>-151</text:p>
          </table:table-cell>
          <table:table-cell table:formula="of:=SUMPRODUCT([.C15:.C78];[.$P$6:.$P$69])" office:value-type="float" office:value="62" calcext:value-type="float">
            <text:p>62</text:p>
          </table:table-cell>
          <table:table-cell table:formula="of:=SUMPRODUCT([.D15:.D78];[.$P$6:.$P$69])" office:value-type="float" office:value="-248" calcext:value-type="float">
            <text:p>-248</text:p>
          </table:table-cell>
          <table:table-cell table:style-name="ce34" table:formula="of:=[.H15]*[.H15]+[.I15]*[.I15]+[.J15]*[.J15]" office:value-type="float" office:value="88149" calcext:value-type="float">
            <text:p>88149</text:p>
          </table:table-cell>
          <table:table-cell office:value-type="float" office:value="9" calcext:value-type="float">
            <text:p>9</text:p>
          </table:table-cell>
          <table:table-cell table:style-name="ce4" table:formula="of:=BITAND(BITRSHIFT([.$C$3];[.L15]);1)" office:value-type="float" office:value="1" calcext:value-type="float">
            <text:p>1</text:p>
          </table:table-cell>
          <table:table-cell table:style-name="ce14" table:formula="of:=[.M15]-[.M14]" office:value-type="float" office:value="0" calcext:value-type="float">
            <text:p>0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4]*[.$P$5]+(1-[.$P$5])*[.O15]" office:value-type="float" office:value="-1" calcext:value-type="float">
            <text:p>-1,00</text:p>
          </table:table-cell>
          <table:table-cell table:formula="of:=[.P15]*500" office:value-type="float" office:value="-500" calcext:value-type="float">
            <text:p>-500</text:p>
          </table:table-cell>
          <table:table-cell table:formula="of:=[.R14]*[.$R$5]+(1-[.$R$5])*[.Q15]" office:value-type="float" office:value="-342.048" calcext:value-type="float">
            <text:p>-342,04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16:.B79];[.$P$6:.$P$69])" office:value-type="float" office:value="-151" calcext:value-type="float">
            <text:p>-151</text:p>
          </table:table-cell>
          <table:table-cell table:formula="of:=SUMPRODUCT([.C16:.C79];[.$P$6:.$P$69])" office:value-type="float" office:value="32" calcext:value-type="float">
            <text:p>32</text:p>
          </table:table-cell>
          <table:table-cell table:formula="of:=SUMPRODUCT([.D16:.D79];[.$P$6:.$P$69])" office:value-type="float" office:value="-81" calcext:value-type="float">
            <text:p>-81</text:p>
          </table:table-cell>
          <table:table-cell table:style-name="ce34" table:formula="of:=[.H16]*[.H16]+[.I16]*[.I16]+[.J16]*[.J16]" office:value-type="float" office:value="30386" calcext:value-type="float">
            <text:p>30386</text:p>
          </table:table-cell>
          <table:table-cell office:value-type="float" office:value="10" calcext:value-type="float">
            <text:p>10</text:p>
          </table:table-cell>
          <table:table-cell table:style-name="ce4" table:formula="of:=BITAND(BITRSHIFT([.$C$3];[.L16]);1)" office:value-type="float" office:value="0" calcext:value-type="float">
            <text:p>0</text:p>
          </table:table-cell>
          <table:table-cell table:style-name="ce14" table:formula="of:=[.M16]-[.M15]" office:value-type="float" office:value="-1" calcext:value-type="float">
            <text:p>-1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5]*[.$P$5]+(1-[.$P$5])*[.O16]" office:value-type="float" office:value="-1" calcext:value-type="float">
            <text:p>-1,00</text:p>
          </table:table-cell>
          <table:table-cell table:formula="of:=[.P16]*500" office:value-type="float" office:value="-500" calcext:value-type="float">
            <text:p>-500</text:p>
          </table:table-cell>
          <table:table-cell table:formula="of:=[.R15]*[.$R$5]+(1-[.$R$5])*[.Q16]" office:value-type="float" office:value="-436.8192" calcext:value-type="float">
            <text:p>-436,819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22"/>
          <table:table-cell/>
          <table:table-cell table:formula="of:=SUMPRODUCT([.B17:.B80];[.$P$6:.$P$69])" office:value-type="float" office:value="12" calcext:value-type="float">
            <text:p>12</text:p>
          </table:table-cell>
          <table:table-cell table:formula="of:=SUMPRODUCT([.C17:.C80];[.$P$6:.$P$69])" office:value-type="float" office:value="-25" calcext:value-type="float">
            <text:p>-25</text:p>
          </table:table-cell>
          <table:table-cell table:formula="of:=SUMPRODUCT([.D17:.D80];[.$P$6:.$P$69])" office:value-type="float" office:value="151" calcext:value-type="float">
            <text:p>151</text:p>
          </table:table-cell>
          <table:table-cell table:style-name="ce34" table:formula="of:=[.H17]*[.H17]+[.I17]*[.I17]+[.J17]*[.J17]" office:value-type="float" office:value="23570" calcext:value-type="float">
            <text:p>23570</text:p>
          </table:table-cell>
          <table:table-cell office:value-type="float" office:value="11" calcext:value-type="float">
            <text:p>11</text:p>
          </table:table-cell>
          <table:table-cell table:style-name="ce4" table:formula="of:=BITAND(BITRSHIFT([.$C$3];[.L17]);1)" office:value-type="float" office:value="1" calcext:value-type="float">
            <text:p>1</text:p>
          </table:table-cell>
          <table:table-cell table:style-name="ce14" table:formula="of:=[.M17]-[.M16]" office:value-type="float" office:value="1" calcext:value-type="float">
            <text:p>1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6]*[.$P$5]+(1-[.$P$5])*[.O17]" office:value-type="float" office:value="-1" calcext:value-type="float">
            <text:p>-1,00</text:p>
          </table:table-cell>
          <table:table-cell table:formula="of:=[.P17]*500" office:value-type="float" office:value="-500" calcext:value-type="float">
            <text:p>-500</text:p>
          </table:table-cell>
          <table:table-cell table:formula="of:=[.R16]*[.$R$5]+(1-[.$R$5])*[.Q17]" office:value-type="float" office:value="-474.72768" calcext:value-type="float">
            <text:p>-474,7276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18:.B81];[.$P$6:.$P$69])" office:value-type="float" office:value="138" calcext:value-type="float">
            <text:p>138</text:p>
          </table:table-cell>
          <table:table-cell table:formula="of:=SUMPRODUCT([.C18:.C81];[.$P$6:.$P$69])" office:value-type="float" office:value="-38" calcext:value-type="float">
            <text:p>-38</text:p>
          </table:table-cell>
          <table:table-cell table:formula="of:=SUMPRODUCT([.D18:.D81];[.$P$6:.$P$69])" office:value-type="float" office:value="238" calcext:value-type="float">
            <text:p>238</text:p>
          </table:table-cell>
          <table:table-cell table:style-name="ce34" table:formula="of:=[.H18]*[.H18]+[.I18]*[.I18]+[.J18]*[.J18]" office:value-type="float" office:value="77132" calcext:value-type="float">
            <text:p>77132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formula="of:=BITAND(BITRSHIFT([.$C$3];[.L18]);1)" office:value-type="float" office:value="1" calcext:value-type="float">
            <text:p>1</text:p>
          </table:table-cell>
          <table:table-cell table:style-name="ce14" table:formula="of:=[.M18]-[.M17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P17]*[.$P$5]+(1-[.$P$5])*[.O18]" office:value-type="float" office:value="0" calcext:value-type="float">
            <text:p>0,00</text:p>
          </table:table-cell>
          <table:table-cell table:formula="of:=[.P18]*500" office:value-type="float" office:value="0" calcext:value-type="float">
            <text:p>0</text:p>
          </table:table-cell>
          <table:table-cell table:formula="of:=[.R17]*[.$R$5]+(1-[.$R$5])*[.Q18]" office:value-type="float" office:value="-189.891072" calcext:value-type="float">
            <text:p>-189,89107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90" calcext:value-type="float">
            <text:p>90</text:p>
          </table:table-cell>
          <table:table-cell/>
          <table:table-cell table:style-name="ce22"/>
          <table:table-cell/>
          <table:table-cell table:formula="of:=SUMPRODUCT([.B19:.B82];[.$P$6:.$P$69])" office:value-type="float" office:value="180" calcext:value-type="float">
            <text:p>180</text:p>
          </table:table-cell>
          <table:table-cell table:formula="of:=SUMPRODUCT([.C19:.C82];[.$P$6:.$P$69])" office:value-type="float" office:value="-47" calcext:value-type="float">
            <text:p>-47</text:p>
          </table:table-cell>
          <table:table-cell table:formula="of:=SUMPRODUCT([.D19:.D82];[.$P$6:.$P$69])" office:value-type="float" office:value="274" calcext:value-type="float">
            <text:p>274</text:p>
          </table:table-cell>
          <table:table-cell table:style-name="ce34" table:formula="of:=[.H19]*[.H19]+[.I19]*[.I19]+[.J19]*[.J19]" office:value-type="float" office:value="109685" calcext:value-type="float">
            <text:p>109685</text:p>
          </table:table-cell>
          <table:table-cell office:value-type="float" office:value="13" calcext:value-type="float">
            <text:p>13</text:p>
          </table:table-cell>
          <table:table-cell table:style-name="ce4" table:formula="of:=BITAND(BITRSHIFT([.$C$3];[.L19]);1)" office:value-type="float" office:value="0" calcext:value-type="float">
            <text:p>0</text:p>
          </table:table-cell>
          <table:table-cell table:style-name="ce14" table:formula="of:=[.M19]-[.M18]" office:value-type="float" office:value="-1" calcext:value-type="float">
            <text:p>-1</text:p>
          </table:table-cell>
          <table:table-cell table:formula="of:=[.O18]" office:value-type="float" office:value="0" calcext:value-type="float">
            <text:p>0</text:p>
          </table:table-cell>
          <table:table-cell table:formula="of:=[.P18]*[.$P$5]+(1-[.$P$5])*[.O19]" office:value-type="float" office:value="0" calcext:value-type="float">
            <text:p>0,00</text:p>
          </table:table-cell>
          <table:table-cell table:formula="of:=[.P19]*500" office:value-type="float" office:value="0" calcext:value-type="float">
            <text:p>0</text:p>
          </table:table-cell>
          <table:table-cell table:formula="of:=[.R18]*[.$R$5]+(1-[.$R$5])*[.Q19]" office:value-type="float" office:value="-75.9564288" calcext:value-type="float">
            <text:p>-75,956428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119" calcext:value-type="float">
            <text:p>119</text:p>
          </table:table-cell>
          <table:table-cell/>
          <table:table-cell table:style-name="ce22"/>
          <table:table-cell/>
          <table:table-cell table:formula="of:=SUMPRODUCT([.B20:.B83];[.$P$6:.$P$69])" office:value-type="float" office:value="195" calcext:value-type="float">
            <text:p>195</text:p>
          </table:table-cell>
          <table:table-cell table:formula="of:=SUMPRODUCT([.C20:.C83];[.$P$6:.$P$69])" office:value-type="float" office:value="-33" calcext:value-type="float">
            <text:p>-33</text:p>
          </table:table-cell>
          <table:table-cell table:formula="of:=SUMPRODUCT([.D20:.D83];[.$P$6:.$P$69])" office:value-type="float" office:value="258" calcext:value-type="float">
            <text:p>258</text:p>
          </table:table-cell>
          <table:table-cell table:style-name="ce34" table:formula="of:=[.H20]*[.H20]+[.I20]*[.I20]+[.J20]*[.J20]" office:value-type="float" office:value="105678" calcext:value-type="float">
            <text:p>105678</text:p>
          </table:table-cell>
          <table:table-cell office:value-type="float" office:value="14" calcext:value-type="float">
            <text:p>14</text:p>
          </table:table-cell>
          <table:table-cell table:style-name="ce4" table:formula="of:=BITAND(BITRSHIFT([.$C$3];[.L20]);1)" office:value-type="float" office:value="0" calcext:value-type="float">
            <text:p>0</text:p>
          </table:table-cell>
          <table:table-cell table:style-name="ce14" table:formula="of:=[.M20]-[.M19]" office:value-type="float" office:value="0" calcext:value-type="float">
            <text:p>0</text:p>
          </table:table-cell>
          <table:table-cell table:formula="of:=[.O19]" office:value-type="float" office:value="0" calcext:value-type="float">
            <text:p>0</text:p>
          </table:table-cell>
          <table:table-cell table:formula="of:=[.P19]*[.$P$5]+(1-[.$P$5])*[.O20]" office:value-type="float" office:value="0" calcext:value-type="float">
            <text:p>0,00</text:p>
          </table:table-cell>
          <table:table-cell table:formula="of:=[.P20]*500" office:value-type="float" office:value="0" calcext:value-type="float">
            <text:p>0</text:p>
          </table:table-cell>
          <table:table-cell table:formula="of:=[.R19]*[.$R$5]+(1-[.$R$5])*[.Q20]" office:value-type="float" office:value="-30.38257152" calcext:value-type="float">
            <text:p>-30,3825715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46" calcext:value-type="float">
            <text:p>46</text:p>
          </table:table-cell>
          <table:table-cell/>
          <table:table-cell table:style-name="ce22"/>
          <table:table-cell/>
          <table:table-cell table:formula="of:=SUMPRODUCT([.B21:.B84];[.$P$6:.$P$69])" office:value-type="float" office:value="130" calcext:value-type="float">
            <text:p>130</text:p>
          </table:table-cell>
          <table:table-cell table:formula="of:=SUMPRODUCT([.C21:.C84];[.$P$6:.$P$69])" office:value-type="float" office:value="7" calcext:value-type="float">
            <text:p>7</text:p>
          </table:table-cell>
          <table:table-cell table:formula="of:=SUMPRODUCT([.D21:.D84];[.$P$6:.$P$69])" office:value-type="float" office:value="111" calcext:value-type="float">
            <text:p>111</text:p>
          </table:table-cell>
          <table:table-cell table:style-name="ce34" table:formula="of:=[.H21]*[.H21]+[.I21]*[.I21]+[.J21]*[.J21]" office:value-type="float" office:value="29270" calcext:value-type="float">
            <text:p>29270</text:p>
          </table:table-cell>
          <table:table-cell office:value-type="float" office:value="15" calcext:value-type="float">
            <text:p>15</text:p>
          </table:table-cell>
          <table:table-cell table:style-name="ce4" table:formula="of:=BITAND(BITRSHIFT([.$C$3];[.L21]);1)" office:value-type="float" office:value="0" calcext:value-type="float">
            <text:p>0</text:p>
          </table:table-cell>
          <table:table-cell table:style-name="ce14" table:formula="of:=[.M21]-[.M20]" office:value-type="float" office:value="0" calcext:value-type="float">
            <text:p>0</text:p>
          </table:table-cell>
          <table:table-cell table:formula="of:=[.O18]" office:value-type="float" office:value="0" calcext:value-type="float">
            <text:p>0</text:p>
          </table:table-cell>
          <table:table-cell table:formula="of:=[.P20]*[.$P$5]+(1-[.$P$5])*[.O21]" office:value-type="float" office:value="0" calcext:value-type="float">
            <text:p>0,00</text:p>
          </table:table-cell>
          <table:table-cell table:formula="of:=[.P21]*500" office:value-type="float" office:value="0" calcext:value-type="float">
            <text:p>0</text:p>
          </table:table-cell>
          <table:table-cell table:formula="of:=[.R20]*[.$R$5]+(1-[.$R$5])*[.Q21]" office:value-type="float" office:value="-12.153028608" calcext:value-type="float">
            <text:p>-12,15302860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22:.B85];[.$P$6:.$P$69])" office:value-type="float" office:value="44" calcext:value-type="float">
            <text:p>44</text:p>
          </table:table-cell>
          <table:table-cell table:formula="of:=SUMPRODUCT([.C22:.C85];[.$P$6:.$P$69])" office:value-type="float" office:value="-6" calcext:value-type="float">
            <text:p>-6</text:p>
          </table:table-cell>
          <table:table-cell table:formula="of:=SUMPRODUCT([.D22:.D85];[.$P$6:.$P$69])" office:value-type="float" office:value="47" calcext:value-type="float">
            <text:p>47</text:p>
          </table:table-cell>
          <table:table-cell table:style-name="ce34" table:formula="of:=[.H22]*[.H22]+[.I22]*[.I22]+[.J22]*[.J22]" office:value-type="float" office:value="4181" calcext:value-type="float">
            <text:p>4181</text:p>
          </table:table-cell>
          <table:table-cell table:number-columns-repeated="3"/>
          <table:table-cell table:formula="of:=[.N10]" office:value-type="float" office:value="0" calcext:value-type="float">
            <text:p>0</text:p>
          </table:table-cell>
          <table:table-cell table:formula="of:=[.P21]*[.$P$5]+(1-[.$P$5])*[.O22]" office:value-type="float" office:value="0" calcext:value-type="float">
            <text:p>0,00</text:p>
          </table:table-cell>
          <table:table-cell table:formula="of:=[.P22]*500" office:value-type="float" office:value="0" calcext:value-type="float">
            <text:p>0</text:p>
          </table:table-cell>
          <table:table-cell table:formula="of:=[.R21]*[.$R$5]+(1-[.$R$5])*[.Q22]" office:value-type="float" office:value="-4.8612114432" calcext:value-type="float">
            <text:p>-4,861211443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84" calcext:value-type="float">
            <text:p>-84</text:p>
          </table:table-cell>
          <table:table-cell/>
          <table:table-cell table:style-name="ce22"/>
          <table:table-cell/>
          <table:table-cell table:formula="of:=SUMPRODUCT([.B23:.B86];[.$P$6:.$P$69])" office:value-type="float" office:value="5" calcext:value-type="float">
            <text:p>5</text:p>
          </table:table-cell>
          <table:table-cell table:formula="of:=SUMPRODUCT([.C23:.C86];[.$P$6:.$P$69])" office:value-type="float" office:value="-21" calcext:value-type="float">
            <text:p>-21</text:p>
          </table:table-cell>
          <table:table-cell table:formula="of:=SUMPRODUCT([.D23:.D86];[.$P$6:.$P$69])" office:value-type="float" office:value="14" calcext:value-type="float">
            <text:p>14</text:p>
          </table:table-cell>
          <table:table-cell table:style-name="ce34" table:formula="of:=[.H23]*[.H23]+[.I23]*[.I23]+[.J23]*[.J23]" office:value-type="float" office:value="662" calcext:value-type="float">
            <text:p>662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2]*[.$P$5]+(1-[.$P$5])*[.O23]" office:value-type="float" office:value="0" calcext:value-type="float">
            <text:p>0,00</text:p>
          </table:table-cell>
          <table:table-cell table:formula="of:=[.P23]*500" office:value-type="float" office:value="0" calcext:value-type="float">
            <text:p>0</text:p>
          </table:table-cell>
          <table:table-cell table:formula="of:=[.R22]*[.$R$5]+(1-[.$R$5])*[.Q23]" office:value-type="float" office:value="-1.94448457728" calcext:value-type="float">
            <text:p>-1,9444845772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86" calcext:value-type="float">
            <text:p>-8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-116" calcext:value-type="float">
            <text:p>-116</text:p>
          </table:table-cell>
          <table:table-cell/>
          <table:table-cell table:style-name="ce22"/>
          <table:table-cell/>
          <table:table-cell table:formula="of:=SUMPRODUCT([.B24:.B87];[.$P$6:.$P$69])" office:value-type="float" office:value="-31" calcext:value-type="float">
            <text:p>-31</text:p>
          </table:table-cell>
          <table:table-cell table:formula="of:=SUMPRODUCT([.C24:.C87];[.$P$6:.$P$69])" office:value-type="float" office:value="5" calcext:value-type="float">
            <text:p>5</text:p>
          </table:table-cell>
          <table:table-cell table:formula="of:=SUMPRODUCT([.D24:.D87];[.$P$6:.$P$69])" office:value-type="float" office:value="-11" calcext:value-type="float">
            <text:p>-11</text:p>
          </table:table-cell>
          <table:table-cell table:style-name="ce34" table:formula="of:=[.H24]*[.H24]+[.I24]*[.I24]+[.J24]*[.J24]" office:value-type="float" office:value="1107" calcext:value-type="float">
            <text:p>1107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3]*[.$P$5]+(1-[.$P$5])*[.O24]" office:value-type="float" office:value="0" calcext:value-type="float">
            <text:p>0,00</text:p>
          </table:table-cell>
          <table:table-cell table:formula="of:=[.P24]*500" office:value-type="float" office:value="0" calcext:value-type="float">
            <text:p>0</text:p>
          </table:table-cell>
          <table:table-cell table:formula="of:=[.R23]*[.$R$5]+(1-[.$R$5])*[.Q24]" office:value-type="float" office:value="-0.777793830912" calcext:value-type="float">
            <text:p>-0,77779383091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50" calcext:value-type="float">
            <text:p>-50</text:p>
          </table:table-cell>
          <table:table-cell/>
          <table:table-cell table:style-name="ce22"/>
          <table:table-cell/>
          <table:table-cell table:formula="of:=SUMPRODUCT([.B25:.B88];[.$P$6:.$P$69])" office:value-type="float" office:value="22" calcext:value-type="float">
            <text:p>22</text:p>
          </table:table-cell>
          <table:table-cell table:formula="of:=SUMPRODUCT([.C25:.C88];[.$P$6:.$P$69])" office:value-type="float" office:value="-40" calcext:value-type="float">
            <text:p>-40</text:p>
          </table:table-cell>
          <table:table-cell table:formula="of:=SUMPRODUCT([.D25:.D88];[.$P$6:.$P$69])" office:value-type="float" office:value="134" calcext:value-type="float">
            <text:p>134</text:p>
          </table:table-cell>
          <table:table-cell table:style-name="ce34" table:formula="of:=[.H25]*[.H25]+[.I25]*[.I25]+[.J25]*[.J25]" office:value-type="float" office:value="20040" calcext:value-type="float">
            <text:p>20040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4]*[.$P$5]+(1-[.$P$5])*[.O25]" office:value-type="float" office:value="0" calcext:value-type="float">
            <text:p>0,00</text:p>
          </table:table-cell>
          <table:table-cell table:formula="of:=[.P25]*500" office:value-type="float" office:value="0" calcext:value-type="float">
            <text:p>0</text:p>
          </table:table-cell>
          <table:table-cell table:formula="of:=[.R24]*[.$R$5]+(1-[.$R$5])*[.Q25]" office:value-type="float" office:value="-0.3111175323648" calcext:value-type="float">
            <text:p>-0,311117532364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26:.B89];[.$P$6:.$P$69])" office:value-type="float" office:value="117" calcext:value-type="float">
            <text:p>117</text:p>
          </table:table-cell>
          <table:table-cell table:formula="of:=SUMPRODUCT([.C26:.C89];[.$P$6:.$P$69])" office:value-type="float" office:value="-37" calcext:value-type="float">
            <text:p>-37</text:p>
          </table:table-cell>
          <table:table-cell table:formula="of:=SUMPRODUCT([.D26:.D89];[.$P$6:.$P$69])" office:value-type="float" office:value="194" calcext:value-type="float">
            <text:p>194</text:p>
          </table:table-cell>
          <table:table-cell table:style-name="ce34" table:formula="of:=[.H26]*[.H26]+[.I26]*[.I26]+[.J26]*[.J26]" office:value-type="float" office:value="52694" calcext:value-type="float">
            <text:p>52694</text:p>
          </table:table-cell>
          <table:table-cell table:number-columns-repeated="3"/>
          <table:table-cell table:formula="of:=[.N11]" office:value-type="float" office:value="1" calcext:value-type="float">
            <text:p>1</text:p>
          </table:table-cell>
          <table:table-cell table:formula="of:=[.P25]*[.$P$5]+(1-[.$P$5])*[.O26]" office:value-type="float" office:value="1" calcext:value-type="float">
            <text:p>1,00</text:p>
          </table:table-cell>
          <table:table-cell table:formula="of:=[.P26]*500" office:value-type="float" office:value="500" calcext:value-type="float">
            <text:p>500</text:p>
          </table:table-cell>
          <table:table-cell table:formula="of:=[.R25]*[.$R$5]+(1-[.$R$5])*[.Q26]" office:value-type="float" office:value="299.875552987054" calcext:value-type="float">
            <text:p>299,87555298705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27:.B90];[.$P$6:.$P$69])" office:value-type="float" office:value="155" calcext:value-type="float">
            <text:p>155</text:p>
          </table:table-cell>
          <table:table-cell table:formula="of:=SUMPRODUCT([.C27:.C90];[.$P$6:.$P$69])" office:value-type="float" office:value="-13" calcext:value-type="float">
            <text:p>-13</text:p>
          </table:table-cell>
          <table:table-cell table:formula="of:=SUMPRODUCT([.D27:.D90];[.$P$6:.$P$69])" office:value-type="float" office:value="209" calcext:value-type="float">
            <text:p>209</text:p>
          </table:table-cell>
          <table:table-cell table:style-name="ce34" table:formula="of:=[.H27]*[.H27]+[.I27]*[.I27]+[.J27]*[.J27]" office:value-type="float" office:value="67875" calcext:value-type="float">
            <text:p>67875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6]*[.$P$5]+(1-[.$P$5])*[.O27]" office:value-type="float" office:value="1" calcext:value-type="float">
            <text:p>1,00</text:p>
          </table:table-cell>
          <table:table-cell table:formula="of:=[.P27]*500" office:value-type="float" office:value="500" calcext:value-type="float">
            <text:p>500</text:p>
          </table:table-cell>
          <table:table-cell table:formula="of:=[.R26]*[.$R$5]+(1-[.$R$5])*[.Q27]" office:value-type="float" office:value="419.950221194822" calcext:value-type="float">
            <text:p>419,95022119482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8:.B91];[.$P$6:.$P$69])" office:value-type="float" office:value="181" calcext:value-type="float">
            <text:p>181</text:p>
          </table:table-cell>
          <table:table-cell table:formula="of:=SUMPRODUCT([.C28:.C91];[.$P$6:.$P$69])" office:value-type="float" office:value="-42" calcext:value-type="float">
            <text:p>-42</text:p>
          </table:table-cell>
          <table:table-cell table:formula="of:=SUMPRODUCT([.D28:.D91];[.$P$6:.$P$69])" office:value-type="float" office:value="70" calcext:value-type="float">
            <text:p>70</text:p>
          </table:table-cell>
          <table:table-cell table:style-name="ce34" table:formula="of:=[.H28]*[.H28]+[.I28]*[.I28]+[.J28]*[.J28]" office:value-type="float" office:value="39425" calcext:value-type="float">
            <text:p>39425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7]*[.$P$5]+(1-[.$P$5])*[.O28]" office:value-type="float" office:value="1" calcext:value-type="float">
            <text:p>1,00</text:p>
          </table:table-cell>
          <table:table-cell table:formula="of:=[.P28]*500" office:value-type="float" office:value="500" calcext:value-type="float">
            <text:p>500</text:p>
          </table:table-cell>
          <table:table-cell table:formula="of:=[.R27]*[.$R$5]+(1-[.$R$5])*[.Q28]" office:value-type="float" office:value="467.980088477929" calcext:value-type="float">
            <text:p>467,980088477929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29:.B92];[.$P$6:.$P$69])" office:value-type="float" office:value="20" calcext:value-type="float">
            <text:p>20</text:p>
          </table:table-cell>
          <table:table-cell table:formula="of:=SUMPRODUCT([.C29:.C92];[.$P$6:.$P$69])" office:value-type="float" office:value="32" calcext:value-type="float">
            <text:p>32</text:p>
          </table:table-cell>
          <table:table-cell table:formula="of:=SUMPRODUCT([.D29:.D92];[.$P$6:.$P$69])" office:value-type="float" office:value="-175" calcext:value-type="float">
            <text:p>-175</text:p>
          </table:table-cell>
          <table:table-cell table:style-name="ce34" table:formula="of:=[.H29]*[.H29]+[.I29]*[.I29]+[.J29]*[.J29]" office:value-type="float" office:value="32049" calcext:value-type="float">
            <text:p>32049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8]*[.$P$5]+(1-[.$P$5])*[.O29]" office:value-type="float" office:value="1" calcext:value-type="float">
            <text:p>1,00</text:p>
          </table:table-cell>
          <table:table-cell table:formula="of:=[.P29]*500" office:value-type="float" office:value="500" calcext:value-type="float">
            <text:p>500</text:p>
          </table:table-cell>
          <table:table-cell table:formula="of:=[.R28]*[.$R$5]+(1-[.$R$5])*[.Q29]" office:value-type="float" office:value="487.192035391172" calcext:value-type="float">
            <text:p>487,19203539117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30:.B93];[.$P$6:.$P$69])" office:value-type="float" office:value="-125" calcext:value-type="float">
            <text:p>-125</text:p>
          </table:table-cell>
          <table:table-cell table:formula="of:=SUMPRODUCT([.C30:.C93];[.$P$6:.$P$69])" office:value-type="float" office:value="69" calcext:value-type="float">
            <text:p>69</text:p>
          </table:table-cell>
          <table:table-cell table:formula="of:=SUMPRODUCT([.D30:.D93];[.$P$6:.$P$69])" office:value-type="float" office:value="-274" calcext:value-type="float">
            <text:p>-274</text:p>
          </table:table-cell>
          <table:table-cell table:style-name="ce34" table:formula="of:=[.H30]*[.H30]+[.I30]*[.I30]+[.J30]*[.J30]" office:value-type="float" office:value="95462" calcext:value-type="float">
            <text:p>95462</text:p>
          </table:table-cell>
          <table:table-cell table:number-columns-repeated="3"/>
          <table:table-cell table:formula="of:=[.N12]" office:value-type="float" office:value="0" calcext:value-type="float">
            <text:p>0</text:p>
          </table:table-cell>
          <table:table-cell table:formula="of:=[.P29]*[.$P$5]+(1-[.$P$5])*[.O30]" office:value-type="float" office:value="0" calcext:value-type="float">
            <text:p>0,00</text:p>
          </table:table-cell>
          <table:table-cell table:formula="of:=[.P30]*500" office:value-type="float" office:value="0" calcext:value-type="float">
            <text:p>0</text:p>
          </table:table-cell>
          <table:table-cell table:formula="of:=[.R29]*[.$R$5]+(1-[.$R$5])*[.Q30]" office:value-type="float" office:value="194.876814156469" calcext:value-type="float">
            <text:p>194,876814156469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2" calcext:value-type="float">
            <text:p>52</text:p>
          </table:table-cell>
          <table:table-cell/>
          <table:table-cell table:style-name="ce22"/>
          <table:table-cell/>
          <table:table-cell table:formula="of:=SUMPRODUCT([.B31:.B94];[.$P$6:.$P$69])" office:value-type="float" office:value="-177" calcext:value-type="float">
            <text:p>-177</text:p>
          </table:table-cell>
          <table:table-cell table:formula="of:=SUMPRODUCT([.C31:.C94];[.$P$6:.$P$69])" office:value-type="float" office:value="57" calcext:value-type="float">
            <text:p>57</text:p>
          </table:table-cell>
          <table:table-cell table:formula="of:=SUMPRODUCT([.D31:.D94];[.$P$6:.$P$69])" office:value-type="float" office:value="-294" calcext:value-type="float">
            <text:p>-294</text:p>
          </table:table-cell>
          <table:table-cell table:style-name="ce34" table:formula="of:=[.H31]*[.H31]+[.I31]*[.I31]+[.J31]*[.J31]" office:value-type="float" office:value="121014" calcext:value-type="float">
            <text:p>121014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0]*[.$P$5]+(1-[.$P$5])*[.O31]" office:value-type="float" office:value="0" calcext:value-type="float">
            <text:p>0,00</text:p>
          </table:table-cell>
          <table:table-cell table:formula="of:=[.P31]*500" office:value-type="float" office:value="0" calcext:value-type="float">
            <text:p>0</text:p>
          </table:table-cell>
          <table:table-cell table:formula="of:=[.R30]*[.$R$5]+(1-[.$R$5])*[.Q31]" office:value-type="float" office:value="77.9507256625874" calcext:value-type="float">
            <text:p>77,950725662587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126" calcext:value-type="float">
            <text:p>126</text:p>
          </table:table-cell>
          <table:table-cell/>
          <table:table-cell table:style-name="ce22"/>
          <table:table-cell/>
          <table:table-cell table:formula="of:=SUMPRODUCT([.B32:.B95];[.$P$6:.$P$69])" office:value-type="float" office:value="-185" calcext:value-type="float">
            <text:p>-185</text:p>
          </table:table-cell>
          <table:table-cell table:formula="of:=SUMPRODUCT([.C32:.C95];[.$P$6:.$P$69])" office:value-type="float" office:value="62" calcext:value-type="float">
            <text:p>62</text:p>
          </table:table-cell>
          <table:table-cell table:formula="of:=SUMPRODUCT([.D32:.D95];[.$P$6:.$P$69])" office:value-type="float" office:value="-200" calcext:value-type="float">
            <text:p>-200</text:p>
          </table:table-cell>
          <table:table-cell table:style-name="ce34" table:formula="of:=[.H32]*[.H32]+[.I32]*[.I32]+[.J32]*[.J32]" office:value-type="float" office:value="78069" calcext:value-type="float">
            <text:p>78069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1]*[.$P$5]+(1-[.$P$5])*[.O32]" office:value-type="float" office:value="0" calcext:value-type="float">
            <text:p>0,00</text:p>
          </table:table-cell>
          <table:table-cell table:formula="of:=[.P32]*500" office:value-type="float" office:value="0" calcext:value-type="float">
            <text:p>0</text:p>
          </table:table-cell>
          <table:table-cell table:formula="of:=[.R31]*[.$R$5]+(1-[.$R$5])*[.Q32]" office:value-type="float" office:value="31.180290265035" calcext:value-type="float">
            <text:p>31,180290265035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53" calcext:value-type="float">
            <text:p>53</text:p>
          </table:table-cell>
          <table:table-cell/>
          <table:table-cell table:style-name="ce22"/>
          <table:table-cell/>
          <table:table-cell table:formula="of:=SUMPRODUCT([.B33:.B96];[.$P$6:.$P$69])" office:value-type="float" office:value="-97" calcext:value-type="float">
            <text:p>-97</text:p>
          </table:table-cell>
          <table:table-cell table:formula="of:=SUMPRODUCT([.C33:.C96];[.$P$6:.$P$69])" office:value-type="float" office:value="18" calcext:value-type="float">
            <text:p>18</text:p>
          </table:table-cell>
          <table:table-cell table:formula="of:=SUMPRODUCT([.D33:.D96];[.$P$6:.$P$69])" office:value-type="float" office:value="-82" calcext:value-type="float">
            <text:p>-82</text:p>
          </table:table-cell>
          <table:table-cell table:style-name="ce34" table:formula="of:=[.H33]*[.H33]+[.I33]*[.I33]+[.J33]*[.J33]" office:value-type="float" office:value="16457" calcext:value-type="float">
            <text:p>16457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2]*[.$P$5]+(1-[.$P$5])*[.O33]" office:value-type="float" office:value="0" calcext:value-type="float">
            <text:p>0,00</text:p>
          </table:table-cell>
          <table:table-cell table:formula="of:=[.P33]*500" office:value-type="float" office:value="0" calcext:value-type="float">
            <text:p>0</text:p>
          </table:table-cell>
          <table:table-cell table:formula="of:=[.R32]*[.$R$5]+(1-[.$R$5])*[.Q33]" office:value-type="float" office:value="12.472116106014" calcext:value-type="float">
            <text:p>12,47211610601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style-name="ce22"/>
          <table:table-cell/>
          <table:table-cell table:formula="of:=SUMPRODUCT([.B34:.B97];[.$P$6:.$P$69])" office:value-type="float" office:value="-31" calcext:value-type="float">
            <text:p>-31</text:p>
          </table:table-cell>
          <table:table-cell table:formula="of:=SUMPRODUCT([.C34:.C97];[.$P$6:.$P$69])" office:value-type="float" office:value="-26" calcext:value-type="float">
            <text:p>-26</text:p>
          </table:table-cell>
          <table:table-cell table:formula="of:=SUMPRODUCT([.D34:.D97];[.$P$6:.$P$69])" office:value-type="float" office:value="-24" calcext:value-type="float">
            <text:p>-24</text:p>
          </table:table-cell>
          <table:table-cell table:style-name="ce34" table:formula="of:=[.H34]*[.H34]+[.I34]*[.I34]+[.J34]*[.J34]" office:value-type="float" office:value="2213" calcext:value-type="float">
            <text:p>2213</text:p>
          </table:table-cell>
          <table:table-cell table:number-columns-repeated="3"/>
          <table:table-cell table:formula="of:=[.N13]" office:value-type="float" office:value="-1" calcext:value-type="float">
            <text:p>-1</text:p>
          </table:table-cell>
          <table:table-cell table:formula="of:=[.P33]*[.$P$5]+(1-[.$P$5])*[.O34]" office:value-type="float" office:value="-1" calcext:value-type="float">
            <text:p>-1,00</text:p>
          </table:table-cell>
          <table:table-cell table:formula="of:=[.P34]*500" office:value-type="float" office:value="-500" calcext:value-type="float">
            <text:p>-500</text:p>
          </table:table-cell>
          <table:table-cell table:formula="of:=[.R33]*[.$R$5]+(1-[.$R$5])*[.Q34]" office:value-type="float" office:value="-295.011153557594" calcext:value-type="float">
            <text:p>-295,01115355759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85" calcext:value-type="float">
            <text:p>-85</text:p>
          </table:table-cell>
          <table:table-cell/>
          <table:table-cell table:style-name="ce22"/>
          <table:table-cell/>
          <table:table-cell table:formula="of:=SUMPRODUCT([.B35:.B98];[.$P$6:.$P$69])" office:value-type="float" office:value="-4" calcext:value-type="float">
            <text:p>-4</text:p>
          </table:table-cell>
          <table:table-cell table:formula="of:=SUMPRODUCT([.C35:.C98];[.$P$6:.$P$69])" office:value-type="float" office:value="-12" calcext:value-type="float">
            <text:p>-12</text:p>
          </table:table-cell>
          <table:table-cell table:formula="of:=SUMPRODUCT([.D35:.D98];[.$P$6:.$P$69])" office:value-type="float" office:value="-13" calcext:value-type="float">
            <text:p>-13</text:p>
          </table:table-cell>
          <table:table-cell table:style-name="ce34" table:formula="of:=[.H35]*[.H35]+[.I35]*[.I35]+[.J35]*[.J35]" office:value-type="float" office:value="329" calcext:value-type="float">
            <text:p>329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4]*[.$P$5]+(1-[.$P$5])*[.O35]" office:value-type="float" office:value="-1" calcext:value-type="float">
            <text:p>-1,00</text:p>
          </table:table-cell>
          <table:table-cell table:formula="of:=[.P35]*500" office:value-type="float" office:value="-500" calcext:value-type="float">
            <text:p>-500</text:p>
          </table:table-cell>
          <table:table-cell table:formula="of:=[.R34]*[.$R$5]+(1-[.$R$5])*[.Q35]" office:value-type="float" office:value="-418.004461423038" calcext:value-type="float">
            <text:p>-418,00446142303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86" calcext:value-type="float">
            <text:p>-8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-118" calcext:value-type="float">
            <text:p>-118</text:p>
          </table:table-cell>
          <table:table-cell/>
          <table:table-cell table:style-name="ce22"/>
          <table:table-cell/>
          <table:table-cell table:formula="of:=SUMPRODUCT([.B36:.B99];[.$P$6:.$P$69])" office:value-type="float" office:value="-4" calcext:value-type="float">
            <text:p>-4</text:p>
          </table:table-cell>
          <table:table-cell table:formula="of:=SUMPRODUCT([.C36:.C99];[.$P$6:.$P$69])" office:value-type="float" office:value="-13" calcext:value-type="float">
            <text:p>-13</text:p>
          </table:table-cell>
          <table:table-cell table:formula="of:=SUMPRODUCT([.D36:.D99];[.$P$6:.$P$69])" office:value-type="float" office:value="77" calcext:value-type="float">
            <text:p>77</text:p>
          </table:table-cell>
          <table:table-cell table:style-name="ce34" table:formula="of:=[.H36]*[.H36]+[.I36]*[.I36]+[.J36]*[.J36]" office:value-type="float" office:value="6114" calcext:value-type="float">
            <text:p>6114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5]*[.$P$5]+(1-[.$P$5])*[.O36]" office:value-type="float" office:value="-1" calcext:value-type="float">
            <text:p>-1,00</text:p>
          </table:table-cell>
          <table:table-cell table:formula="of:=[.P36]*500" office:value-type="float" office:value="-500" calcext:value-type="float">
            <text:p>-500</text:p>
          </table:table-cell>
          <table:table-cell table:formula="of:=[.R35]*[.$R$5]+(1-[.$R$5])*[.Q36]" office:value-type="float" office:value="-467.201784569215" calcext:value-type="float">
            <text:p>-467,201784569215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8" calcext:value-type="float">
            <text:p>-68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50" calcext:value-type="float">
            <text:p>-50</text:p>
          </table:table-cell>
          <table:table-cell/>
          <table:table-cell table:style-name="ce22"/>
          <table:table-cell/>
          <table:table-cell table:formula="of:=SUMPRODUCT([.B37:.B100];[.$P$6:.$P$69])" office:value-type="float" office:value="79" calcext:value-type="float">
            <text:p>79</text:p>
          </table:table-cell>
          <table:table-cell table:formula="of:=SUMPRODUCT([.C37:.C100];[.$P$6:.$P$69])" office:value-type="float" office:value="-39" calcext:value-type="float">
            <text:p>-39</text:p>
          </table:table-cell>
          <table:table-cell table:formula="of:=SUMPRODUCT([.D37:.D100];[.$P$6:.$P$69])" office:value-type="float" office:value="199" calcext:value-type="float">
            <text:p>199</text:p>
          </table:table-cell>
          <table:table-cell table:style-name="ce34" table:formula="of:=[.H37]*[.H37]+[.I37]*[.I37]+[.J37]*[.J37]" office:value-type="float" office:value="47363" calcext:value-type="float">
            <text:p>47363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6]*[.$P$5]+(1-[.$P$5])*[.O37]" office:value-type="float" office:value="-1" calcext:value-type="float">
            <text:p>-1,00</text:p>
          </table:table-cell>
          <table:table-cell table:formula="of:=[.P37]*500" office:value-type="float" office:value="-500" calcext:value-type="float">
            <text:p>-500</text:p>
          </table:table-cell>
          <table:table-cell table:formula="of:=[.R36]*[.$R$5]+(1-[.$R$5])*[.Q37]" office:value-type="float" office:value="-486.880713827686" calcext:value-type="float">
            <text:p>-486,880713827686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25" calcext:value-type="float">
            <text:p>-25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15" calcext:value-type="float">
            <text:p>-15</text:p>
          </table:table-cell>
          <table:table-cell/>
          <table:table-cell table:style-name="ce22"/>
          <table:table-cell/>
          <table:table-cell table:formula="of:=SUMPRODUCT([.B38:.B101];[.$P$6:.$P$69])" office:value-type="float" office:value="142" calcext:value-type="float">
            <text:p>142</text:p>
          </table:table-cell>
          <table:table-cell table:formula="of:=SUMPRODUCT([.C38:.C101];[.$P$6:.$P$69])" office:value-type="float" office:value="-20" calcext:value-type="float">
            <text:p>-20</text:p>
          </table:table-cell>
          <table:table-cell table:formula="of:=SUMPRODUCT([.D38:.D101];[.$P$6:.$P$69])" office:value-type="float" office:value="230" calcext:value-type="float">
            <text:p>230</text:p>
          </table:table-cell>
          <table:table-cell table:style-name="ce34" table:formula="of:=[.H38]*[.H38]+[.I38]*[.I38]+[.J38]*[.J38]" office:value-type="float" office:value="73464" calcext:value-type="float">
            <text:p>73464</text:p>
          </table:table-cell>
          <table:table-cell table:number-columns-repeated="3"/>
          <table:table-cell table:formula="of:=[.N14]" office:value-type="float" office:value="1" calcext:value-type="float">
            <text:p>1</text:p>
          </table:table-cell>
          <table:table-cell table:formula="of:=[.P37]*[.$P$5]+(1-[.$P$5])*[.O38]" office:value-type="float" office:value="1" calcext:value-type="float">
            <text:p>1,00</text:p>
          </table:table-cell>
          <table:table-cell table:formula="of:=[.P38]*500" office:value-type="float" office:value="500" calcext:value-type="float">
            <text:p>500</text:p>
          </table:table-cell>
          <table:table-cell table:formula="of:=[.R37]*[.$R$5]+(1-[.$R$5])*[.Q38]" office:value-type="float" office:value="105.247714468926" calcext:value-type="float">
            <text:p>105,247714468926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number-columns-repeated="2"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39:.B102];[.$P$6:.$P$69])" office:value-type="float" office:value="152" calcext:value-type="float">
            <text:p>152</text:p>
          </table:table-cell>
          <table:table-cell table:formula="of:=SUMPRODUCT([.C39:.C102];[.$P$6:.$P$69])" office:value-type="float" office:value="-36" calcext:value-type="float">
            <text:p>-36</text:p>
          </table:table-cell>
          <table:table-cell table:formula="of:=SUMPRODUCT([.D39:.D102];[.$P$6:.$P$69])" office:value-type="float" office:value="242" calcext:value-type="float">
            <text:p>242</text:p>
          </table:table-cell>
          <table:table-cell table:style-name="ce34" table:formula="of:=[.H39]*[.H39]+[.I39]*[.I39]+[.J39]*[.J39]" office:value-type="float" office:value="82964" calcext:value-type="float">
            <text:p>82964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38]*[.$P$5]+(1-[.$P$5])*[.O39]" office:value-type="float" office:value="1" calcext:value-type="float">
            <text:p>1,00</text:p>
          </table:table-cell>
          <table:table-cell table:formula="of:=[.P39]*500" office:value-type="float" office:value="500" calcext:value-type="float">
            <text:p>500</text:p>
          </table:table-cell>
          <table:table-cell table:formula="of:=[.R38]*[.$R$5]+(1-[.$R$5])*[.Q39]" office:value-type="float" office:value="342.09908578757" calcext:value-type="float">
            <text:p>342,09908578757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40:.B103];[.$P$6:.$P$69])" office:value-type="float" office:value="148" calcext:value-type="float">
            <text:p>148</text:p>
          </table:table-cell>
          <table:table-cell table:formula="of:=SUMPRODUCT([.C40:.C103];[.$P$6:.$P$69])" office:value-type="float" office:value="-28" calcext:value-type="float">
            <text:p>-28</text:p>
          </table:table-cell>
          <table:table-cell table:formula="of:=SUMPRODUCT([.D40:.D103];[.$P$6:.$P$69])" office:value-type="float" office:value="-85" calcext:value-type="float">
            <text:p>-85</text:p>
          </table:table-cell>
          <table:table-cell table:style-name="ce34" table:formula="of:=[.H40]*[.H40]+[.I40]*[.I40]+[.J40]*[.J40]" office:value-type="float" office:value="29913" calcext:value-type="float">
            <text:p>29913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39]*[.$P$5]+(1-[.$P$5])*[.O40]" office:value-type="float" office:value="1" calcext:value-type="float">
            <text:p>1,00</text:p>
          </table:table-cell>
          <table:table-cell table:formula="of:=[.P40]*500" office:value-type="float" office:value="500" calcext:value-type="float">
            <text:p>500</text:p>
          </table:table-cell>
          <table:table-cell table:formula="of:=[.R39]*[.$R$5]+(1-[.$R$5])*[.Q40]" office:value-type="float" office:value="436.839634315028" calcext:value-type="float">
            <text:p>436,83963431502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41:.B104];[.$P$6:.$P$69])" office:value-type="float" office:value="-194" calcext:value-type="float">
            <text:p>-194</text:p>
          </table:table-cell>
          <table:table-cell table:formula="of:=SUMPRODUCT([.C41:.C104];[.$P$6:.$P$69])" office:value-type="float" office:value="85" calcext:value-type="float">
            <text:p>85</text:p>
          </table:table-cell>
          <table:table-cell table:formula="of:=SUMPRODUCT([.D41:.D104];[.$P$6:.$P$69])" office:value-type="float" office:value="-549" calcext:value-type="float">
            <text:p>-549</text:p>
          </table:table-cell>
          <table:table-cell table:style-name="ce34" table:formula="of:=[.H41]*[.H41]+[.I41]*[.I41]+[.J41]*[.J41]" office:value-type="float" office:value="346262" calcext:value-type="float">
            <text:p>346262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40]*[.$P$5]+(1-[.$P$5])*[.O41]" office:value-type="float" office:value="1" calcext:value-type="float">
            <text:p>1,00</text:p>
          </table:table-cell>
          <table:table-cell table:formula="of:=[.P41]*500" office:value-type="float" office:value="500" calcext:value-type="float">
            <text:p>500</text:p>
          </table:table-cell>
          <table:table-cell table:formula="of:=[.R40]*[.$R$5]+(1-[.$R$5])*[.Q41]" office:value-type="float" office:value="474.735853726011" calcext:value-type="float">
            <text:p>474,735853726011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42:.B105];[.$P$6:.$P$69])" office:value-type="float" office:value="-448" calcext:value-type="float">
            <text:p>-448</text:p>
          </table:table-cell>
          <table:table-cell table:formula="of:=SUMPRODUCT([.C42:.C105];[.$P$6:.$P$69])" office:value-type="float" office:value="110" calcext:value-type="float">
            <text:p>110</text:p>
          </table:table-cell>
          <table:table-cell table:formula="of:=SUMPRODUCT([.D42:.D105];[.$P$6:.$P$69])" office:value-type="float" office:value="-716" calcext:value-type="float">
            <text:p>-716</text:p>
          </table:table-cell>
          <table:table-cell table:style-name="ce34" table:formula="of:=[.H42]*[.H42]+[.I42]*[.I42]+[.J42]*[.J42]" office:value-type="float" office:value="725460" calcext:value-type="float">
            <text:p>725460</text:p>
          </table:table-cell>
          <table:table-cell table:number-columns-repeated="3"/>
          <table:table-cell table:formula="of:=[.N15]" office:value-type="float" office:value="0" calcext:value-type="float">
            <text:p>0</text:p>
          </table:table-cell>
          <table:table-cell table:formula="of:=[.P41]*[.$P$5]+(1-[.$P$5])*[.O42]" office:value-type="float" office:value="0" calcext:value-type="float">
            <text:p>0,00</text:p>
          </table:table-cell>
          <table:table-cell table:formula="of:=[.P42]*500" office:value-type="float" office:value="0" calcext:value-type="float">
            <text:p>0</text:p>
          </table:table-cell>
          <table:table-cell table:formula="of:=[.R41]*[.$R$5]+(1-[.$R$5])*[.Q42]" office:value-type="float" office:value="189.894341490405" calcext:value-type="float">
            <text:p>189,894341490405</text:p>
          </table:table-cell>
          <table:table-cell table:number-columns-repeated="6"/>
        </table:table-row>
        <table:table-row table:style-name="ro2">
          <table:table-cell table:style-name="ce18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8" calcext:value-type="float">
            <text:p>88</text:p>
          </table:table-cell>
          <table:table-cell/>
          <table:table-cell table:style-name="ce22"/>
          <table:table-cell/>
          <table:table-cell table:formula="of:=SUMPRODUCT([.B43:.B106];[.$P$6:.$P$69])" office:value-type="float" office:value="-523" calcext:value-type="float">
            <text:p>-523</text:p>
          </table:table-cell>
          <table:table-cell table:formula="of:=SUMPRODUCT([.C43:.C106];[.$P$6:.$P$69])" office:value-type="float" office:value="103" calcext:value-type="float">
            <text:p>103</text:p>
          </table:table-cell>
          <table:table-cell table:formula="of:=SUMPRODUCT([.D43:.D106];[.$P$6:.$P$69])" office:value-type="float" office:value="-745" calcext:value-type="float">
            <text:p>-745</text:p>
          </table:table-cell>
          <table:table-cell table:style-name="ce34" table:formula="of:=[.H43]*[.H43]+[.I43]*[.I43]+[.J43]*[.J43]" office:value-type="float" office:value="839163" calcext:value-type="float">
            <text:p>839163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2]*[.$P$5]+(1-[.$P$5])*[.O43]" office:value-type="float" office:value="0" calcext:value-type="float">
            <text:p>0,00</text:p>
          </table:table-cell>
          <table:table-cell table:formula="of:=[.P43]*500" office:value-type="float" office:value="0" calcext:value-type="float">
            <text:p>0</text:p>
          </table:table-cell>
          <table:table-cell table:formula="of:=[.R42]*[.$R$5]+(1-[.$R$5])*[.Q43]" office:value-type="float" office:value="75.9577365961618" calcext:value-type="float">
            <text:p>75,957736596161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-22" calcext:value-type="float">
            <text:p>-22</text:p>
          </table:table-cell>
          <table:table-cell table:style-name="ce18" office:value-type="float" office:value="114" calcext:value-type="float">
            <text:p>114</text:p>
          </table:table-cell>
          <table:table-cell/>
          <table:table-cell table:style-name="ce22"/>
          <table:table-cell/>
          <table:table-cell table:formula="of:=SUMPRODUCT([.B44:.B107];[.$P$6:.$P$69])" office:value-type="float" office:value="-524" calcext:value-type="float">
            <text:p>-524</text:p>
          </table:table-cell>
          <table:table-cell table:formula="of:=SUMPRODUCT([.C44:.C107];[.$P$6:.$P$69])" office:value-type="float" office:value="98" calcext:value-type="float">
            <text:p>98</text:p>
          </table:table-cell>
          <table:table-cell table:formula="of:=SUMPRODUCT([.D44:.D107];[.$P$6:.$P$69])" office:value-type="float" office:value="-260" calcext:value-type="float">
            <text:p>-260</text:p>
          </table:table-cell>
          <table:table-cell table:style-name="ce34" table:formula="of:=[.H44]*[.H44]+[.I44]*[.I44]+[.J44]*[.J44]" office:value-type="float" office:value="351780" calcext:value-type="float">
            <text:p>351780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3]*[.$P$5]+(1-[.$P$5])*[.O44]" office:value-type="float" office:value="0" calcext:value-type="float">
            <text:p>0,00</text:p>
          </table:table-cell>
          <table:table-cell table:formula="of:=[.P44]*500" office:value-type="float" office:value="0" calcext:value-type="float">
            <text:p>0</text:p>
          </table:table-cell>
          <table:table-cell table:formula="of:=[.R43]*[.$R$5]+(1-[.$R$5])*[.Q44]" office:value-type="float" office:value="30.3830946384647" calcext:value-type="float">
            <text:p>30,3830946384647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22"/>
          <table:table-cell/>
          <table:table-cell table:formula="of:=SUMPRODUCT([.B45:.B108];[.$P$6:.$P$69])" office:value-type="float" office:value="-7" calcext:value-type="float">
            <text:p>-7</text:p>
          </table:table-cell>
          <table:table-cell table:formula="of:=SUMPRODUCT([.C45:.C108];[.$P$6:.$P$69])" office:value-type="float" office:value="-65" calcext:value-type="float">
            <text:p>-65</text:p>
          </table:table-cell>
          <table:table-cell table:formula="of:=SUMPRODUCT([.D45:.D108];[.$P$6:.$P$69])" office:value-type="float" office:value="445" calcext:value-type="float">
            <text:p>445</text:p>
          </table:table-cell>
          <table:table-cell table:style-name="ce34" table:formula="of:=[.H45]*[.H45]+[.I45]*[.I45]+[.J45]*[.J45]" office:value-type="float" office:value="202299" calcext:value-type="float">
            <text:p>202299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4]*[.$P$5]+(1-[.$P$5])*[.O45]" office:value-type="float" office:value="0" calcext:value-type="float">
            <text:p>0,00</text:p>
          </table:table-cell>
          <table:table-cell table:formula="of:=[.P45]*500" office:value-type="float" office:value="0" calcext:value-type="float">
            <text:p>0</text:p>
          </table:table-cell>
          <table:table-cell table:formula="of:=[.R44]*[.$R$5]+(1-[.$R$5])*[.Q45]" office:value-type="float" office:value="12.1532378553859" calcext:value-type="float">
            <text:p>12,1532378553859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46:.B109];[.$P$6:.$P$69])" office:value-type="float" office:value="389" calcext:value-type="float">
            <text:p>389</text:p>
          </table:table-cell>
          <table:table-cell table:formula="of:=SUMPRODUCT([.C46:.C109];[.$P$6:.$P$69])" office:value-type="float" office:value="-142" calcext:value-type="float">
            <text:p>-142</text:p>
          </table:table-cell>
          <table:table-cell table:formula="of:=SUMPRODUCT([.D46:.D109];[.$P$6:.$P$69])" office:value-type="float" office:value="734" calcext:value-type="float">
            <text:p>734</text:p>
          </table:table-cell>
          <table:table-cell table:style-name="ce34" table:formula="of:=[.H46]*[.H46]+[.I46]*[.I46]+[.J46]*[.J46]" office:value-type="float" office:value="710241" calcext:value-type="float">
            <text:p>710241</text:p>
          </table:table-cell>
          <table:table-cell table:number-columns-repeated="3"/>
          <table:table-cell table:formula="of:=[.N16]" office:value-type="float" office:value="-1" calcext:value-type="float">
            <text:p>-1</text:p>
          </table:table-cell>
          <table:table-cell table:formula="of:=[.P45]*[.$P$5]+(1-[.$P$5])*[.O46]" office:value-type="float" office:value="-1" calcext:value-type="float">
            <text:p>-1,00</text:p>
          </table:table-cell>
          <table:table-cell table:formula="of:=[.P46]*500" office:value-type="float" office:value="-500" calcext:value-type="float">
            <text:p>-500</text:p>
          </table:table-cell>
          <table:table-cell table:formula="of:=[.R45]*[.$R$5]+(1-[.$R$5])*[.Q46]" office:value-type="float" office:value="-295.138704857846" calcext:value-type="float">
            <text:p>-295,138704857846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47:.B110];[.$P$6:.$P$69])" office:value-type="float" office:value="534" calcext:value-type="float">
            <text:p>534</text:p>
          </table:table-cell>
          <table:table-cell table:formula="of:=SUMPRODUCT([.C47:.C110];[.$P$6:.$P$69])" office:value-type="float" office:value="-108" calcext:value-type="float">
            <text:p>-108</text:p>
          </table:table-cell>
          <table:table-cell table:formula="of:=SUMPRODUCT([.D47:.D110];[.$P$6:.$P$69])" office:value-type="float" office:value="795" calcext:value-type="float">
            <text:p>795</text:p>
          </table:table-cell>
          <table:table-cell table:style-name="ce34" table:formula="of:=[.H47]*[.H47]+[.I47]*[.I47]+[.J47]*[.J47]" office:value-type="float" office:value="928845" calcext:value-type="float">
            <text:p>928845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6]*[.$P$5]+(1-[.$P$5])*[.O47]" office:value-type="float" office:value="-1" calcext:value-type="float">
            <text:p>-1,00</text:p>
          </table:table-cell>
          <table:table-cell table:formula="of:=[.P47]*500" office:value-type="float" office:value="-500" calcext:value-type="float">
            <text:p>-500</text:p>
          </table:table-cell>
          <table:table-cell table:formula="of:=[.R46]*[.$R$5]+(1-[.$R$5])*[.Q47]" office:value-type="float" office:value="-418.055481943138" calcext:value-type="float">
            <text:p>-418,05548194313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48:.B111];[.$P$6:.$P$69])" office:value-type="float" office:value="566" calcext:value-type="float">
            <text:p>566</text:p>
          </table:table-cell>
          <table:table-cell table:formula="of:=SUMPRODUCT([.C48:.C111];[.$P$6:.$P$69])" office:value-type="float" office:value="-106" calcext:value-type="float">
            <text:p>-106</text:p>
          </table:table-cell>
          <table:table-cell table:formula="of:=SUMPRODUCT([.D48:.D111];[.$P$6:.$P$69])" office:value-type="float" office:value="816" calcext:value-type="float">
            <text:p>816</text:p>
          </table:table-cell>
          <table:table-cell table:style-name="ce34" table:formula="of:=[.H48]*[.H48]+[.I48]*[.I48]+[.J48]*[.J48]" office:value-type="float" office:value="997448" calcext:value-type="float">
            <text:p>997448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7]*[.$P$5]+(1-[.$P$5])*[.O48]" office:value-type="float" office:value="-1" calcext:value-type="float">
            <text:p>-1,00</text:p>
          </table:table-cell>
          <table:table-cell table:formula="of:=[.P48]*500" office:value-type="float" office:value="-500" calcext:value-type="float">
            <text:p>-500</text:p>
          </table:table-cell>
          <table:table-cell table:formula="of:=[.R47]*[.$R$5]+(1-[.$R$5])*[.Q48]" office:value-type="float" office:value="-467.222192777255" calcext:value-type="float">
            <text:p>-467,222192777255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49:.B112];[.$P$6:.$P$69])" office:value-type="float" office:value="576" calcext:value-type="float">
            <text:p>576</text:p>
          </table:table-cell>
          <table:table-cell table:formula="of:=SUMPRODUCT([.C49:.C112];[.$P$6:.$P$69])" office:value-type="float" office:value="-92" calcext:value-type="float">
            <text:p>-92</text:p>
          </table:table-cell>
          <table:table-cell table:formula="of:=SUMPRODUCT([.D49:.D112];[.$P$6:.$P$69])" office:value-type="float" office:value="777" calcext:value-type="float">
            <text:p>777</text:p>
          </table:table-cell>
          <table:table-cell table:style-name="ce34" table:formula="of:=[.H49]*[.H49]+[.I49]*[.I49]+[.J49]*[.J49]" office:value-type="float" office:value="943969" calcext:value-type="float">
            <text:p>943969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8]*[.$P$5]+(1-[.$P$5])*[.O49]" office:value-type="float" office:value="-1" calcext:value-type="float">
            <text:p>-1,00</text:p>
          </table:table-cell>
          <table:table-cell table:formula="of:=[.P49]*500" office:value-type="float" office:value="-500" calcext:value-type="float">
            <text:p>-500</text:p>
          </table:table-cell>
          <table:table-cell table:formula="of:=[.R48]*[.$R$5]+(1-[.$R$5])*[.Q49]" office:value-type="float" office:value="-486.888877110902" calcext:value-type="float">
            <text:p>-486,88887711090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50:.B113];[.$P$6:.$P$69])" office:value-type="float" office:value="548" calcext:value-type="float">
            <text:p>548</text:p>
          </table:table-cell>
          <table:table-cell table:formula="of:=SUMPRODUCT([.C50:.C113];[.$P$6:.$P$69])" office:value-type="float" office:value="-39" calcext:value-type="float">
            <text:p>-39</text:p>
          </table:table-cell>
          <table:table-cell table:formula="of:=SUMPRODUCT([.D50:.D113];[.$P$6:.$P$69])" office:value-type="float" office:value="720" calcext:value-type="float">
            <text:p>720</text:p>
          </table:table-cell>
          <table:table-cell table:style-name="ce34" table:formula="of:=[.H50]*[.H50]+[.I50]*[.I50]+[.J50]*[.J50]" office:value-type="float" office:value="820225" calcext:value-type="float">
            <text:p>820225</text:p>
          </table:table-cell>
          <table:table-cell table:number-columns-repeated="3"/>
          <table:table-cell table:formula="of:=[.N17]" office:value-type="float" office:value="1" calcext:value-type="float">
            <text:p>1</text:p>
          </table:table-cell>
          <table:table-cell table:formula="of:=[.P49]*[.$P$5]+(1-[.$P$5])*[.O50]" office:value-type="float" office:value="1" calcext:value-type="float">
            <text:p>1,00</text:p>
          </table:table-cell>
          <table:table-cell table:formula="of:=[.P50]*500" office:value-type="float" office:value="500" calcext:value-type="float">
            <text:p>500</text:p>
          </table:table-cell>
          <table:table-cell table:formula="of:=[.R49]*[.$R$5]+(1-[.$R$5])*[.Q50]" office:value-type="float" office:value="105.244449155639" calcext:value-type="float">
            <text:p>105,244449155639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51:.B114];[.$P$6:.$P$69])" office:value-type="float" office:value="515" calcext:value-type="float">
            <text:p>515</text:p>
          </table:table-cell>
          <table:table-cell table:formula="of:=SUMPRODUCT([.C51:.C114];[.$P$6:.$P$69])" office:value-type="float" office:value="-76" calcext:value-type="float">
            <text:p>-76</text:p>
          </table:table-cell>
          <table:table-cell table:formula="of:=SUMPRODUCT([.D51:.D114];[.$P$6:.$P$69])" office:value-type="float" office:value="680" calcext:value-type="float">
            <text:p>680</text:p>
          </table:table-cell>
          <table:table-cell table:style-name="ce34" table:formula="of:=[.H51]*[.H51]+[.I51]*[.I51]+[.J51]*[.J51]" office:value-type="float" office:value="733401" calcext:value-type="float">
            <text:p>733401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0]*[.$P$5]+(1-[.$P$5])*[.O51]" office:value-type="float" office:value="1" calcext:value-type="float">
            <text:p>1,00</text:p>
          </table:table-cell>
          <table:table-cell table:formula="of:=[.P51]*500" office:value-type="float" office:value="500" calcext:value-type="float">
            <text:p>500</text:p>
          </table:table-cell>
          <table:table-cell table:formula="of:=[.R50]*[.$R$5]+(1-[.$R$5])*[.Q51]" office:value-type="float" office:value="342.097779662256" calcext:value-type="float">
            <text:p>342,097779662256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52:.B115];[.$P$6:.$P$69])" office:value-type="float" office:value="482" calcext:value-type="float">
            <text:p>482</text:p>
          </table:table-cell>
          <table:table-cell table:formula="of:=SUMPRODUCT([.C52:.C115];[.$P$6:.$P$69])" office:value-type="float" office:value="-64" calcext:value-type="float">
            <text:p>-64</text:p>
          </table:table-cell>
          <table:table-cell table:formula="of:=SUMPRODUCT([.D52:.D115];[.$P$6:.$P$69])" office:value-type="float" office:value="-249" calcext:value-type="float">
            <text:p>-249</text:p>
          </table:table-cell>
          <table:table-cell table:style-name="ce34" table:formula="of:=[.H52]*[.H52]+[.I52]*[.I52]+[.J52]*[.J52]" office:value-type="float" office:value="298421" calcext:value-type="float">
            <text:p>298421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1]*[.$P$5]+(1-[.$P$5])*[.O52]" office:value-type="float" office:value="1" calcext:value-type="float">
            <text:p>1,00</text:p>
          </table:table-cell>
          <table:table-cell table:formula="of:=[.P52]*500" office:value-type="float" office:value="500" calcext:value-type="float">
            <text:p>500</text:p>
          </table:table-cell>
          <table:table-cell table:formula="of:=[.R51]*[.$R$5]+(1-[.$R$5])*[.Q52]" office:value-type="float" office:value="436.839111864902" calcext:value-type="float">
            <text:p>436,83911186490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53:.B116];[.$P$6:.$P$69])" office:value-type="float" office:value="-489" calcext:value-type="float">
            <text:p>-489</text:p>
          </table:table-cell>
          <table:table-cell table:formula="of:=SUMPRODUCT([.C53:.C116];[.$P$6:.$P$69])" office:value-type="float" office:value="204" calcext:value-type="float">
            <text:p>204</text:p>
          </table:table-cell>
          <table:table-cell table:formula="of:=SUMPRODUCT([.D53:.D116];[.$P$6:.$P$69])" office:value-type="float" office:value="-1505" calcext:value-type="float">
            <text:p>-1505</text:p>
          </table:table-cell>
          <table:table-cell table:style-name="ce34" table:formula="of:=[.H53]*[.H53]+[.I53]*[.I53]+[.J53]*[.J53]" office:value-type="float" office:value="2545762" calcext:value-type="float">
            <text:p>2545762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2]*[.$P$5]+(1-[.$P$5])*[.O53]" office:value-type="float" office:value="1" calcext:value-type="float">
            <text:p>1,00</text:p>
          </table:table-cell>
          <table:table-cell table:formula="of:=[.P53]*500" office:value-type="float" office:value="500" calcext:value-type="float">
            <text:p>500</text:p>
          </table:table-cell>
          <table:table-cell table:formula="of:=[.R52]*[.$R$5]+(1-[.$R$5])*[.Q53]" office:value-type="float" office:value="474.735644745961" calcext:value-type="float">
            <text:p>474,735644745961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54:.B117];[.$P$6:.$P$69])" office:value-type="float" office:value="-1186" calcext:value-type="float">
            <text:p>-1186</text:p>
          </table:table-cell>
          <table:table-cell table:formula="of:=SUMPRODUCT([.C54:.C117];[.$P$6:.$P$69])" office:value-type="float" office:value="277" calcext:value-type="float">
            <text:p>277</text:p>
          </table:table-cell>
          <table:table-cell table:formula="of:=SUMPRODUCT([.D54:.D117];[.$P$6:.$P$69])" office:value-type="float" office:value="-1987" calcext:value-type="float">
            <text:p>-1987</text:p>
          </table:table-cell>
          <table:table-cell table:style-name="ce34" table:formula="of:=[.H54]*[.H54]+[.I54]*[.I54]+[.J54]*[.J54]" office:value-type="float" office:value="5431494" calcext:value-type="float">
            <text:p>5431494</text:p>
          </table:table-cell>
          <table:table-cell table:number-columns-repeated="3"/>
          <table:table-cell table:formula="of:=[.N18]" office:value-type="float" office:value="0" calcext:value-type="float">
            <text:p>0</text:p>
          </table:table-cell>
          <table:table-cell table:formula="of:=[.P53]*[.$P$5]+(1-[.$P$5])*[.O54]" office:value-type="float" office:value="0" calcext:value-type="float">
            <text:p>0,00</text:p>
          </table:table-cell>
          <table:table-cell table:formula="of:=[.P54]*500" office:value-type="float" office:value="0" calcext:value-type="float">
            <text:p>0</text:p>
          </table:table-cell>
          <table:table-cell table:formula="of:=[.R53]*[.$R$5]+(1-[.$R$5])*[.Q54]" office:value-type="float" office:value="189.894257898384" calcext:value-type="float">
            <text:p>189,89425789838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number-columns-repeated="2"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55:.B118];[.$P$6:.$P$69])" office:value-type="float" office:value="-1432" calcext:value-type="float">
            <text:p>-1432</text:p>
          </table:table-cell>
          <table:table-cell table:formula="of:=SUMPRODUCT([.C55:.C118];[.$P$6:.$P$69])" office:value-type="float" office:value="291" calcext:value-type="float">
            <text:p>291</text:p>
          </table:table-cell>
          <table:table-cell table:formula="of:=SUMPRODUCT([.D55:.D118];[.$P$6:.$P$69])" office:value-type="float" office:value="-2080" calcext:value-type="float">
            <text:p>-2080</text:p>
          </table:table-cell>
          <table:table-cell table:style-name="ce34" table:formula="of:=[.H55]*[.H55]+[.I55]*[.I55]+[.J55]*[.J55]" office:value-type="float" office:value="6461705" calcext:value-type="float">
            <text:p>6461705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4]*[.$P$5]+(1-[.$P$5])*[.O55]" office:value-type="float" office:value="0" calcext:value-type="float">
            <text:p>0,00</text:p>
          </table:table-cell>
          <table:table-cell table:formula="of:=[.P55]*500" office:value-type="float" office:value="0" calcext:value-type="float">
            <text:p>0</text:p>
          </table:table-cell>
          <table:table-cell table:formula="of:=[.R54]*[.$R$5]+(1-[.$R$5])*[.Q55]" office:value-type="float" office:value="75.9577031593538" calcext:value-type="float">
            <text:p>75,957703159353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56:.B119];[.$P$6:.$P$69])" office:value-type="float" office:value="-1474" calcext:value-type="float">
            <text:p>-1474</text:p>
          </table:table-cell>
          <table:table-cell table:formula="of:=SUMPRODUCT([.C56:.C119];[.$P$6:.$P$69])" office:value-type="float" office:value="249" calcext:value-type="float">
            <text:p>249</text:p>
          </table:table-cell>
          <table:table-cell table:formula="of:=SUMPRODUCT([.D56:.D119];[.$P$6:.$P$69])" office:value-type="float" office:value="-1183" calcext:value-type="float">
            <text:p>-1183</text:p>
          </table:table-cell>
          <table:table-cell table:style-name="ce34" table:formula="of:=[.H56]*[.H56]+[.I56]*[.I56]+[.J56]*[.J56]" office:value-type="float" office:value="3634166" calcext:value-type="float">
            <text:p>3634166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5]*[.$P$5]+(1-[.$P$5])*[.O56]" office:value-type="float" office:value="0" calcext:value-type="float">
            <text:p>0,00</text:p>
          </table:table-cell>
          <table:table-cell table:formula="of:=[.P56]*500" office:value-type="float" office:value="0" calcext:value-type="float">
            <text:p>0</text:p>
          </table:table-cell>
          <table:table-cell table:formula="of:=[.R55]*[.$R$5]+(1-[.$R$5])*[.Q56]" office:value-type="float" office:value="30.3830812637415" calcext:value-type="float">
            <text:p>30,3830812637415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57:.B120];[.$P$6:.$P$69])" office:value-type="float" office:value="-517" calcext:value-type="float">
            <text:p>-517</text:p>
          </table:table-cell>
          <table:table-cell table:formula="of:=SUMPRODUCT([.C57:.C120];[.$P$6:.$P$69])" office:value-type="float" office:value="-54" calcext:value-type="float">
            <text:p>-54</text:p>
          </table:table-cell>
          <table:table-cell table:formula="of:=SUMPRODUCT([.D57:.D120];[.$P$6:.$P$69])" office:value-type="float" office:value="145" calcext:value-type="float">
            <text:p>145</text:p>
          </table:table-cell>
          <table:table-cell table:style-name="ce34" table:formula="of:=[.H57]*[.H57]+[.I57]*[.I57]+[.J57]*[.J57]" office:value-type="float" office:value="291230" calcext:value-type="float">
            <text:p>291230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6]*[.$P$5]+(1-[.$P$5])*[.O57]" office:value-type="float" office:value="0" calcext:value-type="float">
            <text:p>0,00</text:p>
          </table:table-cell>
          <table:table-cell table:formula="of:=[.P57]*500" office:value-type="float" office:value="0" calcext:value-type="float">
            <text:p>0</text:p>
          </table:table-cell>
          <table:table-cell table:formula="of:=[.R56]*[.$R$5]+(1-[.$R$5])*[.Q57]" office:value-type="float" office:value="12.1532325054966" calcext:value-type="float">
            <text:p>12,1532325054966</text:p>
          </table:table-cell>
          <table:table-cell table:number-columns-repeated="6"/>
        </table:table-row>
        <table:table-row table:style-name="ro2">
          <table:table-cell table:style-name="ce18"/>
          <table:table-cell table:number-columns-repeated="2" table:style-name="ce18" office:value-type="float" office:value="-6" calcext:value-type="float">
            <text:p>-6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58:.B121];[.$P$6:.$P$69])" office:value-type="float" office:value="222" calcext:value-type="float">
            <text:p>222</text:p>
          </table:table-cell>
          <table:table-cell table:formula="of:=SUMPRODUCT([.C58:.C121];[.$P$6:.$P$69])" office:value-type="float" office:value="-189" calcext:value-type="float">
            <text:p>-189</text:p>
          </table:table-cell>
          <table:table-cell table:formula="of:=SUMPRODUCT([.D58:.D121];[.$P$6:.$P$69])" office:value-type="float" office:value="718" calcext:value-type="float">
            <text:p>718</text:p>
          </table:table-cell>
          <table:table-cell table:style-name="ce34" table:formula="of:=[.H58]*[.H58]+[.I58]*[.I58]+[.J58]*[.J58]" office:value-type="float" office:value="600529" calcext:value-type="float">
            <text:p>600529</text:p>
          </table:table-cell>
          <table:table-cell table:number-columns-repeated="3"/>
          <table:table-cell table:formula="of:=[.N19]" office:value-type="float" office:value="-1" calcext:value-type="float">
            <text:p>-1</text:p>
          </table:table-cell>
          <table:table-cell table:formula="of:=[.P57]*[.$P$5]+(1-[.$P$5])*[.O58]" office:value-type="float" office:value="-1" calcext:value-type="float">
            <text:p>-1,00</text:p>
          </table:table-cell>
          <table:table-cell table:formula="of:=[.P58]*500" office:value-type="float" office:value="-500" calcext:value-type="float">
            <text:p>-500</text:p>
          </table:table-cell>
          <table:table-cell table:formula="of:=[.R57]*[.$R$5]+(1-[.$R$5])*[.Q58]" office:value-type="float" office:value="-295.138706997801" calcext:value-type="float">
            <text:p>-295,138706997801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2" calcext:value-type="float">
            <text:p>-92</text:p>
          </table:table-cell>
          <table:table-cell/>
          <table:table-cell table:style-name="ce22"/>
          <table:table-cell/>
          <table:table-cell table:formula="of:=SUMPRODUCT([.B59:.B122];[.$P$6:.$P$69])" office:value-type="float" office:value="523" calcext:value-type="float">
            <text:p>523</text:p>
          </table:table-cell>
          <table:table-cell table:formula="of:=SUMPRODUCT([.C59:.C122];[.$P$6:.$P$69])" office:value-type="float" office:value="-174" calcext:value-type="float">
            <text:p>-174</text:p>
          </table:table-cell>
          <table:table-cell table:formula="of:=SUMPRODUCT([.D59:.D122];[.$P$6:.$P$69])" office:value-type="float" office:value="895" calcext:value-type="float">
            <text:p>895</text:p>
          </table:table-cell>
          <table:table-cell table:style-name="ce34" table:formula="of:=[.H59]*[.H59]+[.I59]*[.I59]+[.J59]*[.J59]" office:value-type="float" office:value="1104830" calcext:value-type="float">
            <text:p>1104830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58]*[.$P$5]+(1-[.$P$5])*[.O59]" office:value-type="float" office:value="-1" calcext:value-type="float">
            <text:p>-1,00</text:p>
          </table:table-cell>
          <table:table-cell table:formula="of:=[.P59]*500" office:value-type="float" office:value="-500" calcext:value-type="float">
            <text:p>-500</text:p>
          </table:table-cell>
          <table:table-cell table:formula="of:=[.R58]*[.$R$5]+(1-[.$R$5])*[.Q59]" office:value-type="float" office:value="-418.055482799121" calcext:value-type="float">
            <text:p>-418,055482799121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91" calcext:value-type="float">
            <text:p>-9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-114" calcext:value-type="float">
            <text:p>-114</text:p>
          </table:table-cell>
          <table:table-cell/>
          <table:table-cell table:style-name="ce22"/>
          <table:table-cell/>
          <table:table-cell table:formula="of:=SUMPRODUCT([.B60:.B123];[.$P$6:.$P$69])" office:value-type="float" office:value="628" calcext:value-type="float">
            <text:p>628</text:p>
          </table:table-cell>
          <table:table-cell table:formula="of:=SUMPRODUCT([.C60:.C123];[.$P$6:.$P$69])" office:value-type="float" office:value="-147" calcext:value-type="float">
            <text:p>-147</text:p>
          </table:table-cell>
          <table:table-cell table:formula="of:=SUMPRODUCT([.D60:.D123];[.$P$6:.$P$69])" office:value-type="float" office:value="958" calcext:value-type="float">
            <text:p>958</text:p>
          </table:table-cell>
          <table:table-cell table:style-name="ce34" table:formula="of:=[.H60]*[.H60]+[.I60]*[.I60]+[.J60]*[.J60]" office:value-type="float" office:value="1333757" calcext:value-type="float">
            <text:p>1333757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59]*[.$P$5]+(1-[.$P$5])*[.O60]" office:value-type="float" office:value="-1" calcext:value-type="float">
            <text:p>-1,00</text:p>
          </table:table-cell>
          <table:table-cell table:formula="of:=[.P60]*500" office:value-type="float" office:value="-500" calcext:value-type="float">
            <text:p>-500</text:p>
          </table:table-cell>
          <table:table-cell table:formula="of:=[.R59]*[.$R$5]+(1-[.$R$5])*[.Q60]" office:value-type="float" office:value="-467.222193119648" calcext:value-type="float">
            <text:p>-467,22219311964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4" calcext:value-type="float">
            <text:p>-44</text:p>
          </table:table-cell>
          <table:table-cell/>
          <table:table-cell table:style-name="ce22"/>
          <table:table-cell/>
          <table:table-cell table:formula="of:=SUMPRODUCT([.B61:.B124];[.$P$6:.$P$69])" office:value-type="float" office:value="664" calcext:value-type="float">
            <text:p>664</text:p>
          </table:table-cell>
          <table:table-cell table:formula="of:=SUMPRODUCT([.C61:.C124];[.$P$6:.$P$69])" office:value-type="float" office:value="-99" calcext:value-type="float">
            <text:p>-99</text:p>
          </table:table-cell>
          <table:table-cell table:formula="of:=SUMPRODUCT([.D61:.D124];[.$P$6:.$P$69])" office:value-type="float" office:value="910" calcext:value-type="float">
            <text:p>910</text:p>
          </table:table-cell>
          <table:table-cell table:style-name="ce34" table:formula="of:=[.H61]*[.H61]+[.I61]*[.I61]+[.J61]*[.J61]" office:value-type="float" office:value="1278797" calcext:value-type="float">
            <text:p>1278797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60]*[.$P$5]+(1-[.$P$5])*[.O61]" office:value-type="float" office:value="-1" calcext:value-type="float">
            <text:p>-1,00</text:p>
          </table:table-cell>
          <table:table-cell table:formula="of:=[.P61]*500" office:value-type="float" office:value="-500" calcext:value-type="float">
            <text:p>-500</text:p>
          </table:table-cell>
          <table:table-cell table:formula="of:=[.R60]*[.$R$5]+(1-[.$R$5])*[.Q61]" office:value-type="float" office:value="-486.888877247859" calcext:value-type="float">
            <text:p>-486,888877247859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62:.B125];[.$P$6:.$P$69])" office:value-type="float" office:value="645" calcext:value-type="float">
            <text:p>645</text:p>
          </table:table-cell>
          <table:table-cell table:formula="of:=SUMPRODUCT([.C62:.C125];[.$P$6:.$P$69])" office:value-type="float" office:value="-52" calcext:value-type="float">
            <text:p>-52</text:p>
          </table:table-cell>
          <table:table-cell table:formula="of:=SUMPRODUCT([.D62:.D125];[.$P$6:.$P$69])" office:value-type="float" office:value="853" calcext:value-type="float">
            <text:p>853</text:p>
          </table:table-cell>
          <table:table-cell table:style-name="ce34" table:formula="of:=[.H62]*[.H62]+[.I62]*[.I62]+[.J62]*[.J62]" office:value-type="float" office:value="1146338" calcext:value-type="float">
            <text:p>1146338</text:p>
          </table:table-cell>
          <table:table-cell table:number-columns-repeated="3"/>
          <table:table-cell table:formula="of:=[.N20]" office:value-type="float" office:value="0" calcext:value-type="float">
            <text:p>0</text:p>
          </table:table-cell>
          <table:table-cell table:formula="of:=[.P61]*[.$P$5]+(1-[.$P$5])*[.O62]" office:value-type="float" office:value="0" calcext:value-type="float">
            <text:p>0,00</text:p>
          </table:table-cell>
          <table:table-cell table:formula="of:=[.P62]*500" office:value-type="float" office:value="0" calcext:value-type="float">
            <text:p>0</text:p>
          </table:table-cell>
          <table:table-cell table:formula="of:=[.R61]*[.$R$5]+(1-[.$R$5])*[.Q62]" office:value-type="float" office:value="-194.755550899144" calcext:value-type="float">
            <text:p>-194,755550899144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69" calcext:value-type="float">
            <text:p>69</text:p>
          </table:table-cell>
          <table:table-cell/>
          <table:table-cell table:style-name="ce22"/>
          <table:table-cell/>
          <table:table-cell table:formula="of:=SUMPRODUCT([.B63:.B126];[.$P$6:.$P$69])" office:value-type="float" office:value="611" calcext:value-type="float">
            <text:p>611</text:p>
          </table:table-cell>
          <table:table-cell table:formula="of:=SUMPRODUCT([.C63:.C126];[.$P$6:.$P$69])" office:value-type="float" office:value="-84" calcext:value-type="float">
            <text:p>-84</text:p>
          </table:table-cell>
          <table:table-cell table:formula="of:=SUMPRODUCT([.D63:.D126];[.$P$6:.$P$69])" office:value-type="float" office:value="792" calcext:value-type="float">
            <text:p>792</text:p>
          </table:table-cell>
          <table:table-cell table:style-name="ce34" table:formula="of:=[.H63]*[.H63]+[.I63]*[.I63]+[.J63]*[.J63]" office:value-type="float" office:value="1007641" calcext:value-type="float">
            <text:p>1007641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2]*[.$P$5]+(1-[.$P$5])*[.O63]" office:value-type="float" office:value="0" calcext:value-type="float">
            <text:p>0,00</text:p>
          </table:table-cell>
          <table:table-cell table:formula="of:=[.P63]*500" office:value-type="float" office:value="0" calcext:value-type="float">
            <text:p>0</text:p>
          </table:table-cell>
          <table:table-cell table:formula="of:=[.R62]*[.$R$5]+(1-[.$R$5])*[.Q63]" office:value-type="float" office:value="-77.9022203596575" calcext:value-type="float">
            <text:p>-77,9022203596575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122" calcext:value-type="float">
            <text:p>122</text:p>
          </table:table-cell>
          <table:table-cell/>
          <table:table-cell table:style-name="ce22"/>
          <table:table-cell/>
          <table:table-cell table:formula="of:=SUMPRODUCT([.B64:.B127];[.$P$6:.$P$69])" office:value-type="float" office:value="567" calcext:value-type="float">
            <text:p>567</text:p>
          </table:table-cell>
          <table:table-cell table:formula="of:=SUMPRODUCT([.C64:.C127];[.$P$6:.$P$69])" office:value-type="float" office:value="-59" calcext:value-type="float">
            <text:p>-59</text:p>
          </table:table-cell>
          <table:table-cell table:formula="of:=SUMPRODUCT([.D64:.D127];[.$P$6:.$P$69])" office:value-type="float" office:value="252" calcext:value-type="float">
            <text:p>252</text:p>
          </table:table-cell>
          <table:table-cell table:style-name="ce34" table:formula="of:=[.H64]*[.H64]+[.I64]*[.I64]+[.J64]*[.J64]" office:value-type="float" office:value="388474" calcext:value-type="float">
            <text:p>388474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3]*[.$P$5]+(1-[.$P$5])*[.O64]" office:value-type="float" office:value="0" calcext:value-type="float">
            <text:p>0,00</text:p>
          </table:table-cell>
          <table:table-cell table:formula="of:=[.P64]*500" office:value-type="float" office:value="0" calcext:value-type="float">
            <text:p>0</text:p>
          </table:table-cell>
          <table:table-cell table:formula="of:=[.R63]*[.$R$5]+(1-[.$R$5])*[.Q64]" office:value-type="float" office:value="-31.160888143863" calcext:value-type="float">
            <text:p>-31,160888143863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53" calcext:value-type="float">
            <text:p>53</text:p>
          </table:table-cell>
          <table:table-cell/>
          <table:table-cell table:style-name="ce22"/>
          <table:table-cell/>
          <table:table-cell table:formula="of:=SUMPRODUCT([.B65:.B128];[.$P$6:.$P$69])" office:value-type="float" office:value="17" calcext:value-type="float">
            <text:p>17</text:p>
          </table:table-cell>
          <table:table-cell table:formula="of:=SUMPRODUCT([.C65:.C128];[.$P$6:.$P$69])" office:value-type="float" office:value="71" calcext:value-type="float">
            <text:p>71</text:p>
          </table:table-cell>
          <table:table-cell table:formula="of:=SUMPRODUCT([.D65:.D128];[.$P$6:.$P$69])" office:value-type="float" office:value="-452" calcext:value-type="float">
            <text:p>-452</text:p>
          </table:table-cell>
          <table:table-cell table:style-name="ce34" table:formula="of:=[.H65]*[.H65]+[.I65]*[.I65]+[.J65]*[.J65]" office:value-type="float" office:value="209634" calcext:value-type="float">
            <text:p>209634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4]*[.$P$5]+(1-[.$P$5])*[.O65]" office:value-type="float" office:value="0" calcext:value-type="float">
            <text:p>0,00</text:p>
          </table:table-cell>
          <table:table-cell table:formula="of:=[.P65]*500" office:value-type="float" office:value="0" calcext:value-type="float">
            <text:p>0</text:p>
          </table:table-cell>
          <table:table-cell table:formula="of:=[.R64]*[.$R$5]+(1-[.$R$5])*[.Q65]" office:value-type="float" office:value="-12.4643552575452" calcext:value-type="float">
            <text:p>-12,4643552575452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22"/>
          <table:table-cell/>
          <table:table-cell table:formula="of:=SUMPRODUCT([.B66:.B129];[.$P$6:.$P$69])" office:value-type="float" office:value="-382" calcext:value-type="float">
            <text:p>-382</text:p>
          </table:table-cell>
          <table:table-cell table:formula="of:=SUMPRODUCT([.C66:.C129];[.$P$6:.$P$69])" office:value-type="float" office:value="109" calcext:value-type="float">
            <text:p>109</text:p>
          </table:table-cell>
          <table:table-cell table:formula="of:=SUMPRODUCT([.D66:.D129];[.$P$6:.$P$69])" office:value-type="float" office:value="-742" calcext:value-type="float">
            <text:p>-742</text:p>
          </table:table-cell>
          <table:table-cell table:style-name="ce34" table:formula="of:=[.H66]*[.H66]+[.I66]*[.I66]+[.J66]*[.J66]" office:value-type="float" office:value="708369" calcext:value-type="float">
            <text:p>708369</text:p>
          </table:table-cell>
          <table:table-cell table:number-columns-repeated="3"/>
          <table:table-cell table:formula="of:=[.N21]" office:value-type="float" office:value="0" calcext:value-type="float">
            <text:p>0</text:p>
          </table:table-cell>
          <table:table-cell table:formula="of:=[.P65]*[.$P$5]+(1-[.$P$5])*[.O66]" office:value-type="float" office:value="0" calcext:value-type="float">
            <text:p>0,00</text:p>
          </table:table-cell>
          <table:table-cell table:formula="of:=[.P66]*500" office:value-type="float" office:value="0" calcext:value-type="float">
            <text:p>0</text:p>
          </table:table-cell>
          <table:table-cell table:formula="of:=[.R65]*[.$R$5]+(1-[.$R$5])*[.Q66]" office:value-type="float" office:value="-4.98574210301808" calcext:value-type="float">
            <text:p>-4,98574210301808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67:.B130];[.$P$6:.$P$69])" office:value-type="float" office:value="-539" calcext:value-type="float">
            <text:p>-539</text:p>
          </table:table-cell>
          <table:table-cell table:formula="of:=SUMPRODUCT([.C67:.C130];[.$P$6:.$P$69])" office:value-type="float" office:value="141" calcext:value-type="float">
            <text:p>141</text:p>
          </table:table-cell>
          <table:table-cell table:formula="of:=SUMPRODUCT([.D67:.D130];[.$P$6:.$P$69])" office:value-type="float" office:value="-815" calcext:value-type="float">
            <text:p>-815</text:p>
          </table:table-cell>
          <table:table-cell table:style-name="ce34" table:formula="of:=[.H67]*[.H67]+[.I67]*[.I67]+[.J67]*[.J67]" office:value-type="float" office:value="974627" calcext:value-type="float">
            <text:p>974627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6]*[.$P$5]+(1-[.$P$5])*[.O67]" office:value-type="float" office:value="0" calcext:value-type="float">
            <text:p>0,00</text:p>
          </table:table-cell>
          <table:table-cell table:formula="of:=[.P67]*500" office:value-type="float" office:value="0" calcext:value-type="float">
            <text:p>0</text:p>
          </table:table-cell>
          <table:table-cell table:formula="of:=[.R66]*[.$R$5]+(1-[.$R$5])*[.Q67]" office:value-type="float" office:value="-1.99429684120723" calcext:value-type="float">
            <text:p>-1,99429684120723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68:.B131];[.$P$6:.$P$69])" office:value-type="float" office:value="-577" calcext:value-type="float">
            <text:p>-577</text:p>
          </table:table-cell>
          <table:table-cell table:formula="of:=SUMPRODUCT([.C68:.C131];[.$P$6:.$P$69])" office:value-type="float" office:value="97" calcext:value-type="float">
            <text:p>97</text:p>
          </table:table-cell>
          <table:table-cell table:formula="of:=SUMPRODUCT([.D68:.D131];[.$P$6:.$P$69])" office:value-type="float" office:value="-481" calcext:value-type="float">
            <text:p>-481</text:p>
          </table:table-cell>
          <table:table-cell table:style-name="ce34" table:formula="of:=[.H68]*[.H68]+[.I68]*[.I68]+[.J68]*[.J68]" office:value-type="float" office:value="573699" calcext:value-type="float">
            <text:p>573699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7]*[.$P$5]+(1-[.$P$5])*[.O68]" office:value-type="float" office:value="0" calcext:value-type="float">
            <text:p>0,00</text:p>
          </table:table-cell>
          <table:table-cell table:formula="of:=[.P68]*500" office:value-type="float" office:value="0" calcext:value-type="float">
            <text:p>0</text:p>
          </table:table-cell>
          <table:table-cell table:formula="of:=[.R67]*[.$R$5]+(1-[.$R$5])*[.Q68]" office:value-type="float" office:value="-0.797718736482893" calcext:value-type="float">
            <text:p>-0,797718736482893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69:.B132];[.$P$6:.$P$69])" office:value-type="float" office:value="-240" calcext:value-type="float">
            <text:p>-240</text:p>
          </table:table-cell>
          <table:table-cell table:formula="of:=SUMPRODUCT([.C69:.C132];[.$P$6:.$P$69])" office:value-type="float" office:value="-22" calcext:value-type="float">
            <text:p>-22</text:p>
          </table:table-cell>
          <table:table-cell table:formula="of:=SUMPRODUCT([.D69:.D132];[.$P$6:.$P$69])" office:value-type="float" office:value="2" calcext:value-type="float">
            <text:p>2</text:p>
          </table:table-cell>
          <table:table-cell table:style-name="ce34" table:formula="of:=[.H69]*[.H69]+[.I69]*[.I69]+[.J69]*[.J69]" office:value-type="float" office:value="58088" calcext:value-type="float">
            <text:p>58088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8]*[.$P$5]+(1-[.$P$5])*[.O69]" office:value-type="float" office:value="0" calcext:value-type="float">
            <text:p>0,00</text:p>
          </table:table-cell>
          <table:table-cell table:formula="of:=[.P69]*500" office:value-type="float" office:value="0" calcext:value-type="float">
            <text:p>0</text:p>
          </table:table-cell>
          <table:table-cell table:formula="of:=[.R68]*[.$R$5]+(1-[.$R$5])*[.Q69]" office:value-type="float" office:value="-0.319087494593157" calcext:value-type="float">
            <text:p>-0,319087494593157</text:p>
          </table:table-cell>
          <table:table-cell table:number-columns-repeated="6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70:.B133];[.$P$6:.$P$69])" office:value-type="float" office:value="20" calcext:value-type="float">
            <text:p>20</text:p>
          </table:table-cell>
          <table:table-cell table:formula="of:=SUMPRODUCT([.C70:.C133];[.$P$6:.$P$69])" office:value-type="float" office:value="-51" calcext:value-type="float">
            <text:p>-51</text:p>
          </table:table-cell>
          <table:table-cell table:formula="of:=SUMPRODUCT([.D70:.D133];[.$P$6:.$P$69])" office:value-type="float" office:value="205" calcext:value-type="float">
            <text:p>205</text:p>
          </table:table-cell>
          <table:table-cell table:style-name="ce34" table:formula="of:=[.H70]*[.H70]+[.I70]*[.I70]+[.J70]*[.J70]" office:value-type="float" office:value="45026" calcext:value-type="float">
            <text:p>4502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71:.B134];[.$P$6:.$P$69])" office:value-type="float" office:value="141" calcext:value-type="float">
            <text:p>141</text:p>
          </table:table-cell>
          <table:table-cell table:formula="of:=SUMPRODUCT([.C71:.C134];[.$P$6:.$P$69])" office:value-type="float" office:value="-66" calcext:value-type="float">
            <text:p>-66</text:p>
          </table:table-cell>
          <table:table-cell table:formula="of:=SUMPRODUCT([.D71:.D134];[.$P$6:.$P$69])" office:value-type="float" office:value="279" calcext:value-type="float">
            <text:p>279</text:p>
          </table:table-cell>
          <table:table-cell table:style-name="ce34" table:formula="of:=[.H71]*[.H71]+[.I71]*[.I71]+[.J71]*[.J71]" office:value-type="float" office:value="102078" calcext:value-type="float">
            <text:p>10207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72:.B135];[.$P$6:.$P$69])" office:value-type="float" office:value="181" calcext:value-type="float">
            <text:p>181</text:p>
          </table:table-cell>
          <table:table-cell table:formula="of:=SUMPRODUCT([.C72:.C135];[.$P$6:.$P$69])" office:value-type="float" office:value="-51" calcext:value-type="float">
            <text:p>-51</text:p>
          </table:table-cell>
          <table:table-cell table:formula="of:=SUMPRODUCT([.D72:.D135];[.$P$6:.$P$69])" office:value-type="float" office:value="207" calcext:value-type="float">
            <text:p>207</text:p>
          </table:table-cell>
          <table:table-cell table:style-name="ce34" table:formula="of:=[.H72]*[.H72]+[.I72]*[.I72]+[.J72]*[.J72]" office:value-type="float" office:value="78211" calcext:value-type="float">
            <text:p>7821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73:.B136];[.$P$6:.$P$69])" office:value-type="float" office:value="114" calcext:value-type="float">
            <text:p>114</text:p>
          </table:table-cell>
          <table:table-cell table:formula="of:=SUMPRODUCT([.C73:.C136];[.$P$6:.$P$69])" office:value-type="float" office:value="12" calcext:value-type="float">
            <text:p>12</text:p>
          </table:table-cell>
          <table:table-cell table:formula="of:=SUMPRODUCT([.D73:.D136];[.$P$6:.$P$69])" office:value-type="float" office:value="77" calcext:value-type="float">
            <text:p>77</text:p>
          </table:table-cell>
          <table:table-cell table:style-name="ce34" table:formula="of:=[.H73]*[.H73]+[.I73]*[.I73]+[.J73]*[.J73]" office:value-type="float" office:value="19069" calcext:value-type="float">
            <text:p>1906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74:.B137];[.$P$6:.$P$69])" office:value-type="float" office:value="58" calcext:value-type="float">
            <text:p>58</text:p>
          </table:table-cell>
          <table:table-cell table:formula="of:=SUMPRODUCT([.C74:.C137];[.$P$6:.$P$69])" office:value-type="float" office:value="13" calcext:value-type="float">
            <text:p>13</text:p>
          </table:table-cell>
          <table:table-cell table:formula="of:=SUMPRODUCT([.D74:.D137];[.$P$6:.$P$69])" office:value-type="float" office:value="34" calcext:value-type="float">
            <text:p>34</text:p>
          </table:table-cell>
          <table:table-cell table:style-name="ce34" table:formula="of:=[.H74]*[.H74]+[.I74]*[.I74]+[.J74]*[.J74]" office:value-type="float" office:value="4689" calcext:value-type="float">
            <text:p>468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87" calcext:value-type="float">
            <text:p>-87</text:p>
          </table:table-cell>
          <table:table-cell/>
          <table:table-cell table:style-name="ce22"/>
          <table:table-cell/>
          <table:table-cell table:formula="of:=SUMPRODUCT([.B75:.B138];[.$P$6:.$P$69])" office:value-type="float" office:value="21" calcext:value-type="float">
            <text:p>21</text:p>
          </table:table-cell>
          <table:table-cell table:formula="of:=SUMPRODUCT([.C75:.C138];[.$P$6:.$P$69])" office:value-type="float" office:value="6" calcext:value-type="float">
            <text:p>6</text:p>
          </table:table-cell>
          <table:table-cell table:formula="of:=SUMPRODUCT([.D75:.D138];[.$P$6:.$P$69])" office:value-type="float" office:value="8" calcext:value-type="float">
            <text:p>8</text:p>
          </table:table-cell>
          <table:table-cell table:style-name="ce34" table:formula="of:=[.H75]*[.H75]+[.I75]*[.I75]+[.J75]*[.J75]" office:value-type="float" office:value="541" calcext:value-type="float">
            <text:p>54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9" calcext:value-type="float">
            <text:p>-8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-113" calcext:value-type="float">
            <text:p>-113</text:p>
          </table:table-cell>
          <table:table-cell/>
          <table:table-cell table:style-name="ce22"/>
          <table:table-cell/>
          <table:table-cell table:formula="of:=SUMPRODUCT([.B76:.B139];[.$P$6:.$P$69])" office:value-type="float" office:value="5" calcext:value-type="float">
            <text:p>5</text:p>
          </table:table-cell>
          <table:table-cell table:formula="of:=SUMPRODUCT([.C76:.C139];[.$P$6:.$P$69])" office:value-type="float" office:value="25" calcext:value-type="float">
            <text:p>25</text:p>
          </table:table-cell>
          <table:table-cell table:formula="of:=SUMPRODUCT([.D76:.D139];[.$P$6:.$P$69])" office:value-type="float" office:value="-120" calcext:value-type="float">
            <text:p>-120</text:p>
          </table:table-cell>
          <table:table-cell table:style-name="ce34" table:formula="of:=[.H76]*[.H76]+[.I76]*[.I76]+[.J76]*[.J76]" office:value-type="float" office:value="15050" calcext:value-type="float">
            <text:p>1505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45" calcext:value-type="float">
            <text:p>-45</text:p>
          </table:table-cell>
          <table:table-cell/>
          <table:table-cell table:style-name="ce22"/>
          <table:table-cell/>
          <table:table-cell table:formula="of:=SUMPRODUCT([.B77:.B140];[.$P$6:.$P$69])" office:value-type="float" office:value="-86" calcext:value-type="float">
            <text:p>-86</text:p>
          </table:table-cell>
          <table:table-cell table:formula="of:=SUMPRODUCT([.C77:.C140];[.$P$6:.$P$69])" office:value-type="float" office:value="11" calcext:value-type="float">
            <text:p>11</text:p>
          </table:table-cell>
          <table:table-cell table:formula="of:=SUMPRODUCT([.D77:.D140];[.$P$6:.$P$69])" office:value-type="float" office:value="-211" calcext:value-type="float">
            <text:p>-211</text:p>
          </table:table-cell>
          <table:table-cell table:style-name="ce34" table:formula="of:=[.H77]*[.H77]+[.I77]*[.I77]+[.J77]*[.J77]" office:value-type="float" office:value="52038" calcext:value-type="float">
            <text:p>5203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78:.B141];[.$P$6:.$P$69])" office:value-type="float" office:value="-137" calcext:value-type="float">
            <text:p>-137</text:p>
          </table:table-cell>
          <table:table-cell table:formula="of:=SUMPRODUCT([.C78:.C141];[.$P$6:.$P$69])" office:value-type="float" office:value="18" calcext:value-type="float">
            <text:p>18</text:p>
          </table:table-cell>
          <table:table-cell table:formula="of:=SUMPRODUCT([.D78:.D141];[.$P$6:.$P$69])" office:value-type="float" office:value="-252" calcext:value-type="float">
            <text:p>-252</text:p>
          </table:table-cell>
          <table:table-cell table:style-name="ce34" table:formula="of:=[.H78]*[.H78]+[.I78]*[.I78]+[.J78]*[.J78]" office:value-type="float" office:value="82597" calcext:value-type="float">
            <text:p>8259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79:.B142];[.$P$6:.$P$69])" office:value-type="float" office:value="-153" calcext:value-type="float">
            <text:p>-153</text:p>
          </table:table-cell>
          <table:table-cell table:formula="of:=SUMPRODUCT([.C79:.C142];[.$P$6:.$P$69])" office:value-type="float" office:value="45" calcext:value-type="float">
            <text:p>45</text:p>
          </table:table-cell>
          <table:table-cell table:formula="of:=SUMPRODUCT([.D79:.D142];[.$P$6:.$P$69])" office:value-type="float" office:value="-261" calcext:value-type="float">
            <text:p>-261</text:p>
          </table:table-cell>
          <table:table-cell table:style-name="ce34" table:formula="of:=[.H79]*[.H79]+[.I79]*[.I79]+[.J79]*[.J79]" office:value-type="float" office:value="93555" calcext:value-type="float">
            <text:p>9355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80:.B143];[.$P$6:.$P$69])" office:value-type="float" office:value="-151" calcext:value-type="float">
            <text:p>-151</text:p>
          </table:table-cell>
          <table:table-cell table:formula="of:=SUMPRODUCT([.C80:.C143];[.$P$6:.$P$69])" office:value-type="float" office:value="11" calcext:value-type="float">
            <text:p>11</text:p>
          </table:table-cell>
          <table:table-cell table:formula="of:=SUMPRODUCT([.D80:.D143];[.$P$6:.$P$69])" office:value-type="float" office:value="-32" calcext:value-type="float">
            <text:p>-32</text:p>
          </table:table-cell>
          <table:table-cell table:style-name="ce34" table:formula="of:=[.H80]*[.H80]+[.I80]*[.I80]+[.J80]*[.J80]" office:value-type="float" office:value="23946" calcext:value-type="float">
            <text:p>2394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22"/>
          <table:table-cell/>
          <table:table-cell table:formula="of:=SUMPRODUCT([.B81:.B144];[.$P$6:.$P$69])" office:value-type="float" office:value="21" calcext:value-type="float">
            <text:p>21</text:p>
          </table:table-cell>
          <table:table-cell table:formula="of:=SUMPRODUCT([.C81:.C144];[.$P$6:.$P$69])" office:value-type="float" office:value="-25" calcext:value-type="float">
            <text:p>-25</text:p>
          </table:table-cell>
          <table:table-cell table:formula="of:=SUMPRODUCT([.D81:.D144];[.$P$6:.$P$69])" office:value-type="float" office:value="183" calcext:value-type="float">
            <text:p>183</text:p>
          </table:table-cell>
          <table:table-cell table:style-name="ce34" table:formula="of:=[.H81]*[.H81]+[.I81]*[.I81]+[.J81]*[.J81]" office:value-type="float" office:value="34555" calcext:value-type="float">
            <text:p>3455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82:.B145];[.$P$6:.$P$69])" office:value-type="float" office:value="124" calcext:value-type="float">
            <text:p>124</text:p>
          </table:table-cell>
          <table:table-cell table:formula="of:=SUMPRODUCT([.C82:.C145];[.$P$6:.$P$69])" office:value-type="float" office:value="-23" calcext:value-type="float">
            <text:p>-23</text:p>
          </table:table-cell>
          <table:table-cell table:formula="of:=SUMPRODUCT([.D82:.D145];[.$P$6:.$P$69])" office:value-type="float" office:value="263" calcext:value-type="float">
            <text:p>263</text:p>
          </table:table-cell>
          <table:table-cell table:style-name="ce34" table:formula="of:=[.H82]*[.H82]+[.I82]*[.I82]+[.J82]*[.J82]" office:value-type="float" office:value="85074" calcext:value-type="float">
            <text:p>8507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1" calcext:value-type="float">
            <text:p>91</text:p>
          </table:table-cell>
          <table:table-cell/>
          <table:table-cell table:style-name="ce22"/>
          <table:table-cell/>
          <table:table-cell table:formula="of:=SUMPRODUCT([.B83:.B146];[.$P$6:.$P$69])" office:value-type="float" office:value="172" calcext:value-type="float">
            <text:p>172</text:p>
          </table:table-cell>
          <table:table-cell table:formula="of:=SUMPRODUCT([.C83:.C146];[.$P$6:.$P$69])" office:value-type="float" office:value="-55" calcext:value-type="float">
            <text:p>-55</text:p>
          </table:table-cell>
          <table:table-cell table:formula="of:=SUMPRODUCT([.D83:.D146];[.$P$6:.$P$69])" office:value-type="float" office:value="298" calcext:value-type="float">
            <text:p>298</text:p>
          </table:table-cell>
          <table:table-cell table:style-name="ce34" table:formula="of:=[.H83]*[.H83]+[.I83]*[.I83]+[.J83]*[.J83]" office:value-type="float" office:value="121413" calcext:value-type="float">
            <text:p>1214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-28" calcext:value-type="float">
            <text:p>-28</text:p>
          </table:table-cell>
          <table:table-cell table:style-name="ce18" office:value-type="float" office:value="120" calcext:value-type="float">
            <text:p>120</text:p>
          </table:table-cell>
          <table:table-cell/>
          <table:table-cell table:style-name="ce22"/>
          <table:table-cell/>
          <table:table-cell table:formula="of:=SUMPRODUCT([.B84:.B147];[.$P$6:.$P$69])" office:value-type="float" office:value="187" calcext:value-type="float">
            <text:p>187</text:p>
          </table:table-cell>
          <table:table-cell table:formula="of:=SUMPRODUCT([.C84:.C147];[.$P$6:.$P$69])" office:value-type="float" office:value="-25" calcext:value-type="float">
            <text:p>-25</text:p>
          </table:table-cell>
          <table:table-cell table:formula="of:=SUMPRODUCT([.D84:.D147];[.$P$6:.$P$69])" office:value-type="float" office:value="152" calcext:value-type="float">
            <text:p>152</text:p>
          </table:table-cell>
          <table:table-cell table:style-name="ce34" table:formula="of:=[.H84]*[.H84]+[.I84]*[.I84]+[.J84]*[.J84]" office:value-type="float" office:value="58698" calcext:value-type="float">
            <text:p>5869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47" calcext:value-type="float">
            <text:p>47</text:p>
          </table:table-cell>
          <table:table-cell/>
          <table:table-cell table:style-name="ce22"/>
          <table:table-cell/>
          <table:table-cell table:formula="of:=SUMPRODUCT([.B85:.B148];[.$P$6:.$P$69])" office:value-type="float" office:value="83" calcext:value-type="float">
            <text:p>83</text:p>
          </table:table-cell>
          <table:table-cell table:formula="of:=SUMPRODUCT([.C85:.C148];[.$P$6:.$P$69])" office:value-type="float" office:value="27" calcext:value-type="float">
            <text:p>27</text:p>
          </table:table-cell>
          <table:table-cell table:formula="of:=SUMPRODUCT([.D85:.D148];[.$P$6:.$P$69])" office:value-type="float" office:value="39" calcext:value-type="float">
            <text:p>39</text:p>
          </table:table-cell>
          <table:table-cell table:style-name="ce34" table:formula="of:=[.H85]*[.H85]+[.I85]*[.I85]+[.J85]*[.J85]" office:value-type="float" office:value="9139" calcext:value-type="float">
            <text:p>913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86:.B149];[.$P$6:.$P$69])" office:value-type="float" office:value="34" calcext:value-type="float">
            <text:p>34</text:p>
          </table:table-cell>
          <table:table-cell table:formula="of:=SUMPRODUCT([.C86:.C149];[.$P$6:.$P$69])" office:value-type="float" office:value="-2" calcext:value-type="float">
            <text:p>-2</text:p>
          </table:table-cell>
          <table:table-cell table:formula="of:=SUMPRODUCT([.D86:.D149];[.$P$6:.$P$69])" office:value-type="float" office:value="2" calcext:value-type="float">
            <text:p>2</text:p>
          </table:table-cell>
          <table:table-cell table:style-name="ce34" table:formula="of:=[.H86]*[.H86]+[.I86]*[.I86]+[.J86]*[.J86]" office:value-type="float" office:value="1164" calcext:value-type="float">
            <text:p>116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87:.B150];[.$P$6:.$P$69])" office:value-type="float" office:value="3" calcext:value-type="float">
            <text:p>3</text:p>
          </table:table-cell>
          <table:table-cell table:formula="of:=SUMPRODUCT([.C87:.C150];[.$P$6:.$P$69])" office:value-type="float" office:value="21" calcext:value-type="float">
            <text:p>21</text:p>
          </table:table-cell>
          <table:table-cell table:formula="of:=SUMPRODUCT([.D87:.D150];[.$P$6:.$P$69])" office:value-type="float" office:value="-27" calcext:value-type="float">
            <text:p>-27</text:p>
          </table:table-cell>
          <table:table-cell table:style-name="ce34" table:formula="of:=[.H87]*[.H87]+[.I87]*[.I87]+[.J87]*[.J87]" office:value-type="float" office:value="1179" calcext:value-type="float">
            <text:p>117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3" calcext:value-type="float">
            <text:p>-8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-121" calcext:value-type="float">
            <text:p>-121</text:p>
          </table:table-cell>
          <table:table-cell/>
          <table:table-cell table:style-name="ce22"/>
          <table:table-cell/>
          <table:table-cell table:formula="of:=SUMPRODUCT([.B88:.B151];[.$P$6:.$P$69])" office:value-type="float" office:value="-11" calcext:value-type="float">
            <text:p>-11</text:p>
          </table:table-cell>
          <table:table-cell table:formula="of:=SUMPRODUCT([.C88:.C151];[.$P$6:.$P$69])" office:value-type="float" office:value="15" calcext:value-type="float">
            <text:p>15</text:p>
          </table:table-cell>
          <table:table-cell table:formula="of:=SUMPRODUCT([.D88:.D151];[.$P$6:.$P$69])" office:value-type="float" office:value="85" calcext:value-type="float">
            <text:p>85</text:p>
          </table:table-cell>
          <table:table-cell table:style-name="ce34" table:formula="of:=[.H88]*[.H88]+[.I88]*[.I88]+[.J88]*[.J88]" office:value-type="float" office:value="7571" calcext:value-type="float">
            <text:p>757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0" calcext:value-type="float">
            <text:p>-7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53" calcext:value-type="float">
            <text:p>-53</text:p>
          </table:table-cell>
          <table:table-cell/>
          <table:table-cell table:style-name="ce22"/>
          <table:table-cell/>
          <table:table-cell table:formula="of:=SUMPRODUCT([.B89:.B152];[.$P$6:.$P$69])" office:value-type="float" office:value="98" calcext:value-type="float">
            <text:p>98</text:p>
          </table:table-cell>
          <table:table-cell table:formula="of:=SUMPRODUCT([.C89:.C152];[.$P$6:.$P$69])" office:value-type="float" office:value="-43" calcext:value-type="float">
            <text:p>-43</text:p>
          </table:table-cell>
          <table:table-cell table:formula="of:=SUMPRODUCT([.D89:.D152];[.$P$6:.$P$69])" office:value-type="float" office:value="192" calcext:value-type="float">
            <text:p>192</text:p>
          </table:table-cell>
          <table:table-cell table:style-name="ce34" table:formula="of:=[.H89]*[.H89]+[.I89]*[.I89]+[.J89]*[.J89]" office:value-type="float" office:value="48317" calcext:value-type="float">
            <text:p>4831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8" calcext:value-type="float">
            <text:p>-28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13" calcext:value-type="float">
            <text:p>-13</text:p>
          </table:table-cell>
          <table:table-cell/>
          <table:table-cell table:style-name="ce22"/>
          <table:table-cell/>
          <table:table-cell table:formula="of:=SUMPRODUCT([.B90:.B153];[.$P$6:.$P$69])" office:value-type="float" office:value="157" calcext:value-type="float">
            <text:p>157</text:p>
          </table:table-cell>
          <table:table-cell table:formula="of:=SUMPRODUCT([.C90:.C153];[.$P$6:.$P$69])" office:value-type="float" office:value="-19" calcext:value-type="float">
            <text:p>-19</text:p>
          </table:table-cell>
          <table:table-cell table:formula="of:=SUMPRODUCT([.D90:.D153];[.$P$6:.$P$69])" office:value-type="float" office:value="221" calcext:value-type="float">
            <text:p>221</text:p>
          </table:table-cell>
          <table:table-cell table:style-name="ce34" table:formula="of:=[.H90]*[.H90]+[.I90]*[.I90]+[.J90]*[.J90]" office:value-type="float" office:value="73851" calcext:value-type="float">
            <text:p>7385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91:.B154];[.$P$6:.$P$69])" office:value-type="float" office:value="180" calcext:value-type="float">
            <text:p>180</text:p>
          </table:table-cell>
          <table:table-cell table:formula="of:=SUMPRODUCT([.C91:.C154];[.$P$6:.$P$69])" office:value-type="float" office:value="-26" calcext:value-type="float">
            <text:p>-26</text:p>
          </table:table-cell>
          <table:table-cell table:formula="of:=SUMPRODUCT([.D91:.D154];[.$P$6:.$P$69])" office:value-type="float" office:value="227" calcext:value-type="float">
            <text:p>227</text:p>
          </table:table-cell>
          <table:table-cell table:style-name="ce34" table:formula="of:=[.H91]*[.H91]+[.I91]*[.I91]+[.J91]*[.J91]" office:value-type="float" office:value="84605" calcext:value-type="float">
            <text:p>84605</text:p>
          </table:table-cell>
          <table:table-cell table:number-columns-repeated="13"/>
        </table:table-row>
        <table:table-row table:style-name="ro2">
          <table:table-cell table:style-name="ce18"/>
          <table:table-cell table:number-columns-repeated="2" table:style-name="ce18" office:value-type="float" office:value="-2" calcext:value-type="float">
            <text:p>-2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92:.B155];[.$P$6:.$P$69])" office:value-type="float" office:value="175" calcext:value-type="float">
            <text:p>175</text:p>
          </table:table-cell>
          <table:table-cell table:formula="of:=SUMPRODUCT([.C92:.C155];[.$P$6:.$P$69])" office:value-type="float" office:value="-41" calcext:value-type="float">
            <text:p>-41</text:p>
          </table:table-cell>
          <table:table-cell table:formula="of:=SUMPRODUCT([.D92:.D155];[.$P$6:.$P$69])" office:value-type="float" office:value="110" calcext:value-type="float">
            <text:p>110</text:p>
          </table:table-cell>
          <table:table-cell table:style-name="ce34" table:formula="of:=[.H92]*[.H92]+[.I92]*[.I92]+[.J92]*[.J92]" office:value-type="float" office:value="44406" calcext:value-type="float">
            <text:p>4440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93:.B156];[.$P$6:.$P$69])" office:value-type="float" office:value="2" calcext:value-type="float">
            <text:p>2</text:p>
          </table:table-cell>
          <table:table-cell table:formula="of:=SUMPRODUCT([.C93:.C156];[.$P$6:.$P$69])" office:value-type="float" office:value="24" calcext:value-type="float">
            <text:p>24</text:p>
          </table:table-cell>
          <table:table-cell table:formula="of:=SUMPRODUCT([.D93:.D156];[.$P$6:.$P$69])" office:value-type="float" office:value="-144" calcext:value-type="float">
            <text:p>-144</text:p>
          </table:table-cell>
          <table:table-cell table:style-name="ce34" table:formula="of:=[.H93]*[.H93]+[.I93]*[.I93]+[.J93]*[.J93]" office:value-type="float" office:value="21316" calcext:value-type="float">
            <text:p>2131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94:.B157];[.$P$6:.$P$69])" office:value-type="float" office:value="-145" calcext:value-type="float">
            <text:p>-145</text:p>
          </table:table-cell>
          <table:table-cell table:formula="of:=SUMPRODUCT([.C94:.C157];[.$P$6:.$P$69])" office:value-type="float" office:value="41" calcext:value-type="float">
            <text:p>41</text:p>
          </table:table-cell>
          <table:table-cell table:formula="of:=SUMPRODUCT([.D94:.D157];[.$P$6:.$P$69])" office:value-type="float" office:value="-245" calcext:value-type="float">
            <text:p>-245</text:p>
          </table:table-cell>
          <table:table-cell table:style-name="ce34" table:formula="of:=[.H94]*[.H94]+[.I94]*[.I94]+[.J94]*[.J94]" office:value-type="float" office:value="82731" calcext:value-type="float">
            <text:p>8273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89" calcext:value-type="float">
            <text:p>89</text:p>
          </table:table-cell>
          <table:table-cell/>
          <table:table-cell table:style-name="ce22"/>
          <table:table-cell/>
          <table:table-cell table:formula="of:=SUMPRODUCT([.B95:.B158];[.$P$6:.$P$69])" office:value-type="float" office:value="-204" calcext:value-type="float">
            <text:p>-204</text:p>
          </table:table-cell>
          <table:table-cell table:formula="of:=SUMPRODUCT([.C95:.C158];[.$P$6:.$P$69])" office:value-type="float" office:value="25" calcext:value-type="float">
            <text:p>25</text:p>
          </table:table-cell>
          <table:table-cell table:formula="of:=SUMPRODUCT([.D95:.D158];[.$P$6:.$P$69])" office:value-type="float" office:value="-263" calcext:value-type="float">
            <text:p>-263</text:p>
          </table:table-cell>
          <table:table-cell table:style-name="ce34" table:formula="of:=[.H95]*[.H95]+[.I95]*[.I95]+[.J95]*[.J95]" office:value-type="float" office:value="111410" calcext:value-type="float">
            <text:p>11141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116" calcext:value-type="float">
            <text:p>116</text:p>
          </table:table-cell>
          <table:table-cell/>
          <table:table-cell table:style-name="ce22"/>
          <table:table-cell/>
          <table:table-cell table:formula="of:=SUMPRODUCT([.B96:.B159];[.$P$6:.$P$69])" office:value-type="float" office:value="-213" calcext:value-type="float">
            <text:p>-213</text:p>
          </table:table-cell>
          <table:table-cell table:formula="of:=SUMPRODUCT([.C96:.C159];[.$P$6:.$P$69])" office:value-type="float" office:value="55" calcext:value-type="float">
            <text:p>55</text:p>
          </table:table-cell>
          <table:table-cell table:formula="of:=SUMPRODUCT([.D96:.D159];[.$P$6:.$P$69])" office:value-type="float" office:value="-273" calcext:value-type="float">
            <text:p>-273</text:p>
          </table:table-cell>
          <table:table-cell table:style-name="ce34" table:formula="of:=[.H96]*[.H96]+[.I96]*[.I96]+[.J96]*[.J96]" office:value-type="float" office:value="122923" calcext:value-type="float">
            <text:p>12292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46" calcext:value-type="float">
            <text:p>46</text:p>
          </table:table-cell>
          <table:table-cell/>
          <table:table-cell table:style-name="ce22"/>
          <table:table-cell/>
          <table:table-cell table:formula="of:=SUMPRODUCT([.B97:.B160];[.$P$6:.$P$69])" office:value-type="float" office:value="-157" calcext:value-type="float">
            <text:p>-157</text:p>
          </table:table-cell>
          <table:table-cell table:formula="of:=SUMPRODUCT([.C97:.C160];[.$P$6:.$P$69])" office:value-type="float" office:value="14" calcext:value-type="float">
            <text:p>14</text:p>
          </table:table-cell>
          <table:table-cell table:formula="of:=SUMPRODUCT([.D97:.D160];[.$P$6:.$P$69])" office:value-type="float" office:value="-119" calcext:value-type="float">
            <text:p>-119</text:p>
          </table:table-cell>
          <table:table-cell table:style-name="ce34" table:formula="of:=[.H97]*[.H97]+[.I97]*[.I97]+[.J97]*[.J97]" office:value-type="float" office:value="39006" calcext:value-type="float">
            <text:p>3900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98:.B161];[.$P$6:.$P$69])" office:value-type="float" office:value="-73" calcext:value-type="float">
            <text:p>-73</text:p>
          </table:table-cell>
          <table:table-cell table:formula="of:=SUMPRODUCT([.C98:.C161];[.$P$6:.$P$69])" office:value-type="float" office:value="-25" calcext:value-type="float">
            <text:p>-25</text:p>
          </table:table-cell>
          <table:table-cell table:formula="of:=SUMPRODUCT([.D98:.D161];[.$P$6:.$P$69])" office:value-type="float" office:value="-42" calcext:value-type="float">
            <text:p>-42</text:p>
          </table:table-cell>
          <table:table-cell table:style-name="ce34" table:formula="of:=[.H98]*[.H98]+[.I98]*[.I98]+[.J98]*[.J98]" office:value-type="float" office:value="7718" calcext:value-type="float">
            <text:p>771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90" calcext:value-type="float">
            <text:p>-90</text:p>
          </table:table-cell>
          <table:table-cell/>
          <table:table-cell table:style-name="ce22"/>
          <table:table-cell/>
          <table:table-cell table:formula="of:=SUMPRODUCT([.B99:.B162];[.$P$6:.$P$69])" office:value-type="float" office:value="-32" calcext:value-type="float">
            <text:p>-32</text:p>
          </table:table-cell>
          <table:table-cell table:formula="of:=SUMPRODUCT([.C99:.C162];[.$P$6:.$P$69])" office:value-type="float" office:value="16" calcext:value-type="float">
            <text:p>16</text:p>
          </table:table-cell>
          <table:table-cell table:formula="of:=SUMPRODUCT([.D99:.D162];[.$P$6:.$P$69])" office:value-type="float" office:value="-28" calcext:value-type="float">
            <text:p>-28</text:p>
          </table:table-cell>
          <table:table-cell table:style-name="ce34" table:formula="of:=[.H99]*[.H99]+[.I99]*[.I99]+[.J99]*[.J99]" office:value-type="float" office:value="2064" calcext:value-type="float">
            <text:p>206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6" calcext:value-type="float">
            <text:p>-8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-117" calcext:value-type="float">
            <text:p>-117</text:p>
          </table:table-cell>
          <table:table-cell/>
          <table:table-cell table:style-name="ce22"/>
          <table:table-cell/>
          <table:table-cell table:formula="of:=SUMPRODUCT([.B100:.B163];[.$P$6:.$P$69])" office:value-type="float" office:value="-11" calcext:value-type="float">
            <text:p>-11</text:p>
          </table:table-cell>
          <table:table-cell table:formula="of:=SUMPRODUCT([.C100:.C163];[.$P$6:.$P$69])" office:value-type="float" office:value="-24" calcext:value-type="float">
            <text:p>-24</text:p>
          </table:table-cell>
          <table:table-cell table:formula="of:=SUMPRODUCT([.D100:.D163];[.$P$6:.$P$69])" office:value-type="float" office:value="89" calcext:value-type="float">
            <text:p>89</text:p>
          </table:table-cell>
          <table:table-cell table:style-name="ce34" table:formula="of:=[.H100]*[.H100]+[.I100]*[.I100]+[.J100]*[.J100]" office:value-type="float" office:value="8618" calcext:value-type="float">
            <text:p>861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3" calcext:value-type="float">
            <text:p>-6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49" calcext:value-type="float">
            <text:p>-49</text:p>
          </table:table-cell>
          <table:table-cell/>
          <table:table-cell table:style-name="ce22"/>
          <table:table-cell/>
          <table:table-cell table:formula="of:=SUMPRODUCT([.B101:.B164];[.$P$6:.$P$69])" office:value-type="float" office:value="99" calcext:value-type="float">
            <text:p>99</text:p>
          </table:table-cell>
          <table:table-cell table:formula="of:=SUMPRODUCT([.C101:.C164];[.$P$6:.$P$69])" office:value-type="float" office:value="-34" calcext:value-type="float">
            <text:p>-34</text:p>
          </table:table-cell>
          <table:table-cell table:formula="of:=SUMPRODUCT([.D101:.D164];[.$P$6:.$P$69])" office:value-type="float" office:value="197" calcext:value-type="float">
            <text:p>197</text:p>
          </table:table-cell>
          <table:table-cell table:style-name="ce34" table:formula="of:=[.H101]*[.H101]+[.I101]*[.I101]+[.J101]*[.J101]" office:value-type="float" office:value="49766" calcext:value-type="float">
            <text:p>4976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6" calcext:value-type="float">
            <text:p>-16</text:p>
          </table:table-cell>
          <table:table-cell/>
          <table:table-cell table:style-name="ce22"/>
          <table:table-cell/>
          <table:table-cell table:formula="of:=SUMPRODUCT([.B102:.B165];[.$P$6:.$P$69])" office:value-type="float" office:value="167" calcext:value-type="float">
            <text:p>167</text:p>
          </table:table-cell>
          <table:table-cell table:formula="of:=SUMPRODUCT([.C102:.C165];[.$P$6:.$P$69])" office:value-type="float" office:value="-5" calcext:value-type="float">
            <text:p>-5</text:p>
          </table:table-cell>
          <table:table-cell table:formula="of:=SUMPRODUCT([.D102:.D165];[.$P$6:.$P$69])" office:value-type="float" office:value="225" calcext:value-type="float">
            <text:p>225</text:p>
          </table:table-cell>
          <table:table-cell table:style-name="ce34" table:formula="of:=[.H102]*[.H102]+[.I102]*[.I102]+[.J102]*[.J102]" office:value-type="float" office:value="78539" calcext:value-type="float">
            <text:p>7853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103:.B166];[.$P$6:.$P$69])" office:value-type="float" office:value="196" calcext:value-type="float">
            <text:p>196</text:p>
          </table:table-cell>
          <table:table-cell table:formula="of:=SUMPRODUCT([.C103:.C166];[.$P$6:.$P$69])" office:value-type="float" office:value="-45" calcext:value-type="float">
            <text:p>-45</text:p>
          </table:table-cell>
          <table:table-cell table:formula="of:=SUMPRODUCT([.D103:.D166];[.$P$6:.$P$69])" office:value-type="float" office:value="236" calcext:value-type="float">
            <text:p>236</text:p>
          </table:table-cell>
          <table:table-cell table:style-name="ce34" table:formula="of:=[.H103]*[.H103]+[.I103]*[.I103]+[.J103]*[.J103]" office:value-type="float" office:value="96137" calcext:value-type="float">
            <text:p>9613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04:.B167];[.$P$6:.$P$69])" office:value-type="float" office:value="187" calcext:value-type="float">
            <text:p>187</text:p>
          </table:table-cell>
          <table:table-cell table:formula="of:=SUMPRODUCT([.C104:.C167];[.$P$6:.$P$69])" office:value-type="float" office:value="-18" calcext:value-type="float">
            <text:p>-18</text:p>
          </table:table-cell>
          <table:table-cell table:formula="of:=SUMPRODUCT([.D104:.D167];[.$P$6:.$P$69])" office:value-type="float" office:value="-32" calcext:value-type="float">
            <text:p>-32</text:p>
          </table:table-cell>
          <table:table-cell table:style-name="ce34" table:formula="of:=[.H104]*[.H104]+[.I104]*[.I104]+[.J104]*[.J104]" office:value-type="float" office:value="36317" calcext:value-type="float">
            <text:p>3631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105:.B168];[.$P$6:.$P$69])" office:value-type="float" office:value="-143" calcext:value-type="float">
            <text:p>-143</text:p>
          </table:table-cell>
          <table:table-cell table:formula="of:=SUMPRODUCT([.C105:.C168];[.$P$6:.$P$69])" office:value-type="float" office:value="87" calcext:value-type="float">
            <text:p>87</text:p>
          </table:table-cell>
          <table:table-cell table:formula="of:=SUMPRODUCT([.D105:.D168];[.$P$6:.$P$69])" office:value-type="float" office:value="-509" calcext:value-type="float">
            <text:p>-509</text:p>
          </table:table-cell>
          <table:table-cell table:style-name="ce34" table:formula="of:=[.H105]*[.H105]+[.I105]*[.I105]+[.J105]*[.J105]" office:value-type="float" office:value="287099" calcext:value-type="float">
            <text:p>28709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106:.B169];[.$P$6:.$P$69])" office:value-type="float" office:value="-409" calcext:value-type="float">
            <text:p>-409</text:p>
          </table:table-cell>
          <table:table-cell table:formula="of:=SUMPRODUCT([.C106:.C169];[.$P$6:.$P$69])" office:value-type="float" office:value="98" calcext:value-type="float">
            <text:p>98</text:p>
          </table:table-cell>
          <table:table-cell table:formula="of:=SUMPRODUCT([.D106:.D169];[.$P$6:.$P$69])" office:value-type="float" office:value="-692" calcext:value-type="float">
            <text:p>-692</text:p>
          </table:table-cell>
          <table:table-cell table:style-name="ce34" table:formula="of:=[.H106]*[.H106]+[.I106]*[.I106]+[.J106]*[.J106]" office:value-type="float" office:value="655749" calcext:value-type="float">
            <text:p>65574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89" calcext:value-type="float">
            <text:p>89</text:p>
          </table:table-cell>
          <table:table-cell/>
          <table:table-cell table:style-name="ce22"/>
          <table:table-cell/>
          <table:table-cell table:formula="of:=SUMPRODUCT([.B107:.B170];[.$P$6:.$P$69])" office:value-type="float" office:value="-520" calcext:value-type="float">
            <text:p>-520</text:p>
          </table:table-cell>
          <table:table-cell table:formula="of:=SUMPRODUCT([.C107:.C170];[.$P$6:.$P$69])" office:value-type="float" office:value="103" calcext:value-type="float">
            <text:p>103</text:p>
          </table:table-cell>
          <table:table-cell table:formula="of:=SUMPRODUCT([.D107:.D170];[.$P$6:.$P$69])" office:value-type="float" office:value="-726" calcext:value-type="float">
            <text:p>-726</text:p>
          </table:table-cell>
          <table:table-cell table:style-name="ce34" table:formula="of:=[.H107]*[.H107]+[.I107]*[.I107]+[.J107]*[.J107]" office:value-type="float" office:value="808085" calcext:value-type="float">
            <text:p>80808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-19" calcext:value-type="float">
            <text:p>-19</text:p>
          </table:table-cell>
          <table:table-cell table:style-name="ce18" office:value-type="float" office:value="113" calcext:value-type="float">
            <text:p>113</text:p>
          </table:table-cell>
          <table:table-cell/>
          <table:table-cell table:style-name="ce22"/>
          <table:table-cell/>
          <table:table-cell table:formula="of:=SUMPRODUCT([.B108:.B171];[.$P$6:.$P$69])" office:value-type="float" office:value="-530" calcext:value-type="float">
            <text:p>-530</text:p>
          </table:table-cell>
          <table:table-cell table:formula="of:=SUMPRODUCT([.C108:.C171];[.$P$6:.$P$69])" office:value-type="float" office:value="101" calcext:value-type="float">
            <text:p>101</text:p>
          </table:table-cell>
          <table:table-cell table:formula="of:=SUMPRODUCT([.D108:.D171];[.$P$6:.$P$69])" office:value-type="float" office:value="-308" calcext:value-type="float">
            <text:p>-308</text:p>
          </table:table-cell>
          <table:table-cell table:style-name="ce34" table:formula="of:=[.H108]*[.H108]+[.I108]*[.I108]+[.J108]*[.J108]" office:value-type="float" office:value="385965" calcext:value-type="float">
            <text:p>38596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22"/>
          <table:table-cell/>
          <table:table-cell table:formula="of:=SUMPRODUCT([.B109:.B172];[.$P$6:.$P$69])" office:value-type="float" office:value="-39" calcext:value-type="float">
            <text:p>-39</text:p>
          </table:table-cell>
          <table:table-cell table:formula="of:=SUMPRODUCT([.C109:.C172];[.$P$6:.$P$69])" office:value-type="float" office:value="-77" calcext:value-type="float">
            <text:p>-77</text:p>
          </table:table-cell>
          <table:table-cell table:formula="of:=SUMPRODUCT([.D109:.D172];[.$P$6:.$P$69])" office:value-type="float" office:value="414" calcext:value-type="float">
            <text:p>414</text:p>
          </table:table-cell>
          <table:table-cell table:style-name="ce34" table:formula="of:=[.H109]*[.H109]+[.I109]*[.I109]+[.J109]*[.J109]" office:value-type="float" office:value="178846" calcext:value-type="float">
            <text:p>17884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110:.B173];[.$P$6:.$P$69])" office:value-type="float" office:value="354" calcext:value-type="float">
            <text:p>354</text:p>
          </table:table-cell>
          <table:table-cell table:formula="of:=SUMPRODUCT([.C110:.C173];[.$P$6:.$P$69])" office:value-type="float" office:value="-138" calcext:value-type="float">
            <text:p>-138</text:p>
          </table:table-cell>
          <table:table-cell table:formula="of:=SUMPRODUCT([.D110:.D173];[.$P$6:.$P$69])" office:value-type="float" office:value="715" calcext:value-type="float">
            <text:p>715</text:p>
          </table:table-cell>
          <table:table-cell table:style-name="ce34" table:formula="of:=[.H110]*[.H110]+[.I110]*[.I110]+[.J110]*[.J110]" office:value-type="float" office:value="655585" calcext:value-type="float">
            <text:p>65558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11:.B174];[.$P$6:.$P$69])" office:value-type="float" office:value="509" calcext:value-type="float">
            <text:p>509</text:p>
          </table:table-cell>
          <table:table-cell table:formula="of:=SUMPRODUCT([.C111:.C174];[.$P$6:.$P$69])" office:value-type="float" office:value="-118" calcext:value-type="float">
            <text:p>-118</text:p>
          </table:table-cell>
          <table:table-cell table:formula="of:=SUMPRODUCT([.D111:.D174];[.$P$6:.$P$69])" office:value-type="float" office:value="786" calcext:value-type="float">
            <text:p>786</text:p>
          </table:table-cell>
          <table:table-cell table:style-name="ce34" table:formula="of:=[.H111]*[.H111]+[.I111]*[.I111]+[.J111]*[.J111]" office:value-type="float" office:value="890801" calcext:value-type="float">
            <text:p>89080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12:.B175];[.$P$6:.$P$69])" office:value-type="float" office:value="551" calcext:value-type="float">
            <text:p>551</text:p>
          </table:table-cell>
          <table:table-cell table:formula="of:=SUMPRODUCT([.C112:.C175];[.$P$6:.$P$69])" office:value-type="float" office:value="-129" calcext:value-type="float">
            <text:p>-129</text:p>
          </table:table-cell>
          <table:table-cell table:formula="of:=SUMPRODUCT([.D112:.D175];[.$P$6:.$P$69])" office:value-type="float" office:value="811" calcext:value-type="float">
            <text:p>811</text:p>
          </table:table-cell>
          <table:table-cell table:style-name="ce34" table:formula="of:=[.H112]*[.H112]+[.I112]*[.I112]+[.J112]*[.J112]" office:value-type="float" office:value="977963" calcext:value-type="float">
            <text:p>97796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13:.B176];[.$P$6:.$P$69])" office:value-type="float" office:value="558" calcext:value-type="float">
            <text:p>558</text:p>
          </table:table-cell>
          <table:table-cell table:formula="of:=SUMPRODUCT([.C113:.C176];[.$P$6:.$P$69])" office:value-type="float" office:value="-77" calcext:value-type="float">
            <text:p>-77</text:p>
          </table:table-cell>
          <table:table-cell table:formula="of:=SUMPRODUCT([.D113:.D176];[.$P$6:.$P$69])" office:value-type="float" office:value="767" calcext:value-type="float">
            <text:p>767</text:p>
          </table:table-cell>
          <table:table-cell table:style-name="ce34" table:formula="of:=[.H113]*[.H113]+[.I113]*[.I113]+[.J113]*[.J113]" office:value-type="float" office:value="905582" calcext:value-type="float">
            <text:p>90558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114:.B177];[.$P$6:.$P$69])" office:value-type="float" office:value="542" calcext:value-type="float">
            <text:p>542</text:p>
          </table:table-cell>
          <table:table-cell table:formula="of:=SUMPRODUCT([.C114:.C177];[.$P$6:.$P$69])" office:value-type="float" office:value="-46" calcext:value-type="float">
            <text:p>-46</text:p>
          </table:table-cell>
          <table:table-cell table:formula="of:=SUMPRODUCT([.D114:.D177];[.$P$6:.$P$69])" office:value-type="float" office:value="719" calcext:value-type="float">
            <text:p>719</text:p>
          </table:table-cell>
          <table:table-cell table:style-name="ce34" table:formula="of:=[.H114]*[.H114]+[.I114]*[.I114]+[.J114]*[.J114]" office:value-type="float" office:value="812841" calcext:value-type="float">
            <text:p>81284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115:.B178];[.$P$6:.$P$69])" office:value-type="float" office:value="524" calcext:value-type="float">
            <text:p>524</text:p>
          </table:table-cell>
          <table:table-cell table:formula="of:=SUMPRODUCT([.C115:.C178];[.$P$6:.$P$69])" office:value-type="float" office:value="-60" calcext:value-type="float">
            <text:p>-60</text:p>
          </table:table-cell>
          <table:table-cell table:formula="of:=SUMPRODUCT([.D115:.D178];[.$P$6:.$P$69])" office:value-type="float" office:value="674" calcext:value-type="float">
            <text:p>674</text:p>
          </table:table-cell>
          <table:table-cell table:style-name="ce34" table:formula="of:=[.H115]*[.H115]+[.I115]*[.I115]+[.J115]*[.J115]" office:value-type="float" office:value="732452" calcext:value-type="float">
            <text:p>73245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16:.B179];[.$P$6:.$P$69])" office:value-type="float" office:value="479" calcext:value-type="float">
            <text:p>479</text:p>
          </table:table-cell>
          <table:table-cell table:formula="of:=SUMPRODUCT([.C116:.C179];[.$P$6:.$P$69])" office:value-type="float" office:value="-28" calcext:value-type="float">
            <text:p>-28</text:p>
          </table:table-cell>
          <table:table-cell table:formula="of:=SUMPRODUCT([.D116:.D179];[.$P$6:.$P$69])" office:value-type="float" office:value="-203" calcext:value-type="float">
            <text:p>-203</text:p>
          </table:table-cell>
          <table:table-cell table:style-name="ce34" table:formula="of:=[.H116]*[.H116]+[.I116]*[.I116]+[.J116]*[.J116]" office:value-type="float" office:value="271434" calcext:value-type="float">
            <text:p>27143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17:.B180];[.$P$6:.$P$69])" office:value-type="float" office:value="-460" calcext:value-type="float">
            <text:p>-460</text:p>
          </table:table-cell>
          <table:table-cell table:formula="of:=SUMPRODUCT([.C117:.C180];[.$P$6:.$P$69])" office:value-type="float" office:value="201" calcext:value-type="float">
            <text:p>201</text:p>
          </table:table-cell>
          <table:table-cell table:formula="of:=SUMPRODUCT([.D117:.D180];[.$P$6:.$P$69])" office:value-type="float" office:value="-1466" calcext:value-type="float">
            <text:p>-1466</text:p>
          </table:table-cell>
          <table:table-cell table:style-name="ce34" table:formula="of:=[.H117]*[.H117]+[.I117]*[.I117]+[.J117]*[.J117]" office:value-type="float" office:value="2401157" calcext:value-type="float">
            <text:p>240115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18:.B181];[.$P$6:.$P$69])" office:value-type="float" office:value="-1166" calcext:value-type="float">
            <text:p>-1166</text:p>
          </table:table-cell>
          <table:table-cell table:formula="of:=SUMPRODUCT([.C118:.C181];[.$P$6:.$P$69])" office:value-type="float" office:value="281" calcext:value-type="float">
            <text:p>281</text:p>
          </table:table-cell>
          <table:table-cell table:formula="of:=SUMPRODUCT([.D118:.D181];[.$P$6:.$P$69])" office:value-type="float" office:value="-1967" calcext:value-type="float">
            <text:p>-1967</text:p>
          </table:table-cell>
          <table:table-cell table:style-name="ce34" table:formula="of:=[.H118]*[.H118]+[.I118]*[.I118]+[.J118]*[.J118]" office:value-type="float" office:value="5307606" calcext:value-type="float">
            <text:p>530760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19:.B182];[.$P$6:.$P$69])" office:value-type="float" office:value="-1422" calcext:value-type="float">
            <text:p>-1422</text:p>
          </table:table-cell>
          <table:table-cell table:formula="of:=SUMPRODUCT([.C119:.C182];[.$P$6:.$P$69])" office:value-type="float" office:value="291" calcext:value-type="float">
            <text:p>291</text:p>
          </table:table-cell>
          <table:table-cell table:formula="of:=SUMPRODUCT([.D119:.D182];[.$P$6:.$P$69])" office:value-type="float" office:value="-2070" calcext:value-type="float">
            <text:p>-2070</text:p>
          </table:table-cell>
          <table:table-cell table:style-name="ce34" table:formula="of:=[.H119]*[.H119]+[.I119]*[.I119]+[.J119]*[.J119]" office:value-type="float" office:value="6391665" calcext:value-type="float">
            <text:p>639166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20:.B183];[.$P$6:.$P$69])" office:value-type="float" office:value="-1453" calcext:value-type="float">
            <text:p>-1453</text:p>
          </table:table-cell>
          <table:table-cell table:formula="of:=SUMPRODUCT([.C120:.C183];[.$P$6:.$P$69])" office:value-type="float" office:value="222" calcext:value-type="float">
            <text:p>222</text:p>
          </table:table-cell>
          <table:table-cell table:formula="of:=SUMPRODUCT([.D120:.D183];[.$P$6:.$P$69])" office:value-type="float" office:value="-1173" calcext:value-type="float">
            <text:p>-1173</text:p>
          </table:table-cell>
          <table:table-cell table:style-name="ce34" table:formula="of:=[.H120]*[.H120]+[.I120]*[.I120]+[.J120]*[.J120]" office:value-type="float" office:value="3536422" calcext:value-type="float">
            <text:p>353642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21:.B184];[.$P$6:.$P$69])" office:value-type="float" office:value="-502" calcext:value-type="float">
            <text:p>-502</text:p>
          </table:table-cell>
          <table:table-cell table:formula="of:=SUMPRODUCT([.C121:.C184];[.$P$6:.$P$69])" office:value-type="float" office:value="-80" calcext:value-type="float">
            <text:p>-80</text:p>
          </table:table-cell>
          <table:table-cell table:formula="of:=SUMPRODUCT([.D121:.D184];[.$P$6:.$P$69])" office:value-type="float" office:value="152" calcext:value-type="float">
            <text:p>152</text:p>
          </table:table-cell>
          <table:table-cell table:style-name="ce34" table:formula="of:=[.H121]*[.H121]+[.I121]*[.I121]+[.J121]*[.J121]" office:value-type="float" office:value="281508" calcext:value-type="float">
            <text:p>28150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22:.B185];[.$P$6:.$P$69])" office:value-type="float" office:value="230" calcext:value-type="float">
            <text:p>230</text:p>
          </table:table-cell>
          <table:table-cell table:formula="of:=SUMPRODUCT([.C122:.C185];[.$P$6:.$P$69])" office:value-type="float" office:value="-175" calcext:value-type="float">
            <text:p>-175</text:p>
          </table:table-cell>
          <table:table-cell table:formula="of:=SUMPRODUCT([.D122:.D185];[.$P$6:.$P$69])" office:value-type="float" office:value="725" calcext:value-type="float">
            <text:p>725</text:p>
          </table:table-cell>
          <table:table-cell table:style-name="ce34" table:formula="of:=[.H122]*[.H122]+[.I122]*[.I122]+[.J122]*[.J122]" office:value-type="float" office:value="609150" calcext:value-type="float">
            <text:p>60915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2" calcext:value-type="float">
            <text:p>-92</text:p>
          </table:table-cell>
          <table:table-cell/>
          <table:table-cell table:style-name="ce22"/>
          <table:table-cell/>
          <table:table-cell table:formula="of:=SUMPRODUCT([.B123:.B186];[.$P$6:.$P$69])" office:value-type="float" office:value="526" calcext:value-type="float">
            <text:p>526</text:p>
          </table:table-cell>
          <table:table-cell table:formula="of:=SUMPRODUCT([.C123:.C186];[.$P$6:.$P$69])" office:value-type="float" office:value="-200" calcext:value-type="float">
            <text:p>-200</text:p>
          </table:table-cell>
          <table:table-cell table:formula="of:=SUMPRODUCT([.D123:.D186];[.$P$6:.$P$69])" office:value-type="float" office:value="914" calcext:value-type="float">
            <text:p>914</text:p>
          </table:table-cell>
          <table:table-cell table:style-name="ce34" table:formula="of:=[.H123]*[.H123]+[.I123]*[.I123]+[.J123]*[.J123]" office:value-type="float" office:value="1152072" calcext:value-type="float">
            <text:p>115207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-113" calcext:value-type="float">
            <text:p>-113</text:p>
          </table:table-cell>
          <table:table-cell/>
          <table:table-cell table:style-name="ce22"/>
          <table:table-cell/>
          <table:table-cell table:formula="of:=SUMPRODUCT([.B124:.B187];[.$P$6:.$P$69])" office:value-type="float" office:value="620" calcext:value-type="float">
            <text:p>620</text:p>
          </table:table-cell>
          <table:table-cell table:formula="of:=SUMPRODUCT([.C124:.C187];[.$P$6:.$P$69])" office:value-type="float" office:value="-158" calcext:value-type="float">
            <text:p>-158</text:p>
          </table:table-cell>
          <table:table-cell table:formula="of:=SUMPRODUCT([.D124:.D187];[.$P$6:.$P$69])" office:value-type="float" office:value="903" calcext:value-type="float">
            <text:p>903</text:p>
          </table:table-cell>
          <table:table-cell table:style-name="ce34" table:formula="of:=[.H124]*[.H124]+[.I124]*[.I124]+[.J124]*[.J124]" office:value-type="float" office:value="1224773" calcext:value-type="float">
            <text:p>122477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2" calcext:value-type="float">
            <text:p>-6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6" calcext:value-type="float">
            <text:p>-46</text:p>
          </table:table-cell>
          <table:table-cell/>
          <table:table-cell table:style-name="ce22"/>
          <table:table-cell/>
          <table:table-cell table:formula="of:=SUMPRODUCT([.B125:.B188];[.$P$6:.$P$69])" office:value-type="float" office:value="617" calcext:value-type="float">
            <text:p>617</text:p>
          </table:table-cell>
          <table:table-cell table:formula="of:=SUMPRODUCT([.C125:.C188];[.$P$6:.$P$69])" office:value-type="float" office:value="-78" calcext:value-type="float">
            <text:p>-78</text:p>
          </table:table-cell>
          <table:table-cell table:formula="of:=SUMPRODUCT([.D125:.D188];[.$P$6:.$P$69])" office:value-type="float" office:value="875" calcext:value-type="float">
            <text:p>875</text:p>
          </table:table-cell>
          <table:table-cell table:style-name="ce34" table:formula="of:=[.H125]*[.H125]+[.I125]*[.I125]+[.J125]*[.J125]" office:value-type="float" office:value="1152398" calcext:value-type="float">
            <text:p>115239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126:.B189];[.$P$6:.$P$69])" office:value-type="float" office:value="611" calcext:value-type="float">
            <text:p>611</text:p>
          </table:table-cell>
          <table:table-cell table:formula="of:=SUMPRODUCT([.C126:.C189];[.$P$6:.$P$69])" office:value-type="float" office:value="-94" calcext:value-type="float">
            <text:p>-94</text:p>
          </table:table-cell>
          <table:table-cell table:formula="of:=SUMPRODUCT([.D126:.D189];[.$P$6:.$P$69])" office:value-type="float" office:value="838" calcext:value-type="float">
            <text:p>838</text:p>
          </table:table-cell>
          <table:table-cell table:style-name="ce34" table:formula="of:=[.H126]*[.H126]+[.I126]*[.I126]+[.J126]*[.J126]" office:value-type="float" office:value="1084401" calcext:value-type="float">
            <text:p>108440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85" calcext:value-type="float">
            <text:p>85</text:p>
          </table:table-cell>
          <table:table-cell/>
          <table:table-cell table:style-name="ce22"/>
          <table:table-cell/>
          <table:table-cell table:formula="of:=SUMPRODUCT([.B127:.B190];[.$P$6:.$P$69])" office:value-type="float" office:value="579" calcext:value-type="float">
            <text:p>579</text:p>
          </table:table-cell>
          <table:table-cell table:formula="of:=SUMPRODUCT([.C127:.C190];[.$P$6:.$P$69])" office:value-type="float" office:value="-85" calcext:value-type="float">
            <text:p>-85</text:p>
          </table:table-cell>
          <table:table-cell table:formula="of:=SUMPRODUCT([.D127:.D190];[.$P$6:.$P$69])" office:value-type="float" office:value="780" calcext:value-type="float">
            <text:p>780</text:p>
          </table:table-cell>
          <table:table-cell table:style-name="ce34" table:formula="of:=[.H127]*[.H127]+[.I127]*[.I127]+[.J127]*[.J127]" office:value-type="float" office:value="950866" calcext:value-type="float">
            <text:p>95086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117" calcext:value-type="float">
            <text:p>117</text:p>
          </table:table-cell>
          <table:table-cell/>
          <table:table-cell table:style-name="ce22"/>
          <table:table-cell/>
          <table:table-cell table:formula="of:=SUMPRODUCT([.B128:.B191];[.$P$6:.$P$69])" office:value-type="float" office:value="543" calcext:value-type="float">
            <text:p>543</text:p>
          </table:table-cell>
          <table:table-cell table:formula="of:=SUMPRODUCT([.C128:.C191];[.$P$6:.$P$69])" office:value-type="float" office:value="-46" calcext:value-type="float">
            <text:p>-46</text:p>
          </table:table-cell>
          <table:table-cell table:formula="of:=SUMPRODUCT([.D128:.D191];[.$P$6:.$P$69])" office:value-type="float" office:value="238" calcext:value-type="float">
            <text:p>238</text:p>
          </table:table-cell>
          <table:table-cell table:style-name="ce34" table:formula="of:=[.H128]*[.H128]+[.I128]*[.I128]+[.J128]*[.J128]" office:value-type="float" office:value="353609" calcext:value-type="float">
            <text:p>35360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49" calcext:value-type="float">
            <text:p>49</text:p>
          </table:table-cell>
          <table:table-cell/>
          <table:table-cell table:style-name="ce22"/>
          <table:table-cell/>
          <table:table-cell table:formula="of:=SUMPRODUCT([.B129:.B192];[.$P$6:.$P$69])" office:value-type="float" office:value="10" calcext:value-type="float">
            <text:p>10</text:p>
          </table:table-cell>
          <table:table-cell table:formula="of:=SUMPRODUCT([.C129:.C192];[.$P$6:.$P$69])" office:value-type="float" office:value="66" calcext:value-type="float">
            <text:p>66</text:p>
          </table:table-cell>
          <table:table-cell table:formula="of:=SUMPRODUCT([.D129:.D192];[.$P$6:.$P$69])" office:value-type="float" office:value="-462" calcext:value-type="float">
            <text:p>-462</text:p>
          </table:table-cell>
          <table:table-cell table:style-name="ce34" table:formula="of:=[.H129]*[.H129]+[.I129]*[.I129]+[.J129]*[.J129]" office:value-type="float" office:value="217900" calcext:value-type="float">
            <text:p>21790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2"/>
          <table:table-cell/>
          <table:table-cell table:formula="of:=SUMPRODUCT([.B130:.B193];[.$P$6:.$P$69])" office:value-type="float" office:value="-388" calcext:value-type="float">
            <text:p>-388</text:p>
          </table:table-cell>
          <table:table-cell table:formula="of:=SUMPRODUCT([.C130:.C193];[.$P$6:.$P$69])" office:value-type="float" office:value="136" calcext:value-type="float">
            <text:p>136</text:p>
          </table:table-cell>
          <table:table-cell table:formula="of:=SUMPRODUCT([.D130:.D193];[.$P$6:.$P$69])" office:value-type="float" office:value="-756" calcext:value-type="float">
            <text:p>-756</text:p>
          </table:table-cell>
          <table:table-cell table:style-name="ce34" table:formula="of:=[.H130]*[.H130]+[.I130]*[.I130]+[.J130]*[.J130]" office:value-type="float" office:value="740576" calcext:value-type="float">
            <text:p>74057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31:.B194];[.$P$6:.$P$69])" office:value-type="float" office:value="-527" calcext:value-type="float">
            <text:p>-527</text:p>
          </table:table-cell>
          <table:table-cell table:formula="of:=SUMPRODUCT([.C131:.C194];[.$P$6:.$P$69])" office:value-type="float" office:value="172" calcext:value-type="float">
            <text:p>172</text:p>
          </table:table-cell>
          <table:table-cell table:formula="of:=SUMPRODUCT([.D131:.D194];[.$P$6:.$P$69])" office:value-type="float" office:value="-836" calcext:value-type="float">
            <text:p>-836</text:p>
          </table:table-cell>
          <table:table-cell table:style-name="ce34" table:formula="of:=[.H131]*[.H131]+[.I131]*[.I131]+[.J131]*[.J131]" office:value-type="float" office:value="1006209" calcext:value-type="float">
            <text:p>100620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32:.B195];[.$P$6:.$P$69])" office:value-type="float" office:value="-563" calcext:value-type="float">
            <text:p>-563</text:p>
          </table:table-cell>
          <table:table-cell table:formula="of:=SUMPRODUCT([.C132:.C195];[.$P$6:.$P$69])" office:value-type="float" office:value="108" calcext:value-type="float">
            <text:p>108</text:p>
          </table:table-cell>
          <table:table-cell table:formula="of:=SUMPRODUCT([.D132:.D195];[.$P$6:.$P$69])" office:value-type="float" office:value="-423" calcext:value-type="float">
            <text:p>-423</text:p>
          </table:table-cell>
          <table:table-cell table:style-name="ce34" table:formula="of:=[.H132]*[.H132]+[.I132]*[.I132]+[.J132]*[.J132]" office:value-type="float" office:value="507562" calcext:value-type="float">
            <text:p>50756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33:.B196];[.$P$6:.$P$69])" office:value-type="float" office:value="-191" calcext:value-type="float">
            <text:p>-191</text:p>
          </table:table-cell>
          <table:table-cell table:formula="of:=SUMPRODUCT([.C133:.C196];[.$P$6:.$P$69])" office:value-type="float" office:value="-20" calcext:value-type="float">
            <text:p>-20</text:p>
          </table:table-cell>
          <table:table-cell table:formula="of:=SUMPRODUCT([.D133:.D196];[.$P$6:.$P$69])" office:value-type="float" office:value="29" calcext:value-type="float">
            <text:p>29</text:p>
          </table:table-cell>
          <table:table-cell table:style-name="ce34" table:formula="of:=[.H133]*[.H133]+[.I133]*[.I133]+[.J133]*[.J133]" office:value-type="float" office:value="37722" calcext:value-type="float">
            <text:p>3772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34:.B197];[.$P$6:.$P$69])" office:value-type="float" office:value="65" calcext:value-type="float">
            <text:p>65</text:p>
          </table:table-cell>
          <table:table-cell table:formula="of:=SUMPRODUCT([.C134:.C197];[.$P$6:.$P$69])" office:value-type="float" office:value="-36" calcext:value-type="float">
            <text:p>-36</text:p>
          </table:table-cell>
          <table:table-cell table:formula="of:=SUMPRODUCT([.D134:.D197];[.$P$6:.$P$69])" office:value-type="float" office:value="221" calcext:value-type="float">
            <text:p>221</text:p>
          </table:table-cell>
          <table:table-cell table:style-name="ce34" table:formula="of:=[.H134]*[.H134]+[.I134]*[.I134]+[.J134]*[.J134]" office:value-type="float" office:value="54362" calcext:value-type="float">
            <text:p>5436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35:.B198];[.$P$6:.$P$69])" office:value-type="float" office:value="166" calcext:value-type="float">
            <text:p>166</text:p>
          </table:table-cell>
          <table:table-cell table:formula="of:=SUMPRODUCT([.C135:.C198];[.$P$6:.$P$69])" office:value-type="float" office:value="-84" calcext:value-type="float">
            <text:p>-84</text:p>
          </table:table-cell>
          <table:table-cell table:formula="of:=SUMPRODUCT([.D135:.D198];[.$P$6:.$P$69])" office:value-type="float" office:value="296" calcext:value-type="float">
            <text:p>296</text:p>
          </table:table-cell>
          <table:table-cell table:style-name="ce34" table:formula="of:=[.H135]*[.H135]+[.I135]*[.I135]+[.J135]*[.J135]" office:value-type="float" office:value="122228" calcext:value-type="float">
            <text:p>12222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36:.B199];[.$P$6:.$P$69])" office:value-type="float" office:value="202" calcext:value-type="float">
            <text:p>202</text:p>
          </table:table-cell>
          <table:table-cell table:formula="of:=SUMPRODUCT([.C136:.C199];[.$P$6:.$P$69])" office:value-type="float" office:value="-62" calcext:value-type="float">
            <text:p>-62</text:p>
          </table:table-cell>
          <table:table-cell table:formula="of:=SUMPRODUCT([.D136:.D199];[.$P$6:.$P$69])" office:value-type="float" office:value="173" calcext:value-type="float">
            <text:p>173</text:p>
          </table:table-cell>
          <table:table-cell table:style-name="ce34" table:formula="of:=[.H136]*[.H136]+[.I136]*[.I136]+[.J136]*[.J136]" office:value-type="float" office:value="74577" calcext:value-type="float">
            <text:p>7457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37:.B200];[.$P$6:.$P$69])" office:value-type="float" office:value="95" calcext:value-type="float">
            <text:p>95</text:p>
          </table:table-cell>
          <table:table-cell table:formula="of:=SUMPRODUCT([.C137:.C200];[.$P$6:.$P$69])" office:value-type="float" office:value="10" calcext:value-type="float">
            <text:p>10</text:p>
          </table:table-cell>
          <table:table-cell table:formula="of:=SUMPRODUCT([.D137:.D200];[.$P$6:.$P$69])" office:value-type="float" office:value="66" calcext:value-type="float">
            <text:p>66</text:p>
          </table:table-cell>
          <table:table-cell table:style-name="ce34" table:formula="of:=[.H137]*[.H137]+[.I137]*[.I137]+[.J137]*[.J137]" office:value-type="float" office:value="13481" calcext:value-type="float">
            <text:p>1348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38:.B201];[.$P$6:.$P$69])" office:value-type="float" office:value="43" calcext:value-type="float">
            <text:p>43</text:p>
          </table:table-cell>
          <table:table-cell table:formula="of:=SUMPRODUCT([.C138:.C201];[.$P$6:.$P$69])" office:value-type="float" office:value="-23" calcext:value-type="float">
            <text:p>-23</text:p>
          </table:table-cell>
          <table:table-cell table:formula="of:=SUMPRODUCT([.D138:.D201];[.$P$6:.$P$69])" office:value-type="float" office:value="26" calcext:value-type="float">
            <text:p>26</text:p>
          </table:table-cell>
          <table:table-cell table:style-name="ce34" table:formula="of:=[.H138]*[.H138]+[.I138]*[.I138]+[.J138]*[.J138]" office:value-type="float" office:value="3054" calcext:value-type="float">
            <text:p>305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47" calcext:value-type="float">
            <text:p>-47</text:p>
          </table:table-cell>
          <table:table-cell/>
          <table:table-cell table:style-name="ce22"/>
          <table:table-cell/>
          <table:table-cell table:formula="of:=SUMPRODUCT([.B139:.B202];[.$P$6:.$P$69])" office:value-type="float" office:value="12" calcext:value-type="float">
            <text:p>12</text:p>
          </table:table-cell>
          <table:table-cell table:formula="of:=SUMPRODUCT([.C139:.C202];[.$P$6:.$P$69])" office:value-type="float" office:value="-4" calcext:value-type="float">
            <text:p>-4</text:p>
          </table:table-cell>
          <table:table-cell table:formula="of:=SUMPRODUCT([.D139:.D202];[.$P$6:.$P$69])" office:value-type="float" office:value="-1" calcext:value-type="float">
            <text:p>-1</text:p>
          </table:table-cell>
          <table:table-cell table:style-name="ce34" table:formula="of:=[.H139]*[.H139]+[.I139]*[.I139]+[.J139]*[.J139]" office:value-type="float" office:value="161" calcext:value-type="float">
            <text:p>16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5" calcext:value-type="float">
            <text:p>-7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-125" calcext:value-type="float">
            <text:p>-125</text:p>
          </table:table-cell>
          <table:table-cell/>
          <table:table-cell table:style-name="ce22"/>
          <table:table-cell/>
          <table:table-cell table:formula="of:=SUMPRODUCT([.B140:.B203];[.$P$6:.$P$69])" office:value-type="float" office:value="-12" calcext:value-type="float">
            <text:p>-12</text:p>
          </table:table-cell>
          <table:table-cell table:formula="of:=SUMPRODUCT([.C140:.C203];[.$P$6:.$P$69])" office:value-type="float" office:value="20" calcext:value-type="float">
            <text:p>20</text:p>
          </table:table-cell>
          <table:table-cell table:formula="of:=SUMPRODUCT([.D140:.D203];[.$P$6:.$P$69])" office:value-type="float" office:value="-87" calcext:value-type="float">
            <text:p>-87</text:p>
          </table:table-cell>
          <table:table-cell table:style-name="ce34" table:formula="of:=[.H140]*[.H140]+[.I140]*[.I140]+[.J140]*[.J140]" office:value-type="float" office:value="8113" calcext:value-type="float">
            <text:p>81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0" calcext:value-type="float">
            <text:p>-7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53" calcext:value-type="float">
            <text:p>-53</text:p>
          </table:table-cell>
          <table:table-cell/>
          <table:table-cell table:style-name="ce22"/>
          <table:table-cell/>
          <table:table-cell table:formula="of:=SUMPRODUCT([.B141:.B204];[.$P$6:.$P$69])" office:value-type="float" office:value="-90" calcext:value-type="float">
            <text:p>-90</text:p>
          </table:table-cell>
          <table:table-cell table:formula="of:=SUMPRODUCT([.C141:.C204];[.$P$6:.$P$69])" office:value-type="float" office:value="10" calcext:value-type="float">
            <text:p>10</text:p>
          </table:table-cell>
          <table:table-cell table:formula="of:=SUMPRODUCT([.D141:.D204];[.$P$6:.$P$69])" office:value-type="float" office:value="-190" calcext:value-type="float">
            <text:p>-190</text:p>
          </table:table-cell>
          <table:table-cell table:style-name="ce34" table:formula="of:=[.H141]*[.H141]+[.I141]*[.I141]+[.J141]*[.J141]" office:value-type="float" office:value="44300" calcext:value-type="float">
            <text:p>4430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8" calcext:value-type="float">
            <text:p>-28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142:.B205];[.$P$6:.$P$69])" office:value-type="float" office:value="-162" calcext:value-type="float">
            <text:p>-162</text:p>
          </table:table-cell>
          <table:table-cell table:formula="of:=SUMPRODUCT([.C142:.C205];[.$P$6:.$P$69])" office:value-type="float" office:value="41" calcext:value-type="float">
            <text:p>41</text:p>
          </table:table-cell>
          <table:table-cell table:formula="of:=SUMPRODUCT([.D142:.D205];[.$P$6:.$P$69])" office:value-type="float" office:value="-235" calcext:value-type="float">
            <text:p>-235</text:p>
          </table:table-cell>
          <table:table-cell table:style-name="ce34" table:formula="of:=[.H142]*[.H142]+[.I142]*[.I142]+[.J142]*[.J142]" office:value-type="float" office:value="83150" calcext:value-type="float">
            <text:p>8315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143:.B206];[.$P$6:.$P$69])" office:value-type="float" office:value="-180" calcext:value-type="float">
            <text:p>-180</text:p>
          </table:table-cell>
          <table:table-cell table:formula="of:=SUMPRODUCT([.C143:.C206];[.$P$6:.$P$69])" office:value-type="float" office:value="54" calcext:value-type="float">
            <text:p>54</text:p>
          </table:table-cell>
          <table:table-cell table:formula="of:=SUMPRODUCT([.D143:.D206];[.$P$6:.$P$69])" office:value-type="float" office:value="-239" calcext:value-type="float">
            <text:p>-239</text:p>
          </table:table-cell>
          <table:table-cell table:style-name="ce34" table:formula="of:=[.H143]*[.H143]+[.I143]*[.I143]+[.J143]*[.J143]" office:value-type="float" office:value="92437" calcext:value-type="float">
            <text:p>9243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144:.B207];[.$P$6:.$P$69])" office:value-type="float" office:value="-165" calcext:value-type="float">
            <text:p>-165</text:p>
          </table:table-cell>
          <table:table-cell table:formula="of:=SUMPRODUCT([.C144:.C207];[.$P$6:.$P$69])" office:value-type="float" office:value="13" calcext:value-type="float">
            <text:p>13</text:p>
          </table:table-cell>
          <table:table-cell table:formula="of:=SUMPRODUCT([.D144:.D207];[.$P$6:.$P$69])" office:value-type="float" office:value="-61" calcext:value-type="float">
            <text:p>-61</text:p>
          </table:table-cell>
          <table:table-cell table:style-name="ce34" table:formula="of:=[.H144]*[.H144]+[.I144]*[.I144]+[.J144]*[.J144]" office:value-type="float" office:value="31115" calcext:value-type="float">
            <text:p>3111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145:.B208];[.$P$6:.$P$69])" office:value-type="float" office:value="7" calcext:value-type="float">
            <text:p>7</text:p>
          </table:table-cell>
          <table:table-cell table:formula="of:=SUMPRODUCT([.C145:.C208];[.$P$6:.$P$69])" office:value-type="float" office:value="-19" calcext:value-type="float">
            <text:p>-19</text:p>
          </table:table-cell>
          <table:table-cell table:formula="of:=SUMPRODUCT([.D145:.D208];[.$P$6:.$P$69])" office:value-type="float" office:value="159" calcext:value-type="float">
            <text:p>159</text:p>
          </table:table-cell>
          <table:table-cell table:style-name="ce34" table:formula="of:=[.H145]*[.H145]+[.I145]*[.I145]+[.J145]*[.J145]" office:value-type="float" office:value="25691" calcext:value-type="float">
            <text:p>2569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146:.B209];[.$P$6:.$P$69])" office:value-type="float" office:value="133" calcext:value-type="float">
            <text:p>133</text:p>
          </table:table-cell>
          <table:table-cell table:formula="of:=SUMPRODUCT([.C146:.C209];[.$P$6:.$P$69])" office:value-type="float" office:value="-28" calcext:value-type="float">
            <text:p>-28</text:p>
          </table:table-cell>
          <table:table-cell table:formula="of:=SUMPRODUCT([.D146:.D209];[.$P$6:.$P$69])" office:value-type="float" office:value="253" calcext:value-type="float">
            <text:p>253</text:p>
          </table:table-cell>
          <table:table-cell table:style-name="ce34" table:formula="of:=[.H146]*[.H146]+[.I146]*[.I146]+[.J146]*[.J146]" office:value-type="float" office:value="82482" calcext:value-type="float">
            <text:p>8248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/>
          <table:table-cell table:formula="of:=SUMPRODUCT([.B147:.B210];[.$P$6:.$P$69])" office:value-type="float" office:value="185" calcext:value-type="float">
            <text:p>185</text:p>
          </table:table-cell>
          <table:table-cell table:formula="of:=SUMPRODUCT([.C147:.C210];[.$P$6:.$P$69])" office:value-type="float" office:value="-52" calcext:value-type="float">
            <text:p>-52</text:p>
          </table:table-cell>
          <table:table-cell table:formula="of:=SUMPRODUCT([.D147:.D210];[.$P$6:.$P$69])" office:value-type="float" office:value="286" calcext:value-type="float">
            <text:p>286</text:p>
          </table:table-cell>
          <table:table-cell table:style-name="ce34" table:formula="of:=[.H147]*[.H147]+[.I147]*[.I147]+[.J147]*[.J147]" office:value-type="float" office:value="118725" calcext:value-type="float">
            <text:p>11872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123" calcext:value-type="float">
            <text:p>123</text:p>
          </table:table-cell>
          <table:table-cell/>
          <table:table-cell table:style-name="ce22"/>
          <table:table-cell/>
          <table:table-cell table:formula="of:=SUMPRODUCT([.B148:.B211];[.$P$6:.$P$69])" office:value-type="float" office:value="197" calcext:value-type="float">
            <text:p>197</text:p>
          </table:table-cell>
          <table:table-cell table:formula="of:=SUMPRODUCT([.C148:.C211];[.$P$6:.$P$69])" office:value-type="float" office:value="-18" calcext:value-type="float">
            <text:p>-18</text:p>
          </table:table-cell>
          <table:table-cell table:formula="of:=SUMPRODUCT([.D148:.D211];[.$P$6:.$P$69])" office:value-type="float" office:value="171" calcext:value-type="float">
            <text:p>171</text:p>
          </table:table-cell>
          <table:table-cell table:style-name="ce34" table:formula="of:=[.H148]*[.H148]+[.I148]*[.I148]+[.J148]*[.J148]" office:value-type="float" office:value="68374" calcext:value-type="float">
            <text:p>6837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51" calcext:value-type="float">
            <text:p>51</text:p>
          </table:table-cell>
          <table:table-cell/>
          <table:table-cell table:style-name="ce22"/>
          <table:table-cell/>
          <table:table-cell table:formula="of:=SUMPRODUCT([.B149:.B212];[.$P$6:.$P$69])" office:value-type="float" office:value="99" calcext:value-type="float">
            <text:p>99</text:p>
          </table:table-cell>
          <table:table-cell table:formula="of:=SUMPRODUCT([.C149:.C212];[.$P$6:.$P$69])" office:value-type="float" office:value="9" calcext:value-type="float">
            <text:p>9</text:p>
          </table:table-cell>
          <table:table-cell table:formula="of:=SUMPRODUCT([.D149:.D212];[.$P$6:.$P$69])" office:value-type="float" office:value="59" calcext:value-type="float">
            <text:p>59</text:p>
          </table:table-cell>
          <table:table-cell table:style-name="ce34" table:formula="of:=[.H149]*[.H149]+[.I149]*[.I149]+[.J149]*[.J149]" office:value-type="float" office:value="13363" calcext:value-type="float">
            <text:p>1336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22"/>
          <table:table-cell/>
          <table:table-cell table:formula="of:=SUMPRODUCT([.B150:.B213];[.$P$6:.$P$69])" office:value-type="float" office:value="48" calcext:value-type="float">
            <text:p>48</text:p>
          </table:table-cell>
          <table:table-cell table:formula="of:=SUMPRODUCT([.C150:.C213];[.$P$6:.$P$69])" office:value-type="float" office:value="-10" calcext:value-type="float">
            <text:p>-10</text:p>
          </table:table-cell>
          <table:table-cell table:formula="of:=SUMPRODUCT([.D150:.D213];[.$P$6:.$P$69])" office:value-type="float" office:value="11" calcext:value-type="float">
            <text:p>11</text:p>
          </table:table-cell>
          <table:table-cell table:style-name="ce34" table:formula="of:=[.H150]*[.H150]+[.I150]*[.I150]+[.J150]*[.J150]" office:value-type="float" office:value="2525" calcext:value-type="float">
            <text:p>252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85" calcext:value-type="float">
            <text:p>-85</text:p>
          </table:table-cell>
          <table:table-cell/>
          <table:table-cell table:style-name="ce22"/>
          <table:table-cell/>
          <table:table-cell table:formula="of:=SUMPRODUCT([.B151:.B214];[.$P$6:.$P$69])" office:value-type="float" office:value="14" calcext:value-type="float">
            <text:p>14</text:p>
          </table:table-cell>
          <table:table-cell table:formula="of:=SUMPRODUCT([.C151:.C214];[.$P$6:.$P$69])" office:value-type="float" office:value="11" calcext:value-type="float">
            <text:p>11</text:p>
          </table:table-cell>
          <table:table-cell table:formula="of:=SUMPRODUCT([.D151:.D214];[.$P$6:.$P$69])" office:value-type="float" office:value="-25" calcext:value-type="float">
            <text:p>-25</text:p>
          </table:table-cell>
          <table:table-cell table:style-name="ce34" table:formula="of:=[.H151]*[.H151]+[.I151]*[.I151]+[.J151]*[.J151]" office:value-type="float" office:value="942" calcext:value-type="float">
            <text:p>94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6" calcext:value-type="float">
            <text:p>-8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-115" calcext:value-type="float">
            <text:p>-115</text:p>
          </table:table-cell>
          <table:table-cell/>
          <table:table-cell table:style-name="ce22"/>
          <table:table-cell/>
          <table:table-cell table:formula="of:=SUMPRODUCT([.B152:.B215];[.$P$6:.$P$69])" office:value-type="float" office:value="-12" calcext:value-type="float">
            <text:p>-12</text:p>
          </table:table-cell>
          <table:table-cell table:formula="of:=SUMPRODUCT([.C152:.C215];[.$P$6:.$P$69])" office:value-type="float" office:value="-1" calcext:value-type="float">
            <text:p>-1</text:p>
          </table:table-cell>
          <table:table-cell table:formula="of:=SUMPRODUCT([.D152:.D215];[.$P$6:.$P$69])" office:value-type="float" office:value="78" calcext:value-type="float">
            <text:p>78</text:p>
          </table:table-cell>
          <table:table-cell table:style-name="ce34" table:formula="of:=[.H152]*[.H152]+[.I152]*[.I152]+[.J152]*[.J152]" office:value-type="float" office:value="6229" calcext:value-type="float">
            <text:p>622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49" calcext:value-type="float">
            <text:p>-49</text:p>
          </table:table-cell>
          <table:table-cell/>
          <table:table-cell table:style-name="ce22"/>
          <table:table-cell/>
          <table:table-cell table:formula="of:=SUMPRODUCT([.B153:.B216];[.$P$6:.$P$69])" office:value-type="float" office:value="86" calcext:value-type="float">
            <text:p>86</text:p>
          </table:table-cell>
          <table:table-cell table:formula="of:=SUMPRODUCT([.C153:.C216];[.$P$6:.$P$69])" office:value-type="float" office:value="-41" calcext:value-type="float">
            <text:p>-41</text:p>
          </table:table-cell>
          <table:table-cell table:formula="of:=SUMPRODUCT([.D153:.D216];[.$P$6:.$P$69])" office:value-type="float" office:value="186" calcext:value-type="float">
            <text:p>186</text:p>
          </table:table-cell>
          <table:table-cell table:style-name="ce34" table:formula="of:=[.H153]*[.H153]+[.I153]*[.I153]+[.J153]*[.J153]" office:value-type="float" office:value="43673" calcext:value-type="float">
            <text:p>4367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3" calcext:value-type="float">
            <text:p>-13</text:p>
          </table:table-cell>
          <table:table-cell/>
          <table:table-cell table:style-name="ce22"/>
          <table:table-cell/>
          <table:table-cell table:formula="of:=SUMPRODUCT([.B154:.B217];[.$P$6:.$P$69])" office:value-type="float" office:value="134" calcext:value-type="float">
            <text:p>134</text:p>
          </table:table-cell>
          <table:table-cell table:formula="of:=SUMPRODUCT([.C154:.C217];[.$P$6:.$P$69])" office:value-type="float" office:value="-11" calcext:value-type="float">
            <text:p>-11</text:p>
          </table:table-cell>
          <table:table-cell table:formula="of:=SUMPRODUCT([.D154:.D217];[.$P$6:.$P$69])" office:value-type="float" office:value="215" calcext:value-type="float">
            <text:p>215</text:p>
          </table:table-cell>
          <table:table-cell table:style-name="ce34" table:formula="of:=[.H154]*[.H154]+[.I154]*[.I154]+[.J154]*[.J154]" office:value-type="float" office:value="64302" calcext:value-type="float">
            <text:p>6430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55:.B218];[.$P$6:.$P$69])" office:value-type="float" office:value="154" calcext:value-type="float">
            <text:p>154</text:p>
          </table:table-cell>
          <table:table-cell table:formula="of:=SUMPRODUCT([.C155:.C218];[.$P$6:.$P$69])" office:value-type="float" office:value="-23" calcext:value-type="float">
            <text:p>-23</text:p>
          </table:table-cell>
          <table:table-cell table:formula="of:=SUMPRODUCT([.D155:.D218];[.$P$6:.$P$69])" office:value-type="float" office:value="233" calcext:value-type="float">
            <text:p>233</text:p>
          </table:table-cell>
          <table:table-cell table:style-name="ce34" table:formula="of:=[.H155]*[.H155]+[.I155]*[.I155]+[.J155]*[.J155]" office:value-type="float" office:value="78534" calcext:value-type="float">
            <text:p>7853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56:.B219];[.$P$6:.$P$69])" office:value-type="float" office:value="166" calcext:value-type="float">
            <text:p>166</text:p>
          </table:table-cell>
          <table:table-cell table:formula="of:=SUMPRODUCT([.C156:.C219];[.$P$6:.$P$69])" office:value-type="float" office:value="-28" calcext:value-type="float">
            <text:p>-28</text:p>
          </table:table-cell>
          <table:table-cell table:formula="of:=SUMPRODUCT([.D156:.D219];[.$P$6:.$P$69])" office:value-type="float" office:value="66" calcext:value-type="float">
            <text:p>66</text:p>
          </table:table-cell>
          <table:table-cell table:style-name="ce34" table:formula="of:=[.H156]*[.H156]+[.I156]*[.I156]+[.J156]*[.J156]" office:value-type="float" office:value="32696" calcext:value-type="float">
            <text:p>3269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57:.B220];[.$P$6:.$P$69])" office:value-type="float" office:value="-17" calcext:value-type="float">
            <text:p>-17</text:p>
          </table:table-cell>
          <table:table-cell table:formula="of:=SUMPRODUCT([.C157:.C220];[.$P$6:.$P$69])" office:value-type="float" office:value="59" calcext:value-type="float">
            <text:p>59</text:p>
          </table:table-cell>
          <table:table-cell table:formula="of:=SUMPRODUCT([.D157:.D220];[.$P$6:.$P$69])" office:value-type="float" office:value="-176" calcext:value-type="float">
            <text:p>-176</text:p>
          </table:table-cell>
          <table:table-cell table:style-name="ce34" table:formula="of:=[.H157]*[.H157]+[.I157]*[.I157]+[.J157]*[.J157]" office:value-type="float" office:value="34746" calcext:value-type="float">
            <text:p>3474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58:.B221];[.$P$6:.$P$69])" office:value-type="float" office:value="-145" calcext:value-type="float">
            <text:p>-145</text:p>
          </table:table-cell>
          <table:table-cell table:formula="of:=SUMPRODUCT([.C158:.C221];[.$P$6:.$P$69])" office:value-type="float" office:value="49" calcext:value-type="float">
            <text:p>49</text:p>
          </table:table-cell>
          <table:table-cell table:formula="of:=SUMPRODUCT([.D158:.D221];[.$P$6:.$P$69])" office:value-type="float" office:value="-263" calcext:value-type="float">
            <text:p>-263</text:p>
          </table:table-cell>
          <table:table-cell table:style-name="ce34" table:formula="of:=[.H158]*[.H158]+[.I158]*[.I158]+[.J158]*[.J158]" office:value-type="float" office:value="92595" calcext:value-type="float">
            <text:p>9259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89" calcext:value-type="float">
            <text:p>89</text:p>
          </table:table-cell>
          <table:table-cell/>
          <table:table-cell table:style-name="ce22"/>
          <table:table-cell/>
          <table:table-cell table:formula="of:=SUMPRODUCT([.B159:.B222];[.$P$6:.$P$69])" office:value-type="float" office:value="-191" calcext:value-type="float">
            <text:p>-191</text:p>
          </table:table-cell>
          <table:table-cell table:formula="of:=SUMPRODUCT([.C159:.C222];[.$P$6:.$P$69])" office:value-type="float" office:value="46" calcext:value-type="float">
            <text:p>46</text:p>
          </table:table-cell>
          <table:table-cell table:formula="of:=SUMPRODUCT([.D159:.D222];[.$P$6:.$P$69])" office:value-type="float" office:value="-285" calcext:value-type="float">
            <text:p>-285</text:p>
          </table:table-cell>
          <table:table-cell table:style-name="ce34" table:formula="of:=[.H159]*[.H159]+[.I159]*[.I159]+[.J159]*[.J159]" office:value-type="float" office:value="119822" calcext:value-type="float">
            <text:p>11982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-23" calcext:value-type="float">
            <text:p>-23</text:p>
          </table:table-cell>
          <table:table-cell table:style-name="ce18" office:value-type="float" office:value="115" calcext:value-type="float">
            <text:p>115</text:p>
          </table:table-cell>
          <table:table-cell/>
          <table:table-cell table:style-name="ce22"/>
          <table:table-cell/>
          <table:table-cell table:formula="of:=SUMPRODUCT([.B160:.B223];[.$P$6:.$P$69])" office:value-type="float" office:value="-196" calcext:value-type="float">
            <text:p>-196</text:p>
          </table:table-cell>
          <table:table-cell table:formula="of:=SUMPRODUCT([.C160:.C223];[.$P$6:.$P$69])" office:value-type="float" office:value="61" calcext:value-type="float">
            <text:p>61</text:p>
          </table:table-cell>
          <table:table-cell table:formula="of:=SUMPRODUCT([.D160:.D223];[.$P$6:.$P$69])" office:value-type="float" office:value="-193" calcext:value-type="float">
            <text:p>-193</text:p>
          </table:table-cell>
          <table:table-cell table:style-name="ce34" table:formula="of:=[.H160]*[.H160]+[.I160]*[.I160]+[.J160]*[.J160]" office:value-type="float" office:value="79386" calcext:value-type="float">
            <text:p>7938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6" calcext:value-type="float">
            <text:p>46</text:p>
          </table:table-cell>
          <table:table-cell/>
          <table:table-cell table:style-name="ce22"/>
          <table:table-cell/>
          <table:table-cell table:formula="of:=SUMPRODUCT([.B161:.B224];[.$P$6:.$P$69])" office:value-type="float" office:value="-103" calcext:value-type="float">
            <text:p>-103</text:p>
          </table:table-cell>
          <table:table-cell table:formula="of:=SUMPRODUCT([.C161:.C224];[.$P$6:.$P$69])" office:value-type="float" office:value="-21" calcext:value-type="float">
            <text:p>-21</text:p>
          </table:table-cell>
          <table:table-cell table:formula="of:=SUMPRODUCT([.D161:.D224];[.$P$6:.$P$69])" office:value-type="float" office:value="-69" calcext:value-type="float">
            <text:p>-69</text:p>
          </table:table-cell>
          <table:table-cell table:style-name="ce34" table:formula="of:=[.H161]*[.H161]+[.I161]*[.I161]+[.J161]*[.J161]" office:value-type="float" office:value="15811" calcext:value-type="float">
            <text:p>1581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22"/>
          <table:table-cell/>
          <table:table-cell table:formula="of:=SUMPRODUCT([.B162:.B225];[.$P$6:.$P$69])" office:value-type="float" office:value="-35" calcext:value-type="float">
            <text:p>-35</text:p>
          </table:table-cell>
          <table:table-cell table:formula="of:=SUMPRODUCT([.C162:.C225];[.$P$6:.$P$69])" office:value-type="float" office:value="-44" calcext:value-type="float">
            <text:p>-44</text:p>
          </table:table-cell>
          <table:table-cell table:formula="of:=SUMPRODUCT([.D162:.D225];[.$P$6:.$P$69])" office:value-type="float" office:value="-15" calcext:value-type="float">
            <text:p>-15</text:p>
          </table:table-cell>
          <table:table-cell table:style-name="ce34" table:formula="of:=[.H162]*[.H162]+[.I162]*[.I162]+[.J162]*[.J162]" office:value-type="float" office:value="3386" calcext:value-type="float">
            <text:p>338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90" calcext:value-type="float">
            <text:p>-90</text:p>
          </table:table-cell>
          <table:table-cell/>
          <table:table-cell table:style-name="ce22"/>
          <table:table-cell/>
          <table:table-cell table:formula="of:=SUMPRODUCT([.B163:.B226];[.$P$6:.$P$69])" office:value-type="float" office:value="-4" calcext:value-type="float">
            <text:p>-4</text:p>
          </table:table-cell>
          <table:table-cell table:formula="of:=SUMPRODUCT([.C163:.C226];[.$P$6:.$P$69])" office:value-type="float" office:value="-18" calcext:value-type="float">
            <text:p>-18</text:p>
          </table:table-cell>
          <table:table-cell table:formula="of:=SUMPRODUCT([.D163:.D226];[.$P$6:.$P$69])" office:value-type="float" office:value="-8" calcext:value-type="float">
            <text:p>-8</text:p>
          </table:table-cell>
          <table:table-cell table:style-name="ce34" table:formula="of:=[.H163]*[.H163]+[.I163]*[.I163]+[.J163]*[.J163]" office:value-type="float" office:value="404" calcext:value-type="float">
            <text:p>40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9" calcext:value-type="float">
            <text:p>-8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-116" calcext:value-type="float">
            <text:p>-116</text:p>
          </table:table-cell>
          <table:table-cell/>
          <table:table-cell table:style-name="ce22"/>
          <table:table-cell/>
          <table:table-cell table:formula="of:=SUMPRODUCT([.B164:.B227];[.$P$6:.$P$69])" office:value-type="float" office:value="-3" calcext:value-type="float">
            <text:p>-3</text:p>
          </table:table-cell>
          <table:table-cell table:formula="of:=SUMPRODUCT([.C164:.C227];[.$P$6:.$P$69])" office:value-type="float" office:value="-39" calcext:value-type="float">
            <text:p>-39</text:p>
          </table:table-cell>
          <table:table-cell table:formula="of:=SUMPRODUCT([.D164:.D227];[.$P$6:.$P$69])" office:value-type="float" office:value="48" calcext:value-type="float">
            <text:p>48</text:p>
          </table:table-cell>
          <table:table-cell table:style-name="ce34" table:formula="of:=[.H164]*[.H164]+[.I164]*[.I164]+[.J164]*[.J164]" office:value-type="float" office:value="3834" calcext:value-type="float">
            <text:p>383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5" calcext:value-type="float">
            <text:p>-6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48" calcext:value-type="float">
            <text:p>-48</text:p>
          </table:table-cell>
          <table:table-cell/>
          <table:table-cell table:style-name="ce22"/>
          <table:table-cell/>
          <table:table-cell table:formula="of:=SUMPRODUCT([.B165:.B228];[.$P$6:.$P$69])" office:value-type="float" office:value="76" calcext:value-type="float">
            <text:p>76</text:p>
          </table:table-cell>
          <table:table-cell table:formula="of:=SUMPRODUCT([.C165:.C228];[.$P$6:.$P$69])" office:value-type="float" office:value="-37" calcext:value-type="float">
            <text:p>-37</text:p>
          </table:table-cell>
          <table:table-cell table:formula="of:=SUMPRODUCT([.D165:.D228];[.$P$6:.$P$69])" office:value-type="float" office:value="175" calcext:value-type="float">
            <text:p>175</text:p>
          </table:table-cell>
          <table:table-cell table:style-name="ce34" table:formula="of:=[.H165]*[.H165]+[.I165]*[.I165]+[.J165]*[.J165]" office:value-type="float" office:value="37770" calcext:value-type="float">
            <text:p>3777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6" calcext:value-type="float">
            <text:p>-16</text:p>
          </table:table-cell>
          <table:table-cell/>
          <table:table-cell table:style-name="ce22"/>
          <table:table-cell/>
          <table:table-cell table:formula="of:=SUMPRODUCT([.B166:.B229];[.$P$6:.$P$69])" office:value-type="float" office:value="144" calcext:value-type="float">
            <text:p>144</text:p>
          </table:table-cell>
          <table:table-cell table:formula="of:=SUMPRODUCT([.C166:.C229];[.$P$6:.$P$69])" office:value-type="float" office:value="-3" calcext:value-type="float">
            <text:p>-3</text:p>
          </table:table-cell>
          <table:table-cell table:formula="of:=SUMPRODUCT([.D166:.D229];[.$P$6:.$P$69])" office:value-type="float" office:value="218" calcext:value-type="float">
            <text:p>218</text:p>
          </table:table-cell>
          <table:table-cell table:style-name="ce34" table:formula="of:=[.H166]*[.H166]+[.I166]*[.I166]+[.J166]*[.J166]" office:value-type="float" office:value="68269" calcext:value-type="float">
            <text:p>6826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167:.B230];[.$P$6:.$P$69])" office:value-type="float" office:value="162" calcext:value-type="float">
            <text:p>162</text:p>
          </table:table-cell>
          <table:table-cell table:formula="of:=SUMPRODUCT([.C167:.C230];[.$P$6:.$P$69])" office:value-type="float" office:value="-38" calcext:value-type="float">
            <text:p>-38</text:p>
          </table:table-cell>
          <table:table-cell table:formula="of:=SUMPRODUCT([.D167:.D230];[.$P$6:.$P$69])" office:value-type="float" office:value="238" calcext:value-type="float">
            <text:p>238</text:p>
          </table:table-cell>
          <table:table-cell table:style-name="ce34" table:formula="of:=[.H167]*[.H167]+[.I167]*[.I167]+[.J167]*[.J167]" office:value-type="float" office:value="84332" calcext:value-type="float">
            <text:p>8433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4" calcext:value-type="float">
            <text:p>-14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168:.B231];[.$P$6:.$P$69])" office:value-type="float" office:value="165" calcext:value-type="float">
            <text:p>165</text:p>
          </table:table-cell>
          <table:table-cell table:formula="of:=SUMPRODUCT([.C168:.C231];[.$P$6:.$P$69])" office:value-type="float" office:value="-28" calcext:value-type="float">
            <text:p>-28</text:p>
          </table:table-cell>
          <table:table-cell table:formula="of:=SUMPRODUCT([.D168:.D231];[.$P$6:.$P$69])" office:value-type="float" office:value="-34" calcext:value-type="float">
            <text:p>-34</text:p>
          </table:table-cell>
          <table:table-cell table:style-name="ce34" table:formula="of:=[.H168]*[.H168]+[.I168]*[.I168]+[.J168]*[.J168]" office:value-type="float" office:value="29165" calcext:value-type="float">
            <text:p>2916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169:.B232];[.$P$6:.$P$69])" office:value-type="float" office:value="-164" calcext:value-type="float">
            <text:p>-164</text:p>
          </table:table-cell>
          <table:table-cell table:formula="of:=SUMPRODUCT([.C169:.C232];[.$P$6:.$P$69])" office:value-type="float" office:value="89" calcext:value-type="float">
            <text:p>89</text:p>
          </table:table-cell>
          <table:table-cell table:formula="of:=SUMPRODUCT([.D169:.D232];[.$P$6:.$P$69])" office:value-type="float" office:value="-508" calcext:value-type="float">
            <text:p>-508</text:p>
          </table:table-cell>
          <table:table-cell table:style-name="ce34" table:formula="of:=[.H169]*[.H169]+[.I169]*[.I169]+[.J169]*[.J169]" office:value-type="float" office:value="292881" calcext:value-type="float">
            <text:p>29288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70:.B233];[.$P$6:.$P$69])" office:value-type="float" office:value="-429" calcext:value-type="float">
            <text:p>-429</text:p>
          </table:table-cell>
          <table:table-cell table:formula="of:=SUMPRODUCT([.C170:.C233];[.$P$6:.$P$69])" office:value-type="float" office:value="93" calcext:value-type="float">
            <text:p>93</text:p>
          </table:table-cell>
          <table:table-cell table:formula="of:=SUMPRODUCT([.D170:.D233];[.$P$6:.$P$69])" office:value-type="float" office:value="-692" calcext:value-type="float">
            <text:p>-692</text:p>
          </table:table-cell>
          <table:table-cell table:style-name="ce34" table:formula="of:=[.H170]*[.H170]+[.I170]*[.I170]+[.J170]*[.J170]" office:value-type="float" office:value="671554" calcext:value-type="float">
            <text:p>67155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69" calcext:value-type="float">
            <text:p>69</text:p>
          </table:table-cell>
          <table:table-cell/>
          <table:table-cell table:style-name="ce22"/>
          <table:table-cell/>
          <table:table-cell table:formula="of:=SUMPRODUCT([.B171:.B234];[.$P$6:.$P$69])" office:value-type="float" office:value="-521" calcext:value-type="float">
            <text:p>-521</text:p>
          </table:table-cell>
          <table:table-cell table:formula="of:=SUMPRODUCT([.C171:.C234];[.$P$6:.$P$69])" office:value-type="float" office:value="104" calcext:value-type="float">
            <text:p>104</text:p>
          </table:table-cell>
          <table:table-cell table:formula="of:=SUMPRODUCT([.D171:.D234];[.$P$6:.$P$69])" office:value-type="float" office:value="-734" calcext:value-type="float">
            <text:p>-734</text:p>
          </table:table-cell>
          <table:table-cell table:style-name="ce34" table:formula="of:=[.H171]*[.H171]+[.I171]*[.I171]+[.J171]*[.J171]" office:value-type="float" office:value="821013" calcext:value-type="float">
            <text:p>8210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119" calcext:value-type="float">
            <text:p>119</text:p>
          </table:table-cell>
          <table:table-cell/>
          <table:table-cell table:style-name="ce22"/>
          <table:table-cell/>
          <table:table-cell table:formula="of:=SUMPRODUCT([.B172:.B235];[.$P$6:.$P$69])" office:value-type="float" office:value="-529" calcext:value-type="float">
            <text:p>-529</text:p>
          </table:table-cell>
          <table:table-cell table:formula="of:=SUMPRODUCT([.C172:.C235];[.$P$6:.$P$69])" office:value-type="float" office:value="98" calcext:value-type="float">
            <text:p>98</text:p>
          </table:table-cell>
          <table:table-cell table:formula="of:=SUMPRODUCT([.D172:.D235];[.$P$6:.$P$69])" office:value-type="float" office:value="-266" calcext:value-type="float">
            <text:p>-266</text:p>
          </table:table-cell>
          <table:table-cell table:style-name="ce34" table:formula="of:=[.H172]*[.H172]+[.I172]*[.I172]+[.J172]*[.J172]" office:value-type="float" office:value="360201" calcext:value-type="float">
            <text:p>36020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9" calcext:value-type="float">
            <text:p>49</text:p>
          </table:table-cell>
          <table:table-cell/>
          <table:table-cell table:style-name="ce22"/>
          <table:table-cell/>
          <table:table-cell table:formula="of:=SUMPRODUCT([.B173:.B236];[.$P$6:.$P$69])" office:value-type="float" office:value="-11" calcext:value-type="float">
            <text:p>-11</text:p>
          </table:table-cell>
          <table:table-cell table:formula="of:=SUMPRODUCT([.C173:.C236];[.$P$6:.$P$69])" office:value-type="float" office:value="-84" calcext:value-type="float">
            <text:p>-84</text:p>
          </table:table-cell>
          <table:table-cell table:formula="of:=SUMPRODUCT([.D173:.D236];[.$P$6:.$P$69])" office:value-type="float" office:value="440" calcext:value-type="float">
            <text:p>440</text:p>
          </table:table-cell>
          <table:table-cell table:style-name="ce34" table:formula="of:=[.H173]*[.H173]+[.I173]*[.I173]+[.J173]*[.J173]" office:value-type="float" office:value="200777" calcext:value-type="float">
            <text:p>20077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22"/>
          <table:table-cell/>
          <table:table-cell table:formula="of:=SUMPRODUCT([.B174:.B237];[.$P$6:.$P$69])" office:value-type="float" office:value="383" calcext:value-type="float">
            <text:p>383</text:p>
          </table:table-cell>
          <table:table-cell table:formula="of:=SUMPRODUCT([.C174:.C237];[.$P$6:.$P$69])" office:value-type="float" office:value="-134" calcext:value-type="float">
            <text:p>-134</text:p>
          </table:table-cell>
          <table:table-cell table:formula="of:=SUMPRODUCT([.D174:.D237];[.$P$6:.$P$69])" office:value-type="float" office:value="731" calcext:value-type="float">
            <text:p>731</text:p>
          </table:table-cell>
          <table:table-cell table:style-name="ce34" table:formula="of:=[.H174]*[.H174]+[.I174]*[.I174]+[.J174]*[.J174]" office:value-type="float" office:value="699006" calcext:value-type="float">
            <text:p>69900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175:.B238];[.$P$6:.$P$69])" office:value-type="float" office:value="530" calcext:value-type="float">
            <text:p>530</text:p>
          </table:table-cell>
          <table:table-cell table:formula="of:=SUMPRODUCT([.C175:.C238];[.$P$6:.$P$69])" office:value-type="float" office:value="-121" calcext:value-type="float">
            <text:p>-121</text:p>
          </table:table-cell>
          <table:table-cell table:formula="of:=SUMPRODUCT([.D175:.D238];[.$P$6:.$P$69])" office:value-type="float" office:value="806" calcext:value-type="float">
            <text:p>806</text:p>
          </table:table-cell>
          <table:table-cell table:style-name="ce34" table:formula="of:=[.H175]*[.H175]+[.I175]*[.I175]+[.J175]*[.J175]" office:value-type="float" office:value="945177" calcext:value-type="float">
            <text:p>94517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76:.B239];[.$P$6:.$P$69])" office:value-type="float" office:value="564" calcext:value-type="float">
            <text:p>564</text:p>
          </table:table-cell>
          <table:table-cell table:formula="of:=SUMPRODUCT([.C176:.C239];[.$P$6:.$P$69])" office:value-type="float" office:value="-110" calcext:value-type="float">
            <text:p>-110</text:p>
          </table:table-cell>
          <table:table-cell table:formula="of:=SUMPRODUCT([.D176:.D239];[.$P$6:.$P$69])" office:value-type="float" office:value="764" calcext:value-type="float">
            <text:p>764</text:p>
          </table:table-cell>
          <table:table-cell table:style-name="ce34" table:formula="of:=[.H176]*[.H176]+[.I176]*[.I176]+[.J176]*[.J176]" office:value-type="float" office:value="913892" calcext:value-type="float">
            <text:p>913892</text:p>
          </table:table-cell>
          <table:table-cell table:number-columns-repeated="13"/>
        </table:table-row>
        <table:table-row table:style-name="ro2">
          <table:table-cell table:style-name="ce18"/>
          <table:table-cell table:number-columns-repeated="2" table:style-name="ce18" office:value-type="float" office:value="-5" calcext:value-type="float">
            <text:p>-5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177:.B240];[.$P$6:.$P$69])" office:value-type="float" office:value="543" calcext:value-type="float">
            <text:p>543</text:p>
          </table:table-cell>
          <table:table-cell table:formula="of:=SUMPRODUCT([.C177:.C240];[.$P$6:.$P$69])" office:value-type="float" office:value="-65" calcext:value-type="float">
            <text:p>-65</text:p>
          </table:table-cell>
          <table:table-cell table:formula="of:=SUMPRODUCT([.D177:.D240];[.$P$6:.$P$69])" office:value-type="float" office:value="735" calcext:value-type="float">
            <text:p>735</text:p>
          </table:table-cell>
          <table:table-cell table:style-name="ce34" table:formula="of:=[.H177]*[.H177]+[.I177]*[.I177]+[.J177]*[.J177]" office:value-type="float" office:value="839299" calcext:value-type="float">
            <text:p>83929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178:.B241];[.$P$6:.$P$69])" office:value-type="float" office:value="534" calcext:value-type="float">
            <text:p>534</text:p>
          </table:table-cell>
          <table:table-cell table:formula="of:=SUMPRODUCT([.C178:.C241];[.$P$6:.$P$69])" office:value-type="float" office:value="-55" calcext:value-type="float">
            <text:p>-55</text:p>
          </table:table-cell>
          <table:table-cell table:formula="of:=SUMPRODUCT([.D178:.D241];[.$P$6:.$P$69])" office:value-type="float" office:value="699" calcext:value-type="float">
            <text:p>699</text:p>
          </table:table-cell>
          <table:table-cell table:style-name="ce34" table:formula="of:=[.H178]*[.H178]+[.I178]*[.I178]+[.J178]*[.J178]" office:value-type="float" office:value="776782" calcext:value-type="float">
            <text:p>77678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179:.B242];[.$P$6:.$P$69])" office:value-type="float" office:value="512" calcext:value-type="float">
            <text:p>512</text:p>
          </table:table-cell>
          <table:table-cell table:formula="of:=SUMPRODUCT([.C179:.C242];[.$P$6:.$P$69])" office:value-type="float" office:value="-63" calcext:value-type="float">
            <text:p>-63</text:p>
          </table:table-cell>
          <table:table-cell table:formula="of:=SUMPRODUCT([.D179:.D242];[.$P$6:.$P$69])" office:value-type="float" office:value="657" calcext:value-type="float">
            <text:p>657</text:p>
          </table:table-cell>
          <table:table-cell table:style-name="ce34" table:formula="of:=[.H179]*[.H179]+[.I179]*[.I179]+[.J179]*[.J179]" office:value-type="float" office:value="697762" calcext:value-type="float">
            <text:p>69776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80:.B243];[.$P$6:.$P$69])" office:value-type="float" office:value="478" calcext:value-type="float">
            <text:p>478</text:p>
          </table:table-cell>
          <table:table-cell table:formula="of:=SUMPRODUCT([.C180:.C243];[.$P$6:.$P$69])" office:value-type="float" office:value="-42" calcext:value-type="float">
            <text:p>-42</text:p>
          </table:table-cell>
          <table:table-cell table:formula="of:=SUMPRODUCT([.D180:.D243];[.$P$6:.$P$69])" office:value-type="float" office:value="-225" calcext:value-type="float">
            <text:p>-225</text:p>
          </table:table-cell>
          <table:table-cell table:style-name="ce34" table:formula="of:=[.H180]*[.H180]+[.I180]*[.I180]+[.J180]*[.J180]" office:value-type="float" office:value="280873" calcext:value-type="float">
            <text:p>28087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81:.B244];[.$P$6:.$P$69])" office:value-type="float" office:value="-464" calcext:value-type="float">
            <text:p>-464</text:p>
          </table:table-cell>
          <table:table-cell table:formula="of:=SUMPRODUCT([.C181:.C244];[.$P$6:.$P$69])" office:value-type="float" office:value="185" calcext:value-type="float">
            <text:p>185</text:p>
          </table:table-cell>
          <table:table-cell table:formula="of:=SUMPRODUCT([.D181:.D244];[.$P$6:.$P$69])" office:value-type="float" office:value="-1479" calcext:value-type="float">
            <text:p>-1479</text:p>
          </table:table-cell>
          <table:table-cell table:style-name="ce34" table:formula="of:=[.H181]*[.H181]+[.I181]*[.I181]+[.J181]*[.J181]" office:value-type="float" office:value="2436962" calcext:value-type="float">
            <text:p>243696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82:.B245];[.$P$6:.$P$69])" office:value-type="float" office:value="-1167" calcext:value-type="float">
            <text:p>-1167</text:p>
          </table:table-cell>
          <table:table-cell table:formula="of:=SUMPRODUCT([.C182:.C245];[.$P$6:.$P$69])" office:value-type="float" office:value="282" calcext:value-type="float">
            <text:p>282</text:p>
          </table:table-cell>
          <table:table-cell table:formula="of:=SUMPRODUCT([.D182:.D245];[.$P$6:.$P$69])" office:value-type="float" office:value="-1975" calcext:value-type="float">
            <text:p>-1975</text:p>
          </table:table-cell>
          <table:table-cell table:style-name="ce34" table:formula="of:=[.H182]*[.H182]+[.I182]*[.I182]+[.J182]*[.J182]" office:value-type="float" office:value="5342038" calcext:value-type="float">
            <text:p>534203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83:.B246];[.$P$6:.$P$69])" office:value-type="float" office:value="-1410" calcext:value-type="float">
            <text:p>-1410</text:p>
          </table:table-cell>
          <table:table-cell table:formula="of:=SUMPRODUCT([.C183:.C246];[.$P$6:.$P$69])" office:value-type="float" office:value="290" calcext:value-type="float">
            <text:p>290</text:p>
          </table:table-cell>
          <table:table-cell table:formula="of:=SUMPRODUCT([.D183:.D246];[.$P$6:.$P$69])" office:value-type="float" office:value="-2078" calcext:value-type="float">
            <text:p>-2078</text:p>
          </table:table-cell>
          <table:table-cell table:style-name="ce34" table:formula="of:=[.H183]*[.H183]+[.I183]*[.I183]+[.J183]*[.J183]" office:value-type="float" office:value="6390284" calcext:value-type="float">
            <text:p>639028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84:.B247];[.$P$6:.$P$69])" office:value-type="float" office:value="-1452" calcext:value-type="float">
            <text:p>-1452</text:p>
          </table:table-cell>
          <table:table-cell table:formula="of:=SUMPRODUCT([.C184:.C247];[.$P$6:.$P$69])" office:value-type="float" office:value="230" calcext:value-type="float">
            <text:p>230</text:p>
          </table:table-cell>
          <table:table-cell table:formula="of:=SUMPRODUCT([.D184:.D247];[.$P$6:.$P$69])" office:value-type="float" office:value="-1145" calcext:value-type="float">
            <text:p>-1145</text:p>
          </table:table-cell>
          <table:table-cell table:style-name="ce34" table:formula="of:=[.H184]*[.H184]+[.I184]*[.I184]+[.J184]*[.J184]" office:value-type="float" office:value="3472229" calcext:value-type="float">
            <text:p>347222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number-columns-repeated="2"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85:.B248];[.$P$6:.$P$69])" office:value-type="float" office:value="-498" calcext:value-type="float">
            <text:p>-498</text:p>
          </table:table-cell>
          <table:table-cell table:formula="of:=SUMPRODUCT([.C185:.C248];[.$P$6:.$P$69])" office:value-type="float" office:value="-48" calcext:value-type="float">
            <text:p>-48</text:p>
          </table:table-cell>
          <table:table-cell table:formula="of:=SUMPRODUCT([.D185:.D248];[.$P$6:.$P$69])" office:value-type="float" office:value="166" calcext:value-type="float">
            <text:p>166</text:p>
          </table:table-cell>
          <table:table-cell table:style-name="ce34" table:formula="of:=[.H185]*[.H185]+[.I185]*[.I185]+[.J185]*[.J185]" office:value-type="float" office:value="277864" calcext:value-type="float">
            <text:p>27786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86:.B249];[.$P$6:.$P$69])" office:value-type="float" office:value="224" calcext:value-type="float">
            <text:p>224</text:p>
          </table:table-cell>
          <table:table-cell table:formula="of:=SUMPRODUCT([.C186:.C249];[.$P$6:.$P$69])" office:value-type="float" office:value="-153" calcext:value-type="float">
            <text:p>-153</text:p>
          </table:table-cell>
          <table:table-cell table:formula="of:=SUMPRODUCT([.D186:.D249];[.$P$6:.$P$69])" office:value-type="float" office:value="729" calcext:value-type="float">
            <text:p>729</text:p>
          </table:table-cell>
          <table:table-cell table:style-name="ce34" table:formula="of:=[.H186]*[.H186]+[.I186]*[.I186]+[.J186]*[.J186]" office:value-type="float" office:value="605026" calcext:value-type="float">
            <text:p>60502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91" calcext:value-type="float">
            <text:p>-91</text:p>
          </table:table-cell>
          <table:table-cell/>
          <table:table-cell table:style-name="ce22"/>
          <table:table-cell/>
          <table:table-cell table:formula="of:=SUMPRODUCT([.B187:.B250];[.$P$6:.$P$69])" office:value-type="float" office:value="510" calcext:value-type="float">
            <text:p>510</text:p>
          </table:table-cell>
          <table:table-cell table:formula="of:=SUMPRODUCT([.C187:.C250];[.$P$6:.$P$69])" office:value-type="float" office:value="-179" calcext:value-type="float">
            <text:p>-179</text:p>
          </table:table-cell>
          <table:table-cell table:formula="of:=SUMPRODUCT([.D187:.D250];[.$P$6:.$P$69])" office:value-type="float" office:value="915" calcext:value-type="float">
            <text:p>915</text:p>
          </table:table-cell>
          <table:table-cell table:style-name="ce34" table:formula="of:=[.H187]*[.H187]+[.I187]*[.I187]+[.J187]*[.J187]" office:value-type="float" office:value="1129366" calcext:value-type="float">
            <text:p>112936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90" calcext:value-type="float">
            <text:p>-9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-112" calcext:value-type="float">
            <text:p>-112</text:p>
          </table:table-cell>
          <table:table-cell/>
          <table:table-cell table:style-name="ce22"/>
          <table:table-cell/>
          <table:table-cell table:formula="of:=SUMPRODUCT([.B188:.B251];[.$P$6:.$P$69])" office:value-type="float" office:value="611" calcext:value-type="float">
            <text:p>611</text:p>
          </table:table-cell>
          <table:table-cell table:formula="of:=SUMPRODUCT([.C188:.C251];[.$P$6:.$P$69])" office:value-type="float" office:value="-148" calcext:value-type="float">
            <text:p>-148</text:p>
          </table:table-cell>
          <table:table-cell table:formula="of:=SUMPRODUCT([.D188:.D251];[.$P$6:.$P$69])" office:value-type="float" office:value="898" calcext:value-type="float">
            <text:p>898</text:p>
          </table:table-cell>
          <table:table-cell table:style-name="ce34" table:formula="of:=[.H188]*[.H188]+[.I188]*[.I188]+[.J188]*[.J188]" office:value-type="float" office:value="1201629" calcext:value-type="float">
            <text:p>120162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3" calcext:value-type="float">
            <text:p>-6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6" calcext:value-type="float">
            <text:p>-46</text:p>
          </table:table-cell>
          <table:table-cell/>
          <table:table-cell table:style-name="ce22"/>
          <table:table-cell/>
          <table:table-cell table:formula="of:=SUMPRODUCT([.B189:.B252];[.$P$6:.$P$69])" office:value-type="float" office:value="624" calcext:value-type="float">
            <text:p>624</text:p>
          </table:table-cell>
          <table:table-cell table:formula="of:=SUMPRODUCT([.C189:.C252];[.$P$6:.$P$69])" office:value-type="float" office:value="-90" calcext:value-type="float">
            <text:p>-90</text:p>
          </table:table-cell>
          <table:table-cell table:formula="of:=SUMPRODUCT([.D189:.D252];[.$P$6:.$P$69])" office:value-type="float" office:value="870" calcext:value-type="float">
            <text:p>870</text:p>
          </table:table-cell>
          <table:table-cell table:style-name="ce34" table:formula="of:=[.H189]*[.H189]+[.I189]*[.I189]+[.J189]*[.J189]" office:value-type="float" office:value="1154376" calcext:value-type="float">
            <text:p>115437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190:.B253];[.$P$6:.$P$69])" office:value-type="float" office:value="623" calcext:value-type="float">
            <text:p>623</text:p>
          </table:table-cell>
          <table:table-cell table:formula="of:=SUMPRODUCT([.C190:.C253];[.$P$6:.$P$69])" office:value-type="float" office:value="-101" calcext:value-type="float">
            <text:p>-101</text:p>
          </table:table-cell>
          <table:table-cell table:formula="of:=SUMPRODUCT([.D190:.D253];[.$P$6:.$P$69])" office:value-type="float" office:value="833" calcext:value-type="float">
            <text:p>833</text:p>
          </table:table-cell>
          <table:table-cell table:style-name="ce34" table:formula="of:=[.H190]*[.H190]+[.I190]*[.I190]+[.J190]*[.J190]" office:value-type="float" office:value="1092219" calcext:value-type="float">
            <text:p>109221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87" calcext:value-type="float">
            <text:p>87</text:p>
          </table:table-cell>
          <table:table-cell/>
          <table:table-cell table:style-name="ce22"/>
          <table:table-cell/>
          <table:table-cell table:formula="of:=SUMPRODUCT([.B191:.B254];[.$P$6:.$P$69])" office:value-type="float" office:value="596" calcext:value-type="float">
            <text:p>596</text:p>
          </table:table-cell>
          <table:table-cell table:formula="of:=SUMPRODUCT([.C191:.C254];[.$P$6:.$P$69])" office:value-type="float" office:value="-92" calcext:value-type="float">
            <text:p>-92</text:p>
          </table:table-cell>
          <table:table-cell table:formula="of:=SUMPRODUCT([.D191:.D254];[.$P$6:.$P$69])" office:value-type="float" office:value="776" calcext:value-type="float">
            <text:p>776</text:p>
          </table:table-cell>
          <table:table-cell table:style-name="ce34" table:formula="of:=[.H191]*[.H191]+[.I191]*[.I191]+[.J191]*[.J191]" office:value-type="float" office:value="965856" calcext:value-type="float">
            <text:p>96585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-20" calcext:value-type="float">
            <text:p>-20</text:p>
          </table:table-cell>
          <table:table-cell table:style-name="ce18" office:value-type="float" office:value="116" calcext:value-type="float">
            <text:p>116</text:p>
          </table:table-cell>
          <table:table-cell/>
          <table:table-cell table:style-name="ce22"/>
          <table:table-cell/>
          <table:table-cell table:formula="of:=SUMPRODUCT([.B192:.B255];[.$P$6:.$P$69])" office:value-type="float" office:value="555" calcext:value-type="float">
            <text:p>555</text:p>
          </table:table-cell>
          <table:table-cell table:formula="of:=SUMPRODUCT([.C192:.C255];[.$P$6:.$P$69])" office:value-type="float" office:value="-62" calcext:value-type="float">
            <text:p>-62</text:p>
          </table:table-cell>
          <table:table-cell table:formula="of:=SUMPRODUCT([.D192:.D255];[.$P$6:.$P$69])" office:value-type="float" office:value="289" calcext:value-type="float">
            <text:p>289</text:p>
          </table:table-cell>
          <table:table-cell table:style-name="ce34" table:formula="of:=[.H192]*[.H192]+[.I192]*[.I192]+[.J192]*[.J192]" office:value-type="float" office:value="395390" calcext:value-type="float">
            <text:p>39539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9" calcext:value-type="float">
            <text:p>49</text:p>
          </table:table-cell>
          <table:table-cell/>
          <table:table-cell table:style-name="ce22"/>
          <table:table-cell/>
          <table:table-cell table:formula="of:=SUMPRODUCT([.B193:.B256];[.$P$6:.$P$69])" office:value-type="float" office:value="31" calcext:value-type="float">
            <text:p>31</text:p>
          </table:table-cell>
          <table:table-cell table:formula="of:=SUMPRODUCT([.C193:.C256];[.$P$6:.$P$69])" office:value-type="float" office:value="45" calcext:value-type="float">
            <text:p>45</text:p>
          </table:table-cell>
          <table:table-cell table:formula="of:=SUMPRODUCT([.D193:.D256];[.$P$6:.$P$69])" office:value-type="float" office:value="-424" calcext:value-type="float">
            <text:p>-424</text:p>
          </table:table-cell>
          <table:table-cell table:style-name="ce34" table:formula="of:=[.H193]*[.H193]+[.I193]*[.I193]+[.J193]*[.J193]" office:value-type="float" office:value="182762" calcext:value-type="float">
            <text:p>18276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2"/>
          <table:table-cell/>
          <table:table-cell table:formula="of:=SUMPRODUCT([.B194:.B257];[.$P$6:.$P$69])" office:value-type="float" office:value="-374" calcext:value-type="float">
            <text:p>-374</text:p>
          </table:table-cell>
          <table:table-cell table:formula="of:=SUMPRODUCT([.C194:.C257];[.$P$6:.$P$69])" office:value-type="float" office:value="118" calcext:value-type="float">
            <text:p>118</text:p>
          </table:table-cell>
          <table:table-cell table:formula="of:=SUMPRODUCT([.D194:.D257];[.$P$6:.$P$69])" office:value-type="float" office:value="-726" calcext:value-type="float">
            <text:p>-726</text:p>
          </table:table-cell>
          <table:table-cell table:style-name="ce34" table:formula="of:=[.H194]*[.H194]+[.I194]*[.I194]+[.J194]*[.J194]" office:value-type="float" office:value="680876" calcext:value-type="float">
            <text:p>68087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95:.B258];[.$P$6:.$P$69])" office:value-type="float" office:value="-527" calcext:value-type="float">
            <text:p>-527</text:p>
          </table:table-cell>
          <table:table-cell table:formula="of:=SUMPRODUCT([.C195:.C258];[.$P$6:.$P$69])" office:value-type="float" office:value="142" calcext:value-type="float">
            <text:p>142</text:p>
          </table:table-cell>
          <table:table-cell table:formula="of:=SUMPRODUCT([.D195:.D258];[.$P$6:.$P$69])" office:value-type="float" office:value="-809" calcext:value-type="float">
            <text:p>-809</text:p>
          </table:table-cell>
          <table:table-cell table:style-name="ce34" table:formula="of:=[.H195]*[.H195]+[.I195]*[.I195]+[.J195]*[.J195]" office:value-type="float" office:value="952374" calcext:value-type="float">
            <text:p>952374</text:p>
          </table:table-cell>
          <table:table-cell table:number-columns-repeated="13"/>
        </table:table-row>
        <table:table-row table:style-name="ro2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96:.B259];[.$P$6:.$P$69])" office:value-type="float" office:value="-561" calcext:value-type="float">
            <text:p>-561</text:p>
          </table:table-cell>
          <table:table-cell table:formula="of:=SUMPRODUCT([.C196:.C259];[.$P$6:.$P$69])" office:value-type="float" office:value="93" calcext:value-type="float">
            <text:p>93</text:p>
          </table:table-cell>
          <table:table-cell table:formula="of:=SUMPRODUCT([.D196:.D259];[.$P$6:.$P$69])" office:value-type="float" office:value="-485" calcext:value-type="float">
            <text:p>-485</text:p>
          </table:table-cell>
          <table:table-cell table:style-name="ce34" table:formula="of:=[.H196]*[.H196]+[.I196]*[.I196]+[.J196]*[.J196]" office:value-type="float" office:value="558595" calcext:value-type="float">
            <text:p>55859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97:.B260];[.$P$6:.$P$69])" office:value-type="float" office:value="-230" calcext:value-type="float">
            <text:p>-230</text:p>
          </table:table-cell>
          <table:table-cell table:formula="of:=SUMPRODUCT([.C197:.C260];[.$P$6:.$P$69])" office:value-type="float" office:value="-11" calcext:value-type="float">
            <text:p>-11</text:p>
          </table:table-cell>
          <table:table-cell table:formula="of:=SUMPRODUCT([.D197:.D260];[.$P$6:.$P$69])" office:value-type="float" office:value="-11" calcext:value-type="float">
            <text:p>-11</text:p>
          </table:table-cell>
          <table:table-cell table:style-name="ce34" table:formula="of:=[.H197]*[.H197]+[.I197]*[.I197]+[.J197]*[.J197]" office:value-type="float" office:value="53142" calcext:value-type="float">
            <text:p>5314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98:.B261];[.$P$6:.$P$69])" office:value-type="float" office:value="30" calcext:value-type="float">
            <text:p>30</text:p>
          </table:table-cell>
          <table:table-cell table:formula="of:=SUMPRODUCT([.C198:.C261];[.$P$6:.$P$69])" office:value-type="float" office:value="-40" calcext:value-type="float">
            <text:p>-40</text:p>
          </table:table-cell>
          <table:table-cell table:formula="of:=SUMPRODUCT([.D198:.D261];[.$P$6:.$P$69])" office:value-type="float" office:value="197" calcext:value-type="float">
            <text:p>197</text:p>
          </table:table-cell>
          <table:table-cell table:style-name="ce34" table:formula="of:=[.H198]*[.H198]+[.I198]*[.I198]+[.J198]*[.J198]" office:value-type="float" office:value="41309" calcext:value-type="float">
            <text:p>4130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199:.B262];[.$P$6:.$P$69])" office:value-type="float" office:value="145" calcext:value-type="float">
            <text:p>145</text:p>
          </table:table-cell>
          <table:table-cell table:formula="of:=SUMPRODUCT([.C199:.C262];[.$P$6:.$P$69])" office:value-type="float" office:value="-57" calcext:value-type="float">
            <text:p>-57</text:p>
          </table:table-cell>
          <table:table-cell table:formula="of:=SUMPRODUCT([.D199:.D262];[.$P$6:.$P$69])" office:value-type="float" office:value="274" calcext:value-type="float">
            <text:p>274</text:p>
          </table:table-cell>
          <table:table-cell table:style-name="ce34" table:formula="of:=[.H199]*[.H199]+[.I199]*[.I199]+[.J199]*[.J199]" office:value-type="float" office:value="99350" calcext:value-type="float">
            <text:p>9935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200:.B263];[.$P$6:.$P$69])" office:value-type="float" office:value="181" calcext:value-type="float">
            <text:p>181</text:p>
          </table:table-cell>
          <table:table-cell table:formula="of:=SUMPRODUCT([.C200:.C263];[.$P$6:.$P$69])" office:value-type="float" office:value="-32" calcext:value-type="float">
            <text:p>-32</text:p>
          </table:table-cell>
          <table:table-cell table:formula="of:=SUMPRODUCT([.D200:.D263];[.$P$6:.$P$69])" office:value-type="float" office:value="177" calcext:value-type="float">
            <text:p>177</text:p>
          </table:table-cell>
          <table:table-cell table:style-name="ce34" table:formula="of:=[.H200]*[.H200]+[.I200]*[.I200]+[.J200]*[.J200]" office:value-type="float" office:value="65114" calcext:value-type="float">
            <text:p>6511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201:.B264];[.$P$6:.$P$69])" office:value-type="float" office:value="97" calcext:value-type="float">
            <text:p>97</text:p>
          </table:table-cell>
          <table:table-cell table:formula="of:=SUMPRODUCT([.C201:.C264];[.$P$6:.$P$69])" office:value-type="float" office:value="22" calcext:value-type="float">
            <text:p>22</text:p>
          </table:table-cell>
          <table:table-cell table:formula="of:=SUMPRODUCT([.D201:.D264];[.$P$6:.$P$69])" office:value-type="float" office:value="68" calcext:value-type="float">
            <text:p>68</text:p>
          </table:table-cell>
          <table:table-cell table:style-name="ce34" table:formula="of:=[.H201]*[.H201]+[.I201]*[.I201]+[.J201]*[.J201]" office:value-type="float" office:value="14517" calcext:value-type="float">
            <text:p>1451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202:.B265];[.$P$6:.$P$69])" office:value-type="float" office:value="47" calcext:value-type="float">
            <text:p>47</text:p>
          </table:table-cell>
          <table:table-cell table:formula="of:=SUMPRODUCT([.C202:.C265];[.$P$6:.$P$69])" office:value-type="float" office:value="12" calcext:value-type="float">
            <text:p>12</text:p>
          </table:table-cell>
          <table:table-cell table:formula="of:=SUMPRODUCT([.D202:.D265];[.$P$6:.$P$69])" office:value-type="float" office:value="24" calcext:value-type="float">
            <text:p>24</text:p>
          </table:table-cell>
          <table:table-cell table:style-name="ce34" table:formula="of:=[.H202]*[.H202]+[.I202]*[.I202]+[.J202]*[.J202]" office:value-type="float" office:value="2929" calcext:value-type="float">
            <text:p>2929</text:p>
          </table:table-cell>
          <table:table-cell table:number-columns-repeated="13"/>
        </table:table-row>
        <table:table-row table:style-name="ro2">
          <table:table-cell table:style-name="ce18"/>
          <table:table-cell table:number-columns-repeated="2" table:style-name="ce18" office:value-type="float" office:value="-4" calcext:value-type="float">
            <text:p>-4</text:p>
          </table:table-cell>
          <table:table-cell table:style-name="ce18" office:value-type="float" office:value="-83" calcext:value-type="float">
            <text:p>-83</text:p>
          </table:table-cell>
          <table:table-cell/>
          <table:table-cell table:style-name="ce22"/>
          <table:table-cell/>
          <table:table-cell table:formula="of:=SUMPRODUCT([.B203:.B266];[.$P$6:.$P$69])" office:value-type="float" office:value="19" calcext:value-type="float">
            <text:p>19</text:p>
          </table:table-cell>
          <table:table-cell table:formula="of:=SUMPRODUCT([.C203:.C266];[.$P$6:.$P$69])" office:value-type="float" office:value="5" calcext:value-type="float">
            <text:p>5</text:p>
          </table:table-cell>
          <table:table-cell table:formula="of:=SUMPRODUCT([.D203:.D266];[.$P$6:.$P$69])" office:value-type="float" office:value="-1" calcext:value-type="float">
            <text:p>-1</text:p>
          </table:table-cell>
          <table:table-cell table:style-name="ce34" table:formula="of:=[.H203]*[.H203]+[.I203]*[.I203]+[.J203]*[.J203]" office:value-type="float" office:value="387" calcext:value-type="float">
            <text:p>38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-115" calcext:value-type="float">
            <text:p>-115</text:p>
          </table:table-cell>
          <table:table-cell/>
          <table:table-cell table:style-name="ce22"/>
          <table:table-cell/>
          <table:table-cell table:formula="of:=SUMPRODUCT([.B204:.B267];[.$P$6:.$P$69])" office:value-type="float" office:value="4" calcext:value-type="float">
            <text:p>4</text:p>
          </table:table-cell>
          <table:table-cell table:formula="of:=SUMPRODUCT([.C204:.C267];[.$P$6:.$P$69])" office:value-type="float" office:value="13" calcext:value-type="float">
            <text:p>13</text:p>
          </table:table-cell>
          <table:table-cell table:formula="of:=SUMPRODUCT([.D204:.D267];[.$P$6:.$P$69])" office:value-type="float" office:value="-80" calcext:value-type="float">
            <text:p>-80</text:p>
          </table:table-cell>
          <table:table-cell table:style-name="ce34" table:formula="of:=[.H204]*[.H204]+[.I204]*[.I204]+[.J204]*[.J204]" office:value-type="float" office:value="6585" calcext:value-type="float">
            <text:p>658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6" calcext:value-type="float">
            <text:p>-46</text:p>
          </table:table-cell>
          <table:table-cell/>
          <table:table-cell table:style-name="ce22"/>
          <table:table-cell/>
          <table:table-cell table:formula="of:=SUMPRODUCT([.B205:.B268];[.$P$6:.$P$69])" office:value-type="float" office:value="-70" calcext:value-type="float">
            <text:p>-70</text:p>
          </table:table-cell>
          <table:table-cell table:formula="of:=SUMPRODUCT([.C205:.C268];[.$P$6:.$P$69])" office:value-type="float" office:value="9" calcext:value-type="float">
            <text:p>9</text:p>
          </table:table-cell>
          <table:table-cell table:formula="of:=SUMPRODUCT([.D205:.D268];[.$P$6:.$P$69])" office:value-type="float" office:value="-188" calcext:value-type="float">
            <text:p>-188</text:p>
          </table:table-cell>
          <table:table-cell table:style-name="ce34" table:formula="of:=[.H205]*[.H205]+[.I205]*[.I205]+[.J205]*[.J205]" office:value-type="float" office:value="40325" calcext:value-type="float">
            <text:p>4032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2" calcext:value-type="float">
            <text:p>-22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206:.B269];[.$P$6:.$P$69])" office:value-type="float" office:value="-136" calcext:value-type="float">
            <text:p>-136</text:p>
          </table:table-cell>
          <table:table-cell table:formula="of:=SUMPRODUCT([.C206:.C269];[.$P$6:.$P$69])" office:value-type="float" office:value="21" calcext:value-type="float">
            <text:p>21</text:p>
          </table:table-cell>
          <table:table-cell table:formula="of:=SUMPRODUCT([.D206:.D269];[.$P$6:.$P$69])" office:value-type="float" office:value="-237" calcext:value-type="float">
            <text:p>-237</text:p>
          </table:table-cell>
          <table:table-cell table:style-name="ce34" table:formula="of:=[.H206]*[.H206]+[.I206]*[.I206]+[.J206]*[.J206]" office:value-type="float" office:value="75106" calcext:value-type="float">
            <text:p>7510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207:.B270];[.$P$6:.$P$69])" office:value-type="float" office:value="-167" calcext:value-type="float">
            <text:p>-167</text:p>
          </table:table-cell>
          <table:table-cell table:formula="of:=SUMPRODUCT([.C207:.C270];[.$P$6:.$P$69])" office:value-type="float" office:value="32" calcext:value-type="float">
            <text:p>32</text:p>
          </table:table-cell>
          <table:table-cell table:formula="of:=SUMPRODUCT([.D207:.D270];[.$P$6:.$P$69])" office:value-type="float" office:value="-251" calcext:value-type="float">
            <text:p>-251</text:p>
          </table:table-cell>
          <table:table-cell table:style-name="ce34" table:formula="of:=[.H207]*[.H207]+[.I207]*[.I207]+[.J207]*[.J207]" office:value-type="float" office:value="91914" calcext:value-type="float">
            <text:p>9191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208:.B271];[.$P$6:.$P$69])" office:value-type="float" office:value="-172" calcext:value-type="float">
            <text:p>-172</text:p>
          </table:table-cell>
          <table:table-cell table:formula="of:=SUMPRODUCT([.C208:.C271];[.$P$6:.$P$69])" office:value-type="float" office:value="3" calcext:value-type="float">
            <text:p>3</text:p>
          </table:table-cell>
          <table:table-cell table:formula="of:=SUMPRODUCT([.D208:.D271];[.$P$6:.$P$69])" office:value-type="float" office:value="-97" calcext:value-type="float">
            <text:p>-97</text:p>
          </table:table-cell>
          <table:table-cell table:style-name="ce34" table:formula="of:=[.H208]*[.H208]+[.I208]*[.I208]+[.J208]*[.J208]" office:value-type="float" office:value="39002" calcext:value-type="float">
            <text:p>3900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209:.B272];[.$P$6:.$P$69])" office:value-type="float" office:value="-17" calcext:value-type="float">
            <text:p>-17</text:p>
          </table:table-cell>
          <table:table-cell table:formula="of:=SUMPRODUCT([.C209:.C272];[.$P$6:.$P$69])" office:value-type="float" office:value="-39" calcext:value-type="float">
            <text:p>-39</text:p>
          </table:table-cell>
          <table:table-cell table:formula="of:=SUMPRODUCT([.D209:.D272];[.$P$6:.$P$69])" office:value-type="float" office:value="122" calcext:value-type="float">
            <text:p>122</text:p>
          </table:table-cell>
          <table:table-cell table:style-name="ce34" table:formula="of:=[.H209]*[.H209]+[.I209]*[.I209]+[.J209]*[.J209]" office:value-type="float" office:value="16694" calcext:value-type="float">
            <text:p>1669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210:.B273];[.$P$6:.$P$69])" office:value-type="float" office:value="99" calcext:value-type="float">
            <text:p>99</text:p>
          </table:table-cell>
          <table:table-cell table:formula="of:=SUMPRODUCT([.C210:.C273];[.$P$6:.$P$69])" office:value-type="float" office:value="-49" calcext:value-type="float">
            <text:p>-49</text:p>
          </table:table-cell>
          <table:table-cell table:formula="of:=SUMPRODUCT([.D210:.D273];[.$P$6:.$P$69])" office:value-type="float" office:value="216" calcext:value-type="float">
            <text:p>216</text:p>
          </table:table-cell>
          <table:table-cell table:style-name="ce34" table:formula="of:=[.H210]*[.H210]+[.I210]*[.I210]+[.J210]*[.J210]" office:value-type="float" office:value="58858" calcext:value-type="float">
            <text:p>5885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91" calcext:value-type="float">
            <text:p>91</text:p>
          </table:table-cell>
          <table:table-cell/>
          <table:table-cell table:style-name="ce22"/>
          <table:table-cell/>
          <table:table-cell table:formula="of:=SUMPRODUCT([.B211:.B274];[.$P$6:.$P$69])" office:value-type="float" office:value="154" calcext:value-type="float">
            <text:p>154</text:p>
          </table:table-cell>
          <table:table-cell table:formula="of:=SUMPRODUCT([.C211:.C274];[.$P$6:.$P$69])" office:value-type="float" office:value="-54" calcext:value-type="float">
            <text:p>-54</text:p>
          </table:table-cell>
          <table:table-cell table:formula="of:=SUMPRODUCT([.D211:.D274];[.$P$6:.$P$69])" office:value-type="float" office:value="252" calcext:value-type="float">
            <text:p>252</text:p>
          </table:table-cell>
          <table:table-cell table:style-name="ce34" table:formula="of:=[.H211]*[.H211]+[.I211]*[.I211]+[.J211]*[.J211]" office:value-type="float" office:value="90136" calcext:value-type="float">
            <text:p>9013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117" calcext:value-type="float">
            <text:p>117</text:p>
          </table:table-cell>
          <table:table-cell/>
          <table:table-cell table:style-name="ce22"/>
          <table:table-cell/>
          <table:table-cell table:formula="of:=SUMPRODUCT([.B212:.B275];[.$P$6:.$P$69])" office:value-type="float" office:value="173" calcext:value-type="float">
            <text:p>173</text:p>
          </table:table-cell>
          <table:table-cell table:formula="of:=SUMPRODUCT([.C212:.C275];[.$P$6:.$P$69])" office:value-type="float" office:value="-27" calcext:value-type="float">
            <text:p>-27</text:p>
          </table:table-cell>
          <table:table-cell table:formula="of:=SUMPRODUCT([.D212:.D275];[.$P$6:.$P$69])" office:value-type="float" office:value="161" calcext:value-type="float">
            <text:p>161</text:p>
          </table:table-cell>
          <table:table-cell table:style-name="ce34" table:formula="of:=[.H212]*[.H212]+[.I212]*[.I212]+[.J212]*[.J212]" office:value-type="float" office:value="56579" calcext:value-type="float">
            <text:p>5657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7" calcext:value-type="float">
            <text:p>47</text:p>
          </table:table-cell>
          <table:table-cell/>
          <table:table-cell table:style-name="ce22"/>
          <table:table-cell/>
          <table:table-cell table:formula="of:=SUMPRODUCT([.B213:.B276];[.$P$6:.$P$69])" office:value-type="float" office:value="25" calcext:value-type="float">
            <text:p>25</text:p>
          </table:table-cell>
          <table:table-cell table:formula="of:=SUMPRODUCT([.C213:.C276];[.$P$6:.$P$69])" office:value-type="float" office:value="26" calcext:value-type="float">
            <text:p>26</text:p>
          </table:table-cell>
          <table:table-cell table:formula="of:=SUMPRODUCT([.D213:.D276];[.$P$6:.$P$69])" office:value-type="float" office:value="-88" calcext:value-type="float">
            <text:p>-88</text:p>
          </table:table-cell>
          <table:table-cell table:style-name="ce34" table:formula="of:=[.H213]*[.H213]+[.I213]*[.I213]+[.J213]*[.J213]" office:value-type="float" office:value="9045" calcext:value-type="float">
            <text:p>904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22"/>
          <table:table-cell/>
          <table:table-cell table:formula="of:=SUMPRODUCT([.B214:.B277];[.$P$6:.$P$69])" office:value-type="float" office:value="-108" calcext:value-type="float">
            <text:p>-108</text:p>
          </table:table-cell>
          <table:table-cell table:formula="of:=SUMPRODUCT([.C214:.C277];[.$P$6:.$P$69])" office:value-type="float" office:value="40" calcext:value-type="float">
            <text:p>40</text:p>
          </table:table-cell>
          <table:table-cell table:formula="of:=SUMPRODUCT([.D214:.D277];[.$P$6:.$P$69])" office:value-type="float" office:value="-197" calcext:value-type="float">
            <text:p>-197</text:p>
          </table:table-cell>
          <table:table-cell table:style-name="ce34" table:formula="of:=[.H214]*[.H214]+[.I214]*[.I214]+[.J214]*[.J214]" office:value-type="float" office:value="52073" calcext:value-type="float">
            <text:p>5207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86" calcext:value-type="float">
            <text:p>-86</text:p>
          </table:table-cell>
          <table:table-cell/>
          <table:table-cell table:style-name="ce22"/>
          <table:table-cell/>
          <table:table-cell table:formula="of:=SUMPRODUCT([.B215:.B278];[.$P$6:.$P$69])" office:value-type="float" office:value="-162" calcext:value-type="float">
            <text:p>-162</text:p>
          </table:table-cell>
          <table:table-cell table:formula="of:=SUMPRODUCT([.C215:.C278];[.$P$6:.$P$69])" office:value-type="float" office:value="46" calcext:value-type="float">
            <text:p>46</text:p>
          </table:table-cell>
          <table:table-cell table:formula="of:=SUMPRODUCT([.D215:.D278];[.$P$6:.$P$69])" office:value-type="float" office:value="-236" calcext:value-type="float">
            <text:p>-236</text:p>
          </table:table-cell>
          <table:table-cell table:style-name="ce34" table:formula="of:=[.H215]*[.H215]+[.I215]*[.I215]+[.J215]*[.J215]" office:value-type="float" office:value="84056" calcext:value-type="float">
            <text:p>8405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7" calcext:value-type="float">
            <text:p>-8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-115" calcext:value-type="float">
            <text:p>-115</text:p>
          </table:table-cell>
          <table:table-cell/>
          <table:table-cell table:style-name="ce22"/>
          <table:table-cell/>
          <table:table-cell table:formula="of:=SUMPRODUCT([.B216:.B279];[.$P$6:.$P$69])" office:value-type="float" office:value="-182" calcext:value-type="float">
            <text:p>-182</text:p>
          </table:table-cell>
          <table:table-cell table:formula="of:=SUMPRODUCT([.C216:.C279];[.$P$6:.$P$69])" office:value-type="float" office:value="33" calcext:value-type="float">
            <text:p>33</text:p>
          </table:table-cell>
          <table:table-cell table:formula="of:=SUMPRODUCT([.D216:.D279];[.$P$6:.$P$69])" office:value-type="float" office:value="-160" calcext:value-type="float">
            <text:p>-160</text:p>
          </table:table-cell>
          <table:table-cell table:style-name="ce34" table:formula="of:=[.H216]*[.H216]+[.I216]*[.I216]+[.J216]*[.J216]" office:value-type="float" office:value="59813" calcext:value-type="float">
            <text:p>598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4" calcext:value-type="float">
            <text:p>-6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48" calcext:value-type="float">
            <text:p>-48</text:p>
          </table:table-cell>
          <table:table-cell/>
          <table:table-cell table:style-name="ce22"/>
          <table:table-cell/>
          <table:table-cell table:formula="of:=SUMPRODUCT([.B217:.B280];[.$P$6:.$P$69])" office:value-type="float" office:value="-29" calcext:value-type="float">
            <text:p>-29</text:p>
          </table:table-cell>
          <table:table-cell table:formula="of:=SUMPRODUCT([.C217:.C280];[.$P$6:.$P$69])" office:value-type="float" office:value="-13" calcext:value-type="float">
            <text:p>-13</text:p>
          </table:table-cell>
          <table:table-cell table:formula="of:=SUMPRODUCT([.D217:.D280];[.$P$6:.$P$69])" office:value-type="float" office:value="109" calcext:value-type="float">
            <text:p>109</text:p>
          </table:table-cell>
          <table:table-cell table:style-name="ce34" table:formula="of:=[.H217]*[.H217]+[.I217]*[.I217]+[.J217]*[.J217]" office:value-type="float" office:value="12891" calcext:value-type="float">
            <text:p>1289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3" calcext:value-type="float">
            <text:p>-13</text:p>
          </table:table-cell>
          <table:table-cell/>
          <table:table-cell table:style-name="ce22"/>
          <table:table-cell/>
          <table:table-cell table:formula="of:=SUMPRODUCT([.B218:.B281];[.$P$6:.$P$69])" office:value-type="float" office:value="125" calcext:value-type="float">
            <text:p>125</text:p>
          </table:table-cell>
          <table:table-cell table:formula="of:=SUMPRODUCT([.C218:.C281];[.$P$6:.$P$69])" office:value-type="float" office:value="-32" calcext:value-type="float">
            <text:p>-32</text:p>
          </table:table-cell>
          <table:table-cell table:formula="of:=SUMPRODUCT([.D218:.D281];[.$P$6:.$P$69])" office:value-type="float" office:value="223" calcext:value-type="float">
            <text:p>223</text:p>
          </table:table-cell>
          <table:table-cell table:style-name="ce34" table:formula="of:=[.H218]*[.H218]+[.I218]*[.I218]+[.J218]*[.J218]" office:value-type="float" office:value="66378" calcext:value-type="float">
            <text:p>6637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219:.B282];[.$P$6:.$P$69])" office:value-type="float" office:value="180" calcext:value-type="float">
            <text:p>180</text:p>
          </table:table-cell>
          <table:table-cell table:formula="of:=SUMPRODUCT([.C219:.C282];[.$P$6:.$P$69])" office:value-type="float" office:value="-43" calcext:value-type="float">
            <text:p>-43</text:p>
          </table:table-cell>
          <table:table-cell table:formula="of:=SUMPRODUCT([.D219:.D282];[.$P$6:.$P$69])" office:value-type="float" office:value="258" calcext:value-type="float">
            <text:p>258</text:p>
          </table:table-cell>
          <table:table-cell table:style-name="ce34" table:formula="of:=[.H219]*[.H219]+[.I219]*[.I219]+[.J219]*[.J219]" office:value-type="float" office:value="100813" calcext:value-type="float">
            <text:p>1008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220:.B283];[.$P$6:.$P$69])" office:value-type="float" office:value="195" calcext:value-type="float">
            <text:p>195</text:p>
          </table:table-cell>
          <table:table-cell table:formula="of:=SUMPRODUCT([.C220:.C283];[.$P$6:.$P$69])" office:value-type="float" office:value="-42" calcext:value-type="float">
            <text:p>-42</text:p>
          </table:table-cell>
          <table:table-cell table:formula="of:=SUMPRODUCT([.D220:.D283];[.$P$6:.$P$69])" office:value-type="float" office:value="270" calcext:value-type="float">
            <text:p>270</text:p>
          </table:table-cell>
          <table:table-cell table:style-name="ce34" table:formula="of:=[.H220]*[.H220]+[.I220]*[.I220]+[.J220]*[.J220]" office:value-type="float" office:value="112689" calcext:value-type="float">
            <text:p>11268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221:.B284];[.$P$6:.$P$69])" office:value-type="float" office:value="194" calcext:value-type="float">
            <text:p>194</text:p>
          </table:table-cell>
          <table:table-cell table:formula="of:=SUMPRODUCT([.C221:.C284];[.$P$6:.$P$69])" office:value-type="float" office:value="-30" calcext:value-type="float">
            <text:p>-30</text:p>
          </table:table-cell>
          <table:table-cell table:formula="of:=SUMPRODUCT([.D221:.D284];[.$P$6:.$P$69])" office:value-type="float" office:value="236" calcext:value-type="float">
            <text:p>236</text:p>
          </table:table-cell>
          <table:table-cell table:style-name="ce34" table:formula="of:=[.H221]*[.H221]+[.I221]*[.I221]+[.J221]*[.J221]" office:value-type="float" office:value="94232" calcext:value-type="float">
            <text:p>9423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222:.B285];[.$P$6:.$P$69])" office:value-type="float" office:value="169" calcext:value-type="float">
            <text:p>169</text:p>
          </table:table-cell>
          <table:table-cell table:formula="of:=SUMPRODUCT([.C222:.C285];[.$P$6:.$P$69])" office:value-type="float" office:value="-29" calcext:value-type="float">
            <text:p>-29</text:p>
          </table:table-cell>
          <table:table-cell table:formula="of:=SUMPRODUCT([.D222:.D285];[.$P$6:.$P$69])" office:value-type="float" office:value="217" calcext:value-type="float">
            <text:p>217</text:p>
          </table:table-cell>
          <table:table-cell table:style-name="ce34" table:formula="of:=[.H222]*[.H222]+[.I222]*[.I222]+[.J222]*[.J222]" office:value-type="float" office:value="76491" calcext:value-type="float">
            <text:p>7649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51" calcext:value-type="float">
            <text:p>51</text:p>
          </table:table-cell>
          <table:table-cell/>
          <table:table-cell table:style-name="ce22"/>
          <table:table-cell/>
          <table:table-cell table:formula="of:=SUMPRODUCT([.B223:.B286];[.$P$6:.$P$69])" office:value-type="float" office:value="157" calcext:value-type="float">
            <text:p>157</text:p>
          </table:table-cell>
          <table:table-cell table:formula="of:=SUMPRODUCT([.C223:.C286];[.$P$6:.$P$69])" office:value-type="float" office:value="-24" calcext:value-type="float">
            <text:p>-24</text:p>
          </table:table-cell>
          <table:table-cell table:formula="of:=SUMPRODUCT([.D223:.D286];[.$P$6:.$P$69])" office:value-type="float" office:value="203" calcext:value-type="float">
            <text:p>203</text:p>
          </table:table-cell>
          <table:table-cell table:style-name="ce34" table:formula="of:=[.H223]*[.H223]+[.I223]*[.I223]+[.J223]*[.J223]" office:value-type="float" office:value="66434" calcext:value-type="float">
            <text:p>6643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126" calcext:value-type="float">
            <text:p>126</text:p>
          </table:table-cell>
          <table:table-cell/>
          <table:table-cell table:style-name="ce22"/>
          <table:table-cell/>
          <table:table-cell table:formula="of:=SUMPRODUCT([.B224:.B287];[.$P$6:.$P$69])" office:value-type="float" office:value="151" calcext:value-type="float">
            <text:p>151</text:p>
          </table:table-cell>
          <table:table-cell table:formula="of:=SUMPRODUCT([.C224:.C287];[.$P$6:.$P$69])" office:value-type="float" office:value="-6" calcext:value-type="float">
            <text:p>-6</text:p>
          </table:table-cell>
          <table:table-cell table:formula="of:=SUMPRODUCT([.D224:.D287];[.$P$6:.$P$69])" office:value-type="float" office:value="-23" calcext:value-type="float">
            <text:p>-23</text:p>
          </table:table-cell>
          <table:table-cell table:style-name="ce34" table:formula="of:=[.H224]*[.H224]+[.I224]*[.I224]+[.J224]*[.J224]" office:value-type="float" office:value="23366" calcext:value-type="float">
            <text:p>2336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54" calcext:value-type="float">
            <text:p>54</text:p>
          </table:table-cell>
          <table:table-cell/>
          <table:table-cell table:style-name="ce22"/>
          <table:table-cell/>
          <table:table-cell table:formula="of:=SUMPRODUCT([.B225:.B288];[.$P$6:.$P$69])" office:value-type="float" office:value="-109" calcext:value-type="float">
            <text:p>-109</text:p>
          </table:table-cell>
          <table:table-cell table:formula="of:=SUMPRODUCT([.C225:.C288];[.$P$6:.$P$69])" office:value-type="float" office:value="45" calcext:value-type="float">
            <text:p>45</text:p>
          </table:table-cell>
          <table:table-cell table:formula="of:=SUMPRODUCT([.D225:.D288];[.$P$6:.$P$69])" office:value-type="float" office:value="-369" calcext:value-type="float">
            <text:p>-369</text:p>
          </table:table-cell>
          <table:table-cell table:style-name="ce34" table:formula="of:=[.H225]*[.H225]+[.I225]*[.I225]+[.J225]*[.J225]" office:value-type="float" office:value="150067" calcext:value-type="float">
            <text:p>15006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22"/>
          <table:table-cell/>
          <table:table-cell table:formula="of:=SUMPRODUCT([.B226:.B289];[.$P$6:.$P$69])" office:value-type="float" office:value="-302" calcext:value-type="float">
            <text:p>-302</text:p>
          </table:table-cell>
          <table:table-cell table:formula="of:=SUMPRODUCT([.C226:.C289];[.$P$6:.$P$69])" office:value-type="float" office:value="72" calcext:value-type="float">
            <text:p>72</text:p>
          </table:table-cell>
          <table:table-cell table:formula="of:=SUMPRODUCT([.D226:.D289];[.$P$6:.$P$69])" office:value-type="float" office:value="-508" calcext:value-type="float">
            <text:p>-508</text:p>
          </table:table-cell>
          <table:table-cell table:style-name="ce34" table:formula="of:=[.H226]*[.H226]+[.I226]*[.I226]+[.J226]*[.J226]" office:value-type="float" office:value="354452" calcext:value-type="float">
            <text:p>354452</text:p>
          </table:table-cell>
          <table:table-cell table:number-columns-repeated="13"/>
        </table:table-row>
        <table:table-row table:style-name="ro2">
          <table:table-cell table:style-name="ce18"/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-88" calcext:value-type="float">
            <text:p>-88</text:p>
          </table:table-cell>
          <table:table-cell/>
          <table:table-cell table:style-name="ce22"/>
          <table:table-cell/>
          <table:table-cell table:formula="of:=SUMPRODUCT([.B227:.B290];[.$P$6:.$P$69])" office:value-type="float" office:value="-370" calcext:value-type="float">
            <text:p>-370</text:p>
          </table:table-cell>
          <table:table-cell table:formula="of:=SUMPRODUCT([.C227:.C290];[.$P$6:.$P$69])" office:value-type="float" office:value="87" calcext:value-type="float">
            <text:p>87</text:p>
          </table:table-cell>
          <table:table-cell table:formula="of:=SUMPRODUCT([.D227:.D290];[.$P$6:.$P$69])" office:value-type="float" office:value="-541" calcext:value-type="float">
            <text:p>-541</text:p>
          </table:table-cell>
          <table:table-cell table:style-name="ce34" table:formula="of:=[.H227]*[.H227]+[.I227]*[.I227]+[.J227]*[.J227]" office:value-type="float" office:value="437150" calcext:value-type="float">
            <text:p>437150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7" calcext:value-type="float">
            <text:p>-87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-116" calcext:value-type="float">
            <text:p>-116</text:p>
          </table:table-cell>
          <table:table-cell/>
          <table:table-cell table:style-name="ce22"/>
          <table:table-cell/>
          <table:table-cell table:formula="of:=SUMPRODUCT([.B228:.B291];[.$P$6:.$P$69])" office:value-type="float" office:value="-386" calcext:value-type="float">
            <text:p>-386</text:p>
          </table:table-cell>
          <table:table-cell table:formula="of:=SUMPRODUCT([.C228:.C291];[.$P$6:.$P$69])" office:value-type="float" office:value="60" calcext:value-type="float">
            <text:p>60</text:p>
          </table:table-cell>
          <table:table-cell table:formula="of:=SUMPRODUCT([.D228:.D291];[.$P$6:.$P$69])" office:value-type="float" office:value="-374" calcext:value-type="float">
            <text:p>-374</text:p>
          </table:table-cell>
          <table:table-cell table:style-name="ce34" table:formula="of:=[.H228]*[.H228]+[.I228]*[.I228]+[.J228]*[.J228]" office:value-type="float" office:value="292472" calcext:value-type="float">
            <text:p>29247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5" calcext:value-type="float">
            <text:p>-6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-48" calcext:value-type="float">
            <text:p>-48</text:p>
          </table:table-cell>
          <table:table-cell/>
          <table:table-cell table:style-name="ce22"/>
          <table:table-cell/>
          <table:table-cell table:formula="of:=SUMPRODUCT([.B229:.B292];[.$P$6:.$P$69])" office:value-type="float" office:value="-203" calcext:value-type="float">
            <text:p>-203</text:p>
          </table:table-cell>
          <table:table-cell table:formula="of:=SUMPRODUCT([.C229:.C292];[.$P$6:.$P$69])" office:value-type="float" office:value="6" calcext:value-type="float">
            <text:p>6</text:p>
          </table:table-cell>
          <table:table-cell table:formula="of:=SUMPRODUCT([.D229:.D292];[.$P$6:.$P$69])" office:value-type="float" office:value="-113" calcext:value-type="float">
            <text:p>-113</text:p>
          </table:table-cell>
          <table:table-cell table:style-name="ce34" table:formula="of:=[.H229]*[.H229]+[.I229]*[.I229]+[.J229]*[.J229]" office:value-type="float" office:value="54014" calcext:value-type="float">
            <text:p>54014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6" calcext:value-type="float">
            <text:p>-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6" calcext:value-type="float">
            <text:p>-16</text:p>
          </table:table-cell>
          <table:table-cell/>
          <table:table-cell table:style-name="ce22"/>
          <table:table-cell/>
          <table:table-cell table:formula="of:=SUMPRODUCT([.B230:.B293];[.$P$6:.$P$69])" office:value-type="float" office:value="-57" calcext:value-type="float">
            <text:p>-57</text:p>
          </table:table-cell>
          <table:table-cell table:formula="of:=SUMPRODUCT([.C230:.C293];[.$P$6:.$P$69])" office:value-type="float" office:value="-6" calcext:value-type="float">
            <text:p>-6</text:p>
          </table:table-cell>
          <table:table-cell table:formula="of:=SUMPRODUCT([.D230:.D293];[.$P$6:.$P$69])" office:value-type="float" office:value="1" calcext:value-type="float">
            <text:p>1</text:p>
          </table:table-cell>
          <table:table-cell table:style-name="ce34" table:formula="of:=[.H230]*[.H230]+[.I230]*[.I230]+[.J230]*[.J230]" office:value-type="float" office:value="3286" calcext:value-type="float">
            <text:p>328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231:.B294];[.$P$6:.$P$69])" office:value-type="float" office:value="2" calcext:value-type="float">
            <text:p>2</text:p>
          </table:table-cell>
          <table:table-cell table:formula="of:=SUMPRODUCT([.C231:.C294];[.$P$6:.$P$69])" office:value-type="float" office:value="-26" calcext:value-type="float">
            <text:p>-26</text:p>
          </table:table-cell>
          <table:table-cell table:formula="of:=SUMPRODUCT([.D231:.D294];[.$P$6:.$P$69])" office:value-type="float" office:value="41" calcext:value-type="float">
            <text:p>41</text:p>
          </table:table-cell>
          <table:table-cell table:style-name="ce34" table:formula="of:=[.H231]*[.H231]+[.I231]*[.I231]+[.J231]*[.J231]" office:value-type="float" office:value="2361" calcext:value-type="float">
            <text:p>236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32:.B295];[.$P$6:.$P$69])" office:value-type="float" office:value="23" calcext:value-type="float">
            <text:p>23</text:p>
          </table:table-cell>
          <table:table-cell table:formula="of:=SUMPRODUCT([.C232:.C295];[.$P$6:.$P$69])" office:value-type="float" office:value="-18" calcext:value-type="float">
            <text:p>-18</text:p>
          </table:table-cell>
          <table:table-cell table:formula="of:=SUMPRODUCT([.D232:.D295];[.$P$6:.$P$69])" office:value-type="float" office:value="108" calcext:value-type="float">
            <text:p>108</text:p>
          </table:table-cell>
          <table:table-cell table:style-name="ce34" table:formula="of:=[.H232]*[.H232]+[.I232]*[.I232]+[.J232]*[.J232]" office:value-type="float" office:value="12517" calcext:value-type="float">
            <text:p>1251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33:.B296];[.$P$6:.$P$69])" office:value-type="float" office:value="106" calcext:value-type="float">
            <text:p>106</text:p>
          </table:table-cell>
          <table:table-cell table:formula="of:=SUMPRODUCT([.C233:.C296];[.$P$6:.$P$69])" office:value-type="float" office:value="-22" calcext:value-type="float">
            <text:p>-22</text:p>
          </table:table-cell>
          <table:table-cell table:formula="of:=SUMPRODUCT([.D233:.D296];[.$P$6:.$P$69])" office:value-type="float" office:value="214" calcext:value-type="float">
            <text:p>214</text:p>
          </table:table-cell>
          <table:table-cell table:style-name="ce34" table:formula="of:=[.H233]*[.H233]+[.I233]*[.I233]+[.J233]*[.J233]" office:value-type="float" office:value="57516" calcext:value-type="float">
            <text:p>5751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34:.B297];[.$P$6:.$P$69])" office:value-type="float" office:value="169" calcext:value-type="float">
            <text:p>169</text:p>
          </table:table-cell>
          <table:table-cell table:formula="of:=SUMPRODUCT([.C234:.C297];[.$P$6:.$P$69])" office:value-type="float" office:value="-45" calcext:value-type="float">
            <text:p>-45</text:p>
          </table:table-cell>
          <table:table-cell table:formula="of:=SUMPRODUCT([.D234:.D297];[.$P$6:.$P$69])" office:value-type="float" office:value="254" calcext:value-type="float">
            <text:p>254</text:p>
          </table:table-cell>
          <table:table-cell table:style-name="ce34" table:formula="of:=[.H234]*[.H234]+[.I234]*[.I234]+[.J234]*[.J234]" office:value-type="float" office:value="95102" calcext:value-type="float">
            <text:p>95102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89" calcext:value-type="float">
            <text:p>89</text:p>
          </table:table-cell>
          <table:table-cell/>
          <table:table-cell table:style-name="ce22"/>
          <table:table-cell/>
          <table:table-cell table:formula="of:=SUMPRODUCT([.B235:.B298];[.$P$6:.$P$69])" office:value-type="float" office:value="187" calcext:value-type="float">
            <text:p>187</text:p>
          </table:table-cell>
          <table:table-cell table:formula="of:=SUMPRODUCT([.C235:.C298];[.$P$6:.$P$69])" office:value-type="float" office:value="-46" calcext:value-type="float">
            <text:p>-46</text:p>
          </table:table-cell>
          <table:table-cell table:formula="of:=SUMPRODUCT([.D235:.D298];[.$P$6:.$P$69])" office:value-type="float" office:value="262" calcext:value-type="float">
            <text:p>262</text:p>
          </table:table-cell>
          <table:table-cell table:style-name="ce34" table:formula="of:=[.H235]*[.H235]+[.I235]*[.I235]+[.J235]*[.J235]" office:value-type="float" office:value="105729" calcext:value-type="float">
            <text:p>10572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113" calcext:value-type="float">
            <text:p>113</text:p>
          </table:table-cell>
          <table:table-cell/>
          <table:table-cell table:style-name="ce22"/>
          <table:table-cell/>
          <table:table-cell table:formula="of:=SUMPRODUCT([.B236:.B299];[.$P$6:.$P$69])" office:value-type="float" office:value="188" calcext:value-type="float">
            <text:p>188</text:p>
          </table:table-cell>
          <table:table-cell table:formula="of:=SUMPRODUCT([.C236:.C299];[.$P$6:.$P$69])" office:value-type="float" office:value="-37" calcext:value-type="float">
            <text:p>-37</text:p>
          </table:table-cell>
          <table:table-cell table:formula="of:=SUMPRODUCT([.D236:.D299];[.$P$6:.$P$69])" office:value-type="float" office:value="190" calcext:value-type="float">
            <text:p>190</text:p>
          </table:table-cell>
          <table:table-cell table:style-name="ce34" table:formula="of:=[.H236]*[.H236]+[.I236]*[.I236]+[.J236]*[.J236]" office:value-type="float" office:value="72813" calcext:value-type="float">
            <text:p>72813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22"/>
          <table:table-cell/>
          <table:table-cell table:formula="of:=SUMPRODUCT([.B237:.B300];[.$P$6:.$P$69])" office:value-type="float" office:value="101" calcext:value-type="float">
            <text:p>101</text:p>
          </table:table-cell>
          <table:table-cell table:formula="of:=SUMPRODUCT([.C237:.C300];[.$P$6:.$P$69])" office:value-type="float" office:value="-15" calcext:value-type="float">
            <text:p>-15</text:p>
          </table:table-cell>
          <table:table-cell table:formula="of:=SUMPRODUCT([.D237:.D300];[.$P$6:.$P$69])" office:value-type="float" office:value="59" calcext:value-type="float">
            <text:p>59</text:p>
          </table:table-cell>
          <table:table-cell table:style-name="ce34" table:formula="of:=[.H237]*[.H237]+[.I237]*[.I237]+[.J237]*[.J237]" office:value-type="float" office:value="13907" calcext:value-type="float">
            <text:p>1390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238:.B301];[.$P$6:.$P$69])" office:value-type="float" office:value="25" calcext:value-type="float">
            <text:p>25</text:p>
          </table:table-cell>
          <table:table-cell table:formula="of:=SUMPRODUCT([.C238:.C301];[.$P$6:.$P$69])" office:value-type="float" office:value="-1" calcext:value-type="float">
            <text:p>-1</text:p>
          </table:table-cell>
          <table:table-cell table:formula="of:=SUMPRODUCT([.D238:.D301];[.$P$6:.$P$69])" office:value-type="float" office:value="0" calcext:value-type="float">
            <text:p>0</text:p>
          </table:table-cell>
          <table:table-cell table:style-name="ce34" table:formula="of:=[.H238]*[.H238]+[.I238]*[.I238]+[.J238]*[.J238]" office:value-type="float" office:value="626" calcext:value-type="float">
            <text:p>62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239:.B302];[.$P$6:.$P$69])" office:value-type="float" office:value="0" calcext:value-type="float">
            <text:p>0</text:p>
          </table:table-cell>
          <table:table-cell table:formula="of:=SUMPRODUCT([.C239:.C302];[.$P$6:.$P$69])" office:value-type="float" office:value="8" calcext:value-type="float">
            <text:p>8</text:p>
          </table:table-cell>
          <table:table-cell table:formula="of:=SUMPRODUCT([.D239:.D302];[.$P$6:.$P$69])" office:value-type="float" office:value="-18" calcext:value-type="float">
            <text:p>-18</text:p>
          </table:table-cell>
          <table:table-cell table:style-name="ce34" table:formula="of:=[.H239]*[.H239]+[.I239]*[.I239]+[.J239]*[.J239]" office:value-type="float" office:value="388" calcext:value-type="float">
            <text:p>38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240:.B303];[.$P$6:.$P$69])" office:value-type="float" office:value="-4" calcext:value-type="float">
            <text:p>-4</text:p>
          </table:table-cell>
          <table:table-cell table:formula="of:=SUMPRODUCT([.C240:.C303];[.$P$6:.$P$69])" office:value-type="float" office:value="-1" calcext:value-type="float">
            <text:p>-1</text:p>
          </table:table-cell>
          <table:table-cell table:formula="of:=SUMPRODUCT([.D240:.D303];[.$P$6:.$P$69])" office:value-type="float" office:value="68" calcext:value-type="float">
            <text:p>68</text:p>
          </table:table-cell>
          <table:table-cell table:style-name="ce34" table:formula="of:=[.H240]*[.H240]+[.I240]*[.I240]+[.J240]*[.J240]" office:value-type="float" office:value="4641" calcext:value-type="float">
            <text:p>464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241:.B304];[.$P$6:.$P$69])" office:value-type="float" office:value="79" calcext:value-type="float">
            <text:p>79</text:p>
          </table:table-cell>
          <table:table-cell table:formula="of:=SUMPRODUCT([.C241:.C304];[.$P$6:.$P$69])" office:value-type="float" office:value="-26" calcext:value-type="float">
            <text:p>-26</text:p>
          </table:table-cell>
          <table:table-cell table:formula="of:=SUMPRODUCT([.D241:.D304];[.$P$6:.$P$69])" office:value-type="float" office:value="179" calcext:value-type="float">
            <text:p>179</text:p>
          </table:table-cell>
          <table:table-cell table:style-name="ce34" table:formula="of:=[.H241]*[.H241]+[.I241]*[.I241]+[.J241]*[.J241]" office:value-type="float" office:value="38958" calcext:value-type="float">
            <text:p>38958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242:.B305];[.$P$6:.$P$69])" office:value-type="float" office:value="140" calcext:value-type="float">
            <text:p>140</text:p>
          </table:table-cell>
          <table:table-cell table:formula="of:=SUMPRODUCT([.C242:.C305];[.$P$6:.$P$69])" office:value-type="float" office:value="-30" calcext:value-type="float">
            <text:p>-30</text:p>
          </table:table-cell>
          <table:table-cell table:formula="of:=SUMPRODUCT([.D242:.D305];[.$P$6:.$P$69])" office:value-type="float" office:value="226" calcext:value-type="float">
            <text:p>226</text:p>
          </table:table-cell>
          <table:table-cell table:style-name="ce34" table:formula="of:=[.H242]*[.H242]+[.I242]*[.I242]+[.J242]*[.J242]" office:value-type="float" office:value="71576" calcext:value-type="float">
            <text:p>71576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243:.B306];[.$P$6:.$P$69])" office:value-type="float" office:value="158" calcext:value-type="float">
            <text:p>158</text:p>
          </table:table-cell>
          <table:table-cell table:formula="of:=SUMPRODUCT([.C243:.C306];[.$P$6:.$P$69])" office:value-type="float" office:value="-28" calcext:value-type="float">
            <text:p>-28</text:p>
          </table:table-cell>
          <table:table-cell table:formula="of:=SUMPRODUCT([.D243:.D306];[.$P$6:.$P$69])" office:value-type="float" office:value="231" calcext:value-type="float">
            <text:p>231</text:p>
          </table:table-cell>
          <table:table-cell table:style-name="ce34" table:formula="of:=[.H243]*[.H243]+[.I243]*[.I243]+[.J243]*[.J243]" office:value-type="float" office:value="79109" calcext:value-type="float">
            <text:p>79109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244:.B307];[.$P$6:.$P$69])" office:value-type="float" office:value="156" calcext:value-type="float">
            <text:p>156</text:p>
          </table:table-cell>
          <table:table-cell table:formula="of:=SUMPRODUCT([.C244:.C307];[.$P$6:.$P$69])" office:value-type="float" office:value="-11" calcext:value-type="float">
            <text:p>-11</text:p>
          </table:table-cell>
          <table:table-cell table:formula="of:=SUMPRODUCT([.D244:.D307];[.$P$6:.$P$69])" office:value-type="float" office:value="-10" calcext:value-type="float">
            <text:p>-10</text:p>
          </table:table-cell>
          <table:table-cell table:style-name="ce34" table:formula="of:=[.H244]*[.H244]+[.I244]*[.I244]+[.J244]*[.J244]" office:value-type="float" office:value="24557" calcext:value-type="float">
            <text:p>24557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245:.B308];[.$P$6:.$P$69])" office:value-type="float" office:value="-96" calcext:value-type="float">
            <text:p>-96</text:p>
          </table:table-cell>
          <table:table-cell table:formula="of:=SUMPRODUCT([.C245:.C308];[.$P$6:.$P$69])" office:value-type="float" office:value="53" calcext:value-type="float">
            <text:p>53</text:p>
          </table:table-cell>
          <table:table-cell table:formula="of:=SUMPRODUCT([.D245:.D308];[.$P$6:.$P$69])" office:value-type="float" office:value="-346" calcext:value-type="float">
            <text:p>-346</text:p>
          </table:table-cell>
          <table:table-cell table:style-name="ce34" table:formula="of:=[.H245]*[.H245]+[.I245]*[.I245]+[.J245]*[.J245]" office:value-type="float" office:value="131741" calcext:value-type="float">
            <text:p>131741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246:.B309];[.$P$6:.$P$69])" office:value-type="float" office:value="-281" calcext:value-type="float">
            <text:p>-281</text:p>
          </table:table-cell>
          <table:table-cell table:formula="of:=SUMPRODUCT([.C246:.C309];[.$P$6:.$P$69])" office:value-type="float" office:value="81" calcext:value-type="float">
            <text:p>81</text:p>
          </table:table-cell>
          <table:table-cell table:formula="of:=SUMPRODUCT([.D246:.D309];[.$P$6:.$P$69])" office:value-type="float" office:value="-485" calcext:value-type="float">
            <text:p>-485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247:.B310];[.$P$6:.$P$69])" office:value-type="float" office:value="-349" calcext:value-type="float">
            <text:p>-349</text:p>
          </table:table-cell>
          <table:table-cell table:formula="of:=SUMPRODUCT([.C247:.C310];[.$P$6:.$P$69])" office:value-type="float" office:value="83" calcext:value-type="float">
            <text:p>83</text:p>
          </table:table-cell>
          <table:table-cell table:formula="of:=SUMPRODUCT([.D247:.D310];[.$P$6:.$P$69])" office:value-type="float" office:value="-520" calcext:value-type="float">
            <text:p>-52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/>
          <table:table-cell table:style-name="ce22"/>
          <table:table-cell/>
          <table:table-cell table:formula="of:=SUMPRODUCT([.B248:.B311];[.$P$6:.$P$69])" office:value-type="float" office:value="-364" calcext:value-type="float">
            <text:p>-364</text:p>
          </table:table-cell>
          <table:table-cell table:formula="of:=SUMPRODUCT([.C248:.C311];[.$P$6:.$P$69])" office:value-type="float" office:value="56" calcext:value-type="float">
            <text:p>56</text:p>
          </table:table-cell>
          <table:table-cell table:formula="of:=SUMPRODUCT([.D248:.D311];[.$P$6:.$P$69])" office:value-type="float" office:value="-297" calcext:value-type="float">
            <text:p>-297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249:.B312];[.$P$6:.$P$69])" office:value-type="float" office:value="-111" calcext:value-type="float">
            <text:p>-111</text:p>
          </table:table-cell>
          <table:table-cell table:formula="of:=SUMPRODUCT([.C249:.C312];[.$P$6:.$P$69])" office:value-type="float" office:value="-18" calcext:value-type="float">
            <text:p>-18</text:p>
          </table:table-cell>
          <table:table-cell table:formula="of:=SUMPRODUCT([.D249:.D312];[.$P$6:.$P$69])" office:value-type="float" office:value="64" calcext:value-type="float">
            <text:p>64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250:.B313];[.$P$6:.$P$69])" office:value-type="float" office:value="88" calcext:value-type="float">
            <text:p>88</text:p>
          </table:table-cell>
          <table:table-cell table:formula="of:=SUMPRODUCT([.C250:.C313];[.$P$6:.$P$69])" office:value-type="float" office:value="-47" calcext:value-type="float">
            <text:p>-47</text:p>
          </table:table-cell>
          <table:table-cell table:formula="of:=SUMPRODUCT([.D250:.D313];[.$P$6:.$P$69])" office:value-type="float" office:value="220" calcext:value-type="float">
            <text:p>22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1" calcext:value-type="float">
            <text:p>-91</text:p>
          </table:table-cell>
          <table:table-cell/>
          <table:table-cell table:style-name="ce22"/>
          <table:table-cell/>
          <table:table-cell table:formula="of:=SUMPRODUCT([.B251:.B314];[.$P$6:.$P$69])" office:value-type="float" office:value="165" calcext:value-type="float">
            <text:p>165</text:p>
          </table:table-cell>
          <table:table-cell table:formula="of:=SUMPRODUCT([.C251:.C314];[.$P$6:.$P$69])" office:value-type="float" office:value="-58" calcext:value-type="float">
            <text:p>-58</text:p>
          </table:table-cell>
          <table:table-cell table:formula="of:=SUMPRODUCT([.D251:.D314];[.$P$6:.$P$69])" office:value-type="float" office:value="271" calcext:value-type="float">
            <text:p>271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-111" calcext:value-type="float">
            <text:p>-111</text:p>
          </table:table-cell>
          <table:table-cell/>
          <table:table-cell table:style-name="ce22"/>
          <table:table-cell/>
          <table:table-cell table:formula="of:=SUMPRODUCT([.B252:.B315];[.$P$6:.$P$69])" office:value-type="float" office:value="189" calcext:value-type="float">
            <text:p>189</text:p>
          </table:table-cell>
          <table:table-cell table:formula="of:=SUMPRODUCT([.C252:.C315];[.$P$6:.$P$69])" office:value-type="float" office:value="-39" calcext:value-type="float">
            <text:p>-39</text:p>
          </table:table-cell>
          <table:table-cell table:formula="of:=SUMPRODUCT([.D252:.D315];[.$P$6:.$P$69])" office:value-type="float" office:value="205" calcext:value-type="float">
            <text:p>205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2" calcext:value-type="float">
            <text:p>-6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46" calcext:value-type="float">
            <text:p>-46</text:p>
          </table:table-cell>
          <table:table-cell/>
          <table:table-cell table:style-name="ce22"/>
          <table:table-cell/>
          <table:table-cell table:formula="of:=SUMPRODUCT([.B253:.B316];[.$P$6:.$P$69])" office:value-type="float" office:value="105" calcext:value-type="float">
            <text:p>105</text:p>
          </table:table-cell>
          <table:table-cell table:formula="of:=SUMPRODUCT([.C253:.C316];[.$P$6:.$P$69])" office:value-type="float" office:value="-3" calcext:value-type="float">
            <text:p>-3</text:p>
          </table:table-cell>
          <table:table-cell table:formula="of:=SUMPRODUCT([.D253:.D316];[.$P$6:.$P$69])" office:value-type="float" office:value="71" calcext:value-type="float">
            <text:p>71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23" calcext:value-type="float">
            <text:p>-23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254:.B317];[.$P$6:.$P$69])" office:value-type="float" office:value="32" calcext:value-type="float">
            <text:p>32</text:p>
          </table:table-cell>
          <table:table-cell table:formula="of:=SUMPRODUCT([.C254:.C317];[.$P$6:.$P$69])" office:value-type="float" office:value="1" calcext:value-type="float">
            <text:p>1</text:p>
          </table:table-cell>
          <table:table-cell table:formula="of:=SUMPRODUCT([.D254:.D317];[.$P$6:.$P$69])" office:value-type="float" office:value="10" calcext:value-type="float">
            <text:p>1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66" calcext:value-type="float">
            <text:p>66</text:p>
          </table:table-cell>
          <table:table-cell/>
          <table:table-cell table:style-name="ce22"/>
          <table:table-cell/>
          <table:table-cell table:formula="of:=SUMPRODUCT([.B255:.B318];[.$P$6:.$P$69])" office:value-type="float" office:value="5" calcext:value-type="float">
            <text:p>5</text:p>
          </table:table-cell>
          <table:table-cell table:formula="of:=SUMPRODUCT([.C255:.C318];[.$P$6:.$P$69])" office:value-type="float" office:value="7" calcext:value-type="float">
            <text:p>7</text:p>
          </table:table-cell>
          <table:table-cell table:formula="of:=SUMPRODUCT([.D255:.D318];[.$P$6:.$P$69])" office:value-type="float" office:value="-10" calcext:value-type="float">
            <text:p>-1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-24" calcext:value-type="float">
            <text:p>-24</text:p>
          </table:table-cell>
          <table:table-cell table:style-name="ce18" office:value-type="float" office:value="122" calcext:value-type="float">
            <text:p>122</text:p>
          </table:table-cell>
          <table:table-cell/>
          <table:table-cell table:style-name="ce22"/>
          <table:table-cell/>
          <table:table-cell table:formula="of:=SUMPRODUCT([.B256:.B319];[.$P$6:.$P$69])" office:value-type="float" office:value="-4" calcext:value-type="float">
            <text:p>-4</text:p>
          </table:table-cell>
          <table:table-cell table:formula="of:=SUMPRODUCT([.C256:.C319];[.$P$6:.$P$69])" office:value-type="float" office:value="2" calcext:value-type="float">
            <text:p>2</text:p>
          </table:table-cell>
          <table:table-cell table:formula="of:=SUMPRODUCT([.D256:.D319];[.$P$6:.$P$69])" office:value-type="float" office:value="-10" calcext:value-type="float">
            <text:p>-1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53" calcext:value-type="float">
            <text:p>53</text:p>
          </table:table-cell>
          <table:table-cell/>
          <table:table-cell table:style-name="ce22"/>
          <table:table-cell/>
          <table:table-cell table:formula="of:=SUMPRODUCT([.B257:.B320];[.$P$6:.$P$69])" office:value-type="float" office:value="-3" calcext:value-type="float">
            <text:p>-3</text:p>
          </table:table-cell>
          <table:table-cell table:formula="of:=SUMPRODUCT([.C257:.C320];[.$P$6:.$P$69])" office:value-type="float" office:value="-4" calcext:value-type="float">
            <text:p>-4</text:p>
          </table:table-cell>
          <table:table-cell table:formula="of:=SUMPRODUCT([.D257:.D320];[.$P$6:.$P$69])" office:value-type="float" office:value="-4" calcext:value-type="float">
            <text:p>-4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22"/>
          <table:table-cell/>
          <table:table-cell table:formula="of:=SUMPRODUCT([.B258:.B321];[.$P$6:.$P$69])" office:value-type="float" office:value="0" calcext:value-type="float">
            <text:p>0</text:p>
          </table:table-cell>
          <table:table-cell table:formula="of:=SUMPRODUCT([.C258:.C321];[.$P$6:.$P$69])" office:value-type="float" office:value="0" calcext:value-type="float">
            <text:p>0</text:p>
          </table:table-cell>
          <table:table-cell table:formula="of:=SUMPRODUCT([.D258:.D321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259:.B322];[.$P$6:.$P$69])" office:value-type="float" office:value="0" calcext:value-type="float">
            <text:p>0</text:p>
          </table:table-cell>
          <table:table-cell table:formula="of:=SUMPRODUCT([.C259:.C322];[.$P$6:.$P$69])" office:value-type="float" office:value="0" calcext:value-type="float">
            <text:p>0</text:p>
          </table:table-cell>
          <table:table-cell table:formula="of:=SUMPRODUCT([.D259:.D322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260:.B323];[.$P$6:.$P$69])" office:value-type="float" office:value="0" calcext:value-type="float">
            <text:p>0</text:p>
          </table:table-cell>
          <table:table-cell table:formula="of:=SUMPRODUCT([.C260:.C323];[.$P$6:.$P$69])" office:value-type="float" office:value="0" calcext:value-type="float">
            <text:p>0</text:p>
          </table:table-cell>
          <table:table-cell table:formula="of:=SUMPRODUCT([.D260:.D323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3" calcext:value-type="float">
            <text:p>-3</text:p>
          </table:table-cell>
          <table:table-cell table:number-columns-repeated="2"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261:.B324];[.$P$6:.$P$69])" office:value-type="float" office:value="0" calcext:value-type="float">
            <text:p>0</text:p>
          </table:table-cell>
          <table:table-cell table:formula="of:=SUMPRODUCT([.C261:.C324];[.$P$6:.$P$69])" office:value-type="float" office:value="0" calcext:value-type="float">
            <text:p>0</text:p>
          </table:table-cell>
          <table:table-cell table:formula="of:=SUMPRODUCT([.D261:.D324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1">
          <table:table-cell table:number-columns-repeated="3"/>
          <table:table-cell table:formula="of:=IF(ABS([.C262])&gt;[.$B$1];SIGN([.C262]);0)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31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ch1_l2n.F262:ch1_l2n.F1048576 ch1_l2n.F1:ch1_l2n.F2 ch1_l2n.F5:ch1_l2n.F5 ch1_l2n.F8:ch1_l2n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G1:ch1_l2n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F3:ch1_l2n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H6:ch1_l2n.H1048576 ch1_l2n.H1:ch1_l2n.H4 ch1_l2n.I5:ch1_l2n.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F6:ch1_l2n.F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I6:ch1_l2n.I1048576 ch1_l2n.I1:ch1_l2n.I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J6:ch1_l2n.J1048576 ch1_l2n.K3:ch1_l2n.K4 ch1_l2n.J1:ch1_l2n.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K6:ch1_l2n.K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H5:ch1_l2n.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14:12:29.4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21:06:05.331000000</dc:date>
    <meta:editing-duration>PT13H51M55S</meta:editing-duration>
    <meta:editing-cycles>14</meta:editing-cycles>
    <meta:generator>LibreOffice/6.0.7.3$Windows_x86 LibreOffice_project/dc89aa7a9eabfd848af146d5086077aeed2ae4a5</meta:generator>
    <dc:creator>Michael Stoll</dc:creator>
    <meta:document-statistic meta:table-count="2" meta:cell-count="62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8.082cm" svg:height="21.78cm" xlink:href=".." xlink:type="simple" chart:class="chart:line" chart:style-name="ch1">
        <chart:legend chart:legend-position="end" svg:x="145.415cm" svg:y="10.093cm" style:legend-expansion="high" chart:style-name="ch2"/>
        <chart:plot-area chart:style-name="ch3" table:cell-range-address="ch1_l2n.B6:ch1_l2n.D261" svg:x="2.961cm" svg:y="0.435cm" svg:width="139.493cm" svg:height="20.91cm">
          <chartooo:coordinate-region svg:x="3.873cm" svg:y="0.634cm" svg:width="138.581cm" svg:height="20.5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1_l2n.B6:ch1_l2n.B261" chart:class="chart:line">
            <chart:data-point chart:repeated="256"/>
          </chart:series>
          <chart:series chart:style-name="ch8" chart:values-cell-range-address="ch1_l2n.C6:ch1_l2n.C261" chart:class="chart:line">
            <chart:data-point chart:repeated="256"/>
          </chart:series>
          <chart:series chart:style-name="ch9" chart:values-cell-range-address="ch1_l2n.D6:ch1_l2n.D261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ch1_l2n.B6:ch1_l2n.B261</svg:desc>
                </draw:g>
              </table:table-cell>
              <table:table-cell office:value-type="float" office:value="5">
                <text:p>5</text:p>
                <draw:g>
                  <svg:desc>ch1_l2n.C6:ch1_l2n.C261</svg:desc>
                </draw:g>
              </table:table-cell>
              <table:table-cell office:value-type="float" office:value="-7">
                <text:p>-7</text:p>
                <draw:g>
                  <svg:desc>ch1_l2n.D6:ch1_l2n.D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8">
                <text:p>-88</text:p>
              </table:table-cell>
              <table:table-cell office:value-type="float" office:value="21">
                <text:p>2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">
                <text:p>-66</text:p>
              </table:table-cell>
              <table:table-cell office:value-type="float" office:value="11">
                <text:p>1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">
                <text:p>-23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">
                <text:p>92</text:p>
              </table:table-cell>
              <table:table-cell office:value-type="float" office:value="-24">
                <text:p>-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6">
                <text:p>-86</text:p>
              </table:table-cell>
              <table:table-cell office:value-type="float" office:value="28">
                <text:p>2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4">
                <text:p>-64</text:p>
              </table:table-cell>
              <table:table-cell office:value-type="float" office:value="9">
                <text:p>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">
                <text:p>-24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-26">
                <text:p>-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-11">
                <text:p>-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6">
                <text:p>-86</text:p>
              </table:table-cell>
              <table:table-cell office:value-type="float" office:value="34">
                <text:p>3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13">
                <text:p>1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5">
                <text:p>-25</text:p>
              </table:table-cell>
              <table:table-cell office:value-type="float" office:value="-5">
                <text:p>-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-22">
                <text:p>-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-11">
                <text:p>-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25">
                <text:p>2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4">
                <text:p>-64</text:p>
              </table:table-cell>
              <table:table-cell office:value-type="float" office:value="4">
                <text:p>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">
                <text:p>-24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-26">
                <text:p>-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-10">
                <text:p>-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9">
                <text:p>-89</text:p>
              </table:table-cell>
              <table:table-cell office:value-type="float" office:value="22">
                <text:p>2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4">
                <text:p>-64</text:p>
              </table:table-cell>
              <table:table-cell office:value-type="float" office:value="13">
                <text:p>1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4">
                <text:p>-24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-28">
                <text:p>-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-10">
                <text:p>-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">
                <text:p>-83</text:p>
              </table:table-cell>
              <table:table-cell office:value-type="float" office:value="28">
                <text:p>2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0">
                <text:p>-70</text:p>
              </table:table-cell>
              <table:table-cell office:value-type="float" office:value="13">
                <text:p>1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">
                <text:p>-28</text:p>
              </table:table-cell>
              <table:table-cell office:value-type="float" office:value="-8">
                <text:p>-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-26">
                <text:p>-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-6">
                <text:p>-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28">
                <text:p>2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">
                <text:p>-63</text:p>
              </table:table-cell>
              <table:table-cell office:value-type="float" office:value="12">
                <text:p>1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-19">
                <text:p>-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-8">
                <text:p>-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-6">
                <text:p>-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">
                <text:p>-10</text:p>
              </table:table-cell>
              <table:table-cell office:value-type="float" office:value="5">
                <text:p>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8">
                <text:p>-88</text:p>
              </table:table-cell>
              <table:table-cell office:value-type="float" office:value="21">
                <text:p>2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2">
                <text:p>-62</text:p>
              </table:table-cell>
              <table:table-cell office:value-type="float" office:value="4">
                <text:p>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4">
                <text:p>-24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">
                <text:p>86</text:p>
              </table:table-cell>
              <table:table-cell office:value-type="float" office:value="-24">
                <text:p>-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">
                <text:p>64</text:p>
              </table:table-cell>
              <table:table-cell office:value-type="float" office:value="-11">
                <text:p>-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-4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5">
                <text:p>-75</text:p>
              </table:table-cell>
              <table:table-cell office:value-type="float" office:value="20">
                <text:p>2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0">
                <text:p>-70</text:p>
              </table:table-cell>
              <table:table-cell office:value-type="float" office:value="11">
                <text:p>1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8">
                <text:p>-28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">
                <text:p>87</text:p>
              </table:table-cell>
              <table:table-cell office:value-type="float" office:value="-24">
                <text:p>-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6">
                <text:p>-86</text:p>
              </table:table-cell>
              <table:table-cell office:value-type="float" office:value="30">
                <text:p>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4">
                <text:p>-64</text:p>
              </table:table-cell>
              <table:table-cell office:value-type="float" office:value="11">
                <text:p>1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-23">
                <text:p>-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-9">
                <text:p>-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9">
                <text:p>-89</text:p>
              </table:table-cell>
              <table:table-cell office:value-type="float" office:value="28">
                <text:p>2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5">
                <text:p>-65</text:p>
              </table:table-cell>
              <table:table-cell office:value-type="float" office:value="6">
                <text:p>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6">
                <text:p>-26</text:p>
              </table:table-cell>
              <table:table-cell office:value-type="float" office:value="4">
                <text:p>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-14">
                <text:p>-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">
                <text:p>82</text:p>
              </table:table-cell>
              <table:table-cell office:value-type="float" office:value="-17">
                <text:p>-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0">
                <text:p>-90</text:p>
              </table:table-cell>
              <table:table-cell office:value-type="float" office:value="20">
                <text:p>2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3">
                <text:p>-63</text:p>
              </table:table-cell>
              <table:table-cell office:value-type="float" office:value="9">
                <text:p>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4">
                <text:p>-24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-20">
                <text:p>-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-9">
                <text:p>-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8">
                <text:p>-88</text:p>
              </table:table-cell>
              <table:table-cell office:value-type="float" office:value="24">
                <text:p>2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4">
                <text:p>-64</text:p>
              </table:table-cell>
              <table:table-cell office:value-type="float" office:value="8">
                <text:p>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2">
                <text:p>-22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2">
                <text:p>92</text:p>
              </table:table-cell>
              <table:table-cell office:value-type="float" office:value="-24">
                <text:p>-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">
                <text:p>64</text:p>
              </table:table-cell>
              <table:table-cell office:value-type="float" office:value="-9">
                <text:p>-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7">
                <text:p>-87</text:p>
              </table:table-cell>
              <table:table-cell office:value-type="float" office:value="29">
                <text:p>2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4">
                <text:p>-64</text:p>
              </table:table-cell>
              <table:table-cell office:value-type="float" office:value="12">
                <text:p>1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">
                <text:p>77</text:p>
              </table:table-cell>
              <table:table-cell office:value-type="float" office:value="-17">
                <text:p>-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">
                <text:p>72</text:p>
              </table:table-cell>
              <table:table-cell office:value-type="float" office:value="-11">
                <text:p>-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7">
                <text:p>-87</text:p>
              </table:table-cell>
              <table:table-cell office:value-type="float" office:value="25">
                <text:p>2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5">
                <text:p>-65</text:p>
              </table:table-cell>
              <table:table-cell office:value-type="float" office:value="8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">
                <text:p>88</text:p>
              </table:table-cell>
              <table:table-cell office:value-type="float" office:value="-21">
                <text:p>-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-9">
                <text:p>-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8">
                <text:p>-88</text:p>
              </table:table-cell>
              <table:table-cell office:value-type="float" office:value="20">
                <text:p>2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62">
                <text:p>-62</text:p>
              </table:table-cell>
              <table:table-cell office:value-type="float" office:value="9">
                <text:p>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3">
                <text:p>-23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2">
                <text:p>82</text:p>
              </table:table-cell>
              <table:table-cell office:value-type="float" office:value="-24">
                <text:p>-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">
                <text:p>67</text:p>
              </table:table-cell>
              <table:table-cell office:value-type="float" office:value="-12">
                <text:p>-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ch1_l2n.I6:ch1_l2n.I264" svg:x="0.32cm" svg:y="0.18cm" svg:width="12.825cm" svg:height="8.64cm">
          <chartooo:coordinate-region svg:x="1.232cm" svg:y="0.379cm" svg:width="11.9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1_l2n.I6:ch1_l2n.I264" chart:class="chart:line"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4">
                <text:p>-74</text:p>
                <draw:g>
                  <svg:desc>ch1_l2n.I6:ch1_l2n.I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ch1_l2n.H6:ch1_l2n.H237" svg:x="0.32cm" svg:y="0.18cm" svg:width="12.693cm" svg:height="8.64cm">
          <chartooo:coordinate-region svg:x="1.418cm" svg:y="0.379cm" svg:width="11.5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1_l2n.H6:ch1_l2n.H237" chart:class="chart:line">
            <chart:data-point chart:repeated="2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ch1_l2n.H6:ch1_l2n.H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32">
                <text:p>-1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22">
                <text:p>-1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88">
                <text:p>-3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67">
                <text:p>-1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